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3700003A2000002F680FBECC4F.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tarSymbol1"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Albany" svg:font-family="Albany"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Comic Sans MS" svg:font-family="'Comic Sans MS'" style:font-family-generic="script" style:font-pitch="variable"/>
    <style:font-face style:name="Times New Roman3" svg:font-family="'Times New Roman'" style:font-family-generic="script"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Impact" svg:font-family="Impact" style:font-adornments="Regular" style:font-family-generic="swiss" style:font-pitch="variable"/>
  </office:font-face-decls>
  <office:automatic-styles>
    <style:style style:name="Table1" style:family="table">
      <style:table-properties style:width="14.011cm" fo:margin-left="0cm" fo:margin-right="-0.012cm" table:align="margins"/>
    </style:style>
    <style:style style:name="Table1.A" style:family="table-column">
      <style:table-column-properties style:column-width="3.459cm" style:rel-column-width="16181*"/>
    </style:style>
    <style:style style:name="Table1.B" style:family="table-column">
      <style:table-column-properties style:column-width="10.552cm" style:rel-column-width="4935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1" style:family="table">
      <style:table-properties style:width="13.998cm" table:align="margins"/>
    </style:style>
    <style:style style:name="Table41.A" style:family="table-column">
      <style:table-column-properties style:column-width="4.687cm" style:rel-column-width="21938*"/>
    </style:style>
    <style:style style:name="Table41.B" style:family="table-column">
      <style:table-column-properties style:column-width="9.312cm" style:rel-column-width="43597*"/>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 style:family="table">
      <style:table-properties style:width="13.998cm" table:align="margins"/>
    </style:style>
    <style:style style:name="Table3.A" style:family="table-column">
      <style:table-column-properties style:column-width="9.816cm" style:rel-column-width="45952*"/>
    </style:style>
    <style:style style:name="Table3.B" style:family="table-column">
      <style:table-column-properties style:column-width="4.182cm" style:rel-column-width="1958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0" style:family="table">
      <style:table-properties style:width="13.998cm" table:align="margins"/>
    </style:style>
    <style:style style:name="Table20.A" style:family="table-column">
      <style:table-column-properties style:column-width="2.489cm" style:rel-column-width="11653*"/>
    </style:style>
    <style:style style:name="Table20.B" style:family="table-column">
      <style:table-column-properties style:column-width="4.494cm" style:rel-column-width="21043*"/>
    </style:style>
    <style:style style:name="Table20.C" style:family="table-column">
      <style:table-column-properties style:column-width="7.015cm" style:rel-column-width="32839*"/>
    </style:style>
    <style:style style:name="Table20.A1" style:family="table-cell">
      <style:table-cell-properties fo:padding="0.097cm" fo:border-left="none" fo:border-right="none" fo:border-top="0.05pt solid #000000" fo:border-bottom="0.05pt solid #000000"/>
    </style:style>
    <style:style style:name="Table20.A2" style:family="table-cell">
      <style:table-cell-properties fo:padding="0.097cm" fo:border-left="none" fo:border-right="none" fo:border-top="none" fo:border-bottom="0.05pt solid #000000"/>
    </style:style>
    <style:style style:name="Table24" style:family="table">
      <style:table-properties style:width="13.998cm" table:align="margins"/>
    </style:style>
    <style:style style:name="Table24.A" style:family="table-column">
      <style:table-column-properties style:column-width="2.489cm" style:rel-column-width="11653*"/>
    </style:style>
    <style:style style:name="Table24.B" style:family="table-column">
      <style:table-column-properties style:column-width="4.494cm" style:rel-column-width="21043*"/>
    </style:style>
    <style:style style:name="Table24.C" style:family="table-column">
      <style:table-column-properties style:column-width="7.015cm" style:rel-column-width="32839*"/>
    </style:style>
    <style:style style:name="Table24.A1" style:family="table-cell">
      <style:table-cell-properties fo:padding="0.097cm" fo:border-left="none" fo:border-right="none" fo:border-top="0.05pt solid #000000" fo:border-bottom="0.05pt solid #000000"/>
    </style:style>
    <style:style style:name="Table24.A2" style:family="table-cell">
      <style:table-cell-properties fo:padding="0.097cm" fo:border-left="none" fo:border-right="none" fo:border-top="none" fo:border-bottom="0.05pt solid #000000"/>
    </style:style>
    <style:style style:name="Table22" style:family="table">
      <style:table-properties style:width="13.998cm" table:align="margins"/>
    </style:style>
    <style:style style:name="Table22.A" style:family="table-column">
      <style:table-column-properties style:column-width="2.489cm" style:rel-column-width="11653*"/>
    </style:style>
    <style:style style:name="Table22.B" style:family="table-column">
      <style:table-column-properties style:column-width="4.494cm" style:rel-column-width="21043*"/>
    </style:style>
    <style:style style:name="Table22.C" style:family="table-column">
      <style:table-column-properties style:column-width="7.015cm" style:rel-column-width="32839*"/>
    </style:style>
    <style:style style:name="Table22.A1" style:family="table-cell">
      <style:table-cell-properties fo:padding="0.097cm" fo:border-left="none" fo:border-right="none" fo:border-top="0.05pt solid #000000" fo:border-bottom="0.05pt solid #000000"/>
    </style:style>
    <style:style style:name="Table22.A2" style:family="table-cell">
      <style:table-cell-properties fo:padding="0.097cm" fo:border-left="none" fo:border-right="none" fo:border-top="none" fo:border-bottom="0.05pt solid #000000"/>
    </style:style>
    <style:style style:name="Table23" style:family="table">
      <style:table-properties style:width="13.998cm" table:align="margins"/>
    </style:style>
    <style:style style:name="Table23.A" style:family="table-column">
      <style:table-column-properties style:column-width="2.489cm" style:rel-column-width="11653*"/>
    </style:style>
    <style:style style:name="Table23.B" style:family="table-column">
      <style:table-column-properties style:column-width="4.759cm" style:rel-column-width="22282*"/>
    </style:style>
    <style:style style:name="Table23.C" style:family="table-column">
      <style:table-column-properties style:column-width="6.75cm" style:rel-column-width="31600*"/>
    </style:style>
    <style:style style:name="Table23.A1" style:family="table-cell">
      <style:table-cell-properties fo:padding="0.097cm" fo:border-left="none" fo:border-right="none" fo:border-top="0.05pt solid #000000" fo:border-bottom="0.05pt solid #000000"/>
    </style:style>
    <style:style style:name="Table23.A2" style:family="table-cell">
      <style:table-cell-properties fo:padding="0.097cm" fo:border-left="none" fo:border-right="none" fo:border-top="none" fo:border-bottom="0.05pt solid #000000"/>
    </style:style>
    <style:style style:name="Table21" style:family="table">
      <style:table-properties style:width="13.998cm" table:align="margins"/>
    </style:style>
    <style:style style:name="Table21.A" style:family="table-column">
      <style:table-column-properties style:column-width="2.489cm" style:rel-column-width="11653*"/>
    </style:style>
    <style:style style:name="Table21.B" style:family="table-column">
      <style:table-column-properties style:column-width="4.494cm" style:rel-column-width="21043*"/>
    </style:style>
    <style:style style:name="Table21.C" style:family="table-column">
      <style:table-column-properties style:column-width="7.015cm" style:rel-column-width="32839*"/>
    </style:style>
    <style:style style:name="Table21.A1" style:family="table-cell">
      <style:table-cell-properties fo:padding="0.097cm" fo:border-left="none" fo:border-right="none" fo:border-top="0.05pt solid #000000" fo:border-bottom="0.05pt solid #000000"/>
    </style:style>
    <style:style style:name="Table21.A2" style:family="table-cell">
      <style:table-cell-properties fo:padding="0.097cm" fo:border-left="none" fo:border-right="none" fo:border-top="none" fo:border-bottom="0.05pt solid #000000"/>
    </style:style>
    <style:style style:name="Table28" style:family="table">
      <style:table-properties style:width="13.501cm" table:align="margins"/>
    </style:style>
    <style:style style:name="Table28.A" style:family="table-column">
      <style:table-column-properties style:column-width="5.556cm" style:rel-column-width="26969*"/>
    </style:style>
    <style:style style:name="Table28.B" style:family="table-column">
      <style:table-column-properties style:column-width="7.945cm" style:rel-column-width="38566*"/>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7" style:family="table">
      <style:table-properties style:width="13.501cm" fo:margin-top="0cm" fo:margin-bottom="0.199cm" table:align="margins" style:may-break-between-rows="false"/>
    </style:style>
    <style:style style:name="Table27.A" style:family="table-column">
      <style:table-column-properties style:column-width="3.521cm" style:rel-column-width="17089*"/>
    </style:style>
    <style:style style:name="Table27.B" style:family="table-column">
      <style:table-column-properties style:column-width="2.143cm" style:rel-column-width="10407*"/>
    </style:style>
    <style:style style:name="Table27.C" style:family="table-column">
      <style:table-column-properties style:column-width="7.837cm" style:rel-column-width="38039*"/>
    </style:style>
    <style:style style:name="Table27.A1" style:family="table-cell">
      <style:table-cell-properties fo:padding="0.097cm" fo:border-left="0.05pt solid #000000" fo:border-right="none" fo:border-top="0.05pt solid #000000" fo:border-bottom="0.05pt solid #000000"/>
    </style:style>
    <style:style style:name="Table27.C1.1" style:family="table-column">
      <style:table-column-properties style:column-width="2.118cm" style:rel-column-width="10284*"/>
    </style:style>
    <style:style style:name="Table27.C1.2" style:family="table-column">
      <style:table-column-properties style:column-width="1.891cm" style:rel-column-width="9177*"/>
    </style:style>
    <style:style style:name="Table27.C1.3" style:family="table-column">
      <style:table-column-properties style:column-width="1.99cm" style:rel-column-width="9656*"/>
    </style:style>
    <style:style style:name="Table27.C1.4" style:family="table-column">
      <style:table-column-properties style:column-width="1.838cm" style:rel-column-width="8922*"/>
    </style:style>
    <style:style style:name="Table27.C1.3.1" style:family="table-cell">
      <style:table-cell-properties fo:padding="0.097cm" fo:border="0.05pt solid #000000"/>
    </style:style>
    <style:style style:name="Table27.C1.1.2" style:family="table-cell">
      <style:table-cell-properties fo:padding="0.097cm" fo:border-left="0.05pt solid #000000" fo:border-right="none" fo:border-top="none" fo:border-bottom="0.05pt solid #000000"/>
    </style:style>
    <style:style style:name="Table27.C1.4.2" style:family="table-cell">
      <style:table-cell-properties fo:padding="0.097cm" fo:border-left="0.05pt solid #000000" fo:border-right="0.05pt solid #000000" fo:border-top="none" fo:border-bottom="0.05pt solid #000000"/>
    </style:style>
    <style:style style:name="Table27.A2" style:family="table-cell">
      <style:table-cell-properties style:vertical-align="middle" fo:padding="0.097cm" fo:border-left="0.05pt solid #000000" fo:border-right="none" fo:border-top="none" fo:border-bottom="0.05pt solid #000000"/>
    </style:style>
    <style:style style:name="Table27.B2.1" style:family="table-column">
      <style:table-column-properties style:column-width="2.145cm" style:rel-column-width="10411*"/>
    </style:style>
    <style:style style:name="Table27.B2.2" style:family="table-column">
      <style:table-column-properties style:column-width="2.118cm" style:rel-column-width="10287*"/>
    </style:style>
    <style:style style:name="Table27.B2.3" style:family="table-column">
      <style:table-column-properties style:column-width="1.889cm" style:rel-column-width="9171*"/>
    </style:style>
    <style:style style:name="Table27.B2.4" style:family="table-column">
      <style:table-column-properties style:column-width="1.991cm" style:rel-column-width="9667*"/>
    </style:style>
    <style:style style:name="Table27.B2.5" style:family="table-column">
      <style:table-column-properties style:column-width="1.836cm" style:rel-column-width="8910*"/>
    </style:style>
    <style:style style:name="Table4" style:family="table">
      <style:table-properties style:width="13.998cm" fo:margin-top="0cm" fo:margin-bottom="0.101cm" table:align="margins"/>
    </style:style>
    <style:style style:name="Table4.A" style:family="table-column">
      <style:table-column-properties style:column-width="1.919cm" style:rel-column-width="8986*"/>
    </style:style>
    <style:style style:name="Table4.B" style:family="table-column">
      <style:table-column-properties style:column-width="3.715cm" style:rel-column-width="17395*"/>
    </style:style>
    <style:style style:name="Table4.C" style:family="table-column">
      <style:table-column-properties style:column-width="8.363cm" style:rel-column-width="391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3.998cm" fo:margin-top="0cm" fo:margin-bottom="0.101cm" table:align="margins"/>
    </style:style>
    <style:style style:name="Table29.A" style:family="table-column">
      <style:table-column-properties style:column-width="4.129cm" style:rel-column-width="19334*"/>
    </style:style>
    <style:style style:name="Table29.B" style:family="table-column">
      <style:table-column-properties style:column-width="1.505cm" style:rel-column-width="7044*"/>
    </style:style>
    <style:style style:name="Table29.C" style:family="table-column">
      <style:table-column-properties style:column-width="8.364cm" style:rel-column-width="39157*"/>
    </style:style>
    <style:style style:name="Table29.A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29.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3.998cm" fo:margin-top="0cm" fo:margin-bottom="0.101cm" table:align="margins"/>
    </style:style>
    <style:style style:name="Table30.A" style:family="table-column">
      <style:table-column-properties style:column-width="5.634cm" style:rel-column-width="26379*"/>
    </style:style>
    <style:style style:name="Table30.B" style:family="table-column">
      <style:table-column-properties style:column-width="8.364cm" style:rel-column-width="39156*"/>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3.998cm" table:align="margins"/>
    </style:style>
    <style:style style:name="Table31.A" style:family="table-column">
      <style:table-column-properties style:column-width="5.639cm" style:rel-column-width="26399*"/>
    </style:style>
    <style:style style:name="Table31.B" style:family="table-column">
      <style:table-column-properties style:column-width="8.359cm" style:rel-column-width="39136*"/>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3.998cm" fo:margin-top="0cm" fo:margin-bottom="0.101cm" table:align="margins"/>
    </style:style>
    <style:style style:name="Table32.A" style:family="table-column">
      <style:table-column-properties style:column-width="4.129cm" style:rel-column-width="19334*"/>
    </style:style>
    <style:style style:name="Table32.B" style:family="table-column">
      <style:table-column-properties style:column-width="1.505cm" style:rel-column-width="7044*"/>
    </style:style>
    <style:style style:name="Table32.C" style:family="table-column">
      <style:table-column-properties style:column-width="8.364cm" style:rel-column-width="39157*"/>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3.998cm" fo:margin-top="0cm" fo:margin-bottom="0.101cm" table:align="margins"/>
    </style:style>
    <style:style style:name="Table33.A" style:family="table-column">
      <style:table-column-properties style:column-width="5.634cm" style:rel-column-width="26379*"/>
    </style:style>
    <style:style style:name="Table33.B" style:family="table-column">
      <style:table-column-properties style:column-width="8.364cm" style:rel-column-width="39156*"/>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3.998cm" table:align="margins"/>
    </style:style>
    <style:style style:name="Table34.A" style:family="table-column">
      <style:table-column-properties style:column-width="6.999cm" style:rel-column-width="32767*"/>
    </style:style>
    <style:style style:name="Table34.B" style:family="table-column">
      <style:table-column-properties style:column-width="6.999cm" style:rel-column-width="32768*"/>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5" style:family="table">
      <style:table-properties style:width="13.998cm" table:align="margins"/>
    </style:style>
    <style:style style:name="Table35.A" style:family="table-column">
      <style:table-column-properties style:column-width="6.999cm" style:rel-column-width="32767*"/>
    </style:style>
    <style:style style:name="Table35.B" style:family="table-column">
      <style:table-column-properties style:column-width="6.999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3.998cm" fo:margin-top="0cm" fo:margin-bottom="0.101cm" table:align="margins"/>
    </style:style>
    <style:style style:name="Table36.A" style:family="table-column">
      <style:table-column-properties style:column-width="5.634cm" style:rel-column-width="26379*"/>
    </style:style>
    <style:style style:name="Table36.B" style:family="table-column">
      <style:table-column-properties style:column-width="8.364cm" style:rel-column-width="39156*"/>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3.998cm" fo:margin-top="0cm" fo:margin-bottom="0.101cm" table:align="margins"/>
    </style:style>
    <style:style style:name="Table37.A" style:family="table-column">
      <style:table-column-properties style:column-width="5.634cm" style:rel-column-width="26379*"/>
    </style:style>
    <style:style style:name="Table37.B" style:family="table-column">
      <style:table-column-properties style:column-width="8.364cm" style:rel-column-width="39156*"/>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3.998cm" fo:margin-top="0cm" fo:margin-bottom="0.101cm" table:align="margins"/>
    </style:style>
    <style:style style:name="Table38.A" style:family="table-column">
      <style:table-column-properties style:column-width="5.634cm" style:rel-column-width="26379*"/>
    </style:style>
    <style:style style:name="Table38.B" style:family="table-column">
      <style:table-column-properties style:column-width="8.364cm" style:rel-column-width="39156*"/>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9" style:family="table">
      <style:table-properties style:width="13.998cm" fo:margin-top="0cm" fo:margin-bottom="0.101cm" table:align="margins"/>
    </style:style>
    <style:style style:name="Table39.A" style:family="table-column">
      <style:table-column-properties style:column-width="5.634cm" style:rel-column-width="26379*"/>
    </style:style>
    <style:style style:name="Table39.B" style:family="table-column">
      <style:table-column-properties style:column-width="8.364cm" style:rel-column-width="39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0" style:family="table">
      <style:table-properties style:width="13.998cm" fo:margin-top="0cm" fo:margin-bottom="0.101cm" table:align="margins"/>
    </style:style>
    <style:style style:name="Table40.A" style:family="table-column">
      <style:table-column-properties style:column-width="1.919cm" style:rel-column-width="8986*"/>
    </style:style>
    <style:style style:name="Table40.B" style:family="table-column">
      <style:table-column-properties style:column-width="3.715cm" style:rel-column-width="17395*"/>
    </style:style>
    <style:style style:name="Table40.C" style:family="table-column">
      <style:table-column-properties style:column-width="8.363cm" style:rel-column-width="39154*"/>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0.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6" style:family="table">
      <style:table-properties style:width="14cm" table:align="margins"/>
    </style:style>
    <style:style style:name="Table6.A" style:family="table-column">
      <style:table-column-properties style:column-width="6.269cm" style:rel-column-width="29348*"/>
    </style:style>
    <style:style style:name="Table6.B" style:family="table-column">
      <style:table-column-properties style:column-width="7.731cm" style:rel-column-width="36187*"/>
    </style:style>
    <style:style style:name="Table6.A1" style:family="table-cell">
      <style:table-cell-properties fo:padding="0.097cm" fo:border-left="none" fo:border-right="none" fo:border-top="0.05pt solid #000000" fo:border-bottom="0.05pt solid #000000"/>
    </style:style>
    <style:style style:name="Table6.A2" style:family="table-cell">
      <style:table-cell-properties fo:padding="0.097cm" fo:border-left="none" fo:border-right="none" fo:border-top="none" fo:border-bottom="0.05pt solid #000000"/>
    </style:style>
    <style:style style:name="Table5" style:family="table">
      <style:table-properties style:width="13.998cm" table:align="left"/>
    </style:style>
    <style:style style:name="Table5.A" style:family="table-column">
      <style:table-column-properties style:column-width="4.665cm"/>
    </style:style>
    <style:style style:name="Table5.C" style:family="table-column">
      <style:table-column-properties style:column-width="4.667cm"/>
    </style:style>
    <style:style style:name="Table5.A1" style:family="table-cell">
      <style:table-cell-properties fo:padding="0.097cm" fo:border="none"/>
    </style:style>
    <style:style style:name="Table7" style:family="table">
      <style:table-properties style:width="13.921cm" table:align="left"/>
    </style:style>
    <style:style style:name="Table7.A" style:family="table-column">
      <style:table-column-properties style:column-width="2.595cm"/>
    </style:style>
    <style:style style:name="Table7.B" style:family="table-column">
      <style:table-column-properties style:column-width="0.596cm"/>
    </style:style>
    <style:style style:name="Table7.L" style:family="table-column">
      <style:table-column-properties style:column-width="1.194cm"/>
    </style:style>
    <style:style style:name="Table7.Q" style:family="table-column">
      <style:table-column-properties style:column-width="0.589cm"/>
    </style:style>
    <style:style style:name="Table7.A1" style:family="table-cell">
      <style:table-cell-properties fo:padding="0.097cm" fo:border-left="0.05pt solid #000000" fo:border-right="none" fo:border-top="0.05pt solid #000000" fo:border-bottom="0.05pt solid #000000"/>
    </style:style>
    <style:style style:name="Table7.Q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Q2" style:family="table-cell">
      <style:table-cell-properties fo:padding="0.097cm" fo:border-left="0.05pt solid #000000" fo:border-right="0.05pt solid #000000" fo:border-top="none" fo:border-bottom="0.05pt solid #000000"/>
    </style:style>
    <style:style style:name="Table8" style:family="table">
      <style:table-properties style:width="14cm" style:rel-width="100%" table:align="left" style:may-break-between-rows="true"/>
    </style:style>
    <style:style style:name="Table8.A" style:family="table-column">
      <style:table-column-properties style:column-width="3.967cm" style:rel-column-width="2249*"/>
    </style:style>
    <style:style style:name="Table8.B" style:family="table-column">
      <style:table-column-properties style:column-width="10.033cm" style:rel-column-width="5687*"/>
    </style:style>
    <style:style style:name="Table8.A1" style:family="table-cell">
      <style:table-cell-properties fo:padding="0.106cm" fo:border="none"/>
    </style:style>
    <style:style style:name="Table9" style:family="table">
      <style:table-properties style:width="14cm" style:rel-width="100%" table:align="left" style:may-break-between-rows="true"/>
    </style:style>
    <style:style style:name="Table9.A" style:family="table-column">
      <style:table-column-properties style:column-width="3.967cm" style:rel-column-width="2249*"/>
    </style:style>
    <style:style style:name="Table9.B" style:family="table-column">
      <style:table-column-properties style:column-width="10.033cm" style:rel-column-width="5687*"/>
    </style:style>
    <style:style style:name="Table9.A1" style:family="table-cell">
      <style:table-cell-properties fo:padding="0.106cm" fo:border="none"/>
    </style:style>
    <style:style style:name="Table10" style:family="table">
      <style:table-properties style:width="14cm" style:rel-width="100%" table:align="left" style:may-break-between-rows="true"/>
    </style:style>
    <style:style style:name="Table10.A" style:family="table-column">
      <style:table-column-properties style:column-width="3.941cm" style:rel-column-width="2234*"/>
    </style:style>
    <style:style style:name="Table10.B" style:family="table-column">
      <style:table-column-properties style:column-width="10.059cm" style:rel-column-width="5702*"/>
    </style:style>
    <style:style style:name="Table10.A1" style:family="table-cell">
      <style:table-cell-properties fo:padding="0.106cm" fo:border="none"/>
    </style:style>
    <style:style style:name="Table11" style:family="table">
      <style:table-properties style:width="14cm" style:rel-width="100%" table:align="left" style:may-break-between-rows="true"/>
    </style:style>
    <style:style style:name="Table11.A" style:family="table-column">
      <style:table-column-properties style:column-width="3.967cm" style:rel-column-width="2249*"/>
    </style:style>
    <style:style style:name="Table11.B" style:family="table-column">
      <style:table-column-properties style:column-width="10.033cm" style:rel-column-width="5687*"/>
    </style:style>
    <style:style style:name="Table11.A1" style:family="table-cell">
      <style:table-cell-properties fo:padding="0.106cm" fo:border="none"/>
    </style:style>
    <style:style style:name="Table12" style:family="table">
      <style:table-properties style:width="13.996cm" table:align="left"/>
    </style:style>
    <style:style style:name="Table12.A" style:family="table-column">
      <style:table-column-properties style:column-width="3.067cm"/>
    </style:style>
    <style:style style:name="Table12.C" style:family="table-column">
      <style:table-column-properties style:column-width="1.538cm"/>
    </style:style>
    <style:style style:name="Table12.D" style:family="table-column">
      <style:table-column-properties style:column-width="6.324cm"/>
    </style:style>
    <style:style style:name="Table12.A1" style:family="table-cell">
      <style:table-cell-properties style:vertical-align="middle" fo:padding="0.097cm" fo:border-left="none" fo:border-right="none" fo:border-top="0.05pt solid #000000" fo:border-bottom="0.05pt solid #000000"/>
    </style:style>
    <style:style style:name="Table12.A2" style:family="table-cell">
      <style:table-cell-properties style:vertical-align="middle" fo:padding="0.049cm" fo:border="none"/>
    </style:style>
    <style:style style:name="Table12.C2" style:family="table-cell" style:data-style-name="N0">
      <style:table-cell-properties style:vertical-align="middle" fo:padding="0.049cm" fo:border="none"/>
    </style:style>
    <style:style style:name="Table13" style:family="table">
      <style:table-properties style:width="14cm" table:align="left"/>
    </style:style>
    <style:style style:name="Table13.A" style:family="table-column">
      <style:table-column-properties style:column-width="3.865cm"/>
    </style:style>
    <style:style style:name="Table13.B" style:family="table-column">
      <style:table-column-properties style:column-width="1.746cm"/>
    </style:style>
    <style:style style:name="Table13.C" style:family="table-column">
      <style:table-column-properties style:column-width="2.408cm"/>
    </style:style>
    <style:style style:name="Table13.D" style:family="table-column">
      <style:table-column-properties style:column-width="5.981cm"/>
    </style:style>
    <style:style style:name="Table13.A1" style:family="table-cell">
      <style:table-cell-properties fo:padding="0.097cm" fo:border-left="0.05pt solid #000000" fo:border-right="none" fo:border-top="0.05pt solid #000000" fo:border-bottom="0.05pt solid #000000"/>
    </style:style>
    <style:style style:name="Table13.B1.1.2" style:family="table-cell">
      <style:table-cell-properties fo:padding="0.097cm" fo:border-left="0.05pt solid #000000" fo:border-right="none" fo:border-top="none" fo:border-bottom="0.05pt solid #000000"/>
    </style:style>
    <style:style style:name="Table13.D1" style:family="table-cell">
      <style:table-cell-properties fo:padding="0.097cm" fo:border="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4cm" table:align="left"/>
    </style:style>
    <style:style style:name="Table14.A" style:family="table-column">
      <style:table-column-properties style:column-width="3.11cm"/>
    </style:style>
    <style:style style:name="Table14.B" style:family="table-column">
      <style:table-column-properties style:column-width="2.365cm"/>
    </style:style>
    <style:style style:name="Table14.C" style:family="table-column">
      <style:table-column-properties style:column-width="2.544cm"/>
    </style:style>
    <style:style style:name="Table14.D" style:family="table-column">
      <style:table-column-properties style:column-width="5.981cm"/>
    </style:style>
    <style:style style:name="Table14.A1" style:family="table-cell">
      <style:table-cell-properties fo:padding="0.097cm" fo:border-left="0.05pt solid #000000" fo:border-right="none" fo:border-top="0.05pt solid #000000" fo:border-bottom="0.05pt solid #000000"/>
    </style:style>
    <style:style style:name="Table14.B1.1.2" style:family="table-cell">
      <style:table-cell-properties fo:padding="0.097cm" fo:border-left="0.05pt solid #000000" fo:border-right="none" fo:border-top="none" fo:border-bottom="0.05pt solid #000000"/>
    </style:style>
    <style:style style:name="Table14.D1" style:family="table-cell">
      <style:table-cell-properties fo:padding="0.097cm" fo:border="0.05pt solid #000000"/>
    </style:style>
    <style:style style:name="Table14.D2" style:family="table-cell">
      <style:table-cell-properties fo:padding="0.097cm" fo:border-left="0.05pt solid #000000" fo:border-right="0.05pt solid #000000" fo:border-top="none" fo:border-bottom="0.05pt solid #000000"/>
    </style:style>
    <style:style style:name="Table18" style:family="table">
      <style:table-properties style:width="14cm" table:align="left"/>
    </style:style>
    <style:style style:name="Table18.A" style:family="table-column">
      <style:table-column-properties style:column-width="3.11cm"/>
    </style:style>
    <style:style style:name="Table18.B" style:family="table-column">
      <style:table-column-properties style:column-width="2.365cm"/>
    </style:style>
    <style:style style:name="Table18.C" style:family="table-column">
      <style:table-column-properties style:column-width="2.544cm"/>
    </style:style>
    <style:style style:name="Table18.D" style:family="table-column">
      <style:table-column-properties style:column-width="5.981cm"/>
    </style:style>
    <style:style style:name="Table18.A1" style:family="table-cell">
      <style:table-cell-properties fo:padding="0.097cm" fo:border-left="0.05pt solid #000000" fo:border-right="none" fo:border-top="0.05pt solid #000000" fo:border-bottom="0.05pt solid #000000"/>
    </style:style>
    <style:style style:name="Table18.B1.1.2" style:family="table-cell">
      <style:table-cell-properties fo:padding="0.097cm" fo:border-left="0.05pt solid #000000" fo:border-right="none" fo:border-top="none" fo:border-bottom="0.05pt solid #000000"/>
    </style:style>
    <style:style style:name="Table18.D1" style:family="table-cell">
      <style:table-cell-properties fo:padding="0.097cm" fo:border="0.05pt solid #000000"/>
    </style:style>
    <style:style style:name="Table18.D2" style:family="table-cell">
      <style:table-cell-properties fo:padding="0.097cm" fo:border-left="0.05pt solid #000000" fo:border-right="0.05pt solid #000000" fo:border-top="none" fo:border-bottom="0.05pt solid #000000"/>
    </style:style>
    <style:style style:name="Table15" style:family="table">
      <style:table-properties style:width="14cm" table:align="left"/>
    </style:style>
    <style:style style:name="Table15.A" style:family="table-column">
      <style:table-column-properties style:column-width="3.11cm"/>
    </style:style>
    <style:style style:name="Table15.B" style:family="table-column">
      <style:table-column-properties style:column-width="2.365cm"/>
    </style:style>
    <style:style style:name="Table15.C" style:family="table-column">
      <style:table-column-properties style:column-width="2.544cm"/>
    </style:style>
    <style:style style:name="Table15.D" style:family="table-column">
      <style:table-column-properties style:column-width="5.981cm"/>
    </style:style>
    <style:style style:name="Table15.A1" style:family="table-cell">
      <style:table-cell-properties fo:padding="0.097cm" fo:border-left="0.05pt solid #000000" fo:border-right="none" fo:border-top="0.05pt solid #000000" fo:border-bottom="0.05pt solid #000000"/>
    </style:style>
    <style:style style:name="Table15.B1.1.2" style:family="table-cell">
      <style:table-cell-properties fo:padding="0.097cm" fo:border-left="0.05pt solid #000000" fo:border-right="none" fo:border-top="none" fo:border-bottom="0.05pt solid #000000"/>
    </style:style>
    <style:style style:name="Table15.D1" style:family="table-cell">
      <style:table-cell-properties fo:padding="0.097cm" fo:border="0.05pt solid #000000"/>
    </style:style>
    <style:style style:name="Table15.D2" style:family="table-cell">
      <style:table-cell-properties fo:padding="0.097cm" fo:border-left="0.05pt solid #000000" fo:border-right="0.05pt solid #000000" fo:border-top="none" fo:border-bottom="0.05pt solid #000000"/>
    </style:style>
    <style:style style:name="Table19" style:family="table">
      <style:table-properties style:width="14cm" table:align="left"/>
    </style:style>
    <style:style style:name="Table19.A" style:family="table-column">
      <style:table-column-properties style:column-width="3.11cm"/>
    </style:style>
    <style:style style:name="Table19.B" style:family="table-column">
      <style:table-column-properties style:column-width="2.365cm"/>
    </style:style>
    <style:style style:name="Table19.C" style:family="table-column">
      <style:table-column-properties style:column-width="2.544cm"/>
    </style:style>
    <style:style style:name="Table19.D" style:family="table-column">
      <style:table-column-properties style:column-width="5.981cm"/>
    </style:style>
    <style:style style:name="Table19.A1" style:family="table-cell">
      <style:table-cell-properties fo:padding="0.097cm" fo:border-left="0.05pt solid #000000" fo:border-right="none" fo:border-top="0.05pt solid #000000" fo:border-bottom="0.05pt solid #000000"/>
    </style:style>
    <style:style style:name="Table19.B1.1.2" style:family="table-cell">
      <style:table-cell-properties fo:padding="0.097cm" fo:border-left="0.05pt solid #000000" fo:border-right="none" fo:border-top="none" fo:border-bottom="0.05pt solid #000000"/>
    </style:style>
    <style:style style:name="Table19.D1" style:family="table-cell">
      <style:table-cell-properties fo:padding="0.097cm" fo:border="0.05pt solid #000000"/>
    </style:style>
    <style:style style:name="Table19.D2" style:family="table-cell">
      <style:table-cell-properties fo:padding="0.097cm" fo:border-left="0.05pt solid #000000" fo:border-right="0.05pt solid #000000" fo:border-top="none" fo:border-bottom="0.05pt solid #000000"/>
    </style:style>
    <style:style style:name="Table16" style:family="table">
      <style:table-properties style:width="14cm" table:align="left"/>
    </style:style>
    <style:style style:name="Table16.A" style:family="table-column">
      <style:table-column-properties style:column-width="3.11cm"/>
    </style:style>
    <style:style style:name="Table16.B" style:family="table-column">
      <style:table-column-properties style:column-width="2.365cm"/>
    </style:style>
    <style:style style:name="Table16.C" style:family="table-column">
      <style:table-column-properties style:column-width="2.544cm"/>
    </style:style>
    <style:style style:name="Table16.D" style:family="table-column">
      <style:table-column-properties style:column-width="5.981cm"/>
    </style:style>
    <style:style style:name="Table16.A1" style:family="table-cell">
      <style:table-cell-properties fo:padding="0.097cm" fo:border-left="0.05pt solid #000000" fo:border-right="none" fo:border-top="0.05pt solid #000000" fo:border-bottom="0.05pt solid #000000"/>
    </style:style>
    <style:style style:name="Table16.B1.1.2" style:family="table-cell">
      <style:table-cell-properties fo:padding="0.097cm" fo:border-left="0.05pt solid #000000" fo:border-right="none" fo:border-top="none" fo:border-bottom="0.05pt solid #000000"/>
    </style:style>
    <style:style style:name="Table16.D1" style:family="table-cell">
      <style:table-cell-properties fo:padding="0.097cm" fo:border="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4cm" table:align="left"/>
    </style:style>
    <style:style style:name="Table17.A" style:family="table-column">
      <style:table-column-properties style:column-width="3.11cm"/>
    </style:style>
    <style:style style:name="Table17.B" style:family="table-column">
      <style:table-column-properties style:column-width="2.365cm"/>
    </style:style>
    <style:style style:name="Table17.C" style:family="table-column">
      <style:table-column-properties style:column-width="2.544cm"/>
    </style:style>
    <style:style style:name="Table17.D" style:family="table-column">
      <style:table-column-properties style:column-width="5.981cm"/>
    </style:style>
    <style:style style:name="Table17.A1" style:family="table-cell">
      <style:table-cell-properties fo:padding="0.097cm" fo:border-left="0.05pt solid #000000" fo:border-right="none" fo:border-top="0.05pt solid #000000" fo:border-bottom="0.05pt solid #000000"/>
    </style:style>
    <style:style style:name="Table17.B1.1.2" style:family="table-cell">
      <style:table-cell-properties fo:padding="0.097cm" fo:border-left="0.05pt solid #000000" fo:border-right="none" fo:border-top="none" fo:border-bottom="0.05pt solid #000000"/>
    </style:style>
    <style:style style:name="Table17.D1" style:family="table-cell">
      <style:table-cell-properties fo:padding="0.097cm" fo:border="0.05pt solid #000000"/>
    </style:style>
    <style:style style:name="Table17.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Chapter" style:master-page-name="">
      <style:paragraph-properties fo:text-align="start" style:justify-single-word="false" style:page-number="auto" style:vertical-align="bottom">
        <style:tab-stops>
          <style:tab-stop style:position="7.752cm" style:type="center"/>
          <style:tab-stop style:position="13.653cm" style:type="right"/>
        </style:tab-stops>
      </style:paragraph-properties>
    </style:style>
    <style:style style:name="P3" style:family="paragraph" style:parent-style-name="Chapter" style:master-page-name="">
      <style:paragraph-properties style:page-number="auto" fo:background-color="transparent" style:vertical-align="bottom">
        <style:background-image/>
      </style:paragraph-properties>
    </style:style>
    <style:style style:name="P4" style:family="paragraph" style:parent-style-name="Heading_20_4" style:master-page-name="">
      <style:paragraph-properties style:page-number="auto"/>
    </style:style>
    <style:style style:name="P5" style:family="paragraph" style:parent-style-name="Text_20_body">
      <style:paragraph-properties fo:break-before="page"/>
    </style:style>
    <style:style style:name="P6" style:family="paragraph" style:parent-style-name="Illustration">
      <style:paragraph-properties fo:margin-top="0.199cm" fo:margin-bottom="0.199cm" loext:contextual-spacing="false"/>
    </style:style>
    <style:style style:name="P7" style:family="paragraph" style:parent-style-name="Table_20_Contents">
      <style:text-properties fo:background-color="transparen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orphans="3"/>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9pt" style:font-size-asian="9pt" style:font-size-complex="9pt"/>
    </style:style>
    <style:style style:name="P12" style:family="paragraph" style:parent-style-name="Table_20_Contents">
      <style:paragraph-properties fo:text-align="center" style:justify-single-word="false"/>
      <style:text-properties style:font-name="Wingdings"/>
    </style:style>
    <style:style style:name="P13" style:family="paragraph" style:parent-style-name="Text_20_body">
      <style:paragraph-properties fo:margin-left="0cm" fo:margin-right="0cm" fo:text-indent="0cm" style:auto-text-indent="false"/>
    </style:style>
    <style:style style:name="P14" style:family="paragraph" style:parent-style-name="Preformatted_20_Text">
      <style:text-properties style:use-window-font-color="true"/>
    </style:style>
    <style:style style:name="P15" style:family="paragraph" style:parent-style-name="Preformatted_20_Text">
      <style:text-properties fo:font-weight="bold" style:font-weight-asian="bold" style:font-weight-complex="bold"/>
    </style:style>
    <style:style style:name="P16" style:family="paragraph" style:parent-style-name="Text_20_body">
      <style:text-properties fo:background-color="#ffff00"/>
    </style:style>
    <style:style style:name="P17" style:family="paragraph" style:parent-style-name="Text_20_body">
      <style:paragraph-properties fo:text-align="start" style:justify-single-word="false"/>
    </style:style>
    <style:style style:name="P18" style:family="paragraph" style:parent-style-name="Text_20_body">
      <style:text-properties fo:color="#000000"/>
    </style:style>
    <style:style style:name="P19" style:family="paragraph" style:parent-style-name="Preformatted_20_Text">
      <style:paragraph-properties fo:margin-left="0cm" fo:margin-right="0.499cm" fo:text-indent="0cm" style:auto-text-indent="false"/>
    </style:style>
    <style:style style:name="P20" style:family="paragraph" style:parent-style-name="Illustration">
      <style:paragraph-properties fo:margin-top="0.101cm" fo:margin-bottom="0.199cm" loext:contextual-spacing="false"/>
    </style:style>
    <style:style style:name="P21" style:family="paragraph" style:parent-style-name="Illustration" style:master-page-name="">
      <style:paragraph-properties fo:margin-top="0.101cm" fo:margin-bottom="0.199cm" loext:contextual-spacing="false" style:page-number="auto"/>
    </style:style>
    <style:style style:name="P22" style:family="paragraph" style:parent-style-name="Table_20_Heading">
      <style:text-properties fo:font-weight="bold"/>
    </style:style>
    <style:style style:name="P23" style:family="paragraph" style:parent-style-name="Text_20_body" style:master-page-name="">
      <style:paragraph-properties fo:margin-top="0cm" fo:margin-bottom="0.011cm" loext:contextual-spacing="false" style:page-number="auto"/>
    </style:style>
    <style:style style:name="P24" style:family="paragraph" style:parent-style-name="Heading_20_3">
      <style:text-properties fo:language="en" fo:country="US"/>
    </style:style>
    <style:style style:name="P25" style:family="paragraph" style:parent-style-name="Heading_20_3" style:master-page-name="">
      <style:paragraph-properties style:page-number="auto" fo:break-before="page"/>
    </style:style>
    <style:style style:name="P26" style:family="paragraph" style:parent-style-name="Standard" style:list-style-name="L55"/>
    <style:style style:name="P27" style:family="paragraph" style:parent-style-name="Standard" style:list-style-name="L62"/>
    <style:style style:name="P28" style:family="paragraph" style:parent-style-name="Heading_20_2" style:list-style-name="Numbering_20_2" style:master-page-name="Appendix">
      <style:paragraph-properties style:page-number="auto"/>
    </style:style>
    <style:style style:name="P29" style:family="paragraph" style:parent-style-name="Text_20_body" style:list-style-name="List_20_1"/>
    <style:style style:name="P30" style:family="paragraph" style:parent-style-name="Text_20_body" style:list-style-name="L41"/>
    <style:style style:name="P31" style:family="paragraph" style:parent-style-name="Text_20_body" style:list-style-name="L42"/>
    <style:style style:name="P32" style:family="paragraph" style:parent-style-name="Text_20_body" style:list-style-name="L43"/>
    <style:style style:name="P33" style:family="paragraph" style:parent-style-name="Text_20_body" style:list-style-name="Numbering_20_1"/>
    <style:style style:name="P34" style:family="paragraph" style:parent-style-name="Text_20_body" style:list-style-name="L44"/>
    <style:style style:name="P35" style:family="paragraph" style:parent-style-name="Text_20_body" style:list-style-name="L45"/>
    <style:style style:name="P36" style:family="paragraph" style:parent-style-name="Text_20_body" style:list-style-name="L46"/>
    <style:style style:name="P37" style:family="paragraph" style:parent-style-name="Text_20_body" style:list-style-name="L47"/>
    <style:style style:name="P38" style:family="paragraph" style:parent-style-name="Text_20_body" style:list-style-name="L48"/>
    <style:style style:name="P39" style:family="paragraph" style:parent-style-name="Text_20_body" style:list-style-name="L49"/>
    <style:style style:name="P40" style:family="paragraph" style:parent-style-name="Text_20_body" style:list-style-name="L56"/>
    <style:style style:name="P41" style:family="paragraph" style:parent-style-name="Text_20_body" style:list-style-name="L57"/>
    <style:style style:name="P42" style:family="paragraph" style:parent-style-name="Text_20_body" style:list-style-name="L58"/>
    <style:style style:name="P43" style:family="paragraph" style:parent-style-name="Text_20_body" style:list-style-name="L59"/>
    <style:style style:name="P44" style:family="paragraph" style:parent-style-name="Text_20_body" style:list-style-name="L60"/>
    <style:style style:name="P45" style:family="paragraph" style:parent-style-name="Text_20_body" style:list-style-name="L61"/>
    <style:style style:name="P46" style:family="paragraph" style:parent-style-name="Text_20_body" style:list-style-name="List_20_1">
      <style:paragraph-properties fo:margin-left="0cm" fo:margin-right="0cm" fo:text-indent="0cm" style:auto-text-indent="false"/>
    </style:style>
    <style:style style:name="P47" style:family="paragraph" style:parent-style-name="Text_20_body" style:list-style-name="Numbering_20_1" style:master-page-name="">
      <style:paragraph-properties fo:orphans="0" fo:widows="0" style:page-number="auto"/>
    </style:style>
    <style:style style:name="P48" style:family="paragraph" style:parent-style-name="Text_20_body" style:list-style-name="List_20_1" style:master-page-name="">
      <style:paragraph-properties fo:orphans="0" fo:widows="0" style:page-number="auto"/>
    </style:style>
    <style:style style:name="P49" style:family="paragraph" style:parent-style-name="Text_20_body" style:list-style-name="L55" style:master-page-name="">
      <style:paragraph-properties style:page-number="auto" fo:keep-with-next="always"/>
    </style:style>
    <style:style style:name="P50" style:family="paragraph" style:parent-style-name="Table_20_Contents" style:list-style-name="L50"/>
    <style:style style:name="P51" style:family="paragraph" style:parent-style-name="Table_20_Contents" style:list-style-name="L51"/>
    <style:style style:name="P52" style:family="paragraph" style:parent-style-name="Table_20_Contents" style:list-style-name="L52"/>
    <style:style style:name="P53" style:family="paragraph" style:parent-style-name="Table_20_Contents" style:list-style-name="L53"/>
    <style:style style:name="P54" style:family="paragraph" style:parent-style-name="Table_20_Contents" style:list-style-name="L54"/>
    <style:style style:name="P55" style:family="paragraph" style:parent-style-name="Table_20_Contents" style:list-style-name="L53">
      <style:paragraph-properties fo:margin-top="0cm" fo:margin-bottom="0cm" loext:contextual-spacing="false"/>
    </style:style>
    <style:style style:name="P56" style:family="paragraph" style:parent-style-name="Table_20_Contents" style:list-style-name="L54">
      <style:paragraph-properties fo:margin-top="0cm" fo:margin-bottom="0cm" loext:contextual-spacing="false"/>
    </style:style>
    <style:style style:name="P57" style:family="paragraph" style:parent-style-name="Contents_20_3">
      <style:paragraph-properties>
        <style:tab-stops>
          <style:tab-stop style:position="13.002cm" style:type="right" style:leader-style="dotted" style:leader-text="."/>
        </style:tab-stops>
      </style:paragraph-properties>
    </style:style>
    <style:style style:name="P58" style:family="paragraph" style:parent-style-name="Contents_20_1">
      <style:paragraph-properties>
        <style:tab-stops/>
      </style:paragraph-properties>
    </style:style>
    <style:style style:name="P59" style:family="paragraph" style:parent-style-name="Contents_20_2">
      <style:paragraph-properties>
        <style:tab-stops>
          <style:tab-stop style:position="13.501cm" style:type="right" style:leader-style="dotted" style:leader-text="."/>
        </style:tab-stops>
      </style:paragraph-properties>
    </style:style>
    <style:style style:name="P60" style:family="paragraph" style:parent-style-name="Book_20_Title" style:master-page-name="First_20_Page">
      <style:paragraph-properties style:page-number="auto"/>
    </style:style>
    <style:style style:name="P61" style:family="paragraph">
      <style:paragraph-properties fo:margin-left="0cm" fo:margin-right="0cm" fo:text-align="center" fo:text-indent="0cm"/>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Courier New1" fo:font-size="10pt" fo:font-style="normal" fo:text-shadow="none" style:text-underline-style="none" fo:font-weight="normal"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lbany" fo:font-size="18pt" fo:font-style="normal" fo:text-shadow="none" style:text-underline-style="none" fo:font-weight="normal"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64" style:family="paragraph">
      <style:paragraph-properties fo:margin-left="0cm" fo:margin-right="0cm" fo:text-indent="0cm"/>
    </style:style>
    <style:style style:name="P65"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normal" fo:text-shadow="none" style:text-underline-style="none" fo:font-weight="normal"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6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normal" fo:text-shadow="none" style:text-underline-style="none" fo:font-weight="normal"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67" style:family="paragraph">
      <style:paragraph-properties fo:text-align="center"/>
    </style:style>
    <style:style style:name="P68" style:family="paragraph">
      <style:paragraph-properties fo:text-align="center"/>
      <style:text-properties style:font-name="Comic Sans MS"/>
    </style:style>
    <style:style style:name="P69" style:family="paragraph">
      <style:paragraph-properties fo:text-align="center"/>
      <style:text-properties style:font-name="Comic Sans MS" fo:font-weight="normal"/>
    </style:style>
    <style:style style:name="P70" style:family="paragraph">
      <style:paragraph-properties fo:text-align="center"/>
      <style:text-properties style:font-name="Comic Sans MS" fo:font-size="12pt" fo:font-weight="normal"/>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font-name-asian="Cumberland" style:font-size-asian="12pt" style:font-name-complex="Cumberland" style:font-size-complex="12pt"/>
    </style:style>
    <style:style style:name="T3" style:family="text">
      <style:text-properties style:font-name="Times New Roman" style:font-name-asian="Cumberland" style:font-name-complex="Cumberlan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style:text-position="0% 100%"/>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ize="12pt" style:font-size-asian="12pt" style:font-size-complex="12pt"/>
    </style:style>
    <style:style style:name="T10" style:family="text">
      <style:text-properties style:font-name="Courier New" style:font-name-asian="Cumberland" style:font-name-complex="Cumberland"/>
    </style:style>
    <style:style style:name="T11" style:family="text">
      <style:text-properties fo:font-size="8pt" style:font-size-asian="8pt" style:font-size-complex="8pt"/>
    </style:style>
    <style:style style:name="T12" style:family="text">
      <style:text-properties style:text-rotation-angle="90" style:text-rotation-scale="line-height"/>
    </style:style>
    <style:style style:name="T13" style:family="text">
      <style:text-properties style:font-name="Thorndale"/>
    </style:style>
    <style:style style:name="T14" style:family="text">
      <style:text-properties style:font-name="Wingdings"/>
    </style:style>
    <style:style style:name="T15" style:family="text">
      <style:text-properties fo:font-style="normal" style:font-style-asian="normal" style:font-style-complex="normal"/>
    </style:style>
    <style:style style:name="T16" style:family="text">
      <style:text-properties style:font-name="Courier New1" fo:font-size="10pt"/>
    </style:style>
    <style:style style:name="T17" style:family="text">
      <style:text-properties style:font-name="Times New Roman" fo:font-size="12pt"/>
    </style:style>
    <style:style style:name="T18" style:family="text">
      <style:text-properties style:font-name="Comic Sans MS"/>
    </style:style>
    <style:style style:name="T19" style:family="text">
      <style:text-properties style:font-name="Comic Sans MS" fo:font-weight="normal"/>
    </style:style>
    <style:style style:name="T20" style:family="text">
      <style:text-properties style:font-name="Comic Sans MS" fo:font-size="12pt" fo:font-weight="normal"/>
    </style:style>
    <style:style style:name="fr1" style:family="graphic" style:parent-style-name="Frame">
      <style:graphic-properties style:vertical-pos="top" style:vertical-rel="paragraph-content" loext:rel-width-rel="paragraph"/>
    </style:style>
    <style:style style:name="fr2" style:family="graphic" style:parent-style-name="Frame">
      <style:graphic-properties style:vertical-pos="bottom" style:vertical-rel="baseline" style:horizontal-pos="left" style:horizontal-rel="page-content" fo:padding="0.199cm" fo:border-left="none" fo:border-right="0.06pt solid #000000" fo:border-top="0.06pt solid #000000" fo:border-bottom="none" style:shadow="none" draw:shadow-opacity="100%"/>
    </style:style>
    <style:style style:name="fr3" style:family="graphic" style:parent-style-name="Frame">
      <style:graphic-properties style:vertical-pos="bottom" style:vertical-rel="baseline" style:horizontal-pos="left" style:horizontal-rel="page-content" fo:padding="0.15cm" fo:border-left="0.06pt solid #000000" fo:border-right="none" fo:border-top="none" fo:border-bottom="0.06pt solid #000000" style:shadow="none" draw:shadow-opacity="100%"/>
    </style:style>
    <style:style style:name="fr4" style:family="graphic" style:parent-style-name="Frame">
      <style:graphic-properties style:vertical-pos="bottom" style:vertical-rel="baseline" style:horizontal-pos="from-left" style:horizontal-rel="paragraph" fo:padding="0.199cm" fo:border-left="0.06pt solid #000000" fo:border-right="none" fo:border-top="none" fo:border-bottom="0.06pt solid #000000" style:shadow="none" draw:shadow-opacity="100%"/>
    </style:style>
    <style:style style:name="fr5" style:family="graphic" style:parent-style-name="Frame">
      <style:graphic-properties style:vertical-pos="bottom" style:vertical-rel="baseline" style:horizontal-pos="left" style:horizontal-rel="page-content" fo:padding="0.15cm" fo:border-left="none" fo:border-right="0.06pt solid #000000" fo:border-top="0.06pt solid #000000" fo:border-bottom="none" style:shadow="none" draw:shadow-opacity="100%"/>
    </style:style>
    <style:style style:name="fr6" style:family="graphic" style:parent-style-name="Frame">
      <style:graphic-properties style:vertical-pos="bottom" style:vertical-rel="baseline" style:horizontal-pos="from-left" style:horizontal-rel="paragraph" fo:padding="0.15cm" fo:border-left="0.06pt solid #000000" fo:border-right="none" fo:border-top="none" fo:border-bottom="0.06pt solid #000000" style:shadow="none" draw:shadow-opacity="100%"/>
    </style:style>
    <style:style style:name="fr7" style:family="graphic" style:parent-style-name="Frame">
      <style:graphic-properties style:vertical-pos="top" style:vertical-rel="baseline" style:horizontal-pos="left" style:horizontal-rel="page-content" fo:padding="0.15cm" fo:border-left="0.06pt solid #000000" fo:border-right="none" fo:border-top="none" fo:border-bottom="0.06pt solid #000000" style:shadow="none" draw:shadow-opacity="100%"/>
    </style:style>
    <style:style style:name="fr8" style:family="graphic" style:parent-style-name="Frame">
      <style:graphic-properties style:vertical-pos="top" style:vertical-rel="baseline" style:horizontal-pos="left" style:horizontal-rel="page-content" fo:padding="0.199cm" fo:border-left="0.06pt solid #000000" fo:border-right="none" fo:border-top="none" fo:border-bottom="0.06pt solid #000000" style:shadow="none" draw:shadow-opacity="100%"/>
    </style:style>
    <style:style style:name="fr9" style:family="graphic" style:parent-style-name="Frame">
      <style:graphic-properties style:run-through="foreground" style:wrap="parallel" style:number-wrapped-paragraphs="no-limit" style:vertical-pos="bottom" style:vertical-rel="baseline" style:horizontal-pos="left" style:horizontal-rel="page-content" fo:padding="0.199cm" fo:border-left="0.06pt solid #000000" fo:border-right="none" fo:border-top="none" fo:border-bottom="0.06pt solid #000000" style:shadow="none" draw:shadow-opacity="100%" style:flow-with-text="true"/>
    </style:style>
    <style:style style:name="fr10" style:family="graphic" style:parent-style-name="Frame">
      <style:graphic-properties style:wrap="none" style:vertical-pos="top" style:vertical-rel="baseline" style:horizontal-pos="left" style:horizontal-rel="page-content" fo:padding="0.199cm" fo:border-left="0.06pt solid #000000" fo:border-right="none" fo:border-top="none" fo:border-bottom="0.06pt solid #000000" style:shadow="none" draw:shadow-opacity="100%"/>
    </style:style>
    <style:style style:name="fr11" style:family="graphic" style:parent-style-name="Frame">
      <style:graphic-properties style:vertical-pos="top" style:vertical-rel="baseline" style:horizontal-pos="left" style:horizontal-rel="page-content" fo:padding="0.199cm" fo:border-left="0.06pt solid #000000" fo:border-right="0.06pt solid #000000" fo:border-top="none" fo:border-bottom="0.06pt solid #000000" style:shadow="none" draw:shadow-opacity="100%"/>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left" style:horizontal-rel="page-content" fo:padding="0.15cm" fo:border-left="0.06pt solid #000000" fo:border-right="none" fo:border-top="none" fo:border-bottom="0.06pt solid #000000" style:shadow="none" draw:shadow-opacity="100%" style:flow-with-text="false"/>
    </style:style>
    <style:style style:name="fr14" style:family="graphic" style:parent-style-name="Frame">
      <style:graphic-properties style:vertical-pos="from-top" style:horizontal-pos="from-left" style:horizontal-rel="paragraph" fo:padding="0.15cm" fo:border-left="none" fo:border-right="0.06pt solid #000000" fo:border-top="0.06pt solid #000000" fo:border-bottom="none" style:shadow="none" draw:shadow-opacity="100%" style:flow-with-text="false"/>
    </style:style>
    <style:style style:name="fr15" style:family="graphic" style:parent-style-name="Frame">
      <style:graphic-properties style:wrap="none" style:vertical-pos="top" style:vertical-rel="baseline" style:horizontal-pos="left" style:horizontal-rel="page-content" fo:padding="0.15cm" fo:border-left="0.06pt solid #000000" fo:border-right="none" fo:border-top="none" fo:border-bottom="0.06pt solid #000000" style:shadow="none" draw:shadow-opacity="100%"/>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flow-with-text="true"/>
    </style:style>
    <style:style style:name="fr18" style:family="graphic" style:parent-style-name="Graphics">
      <style:graphic-properties fo:margin-left="0cm" fo:margin-right="0cm" fo:margin-top="0cm" fo:margin-bottom="0cm" style:run-through="foreground" style:wrap="parallel" style:number-wrapped-paragraphs="no-limit" style:wrap-contour="false" style:vertical-pos="top" style:vertical-rel="baseline" style:horizontal-pos="from-left" style:horizontal-rel="paragraph" fo:padding="0cm" fo:border="none" style:shadow="none" draw:shadow-opacity="100%" style:mirror="none" fo:clip="rect(0cm, 0cm, 0cm, 0cm)" draw:luminance="0%" draw:contrast="5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1cm" fo:min-width="2.55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1.06cm" fo:min-width="3.801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2.013cm" fo:min-width="6.001cm" fo:padding-top="0.125cm" fo:padding-bottom="0.125cm" fo:padding-left="0.25cm" fo:padding-right="0.25cm" draw:shadow="hidden" draw:shadow-offset-x="0.3cm" draw:shadow-offset-y="0.3cm" draw:shadow-color="#808080" style:run-through="foreground"/>
    </style:style>
    <style:style style:name="gr7"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c0c0c0"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textarea-vertical-align="middle" draw:auto-grow-height="false" fo:min-height="1.321cm" fo:min-width="0.88cm" style:run-through="foreground" style:wrap="run-through" style:number-wrapped-paragraphs="no-limit" style:vertical-pos="top" style:vertical-rel="paragraph-content" style:horizontal-pos="from-left" style:horizontal-rel="paragraph" draw:wrap-influence-on-position="once-concurrent" style:flow-with-text="false"/>
    </style:style>
    <style:style style:name="gr10" style:family="graphic">
      <style:graphic-properties draw:fill="none" draw:textarea-vertical-align="middle" draw:auto-grow-height="false" fo:min-height="1.321cm" fo:min-width="0.88cm" style:run-through="foreground" style:wrap="run-through" style:number-wrapped-paragraphs="no-limit" style:vertical-pos="middle" style:vertical-rel="paragraph-content" style:horizontal-pos="from-left" style:horizontal-rel="paragraph" draw:wrap-influence-on-position="once-concurrent" style:flow-with-text="false"/>
    </style:style>
    <style:style style:name="gr11" style:family="graphic">
      <style:graphic-properties draw:fill="none" draw:fill-color="#c0c0c0"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Code"/>
      </text:sequence-decls>
      <text:user-field-decls>
        <text:user-field-decl office:value-type="string" office:string-value="" text:name="Illustration_renamed_1"/>
      </text:user-field-decls>
      <text:p text:style-name="P60">Jaybird 2.1 JDBC driver</text:p>
      <text:h text:style-name="Heading_20_1" text:outline-level="1">Java Programmer's Manual</text:h>
      <text:p text:style-name="Text_20_body"/>
      <text:p text:style-name="P5">The contents of this Documentation are subject to the Public Documentation License Version 1.0 (the “License”); you may only use this Documentation if you comply with the terms of this License. A copy of the License is available at <text:a xlink:type="simple" xlink:href="http://www.firebirdsql.org/manual/licenses-pdl-text.html" text:style-name="Internet_20_link" text:visited-style-name="Visited_20_Internet_20_Link"><text:span text:style-name="Emphasis"><text:span text:style-name="T15">http://www.firebirdsql.org/manual/licenses-pdl-text.html</text:span></text:span></text:a>. </text:p>
      <text:p text:style-name="Text_20_body">The Original Documentation is _________________. The Initial Writer of the Original Documentation is Roman Rokytskyy, Copyright (C) 2004-2008. All Rights Reserved. (Initial Writer contact: roman@rokytskyy.de). </text:p>
      <text:p text:style-name="Text_20_body">Contributor(s): ______________________________________.</text:p>
      <text:p text:style-name="Text_20_body">Portions created by ______ are Copyright (C) _________ <text:span text:style-name="Emphasis">[Insert year(s)]</text:span>. All Rights Reserved. (Contributor contact(s): ________________ <text:span text:style-name="Emphasis">[Insert hyperlink/alias]</text:span>).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
          <text:p text:style-name="P59"><text:a xlink:type="simple" xlink:href="#__RefHeading__9750_2139204403">1. Introduction<text:tab/>5</text:a></text:p>
          <text:p text:style-name="P57"><text:a xlink:type="simple" xlink:href="#__RefHeading__9752_2139204403">Jaybird architecture<text:tab/>5</text:a></text:p>
          <text:p text:style-name="P57"><text:a xlink:type="simple" xlink:href="#__RefHeading__9754_2139204403">Supported Servers<text:tab/>6</text:a></text:p>
          <text:p text:style-name="P57"><text:a xlink:type="simple" xlink:href="#__RefHeading__9756_2139204403">Supported Specifications<text:tab/>7</text:a></text:p>
          <text:p text:style-name="P57"><text:a xlink:type="simple" xlink:href="#__RefHeading__9758_2139204403">Distribution package<text:tab/>7</text:a></text:p>
          <text:p text:style-name="P57"><text:a xlink:type="simple" xlink:href="#__RefHeading__9760_2139204403">Quality Assurance<text:tab/>8</text:a></text:p>
          <text:p text:style-name="P57"><text:a xlink:type="simple" xlink:href="#__RefHeading__9762_2139204403">Useful resources<text:tab/>8</text:a></text:p>
          <text:p text:style-name="P59"><text:a xlink:type="simple" xlink:href="#__RefHeading__9764_2139204403">2. Obtaining a connection<text:tab/>9</text:a></text:p>
          <text:p text:style-name="P57"><text:a xlink:type="simple" xlink:href="#__RefHeading__9766_2139204403">Obtaining connection java.sql.DriverManager<text:tab/>9</text:a></text:p>
          <text:p text:style-name="P57"><text:a xlink:type="simple" xlink:href="#__RefHeading__9768_2139204403">Driver types<text:tab/>13</text:a></text:p>
          <text:p text:style-name="P57"><text:a xlink:type="simple" xlink:href="#__RefHeading__9770_2139204403">Connection Pooling<text:tab/>16</text:a></text:p>
          <text:p text:style-name="P57"><text:a xlink:type="simple" xlink:href="#__RefHeading__9772_2139204403">The javax.sql.ConnectionPoolDataSource implementation<text:tab/>16</text:a></text:p>
          <text:p text:style-name="P57"><text:a xlink:type="simple" xlink:href="#__RefHeading__9774_2139204403">Using FBConnectionPoolDataSource with JNDI<text:tab/>18</text:a></text:p>
          <text:p text:style-name="P57"><text:a xlink:type="simple" xlink:href="#__RefHeading__9776_2139204403">The javax.sql.DataSource implementation<text:tab/>20</text:a></text:p>
          <text:p text:style-name="P57"><text:a xlink:type="simple" xlink:href="#__RefHeading__9778_2139204403">The javax.sql.XADataSource implementation<text:tab/>21</text:a></text:p>
          <text:p text:style-name="P59"><text:a xlink:type="simple" xlink:href="#__RefHeading__9780_2139204403">3. Handling exceptions<text:tab/>23</text:a></text:p>
          <text:p text:style-name="P57"><text:a xlink:type="simple" xlink:href="#__RefHeading__9782_2139204403">Working with exceptions<text:tab/>23</text:a></text:p>
          <text:p text:style-name="P57"><text:a xlink:type="simple" xlink:href="#__RefHeading__9784_2139204403">Warnings<text:tab/>26</text:a></text:p>
          <text:p text:style-name="P57"><text:a xlink:type="simple" xlink:href="#__RefHeading__9786_2139204403">java.sql.SQLException in Jaybird<text:tab/>26</text:a></text:p>
          <text:p text:style-name="P57"><text:a xlink:type="simple" xlink:href="#__RefHeading__9788_2139204403">SQL states<text:tab/>27</text:a></text:p>
          <text:p text:style-name="P57"><text:a xlink:type="simple" xlink:href="#__RefHeading__9790_2139204403">Useful Firebird error codes<text:tab/>28</text:a></text:p>
          <text:p text:style-name="P59"><text:soft-page-break/><text:a xlink:type="simple" xlink:href="#__RefHeading__9792_2139204403">4. Executing statements<text:tab/>33</text:a></text:p>
          <text:p text:style-name="P57"><text:a xlink:type="simple" xlink:href="#__RefHeading__9794_2139204403">The java.sql.Statement interface<text:tab/>33</text:a></text:p>
          <text:p text:style-name="P57"><text:a xlink:type="simple" xlink:href="#__RefHeading__9796_2139204403">Statement behind the scenes<text:tab/>37</text:a></text:p>
          <text:p text:style-name="P57"><text:a xlink:type="simple" xlink:href="#__RefHeading__9798_2139204403">The java.sql.PreparedStatement interface<text:tab/>38</text:a></text:p>
          <text:p text:style-name="P57"><text:a xlink:type="simple" xlink:href="#__RefHeading__9800_2139204403">Prepared statement pooling<text:tab/>42</text:a></text:p>
          <text:p text:style-name="P57"><text:a xlink:type="simple" xlink:href="#__RefHeading__9802_2139204403">The java.sql.CallableStatement interface<text:tab/>44</text:a></text:p>
          <text:p text:style-name="P57"><text:a xlink:type="simple" xlink:href="#__RefHeading__9804_2139204403">Batch Updates<text:tab/>50</text:a></text:p>
          <text:p text:style-name="P57"><text:a xlink:type="simple" xlink:href="#__RefHeading__9806_2139204403">Escaped Syntax<text:tab/>51</text:a></text:p>
          <text:p text:style-name="P59"><text:a xlink:type="simple" xlink:href="#__RefHeading__9808_2139204403">5. Working with result sets<text:tab/>53</text:a></text:p>
          <text:p text:style-name="P57"><text:a xlink:type="simple" xlink:href="#__RefHeading__9810_2139204403">ResultSet properties<text:tab/>53</text:a></text:p>
          <text:p text:style-name="P57"><text:a xlink:type="simple" xlink:href="#__RefHeading__9812_2139204403">ResultSet manipulation<text:tab/>55</text:a></text:p>
          <text:p text:style-name="P59"><text:a xlink:type="simple" xlink:href="#__RefHeading__9814_2139204403">6. Using transactions<text:tab/>59</text:a></text:p>
          <text:p text:style-name="P57"><text:a xlink:type="simple" xlink:href="#__RefHeading__9816_2139204403">JDBC transactions<text:tab/>59</text:a></text:p>
          <text:p text:style-name="P57"><text:a xlink:type="simple" xlink:href="#__RefHeading__9818_2139204403">Auto-commit mode<text:tab/>60</text:a></text:p>
          <text:p text:style-name="P57"><text:a xlink:type="simple" xlink:href="#__RefHeading__9820_2139204403">Read-only Transactions<text:tab/>62</text:a></text:p>
          <text:p text:style-name="P57"><text:a xlink:type="simple" xlink:href="#__RefHeading__9822_2139204403">Transaction Isolation Levels<text:tab/>63</text:a></text:p>
          <text:p text:style-name="P57"><text:a xlink:type="simple" xlink:href="#__RefHeading__9824_2139204403">Savepoints<text:tab/>64</text:a></text:p>
          <text:p text:style-name="P57"><text:a xlink:type="simple" xlink:href="#__RefHeading__9826_2139204403">Transaction Parameter Buffer<text:tab/>65</text:a></text:p>
          <text:p text:style-name="P57"><text:a xlink:type="simple" xlink:href="#__RefHeading__9828_2139204403">Table Reservation<text:tab/>68</text:a></text:p>
          <text:p text:style-name="P59"><text:a xlink:type="simple" xlink:href="#__RefHeading__9830_2139204403">7. Working with Services<text:tab/>71</text:a></text:p>
          <text:p text:style-name="P57"><text:a xlink:type="simple" xlink:href="#__RefHeading__9832_2139204403">ServiceManager<text:tab/>72</text:a></text:p>
          <text:p text:style-name="P57"><text:a xlink:type="simple" xlink:href="#__RefHeading__9834_2139204403">Backup and restore<text:tab/>72</text:a></text:p>
          <text:p text:style-name="P57"><text:a xlink:type="simple" xlink:href="#__RefHeading__9836_2139204403">User management<text:tab/>77</text:a></text:p>
          <text:p text:style-name="P57"><text:a xlink:type="simple" xlink:href="#__RefHeading__9838_2139204403">Database maintenance<text:tab/>78</text:a></text:p>
          <text:p text:style-name="P57"><text:a xlink:type="simple" xlink:href="#__RefHeading__9840_2139204403">Database statistics<text:tab/>83</text:a></text:p>
          <text:p text:style-name="P59"><text:a xlink:type="simple" xlink:href="#__RefHeading__9842_2139204403">8. Working with Events<text:tab/>85</text:a></text:p>
          <text:p text:style-name="P57"><text:a xlink:type="simple" xlink:href="#__RefHeading__9844_2139204403">Database events<text:tab/>85</text:a></text:p>
          <text:p text:style-name="P57"><text:a xlink:type="simple" xlink:href="#__RefHeading__9846_2139204403">Posting the events<text:tab/>86</text:a></text:p>
          <text:p text:style-name="P57"><text:a xlink:type="simple" xlink:href="#__RefHeading__9848_2139204403">Subscribing for events<text:tab/>87</text:a></text:p>
          <text:p text:style-name="P59"><text:a xlink:type="simple" xlink:href="#__RefHeading__8392_2139204403">Appendix A. Extended connection properties<text:tab/>89</text:a></text:p>
          <text:p text:style-name="P59"><text:a xlink:type="simple" xlink:href="#__RefHeading__8664_2139204403">Appendix B. Data Type Conversion Table<text:tab/>91</text:a></text:p>
          <text:p text:style-name="P59"><text:a xlink:type="simple" xlink:href="#__RefHeading__9850_2139204403">Appendix C. Connection Pool Properties<text:tab/>93</text:a></text:p>
          <text:p text:style-name="P57"><text:a xlink:type="simple" xlink:href="#__RefHeading__9852_2139204403">Standard JDBC Properties<text:tab/>93</text:a></text:p>
          <text:p text:style-name="P57"><text:a xlink:type="simple" xlink:href="#__RefHeading__9854_2139204403">Pool Properties<text:tab/>94</text:a></text:p>
          <text:p text:style-name="P57"><text:a xlink:type="simple" xlink:href="#__RefHeading__9856_2139204403">Runtime Pool Properties<text:tab/>94</text:a></text:p>
          <text:p text:style-name="P57"><text:a xlink:type="simple" xlink:href="#__RefHeading__9858_2139204403">Firebird-specific Properties<text:tab/>94</text:a></text:p>
          <text:p text:style-name="P57"><text:a xlink:type="simple" xlink:href="#__RefHeading__9860_2139204403">Non-standard parameters<text:tab/>95</text:a></text:p>
          <text:p text:style-name="P59"><text:a xlink:type="simple" xlink:href="#__RefHeading__9862_2139204403">Appendix D. Character Encodings<text:tab/>97</text:a></text:p>
          <text:p text:style-name="P57"><text:a xlink:type="simple" xlink:href="#__RefHeading__9864_2139204403">Encodings Types<text:tab/>97</text:a></text:p>
          <text:p text:style-name="P57"><text:a xlink:type="simple" xlink:href="#__RefHeading__9866_2139204403">Encodings in Java<text:tab/>98</text:a></text:p>
          <text:p text:style-name="P57"><text:a xlink:type="simple" xlink:href="#__RefHeading__9478_2139204403">Available Encodings<text:tab/>100</text:a></text:p>
          <text:p text:style-name="P59"><text:a xlink:type="simple" xlink:href="#__RefHeading__8936_2139204403">Appendix E. Supported JDBC Scalar Functions<text:tab/>103</text:a></text:p>
          <text:p text:style-name="P57"><text:a xlink:type="simple" xlink:href="#__RefHeading__9868_2139204403">Numeric Functions<text:tab/>104</text:a></text:p>
          <text:p text:style-name="P57"><text:a xlink:type="simple" xlink:href="#__RefHeading__9870_2139204403">String Functions<text:tab/>105</text:a></text:p>
          <text:p text:style-name="P57"><text:a xlink:type="simple" xlink:href="#__RefHeading__9872_2139204403">String Functions (continued)<text:tab/>106</text:a></text:p>
          <text:p text:style-name="P57"><text:a xlink:type="simple" xlink:href="#__RefHeading__9874_2139204403">Time and Date Functions<text:tab/>107</text:a></text:p>
          <text:p text:style-name="P57"><text:a xlink:type="simple" xlink:href="#__RefHeading__9876_2139204403">Time and Date Functions (continued)<text:tab/>107</text:a></text:p>
          <text:p text:style-name="P57"><text:a xlink:type="simple" xlink:href="#__RefHeading__9878_2139204403">System Functions<text:tab/>108</text:a></text:p>
          <text:p text:style-name="P57"><text:a xlink:type="simple" xlink:href="#__RefHeading__9880_2139204403">Conversion Functions<text:tab/>108</text:a></text:p>
        </text:index-body>
      </text:table-of-content>
      <text:p text:style-name="Text_20_body"/>
      <text:h text:style-name="Heading_20_2" text:outline-level="2"><text:bookmark-start text:name="__RefHeading__9750_2139204403"/>Introduction<text:bookmark-end text:name="__RefHeading__9750_2139204403"/></text:h>
      <text:p text:style-name="Text_20_body">Jaybird is a JCA/JDBC driver suite to connect to Firebird database server. When Borland released an open-source version of the InterBase RDBMS, it included sources for a type 3 JDBC driver called InterClient. However due to some inherent limitations of the InterBase (and later Firebird) client library, it was decided that the type 3 driver was a dead end, and the Firebird team developed a pure Java implementation of the wire protocol. This implementation became the basis for Jaybird, a pure Java driver for Firebird relational database.</text:p>
      <text:p text:style-name="Text_20_body">This driver is based on both the new JCA standard for application server connections to enterprise information systems and the well known JDBC standard. The JCA standard specifies an architecture in which an application server can cooperate with a driver so that the application server manages transactions, security, and resource pooling, and the driver supplies only the connection functionality. </text:p>
      <text:h text:style-name="Heading_20_3" text:outline-level="3"><text:bookmark-start text:name="__RefHeading__9752_2139204403"/>Jaybird architecture<text:bookmark-end text:name="__RefHeading__9752_2139204403"/></text:h>
      <text:p text:style-name="Text_20_body">The Jaybird driver consists of three layers, each of which is responsible for its part of the functionality. The component diagram depicting the Jaybird internal structure contains two additional components: “pool” and “JMX manager”.</text:p>
      <text:list xml:id="list9152069844806755127" text:style-name="List_20_1">
        <text:list-item text:start-value="1">
          <text:p text:style-name="P29">The GDS layer represents a Java translation of the Firebird API. It is represented by two classes from <text:span text:style-name="Source_20_Text">org.firebirdsql.gds</text:span> package: <text:span text:style-name="Source_20_Text">GDS</text:span> interface and <text:span text:style-name="Source_20_Text">GDSFactory</text:span>. GDS factory class is responsible for instantiating an implementation of the <text:span text:style-name="Source_20_Text">GDS</text:span> interface depending of the type of driver used. <text:soft-page-break/>Implementation of the <text:span text:style-name="Source_20_Text">GDS</text:span> interface determines the type of the driver that will be used.</text:p>
        </text:list-item>
        <text:list-item>
          <text:p text:style-name="P29">The JCA layer represents the heart of the driver. Here all connection and transaction management happens. Additionally this layer adapts the GDS API and proxies the calls to the GDS implementation.</text:p>
        </text:list-item>
        <text:list-item>
          <text:p text:style-name="P29"><draw:frame draw:style-name="fr1" draw:name="Frame1" text:anchor-type="paragraph" svg:width="13.998cm" style:rel-width="100%" svg:height="11.419cm" style:rel-height="scale-min" draw:z-index="32"><draw:text-box><text:p text:style-name="P23"><draw:frame draw:style-name="fr18" draw:name="JayBirdComponentDiagram" text:anchor-type="as-char" svg:width="13.998cm" style:rel-width="100%" svg:height="11.418cm" style:rel-height="scale" draw:z-index="61"><draw:image xlink:href="Pictures/2000013700003A2000002F680FBECC4F.svm" xlink:type="simple" xlink:show="embed" xlink:actuate="onLoad"/></draw:frame></text:p><text:p text:style-name="P6">Illustration <text:sequence text:ref-name="refIllustration0" text:name="Illustration" text:formula="ooow:Illustration+1" style:num-format="1">1.1</text:sequence> Jaybird internal structure.</text:p></draw:text-box></draw:frame>The JDBC layer is an implementation of the JDBC specification.</text:p>
        </text:list-item>
        <text:list-item>
          <text:p text:style-name="P29">The Pool component represents implementation of <text:span text:style-name="Source_20_Text">ConnectionPoolDataSource</text:span>, <text:span text:style-name="Source_20_Text">DataSource</text:span> and <text:span text:style-name="Source_20_Text">XADataSource</text:span> interfaces from the <text:s/>JDBC 2.0 Optional Package. The pool implementation uses <text:span text:style-name="Source_20_Text">ManagedConnectionFactory</text:span> to create physical connections to the database.</text:p>
        </text:list-item>
        <text:list-item>
          <text:p text:style-name="P29">The Manager component represents a JMX 1.0 compatible implementation that uses The Services API to manage the database and the server itself. Currently only calls to create and drop database are available, but in the future a full range of services will be made public: database backup/restore, user management, statistics gathering, etc.</text:p>
        </text:list-item>
      </text:list>
      <text:h text:style-name="Heading_20_3" text:outline-level="3"><text:bookmark-start text:name="__RefHeading__9754_2139204403"/>Supported Servers<text:bookmark-end text:name="__RefHeading__9754_2139204403"/></text:h>
      <text:p text:style-name="Text_20_body">Jaybird 2.1 supports all current Firebird servers, however no support for the optimized wire protocol from the Firebird 2.1 is being implemented. Jaybird versions 2.x in current distribution won't work with InterBase and Yaffil servers, however the compatibility might be restored in the future.</text:p>
      <text:h text:style-name="Heading_20_3" text:outline-level="3"><text:bookmark-start text:name="__RefHeading__9756_2139204403"/><text:soft-page-break/>Supported Specifications<text:bookmark-end text:name="__RefHeading__9756_2139204403"/></text:h>
      <text:p text:style-name="Text_20_body">Jaybird supports the following specifications:</text:p>
      <table:table table:name="Table1" table:style-name="Table1">
        <table:table-column table:style-name="Table1.A"/>
        <table:table-column table:style-name="Table1.B"/>
        <table:table-header-rows>
          <table:table-row>
            <table:table-cell table:style-name="Table1.A1" office:value-type="string">
              <text:p text:style-name="Table_20_Heading">Specification</text:p>
            </table:table-cell>
            <table:table-cell table:style-name="Table1.B1" office:value-type="string">
              <text:p text:style-name="Table_20_Heading">Details</text:p>
            </table:table-cell>
          </table:table-row>
        </table:table-header-rows>
        <table:table-row>
          <table:table-cell table:style-name="Table1.A2" office:value-type="string">
            <text:p text:style-name="Table_20_Contents">JDBC 3.0</text:p>
          </table:table-cell>
          <table:table-cell table:style-name="Table1.B2" office:value-type="string">
            <text:p text:style-name="Text_20_body">Driver passes the complete JDBC compatibility test suite, though some features are not implemented. It is not officially JDBC compliant, because of <text:s/>the high certification costs.</text:p>
          </table:table-cell>
        </table:table-row>
        <table:table-row>
          <table:table-cell table:style-name="Table1.A2" office:value-type="string">
            <text:p text:style-name="Table_20_Contents">JDBC 2.0 Optional Package </text:p>
            <text:p text:style-name="Table_20_Contents">(formerly Standard Extension API)</text:p>
          </table:table-cell>
          <table:table-cell table:style-name="Table1.B2" office:value-type="string">
            <text:p text:style-name="Text_20_body">Jaybird provides an implementation of following interfaces from <text:span text:style-name="Source_20_Text">javax.sql.*</text:span> package:</text:p>
            <text:list xml:id="list8414414101656742744" text:style-name="L41">
              <text:list-item>
                <text:p text:style-name="P30">The <text:span text:style-name="Source_20_Text">ConnectionPoolDataSource</text:span> implementation provides connection and prepared statement pooling.</text:p>
              </text:list-item>
              <text:list-item>
                <text:p text:style-name="P30">The <text:span text:style-name="Source_20_Text">DataSource</text:span> implementation provides seamless integration with major web and application servers.</text:p>
              </text:list-item>
              <text:list-item>
                <text:p text:style-name="P30">The <text:span text:style-name="Source_20_Text">XADataSource</text:span> implementation provides means to use driver in distributed transactions.</text:p>
              </text:list-item>
            </text:list>
          </table:table-cell>
        </table:table-row>
        <table:table-row>
          <table:table-cell table:style-name="Table1.A2" office:value-type="string">
            <text:p text:style-name="Table_20_Contents">JCA 1.0</text:p>
          </table:table-cell>
          <table:table-cell table:style-name="Table1.B2" office:value-type="string">
            <text:p text:style-name="Text_20_body">Jaybird provides an implementation of <text:span text:style-name="Source_20_Text">javax.resource.spi.ManagedConnectionFactory</text:span> and related interfaces. CCI interfaces are not supported.</text:p>
          </table:table-cell>
        </table:table-row>
        <table:table-row>
          <table:table-cell table:style-name="Table1.A2" office:value-type="string">
            <text:p text:style-name="Table_20_Contents">JTA 1.0.1</text:p>
          </table:table-cell>
          <table:table-cell table:style-name="Table1.B2" office:value-type="string">
            <text:p text:style-name="Text_20_body">The driver provides implementation of the <text:span text:style-name="Source_20_Text">javax.transaction.xa.XAResource</text:span> interface via the JCA framework and a <text:span text:style-name="Source_20_Text">javax.sql.XADataSource</text:span> implementation.</text:p>
          </table:table-cell>
        </table:table-row>
        <table:table-row>
          <table:table-cell table:style-name="Table1.A2" office:value-type="string">
            <text:p text:style-name="Table_20_Contents">JAAS 1.0</text:p>
          </table:table-cell>
          <table:table-cell table:style-name="Table1.B2" office:value-type="string">
            <text:p text:style-name="Text_20_body"/>
          </table:table-cell>
        </table:table-row>
        <table:table-row>
          <table:table-cell table:style-name="Table1.A2" office:value-type="string">
            <text:p text:style-name="Table_20_Contents">JMX 1.2</text:p>
          </table:table-cell>
          <table:table-cell table:style-name="Table1.B2" office:value-type="string">
            <text:p text:style-name="Text_20_body">Jaybird provides an MBean that allows creating and dropping databases via JMX agent.</text:p>
          </table:table-cell>
        </table:table-row>
      </table:table>
      <text:h text:style-name="Heading_20_3" text:outline-level="3"><text:bookmark-start text:name="__RefHeading__9758_2139204403"/>Distribution package<text:bookmark-end text:name="__RefHeading__9758_2139204403"/></text:h>
      <text:p text:style-name="Text_20_body">Jaybird driver has compile-time and run-time dependencies to JCA 1.0, JTA 1.0.1, JAAS 1.0 and JDBC 2.0 Optional Package. Additionally, if Log4J classes are found in the class path, it is possible to enable extensive logging inside the driver.</text:p>
      <text:p text:style-name="Text_20_body">Following file groups can be found in distribution package:</text:p>
      <table:table table:name="Table41" table:style-name="Table41">
        <table:table-column table:style-name="Table41.A"/>
        <table:table-column table:style-name="Table41.B"/>
        <table:table-row>
          <table:table-cell table:style-name="Table41.A1" office:value-type="string">
            <text:p text:style-name="Table_20_Heading">File name</text:p>
          </table:table-cell>
          <table:table-cell table:style-name="Table41.B1" office:value-type="string">
            <text:p text:style-name="Table_20_Heading">Description</text:p>
          </table:table-cell>
        </table:table-row>
        <table:table-row>
          <table:table-cell table:style-name="Table41.A2" office:value-type="string">
            <text:p text:style-name="Table_20_Contents">jaybird-2.1.6.jar </text:p>
          </table:table-cell>
          <table:table-cell table:style-name="Table41.B2" office:value-type="string">
            <text:p text:style-name="Table_20_Contents">An archive containing the JDBC driver, the JCA connection manager, the Services API and event management classes.</text:p>
          </table:table-cell>
        </table:table-row>
        <table:table-row>
          <table:table-cell table:style-name="Table41.A2" office:value-type="string">
            <text:p text:style-name="Table_20_Contents">jaybird-full-2.1.6.jar </text:p>
          </table:table-cell>
          <table:table-cell table:style-name="Table41.B2" office:value-type="string">
            <text:p text:style-name="Table_20_Contents">Same as above but also the connection pooling classes.</text:p>
          </table:table-cell>
        </table:table-row>
        <table:table-row>
          <table:table-cell table:style-name="Table41.A2" office:value-type="string">
            <text:p text:style-name="P7">jaybird21.dll </text:p>
          </table:table-cell>
          <table:table-cell table:style-name="Table41.B2" office:value-type="string">
            <text:p text:style-name="Table_20_Contents">Precompiled version of the JNI library for Type 2 and Embedded Server drivers for 32-bit Windows platform.</text:p>
          </table:table-cell>
        </table:table-row>
        <table:table-row>
          <table:table-cell table:style-name="Table41.A2" office:value-type="string">
            <text:p text:style-name="P7">libjaybird21.so </text:p>
          </table:table-cell>
          <table:table-cell table:style-name="Table41.B2" office:value-type="string">
            <text:p text:style-name="Table_20_Contents">Precompiled version of the JNI library for Type 2 and <text:soft-page-break/>Embedded Server drivers for 32-bit Linux platforms.</text:p>
          </table:table-cell>
        </table:table-row>
      </table:table>
      <text:h text:style-name="Heading_20_3" text:outline-level="3"><text:bookmark-start text:name="__RefHeading__9760_2139204403"/>Quality Assurance<text:bookmark-end text:name="__RefHeading__9760_2139204403"/></text:h>
      <text:p text:style-name="Text_20_body">The Jaybird team uses JUnit test cases to assure the quality of the released driver. Also during development unit tests are extensively used. It is not allowed to commit a code to the CVS until it passes all existing unit tests. Also each reproducible bug usually gets its own test case. This guarantees that a clean check out from the CVS can be compiled and will not contain any previously discovered and fixed bug. Currently there are more than 450 test cases covering most of the driver code.</text:p>
      <text:p text:style-name="Text_20_body">Additionally, before the driver is released, is is required to pass JDBC compatibility suite (CTS), which currently contains 1216 test cases. Unfortunately Firebird does not support all features used by the CTS, so some test cases from the original CTS suite were excluded from run.</text:p>
      <text:h text:style-name="Heading_20_3" text:outline-level="3"><text:bookmark-start text:name="__RefHeading__9762_2139204403"/>Useful resources<text:bookmark-end text:name="__RefHeading__9762_2139204403"/></text:h>
      <text:p text:style-name="Heading_20_4">JDBC</text:p>
      <text:p text:style-name="Text_20_body">For extensive JDBC documentation, see the “Documentation” section of <text:s/>Sun's website <text:a xlink:type="simple" xlink:href="http://java.sun.com/products/jdbc/" text:style-name="Internet_20_link" text:visited-style-name="Visited_20_Internet_20_Link">http://java.sun.com/products/jdbc/</text:a>. </text:p>
      <text:p text:style-name="Heading_20_4">Firebird</text:p>
      <text:p text:style-name="Text_20_body">General information about the Firebird database is available from the Firebird web site (<text:a xlink:type="simple" xlink:href="http://www.firebirdsql.org/" text:style-name="Internet_20_link" text:visited-style-name="Visited_20_Internet_20_Link">http://www.firebirdsql.org</text:a>). </text:p>
      <text:p text:style-name="Text_20_body">Information about using SQL in Firebird, see the “Language Reference” and “Developer's Guide” documents, that are available for download from the “Main Downloads” section of the IBPhoenix web site.</text:p>
      <text:p text:style-name="Heading_20_4">Jaybird Support</text:p>
      <text:p text:style-name="Text_20_body">A new resource JaybirdWiki has become available. It can be found at <text:a xlink:type="simple" xlink:href="http://jaybirdwiki.firebirdsql.org/" text:style-name="Internet_20_link" text:visited-style-name="Visited_20_Internet_20_Link">http://jaybirdwiki.firebirdsql.org</text:a>. This is a place where the community shares information about different aspects of Jaybird usage, configuration examples for different applications/servers, tips and tricks, FAQ, etc.</text:p>
      <text:p text:style-name="Text_20_body"/>
      <text:h text:style-name="Heading_20_2" text:outline-level="2"><text:bookmark-start text:name="__RefHeading__9764_2139204403"/>Obtaining a connection<text:bookmark-end text:name="__RefHeading__9764_2139204403"/></text:h>
      <text:p text:style-name="Text_20_body">Jaybird is regular JDBC driver and supports two primary ways to obtain connection: via <text:span text:style-name="Source_20_Text">java.sql.DriverManager</text:span> and via <text:span text:style-name="Source_20_Text">javax.sql.DataSource</text:span> interface.</text:p>
      <text:h text:style-name="Heading_20_3" text:outline-level="3"><text:bookmark-start text:name="__RefHeading__9766_2139204403"/>Obtaining connection java.sql.DriverManager<text:bookmark-end text:name="__RefHeading__9766_2139204403"/></text:h>
      <text:p text:style-name="Text_20_body"><text:span text:style-name="Source_20_Text">java.sql.DriverManager</text:span> historically was the first connection factory in Java. It is based on the concept of the JDBC URL, a string that uniquely identifies JDBC driver to use and the database to which user wants to connect. Additionally there is possibility to specify additional connection parameters, like user name and password. </text:p>
      <text:p text:style-name="Text_20_body">JDBC URL consists of three parts that are presented on <text:sequence-ref text:reference-format="category-and-value" text:ref-name="refIllustration1">Illustration 2.1</text:sequence-ref>. </text:p>
      <text:p text:style-name="Text_20_body"><draw:frame draw:style-name="fr2" draw:name="Frame2" text:anchor-type="as-char" svg:width="13.615cm" draw:z-index="1"><draw:text-box fo:min-height="0.787cm"><text:p text:style-name="Standard"><draw:g text:anchor-type="as-char" svg:y="-1.709cm" draw:z-index="2" draw:style-name="gr1"><draw:custom-shape draw:style-name="gr2" draw:text-style-name="P62" svg:width="8.462cm" svg:height="0.585cm" svg:x="5.175cm" svg:y="0cm"><text:p text:style-name="P61"><text:span text:style-name="T16">localhost/3050:c:/database/example.fdb</text:span></text:p><draw:enhanced-geometry svg:viewBox="0 0 21600 21600" draw:type="rectangle" draw:enhanced-path="M 0 0 L 21600 0 21600 21600 0 21600 0 0 Z N"/></draw:custom-shape><draw:custom-shape draw:style-name="gr2" draw:text-style-name="P62" svg:width="2.724cm" svg:height="0.585cm" svg:x="2.452cm" svg:y="0cm"><text:p text:style-name="P61"><text:span text:style-name="T16">firebirdsql:</text:span></text:p><draw:enhanced-geometry svg:viewBox="0 0 21600 21600" draw:type="rectangle" draw:enhanced-path="M 0 0 L 21600 0 21600 21600 0 21600 0 0 Z N"/></draw:custom-shape><draw:custom-shape draw:style-name="gr2" draw:text-style-name="P62" svg:width="1.452cm" svg:height="0.585cm" svg:x="1cm" svg:y="0cm"><text:p text:style-name="P61"><text:span text:style-name="T16">jdbc:</text:span></text:p><draw:enhanced-geometry svg:viewBox="0 0 21600 21600" draw:type="rectangle" draw:enhanced-path="M 0 0 L 21600 0 21600 21600 0 21600 0 0 Z N"/></draw:custom-shape><draw:line draw:style-name="gr3" draw:text-style-name="P63" svg:x1="1.199cm" svg:y1="0.584cm" svg:x2="2.199cm" svg:y2="0.584cm"><text:p/></draw:line><draw:line draw:style-name="gr3" draw:text-style-name="P63" svg:x1="2.452cm" svg:y1="0.584cm" svg:x2="5.001cm" svg:y2="0.584cm"><text:p/></draw:line><draw:line draw:style-name="gr3" draw:text-style-name="P63" svg:x1="5.5cm" svg:y1="0.584cm" svg:x2="13.501cm" svg:y2="0.584cm"><text:p/></draw:line><draw:frame draw:style-name="gr4" draw:text-style-name="P65" svg:width="3.058cm" svg:height="0.782cm" svg:x="0cm" svg:y="3cm"><draw:text-box><text:p text:style-name="P64"><text:span text:style-name="T17">JDBC protocol</text:span></text:p></draw:text-box></draw:frame><draw:frame draw:style-name="gr5" draw:text-style-name="P65" svg:width="4.303cm" svg:height="1.311cm" svg:x="1.799cm" svg:y="1.499cm"><draw:text-box><text:p text:style-name="P61"><text:span text:style-name="T17">JDBC subprotocol,</text:span></text:p><text:p text:style-name="P61"><text:span text:style-name="T17">identifies driver to use</text:span></text:p></draw:text-box></draw:frame><draw:line draw:style-name="gr3" draw:text-style-name="P63" svg:x1="1.499cm" svg:y1="0.584cm" svg:x2="1.499cm" svg:y2="3.001cm"><text:p/></draw:line><draw:line draw:style-name="gr3" draw:text-style-name="P63" svg:x1="4.001cm" svg:y1="0.584cm" svg:x2="4.001cm" svg:y2="1.499cm"><text:p/></draw:line><draw:frame draw:style-name="gr6" draw:text-style-name="P66" svg:width="7.501cm" svg:height="2.264cm" svg:x="6.001cm" svg:y="1.499cm"><draw:text-box><text:p text:style-name="P61"><text:span text:style-name="T17">RDBMS specific part, identifies the database to which driver must connect, in our case that is </text:span><text:span text:style-name="T16">&lt;host&gt;/&lt;port&gt;:&lt;path to database&gt;</text:span></text:p></draw:text-box></draw:frame><draw:line draw:style-name="gr3" draw:text-style-name="P63" svg:x1="9.5cm" svg:y1="0.584cm" svg:x2="9.5cm" svg:y2="1.499cm"><text:p/></draw:line></draw:g></text:p><text:p text:style-name="Illustration">Illustration <text:sequence text:ref-name="refIllustration1" text:name="Illustration" text:formula="ooow:Illustration+1" style:num-format="1">2.1</text:sequence>: Structure of the JDBC URL</text:p></draw:text-box></draw:frame>First part, <text:span text:style-name="Source_20_Text">"jdbc:firebirdsql:"</text:span> is always fixed and specifies the so called <text:soft-page-break/>protocol and subprotocol for the JDBC connection. In other words, the type of the connection that the application wants to obtain, in our case it is a connection to a Firebird database. Example of obtaining the connection is shown on <text:sequence-ref text:reference-format="category-and-value" text:ref-name="refIllustration2">Illustration 2.2</text:sequence-ref>.</text:p>
      <text:p text:style-name="Text_20_body"><draw:frame draw:style-name="fr3" draw:name="Illustration" text:anchor-type="as-char" svg:width="13.668cm" draw:z-index="7"><draw:text-box fo:min-height="0.787cm"><text:p text:style-name="Preformatted_20_Text">package hello;</text:p><text:p text:style-name="Preformatted_20_Text">import java.sql.*;</text:p><text:p text:style-name="Preformatted_20_Text">public class HelloServer {</text:p><text:p text:style-name="Preformatted_20_Text"><text:s text:c="2"/>public static void main(String[] args) throws Exception {</text:p><text:p text:style-name="Preformatted_20_Text"><text:s text:c="4"/>Class.forName("org.firebirdsql.jdbc.FBDriver");</text:p><text:p text:style-name="Preformatted_20_Text"><text:s text:c="4"/>Connection connection = DriverManager.getConnection(<text:line-break/> <text:s text:c="5"/>"jdbc:firebirdsql:localhost/3050:c:/db/employee.fdb",<text:line-break/> <text:s text:c="5"/>"SYSDBA", "masterkey");</text:p><text:p text:style-name="Preformatted_20_Text"><text:s text:c="4"/>// do something here</text:p><text:p text:style-name="Preformatted_20_Text"><text:s text:c="2"/>}</text:p><text:p text:style-name="Preformatted_20_Text">}</text:p><text:p text:style-name="Illustration">Illustration <text:sequence text:ref-name="refIllustration2" text:name="Illustration" text:formula="ooow:Illustration+1" style:num-format="1">2.2</text:sequence>: Simple example shows how to obtain JDBC connection.</text:p></draw:text-box></draw:frame></text:p>
      <text:p text:style-name="Text_20_body">The first line of this code is important – it tells JVM to load the Jaybird 2.1 JDBC driver. According to JDBC specification, at this point driver registers itself in <text:span text:style-name="Source_20_Text">java.sql.DriverManager</text:span> and tells it for which protocol it is responsible for.</text:p>
      <text:p text:style-name="Text_20_body">There are two ways to register JDBC driver:</text:p>
      <text:list xml:id="list8540134401336428843" text:style-name="L42">
        <text:list-item>
          <text:p text:style-name="P31"><text:span text:style-name="Strong_20_Emphasis">Possibility 1</text:span>. The application loads the driver's class. The JDBC specification requires that during class initialization the driver performs the registration itself.</text:p>
        </text:list-item>
      </text:list>
      <text:p text:style-name="P14">Class.forName("org.firebirdsql.jdbc.FBDriver");</text:p>
      <text:list xml:id="list5100285674994324908" text:style-name="L43">
        <text:list-item>
          <text:p text:style-name="P32"><text:span text:style-name="Strong_20_Emphasis">Possibility 2</text:span>. The JDBC driver is listed in a <text:span text:style-name="Source_20_Text">jdbc.drivers</text:span> system property. For example in your <text:span text:style-name="Source_20_Text">~/.hotjava/properties</text:span> file you can specify following line:</text:p>
        </text:list-item>
      </text:list>
      <text:p text:style-name="Preformatted_20_Text">jdbc.drivers=foo.Driver:org.firebirdsql.jdbc.FBDriver</text:p>
      <text:p text:style-name="Text_20_body">Alternatively you can specify the value of this property during JVM startup:</text:p>
      <text:p text:style-name="Preformatted_20_Text">java <text:line-break/> <text:s/><text:span text:style-name="T4">-Djdbc.drivers=org.firebirdsql.jdbc.FBDriver</text:span><text:line-break/> <text:s/>-classpath jaybird-full-2.1.6.jar;C:/myproject/classes<text:line-break/> <text:s/>my.company.SomeJavaExample</text:p>
      <text:p text:style-name="Text_20_body">The second statement of the example tells the <text:span text:style-name="Source_20_Text">java.sql.DriverManager</text:span> to open database connection to the Firebird server running on the host where Java code is executed, and the path to the database is <text:span text:style-name="Source_20_Text">c:/database/employee.fdb</text:span>. </text:p>
      <text:p text:style-name="Text_20_body">Database specification consists of the name of the server where the database server resides, optionally you can specify a port to which the driver will connect (by default port 3050 is used). The server name can be specified either using its IP address (for example 192.168.0.5) or using its DNS name (for example <text:span text:style-name="Source_20_Text">fb-server.mycompany.com</text:span> or just <text:span text:style-name="Source_20_Text">fb-server</text:span>). </text:p>
      <text:p text:style-name="Text_20_body"><text:soft-page-break/>After the server name and port, path to the database is specified. The format in which the path is specified depends on the platform where the Firebird server runs. On Windows it must include the drive letter and path, for example <text:span text:style-name="Source_20_Text">"c:/database/employee.gdb"</text:span>, which points to the employee database that can be found in a root directory of drive C:. Java allows to use either <text:span text:style-name="Source_20_Text">"/"</text:span> or <text:span text:style-name="Source_20_Text">"\\"</text:span> as path separator on the Windows platform. On Unix and Linux platform, you can use only <text:span text:style-name="Source_20_Text">"/"</text:span> as the path separator. </text:p>
      <text:p text:style-name="Text_20_body">If you are using Firebird 1.5 or higher, you can specify a database alias instead of the absolute database path. For more information about using aliases see the documentation of the Firebird server.</text:p>
      <text:p text:style-name="Heading_20_4">Specifying extended properties</text:p>
      <text:p text:style-name="Text_20_body">What if we want to specify additional connection parameters, a client encoding, for example? JDBC specification provides another method that allows to specify additional connection properties (<text:sequence-ref text:reference-format="category-and-value" text:ref-name="refIllustration3">Illustration 2.3</text:sequence-ref>). <draw:frame draw:style-name="fr4" draw:name="Frame3" text:anchor-type="as-char" svg:width="13.774cm" draw:z-index="62"><draw:text-box fo:min-height="0.499cm"><text:p text:style-name="Preformatted_20_Text">package hello;</text:p><text:p text:style-name="Preformatted_20_Text">import java.sql.*;<text:line-break/>import java.util.*;</text:p><text:p text:style-name="Preformatted_20_Text">public class HelloServerWithEncoding {</text:p><text:p text:style-name="Preformatted_20_Text"><text:s text:c="2"/>public static void main(String[] args) throws Exception {</text:p><text:p text:style-name="Preformatted_20_Text"><text:s text:c="4"/>Class.forName("org.firebirdsql.jdbc.FBDriver");</text:p><text:p text:style-name="Preformatted_20_Text"><text:s text:c="4"/>Properties props = new Properties();</text:p><text:p text:style-name="Preformatted_20_Text"><text:s text:c="4"/>props.setProperty("user", "SYSDBA");<text:line-break/> <text:s text:c="3"/>props.setProperty("password", "masterkey");<text:line-break/> <text:s text:c="3"/>props.setProperty("encoding", "UNICODE_FSS");</text:p><text:p text:style-name="Preformatted_20_Text"><text:s text:c="4"/>Connection connection = DriverManager.getConnection(<text:line-break/> <text:s text:c="5"/>"jdbc:firebirdsql:localhost/3050:C:/employee.gdb",<text:line-break/> <text:s text:c="5"/>props);</text:p><text:p text:style-name="Preformatted_20_Text"><text:s text:c="4"/>// do something here</text:p><text:p text:style-name="Preformatted_20_Text"><text:s text:c="2"/>}</text:p><text:p text:style-name="Preformatted_20_Text">}</text:p><text:p text:style-name="Illustration">Illustration <text:sequence text:ref-name="refIllustration3" text:name="Illustration" text:formula="ooow:Illustration+1" style:num-format="1">2.3</text:sequence>: Obtaining JDBC connection with additional connection properties.</text:p></draw:text-box></draw:frame></text:p>
      <text:p text:style-name="Text_20_body">Additional properties, for example SQL role for the connection can be added to the <text:span text:style-name="Source_20_Text">props</text:span> map. The list of all available extended properties can be found in <text:bookmark-ref text:reference-format="text" text:ref-name="__RefHeading__8392_2139204403">Extended connection properties</text:bookmark-ref>.</text:p>
      <text:p text:style-name="Text_20_body">However, not in every place you can use the above described method. Jaybird provides a possibility to specify extended properties in the JDBC URL. <text:sequence-ref text:reference-format="category-and-value" text:ref-name="refIllustration4">Illustration 2.4</text:sequence-ref> shows the specification for specifying extended JDBC properties <text:soft-page-break/>in the URL. <draw:frame draw:style-name="fr5" draw:name="Frame4" text:anchor-type="as-char" svg:width="13.748cm" draw:z-index="8"><draw:text-box fo:min-height="0.499cm"><text:p text:style-name="Preformatted_20_Text">jdbc:firebirdsql:host[/port]:&lt;path to db&gt;?&lt;properties&gt;</text:p><text:p text:style-name="Preformatted_20_Text">&lt;properties&gt; ::= &lt;property&gt;[&amp;&lt;properties&gt;]<text:line-break/>&lt;property&gt; <text:s text:c="2"/>::= &lt;name&gt;[=&lt;value&gt;]</text:p><text:p text:style-name="Illustration">Illustration <text:sequence text:ref-name="refIllustration4" text:name="Illustration" text:formula="ooow:Illustration+1" style:num-format="1">2.4</text:sequence>: Extended JDBC URL format.</text:p></draw:text-box></draw:frame></text:p>
      <text:p text:style-name="Text_20_body">In this case extended properties are passed together with the URL using the HTTP-like parameter passing scheme: first comes main part of the URL, then “?”, then name-value pairs separated with “&amp;”. Code in <text:sequence-ref text:reference-format="category-and-value" text:ref-name="refIllustration6">Illustration 2.6</text:sequence-ref> is equivalent to the previous example.<draw:frame draw:style-name="fr6" draw:name="Frame6" text:anchor-type="as-char" svg:width="13.721cm" draw:z-index="9"><draw:text-box fo:min-height="0.499cm"><text:p text:style-name="Preformatted_20_Text">import java.sql.*;</text:p><text:p text:style-name="Preformatted_20_Text">...</text:p><text:p text:style-name="Preformatted_20_Text">Class.forName("org.firebirdsql.jdbc.FBDriver");</text:p><text:p text:style-name="Preformatted_20_Text">Connection connection = DriverManager.getConnection(<text:line-break/> <text:s text:c="3"/>"jdbc:firebirdsql:localhost/3050:C:/employee.gdb" + <text:line-break/> <text:s text:c="3"/>"?encoding=UNICODE_FSS",<text:line-break/> <text:s text:c="3"/>"SYSDBA",<text:line-break/> <text:s text:c="3"/>"masterkey");</text:p><text:p text:style-name="Illustration">Illustration <text:sequence text:ref-name="refIllustration5" text:name="Illustration" text:formula="ooow:Illustration+1" style:num-format="1">2.5</text:sequence>: Example of specifying extended properties in JDBC URL.</text:p></draw:text-box></draw:frame></text:p>
      <text:p text:style-name="P4">Obtaining a connection via javax.sql.DataSource</text:p>
      <text:p text:style-name="Text_20_body">JDBC 2.0 specification introduced a new mechanism to obtain database connection without requiring the application to know any specifics of the underlying JDBC driver. The application is required to know a logical name under which application can find an instance of the <text:span text:style-name="Source_20_Text">javax.sql.DataSource</text:span> interface using Java Naming and Directory Interface (JNDI). This is a common way to obtain connections in web and application servers.</text:p>
      <text:p text:style-name="Text_20_body">In order to obtain a connection via <text:span text:style-name="Source_20_Text">DataSource</text:span> object, you can use code showed on <text:sequence-ref text:reference-format="category-and-value" text:ref-name="refIllustration6">Illustration 2.6</text:sequence-ref>. This code assumes that you have correctly configured JNDI properties. For more information about configuring JNDI please refer to the <text:soft-page-break/>documentation provided with your web or application server.<draw:frame draw:style-name="fr5" draw:name="Frame7" text:anchor-type="as-char" svg:width="13.642cm" draw:z-index="63"><draw:text-box fo:min-height="0.499cm"><text:p text:style-name="Preformatted_20_Text">package hello;</text:p><text:p text:style-name="Preformatted_20_Text">import java.sql.*;<text:line-break/>import javax.sql.*;<text:line-break/>import javax.naming.*;</text:p><text:p text:style-name="Preformatted_20_Text">public class HelloServerJNDI {</text:p><text:p text:style-name="Preformatted_20_Text"><text:s text:c="2"/>public static void main(String[] args) throws Exception {</text:p><text:p text:style-name="Preformatted_20_Text"><text:s text:c="4"/>InitialContext ctx = new InitialContext();<text:line-break/> <text:s text:c="3"/>DataSource ds = (DataSource)ctx.lookup("jdbc/SomeDB");</text:p><text:p text:style-name="Preformatted_20_Text"><text:s text:c="4"/>Connection connection = ds.getConnection();</text:p><text:p text:style-name="Preformatted_20_Text"><text:s text:c="4"/>try {</text:p><text:p text:style-name="Preformatted_20_Text"><text:s text:c="6"/>// do something here... </text:p><text:p text:style-name="Preformatted_20_Text"><text:s text:c="4"/>} finally {<text:line-break/> <text:s text:c="5"/>connection.close();<text:line-break/> <text:s text:c="3"/>}</text:p><text:p text:style-name="Preformatted_20_Text"><text:s text:c="2"/>}</text:p><text:p text:style-name="Preformatted_20_Text">}</text:p><text:p text:style-name="Illustration">Illustration <text:sequence text:ref-name="refIllustration6" text:name="Illustration" text:formula="ooow:Illustration+1" style:num-format="1">2.6</text:sequence>: Typical way to obtain JDBC connection via JNDI.</text:p></draw:text-box></draw:frame></text:p>
      <text:p text:style-name="Text_20_body">Usually binding between the <text:span text:style-name="Source_20_Text">DataSource</text:span> object and its JNDI name happens in the configuration of your web or application server. However under some circumstances (e.g. you are developing your own JNDI-enabled application server/framework) you have to do this yourself. You can use the code snippet for this purpose showed on <text:sequence-ref text:reference-format="category-and-value" text:ref-name="refIllustration7">Illustration 2.7</text:sequence-ref>. <draw:frame draw:style-name="fr7" draw:name="Frame8" text:anchor-type="as-char" svg:width="13.668cm" draw:z-index="10"><draw:text-box fo:min-height="0.499cm"><text:p text:style-name="Preformatted_20_Text">import javax.naming.*;</text:p><text:p text:style-name="Preformatted_20_Text">import org.firebirdsql.pool.*;</text:p><text:p text:style-name="Preformatted_20_Text">...</text:p><text:p text:style-name="Preformatted_20_Text">FBWrappingDataSource ds = new FBWrappingDataSource();</text:p><text:p text:style-name="Preformatted_20_Text">ds.setDatabase("localhost/3050:C:/database/employee.gdb");<text:line-break/>ds.setUser("SYSDBA");<text:line-break/>ds.setPassword("masterkey");</text:p><text:p text:style-name="Preformatted_20_Text">InitialContext ctx = new InitialContext();</text:p><text:p text:style-name="Preformatted_20_Text">ctx.bind("jdbc/SomeDB", ds);</text:p><text:p text:style-name="Illustration">Illustration <text:sequence text:ref-name="refIllustration7" text:name="Illustration" text:formula="ooow:Illustration+1" style:num-format="1">2.7</text:sequence>: Programmatic way to instantiate javax.sql.DataSource implementation.</text:p></draw:text-box></draw:frame></text:p>
      <text:p text:style-name="Text_20_body"><text:span text:style-name="Source_20_Text">DataSource</text:span> implementation supports all connection properties available to the <text:span text:style-name="Source_20_Text">DriverManager</text:span> interface, but also it supports additional properties that control connection pooling. For more information on this topic please read the “<text:a xlink:type="simple" xlink:href="#1.4.7.Connection%20Pooling%7Coutline" text:style-name="Internet_20_link" text:visited-style-name="Visited_20_Internet_20_Link">Connection Pooling</text:a>” chapter.</text:p>
      <text:h text:style-name="Heading_20_3" text:outline-level="3"><text:bookmark-start text:name="__RefHeading__9768_2139204403"/>Driver types<text:bookmark-end text:name="__RefHeading__9768_2139204403"/></text:h>
      <text:p text:style-name="Text_20_body">As it was mentioned in the Chapter <text:a xlink:type="simple" xlink:href="#1.3.JayBird Architecture|outline" text:style-name="Internet_20_link" text:visited-style-name="Visited_20_Internet_20_Link">3. Jaybird Architecture</text:a>, Jaybird supports multiple implementations of the GDS interface. The original Jaybird distribution contains two main categories of the GDS implementation: pure Java <text:soft-page-break/>implementation of the Firebird wire protocol and a JNI proxy that can use a dynamically linked library with a compatible API.</text:p>
      <text:p text:style-name="P16"><text:span text:style-name="T5">Below you find the list of existing types and their short configuration description with the corresponding JDBC URLs that should be used to obtain the connection of desired type. The type of the JDBC driver for the </text:span><text:span text:style-name="Source_20_Text"><text:span text:style-name="T5">javax.sql.DataSource</text:span></text:span><text:span text:style-name="T5"> is configured via corresponding property.</text:span></text:p>
      <text:p text:style-name="Heading_20_4">PURE_JAVA type</text:p>
      <text:p text:style-name="Text_20_body">The PURE_JAVA driver type uses pure Java implementation of the Firebird wire protocol. <text:s/>This type is recommended for connecting to a remote database server using TCP/IP sockets. No installation is required except adding the JDBC driver to the class path. <text:s/>This type of driver provides best performance when connecting to the remote server.</text:p>
      <text:p text:style-name="Text_20_body">In order<text:span text:style-name="T6"> to obtain connection using the PURE_JAVA driver type you have to use JDBC URL that was shown on </text:span><text:span text:style-name="T6"><text:sequence-ref text:reference-format="category-and-value" text:ref-name="refIllustration2">Illustration 2.2</text:sequence-ref></text:span><text:span text:style-name="T6">:</text:span></text:p>
      <text:p text:style-name="Preformatted_20_Text">jdbc:<text:span text:style-name="T7">firebirdsql:</text:span>host[/port]:&lt;path to database&gt;</text:p>
      <text:p text:style-name="Text_20_body">When using <text:span text:style-name="Source_20_Text">javax.sql.DataSource</text:span> implementation, you can specify either "PURE_JAVA" or "TYPE4" driver type, however this type is used by default.</text:p>
      <text:p text:style-name="Heading_20_4"><text:reference-mark-start text:name="Type 2 Driver"/>NATIVE and LOCAL types<text:reference-mark-end text:name="Type 2 Driver"/></text:p>
      <text:p text:style-name="Text_20_body">The NATIVE and LOCAL driver types use a JNI proxy to access the Firebird client library and requires installation of the Firebird client. The NATIVE driver type is used to access the remote database server, the LOCAL type accesses the database server running on the same host by means of IPC. <text:s/>Performance of NATIVE driver is approximately 10% lower compared to the PURE_JAVA driver, but LOCAL type has up to 30% higher performance compared to the PURE_JAVA driver when connecting the server on the same host. This is mostly due to the fact that TCP/IP stack is not involved in this mode.</text:p>
      <text:p text:style-name="Text_20_body">In order to instantiate a connection using the NATIVE JDBC driver to connect to a remote server you have to use the following JDBC URL with new subprotocol:</text:p>
      <text:p text:style-name="Preformatted_20_Text">jdbc:<text:span text:style-name="T7">firebirdsql:native:</text:span>host[/port]:&lt;path to database&gt;</text:p>
      <text:p text:style-name="Text_20_body">When connecting to a local database server using the LOCAL driver, you should use following:</text:p>
      <text:p text:style-name="Preformatted_20_Text">jdbc:<text:span text:style-name="T7">firebirdsql:local:</text:span>&lt;absolute path to database&gt;</text:p>
      <text:p text:style-name="Text_20_body">Additionally to the Firebird client library installation, driver requires a JNI proxy to be available to the JVM. The JNI proxy is a platform-dependent dynamically linked library that translates GDS calls into Firebird API calls.</text:p>
      <text:p text:style-name="Heading_20_5">Windows</text:p>
      <text:p text:style-name="Text_20_body">On Windows, the JNI proxy is represented by a dynamically linked library (DLL) <text:span text:style-name="Source_20_Text">jaybird21.dll</text:span>. You have to make this library available <text:s/>through <text:span text:style-name="Source_20_Text">PATH</text:span> environment variable. Alternatively you can specify the directory containing this DLL in <text:span text:style-name="Source_20_Text">java.library.path</text:span> system property. </text:p>
      <text:p text:style-name="Text_20_body">For example, if you put library in the current directory you have to use the following command to start Java:</text:p>
      <text:p text:style-name="Preformatted_20_Text"><text:soft-page-break/>java -Djava.library.path=. com.mycompany.MyClass</text:p>
      <text:p text:style-name="Heading_20_5">Linux</text:p>
      <text:p text:style-name="Text_20_body">On Linux JNI proxy is represented by a shared library <text:span text:style-name="Source_20_Text">libjaybird21.so</text:span>. It must be available through the <text:span text:style-name="Source_20_Text">LD_PATH</text:span> environment variable. Usually shared libraries are stored in the <text:span text:style-name="Source_20_Text">/usr/lib/</text:span> directory; however you will need root permissions to copy <text:span text:style-name="Source_20_Text">libjaybird21.so</text:span> there. Alternatively you can specify directory containing the proxy in <text:span text:style-name="Source_20_Text">java.library.path</text:span> Java system property. See Windows example above for more details.</text:p>
      <text:p text:style-name="Heading_20_5">Limitations</text:p>
      <text:p text:style-name="Text_20_body">Firebird client library is not thread-safe when connecting to a local database server using IPC. Jaybird provides the necessary synchronization in Java code using a static object instance. However, this static object instance is local to the classloader that has loaded the Jaybird classes. </text:p>
      <text:p text:style-name="Text_20_body">In order to guarantee correct synchronization , the Jaybird driver must be loaded by the top-most classloader. <text:s/>For example, when using the Type 2 JDBC driver with a web or application server, you have to add the Jaybird classes to the main classpath (for example, to the <text:span text:style-name="Source_20_Text">lib/</text:span> directory of your web or application server), but <text:span text:style-name="T4">not</text:span> to the web or J2EE application, e.g. the <text:span text:style-name="Source_20_Text">WEB-INF/lib</text:span> directory.</text:p>
      <text:p text:style-name="Heading_20_4"><text:reference-mark-start text:name="Embedded Server"/>EMBEDDED type<text:reference-mark-end text:name="Embedded Server"/></text:p>
      <text:p text:style-name="Text_20_body">The Embedded server JDBC driver is the Type 2 JDBC driver that rather than using the Firebird client library, loads Firebird embedded server library instead. This is the highest performance type of JDBC driver for accessing local databases, as the Java code accesses the database file directly.</text:p>
      <text:p text:style-name="Text_20_body">In order to obtain a connection via DriverManager you have to use following URL:</text:p>
      <text:p text:style-name="Preformatted_20_Text">jdbc:<text:span text:style-name="T7">firebirdsql:embedded:</text:span>&lt;path to database&gt;</text:p>
      <text:p text:style-name="Preformatted_20_Text">jdbc:<text:span text:style-name="T7">firebirdsql:embedded:</text:span>host[/port]:&lt;path to database&gt;</text:p>
      <text:p text:style-name="Text_20_body">When host and, optionally, port is specified, embedded server acts as client library (i.e. you get the same Type 2 behavior as you would get with using “native”).</text:p>
      <text:p text:style-name="Text_20_body">Installation of the JNI proxy is same as described in the “<text:reference-ref text:reference-format="text" text:ref-name="Type 2 Driver">NATIVE and LOCAL types</text:reference-ref>” chapter.</text:p>
      <text:p text:style-name="Heading_20_5">Limitations</text:p>
      <text:p text:style-name="Text_20_body">The Firebird embedded server for Linux is not thread safe. Jaybird provides the needed synchronization in Java code, similar to the one described for the Type 2 JDBC driver. This implies the same restrictions on the classloader that will load the Jaybird classes.</text:p>
      <text:p text:style-name="Text_20_body">The Firebird embedded server for Windows opens databases in exclusive mode. This means that this particular database is accessible only to one Java virtual machine. <text:span text:style-name="Emphasis">There is no exclusive mode on the POSIX platform. When the same database file is accessed by multiple JVM instances, database will be corrupted!</text:span></text:p>
      <text:h text:style-name="Heading_20_3" text:outline-level="3"><text:bookmark-start text:name="__RefHeading__9770_2139204403"/><text:soft-page-break/>Connection Pooling<text:bookmark-end text:name="__RefHeading__9770_2139204403"/></text:h>
      <text:p text:style-name="Text_20_body">Each time a connection is opened via DriverManager, a new physical connection to server is opened. It is closed when the connection is closed. In order to avoid the overhead of creating connections, the DataSource implementation can maintain a cache of open physical connections that can be reused between user sessions.</text:p>
      <text:h text:style-name="Heading_20_3" text:outline-level="3"><text:bookmark-start text:name="__RefHeading__9772_2139204403"/>The javax.sql.ConnectionPoolDataSource implementation<text:bookmark-end text:name="__RefHeading__9772_2139204403"/></text:h>
      <text:p text:style-name="Text_20_body"><text:span text:style-name="Source_20_Text">FBConnectionPoolDataSource</text:span> is an implementation of the <text:span text:style-name="Source_20_Text">javax.sql.ConnectionPoolDataSource</text:span> interface, which is used by an application to obtain <text:span text:style-name="Source_20_Text">PooledConnection</text:span> objects. A <text:span text:style-name="Source_20_Text">PooledConnection</text:span> instance represents a physical connection to a database and is a source of logical connection. Closing a logical connection returns the physical connection back into the pool. Additionally, the logical connection provides caching of prepared statements, which improves application performance even more than connection pooling.</text:p>
      <text:p text:style-name="Text_20_body">Usually the connection pool is specified in web or application server configuration. However, you can instantiate it also inside the application.</text:p>
      <text:p text:style-name="Text_20_body"><text:soft-page-break/><draw:frame draw:style-name="fr8" draw:name="Frame9" text:anchor-type="as-char" svg:width="13.975cm" draw:z-index="40"><draw:text-box fo:min-height="14.185cm"><text:p text:style-name="Preformatted_20_Text">package hello;</text:p><text:p text:style-name="Preformatted_20_Text">import java.sql.*;<text:line-break/>import javax.sql.*;</text:p><text:p text:style-name="Preformatted_20_Text">import org.firebirdsql.pool.*;</text:p><text:p text:style-name="Preformatted_20_Text">public class HelloConnectionPool {</text:p><text:p text:style-name="Preformatted_20_Text"><text:s text:c="2"/>public static void main(String[] args) throws Exception {</text:p><text:p text:style-name="Preformatted_20_Text"><draw:custom-shape text:anchor-type="paragraph" draw:z-index="46" draw:style-name="gr11" draw:text-style-name="P69" svg:width="0.618cm" svg:height="0.618cm" svg:x="0.035cm" svg:y="0.145cm"><text:p text:style-name="P67"><text:span text:style-name="T19">1</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org.firebirdsql.pool.FBConnectionPoolDataSource pool = <text:line-break/> <text:s text:c="5"/>new org.firebirdsql.pool.FBConnectionPoolDataSource();</text:p><text:p text:style-name="Preformatted_20_Text"><draw:custom-shape text:anchor-type="paragraph" draw:z-index="45" draw:style-name="gr7" draw:text-style-name="P69" svg:width="0.618cm" svg:height="0.618cm" svg:x="0cm" svg:y="0.437cm"><text:p text:style-name="P67"><text:span text:style-name="T19">2</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 <text:s text:c="3"/>pool.setMaxPoolSize(5);<text:line-break/> <text:s text:c="3"/>pool.setMinPoolSize(2);<text:line-break/> <text:s text:c="3"/>pool.setMaxStatements(10);<text:line-break/> <text:s text:c="3"/>pool.setMaxIdleTime(30 * 60 * 60);</text:p><text:p text:style-name="Preformatted_20_Text"><draw:custom-shape text:anchor-type="paragraph" draw:z-index="44" draw:style-name="gr7" draw:text-style-name="P69" svg:width="0.618cm" svg:height="0.618cm" svg:x="0cm" svg:y="0.208cm"><text:p text:style-name="P67"><text:span text:style-name="T19">3</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 <text:s text:c="3"/>pool.setDatabase("localhost/3050:C:/db/employee.fdb");<text:line-break/> <text:s text:c="3"/>pool.setUser("SYSDBA");<text:line-break/> <text:s text:c="3"/>pool.setPassword("masterkey");</text:p><text:p text:style-name="Preformatted_20_Text"><draw:custom-shape text:anchor-type="paragraph" draw:z-index="43" draw:style-name="gr11" draw:text-style-name="P69" svg:width="0.618cm" svg:height="0.618cm" svg:x="0.051cm" svg:y="0.189cm"><text:p text:style-name="P67"><text:span text:style-name="T19">4</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 obtain a physical connection to the database<text:line-break/> <text:s text:c="3"/>PooledConnection pooledCon = pool.getPooledConnection();</text:p><text:p text:style-name="Preformatted_20_Text"><draw:custom-shape text:anchor-type="paragraph" draw:z-index="42" draw:style-name="gr11" draw:text-style-name="P69" svg:width="0.618cm" svg:height="0.618cm" svg:x="0.025cm" svg:y="0.21cm"><text:p text:style-name="P67"><text:span text:style-name="T19">5</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 obtain a wrapped connection <text:s text:c="3"/><text:line-break/> <text:s text:c="3"/>Connection connection = pooledCon.getConnection();<text:line-break/> <text:s text:c="3"/>try {</text:p><text:p text:style-name="Preformatted_20_Text"><text:s text:c="6"/>// do something here...</text:p><text:p text:style-name="Preformatted_20_Text"><text:s text:c="4"/>} finally {</text:p><text:p text:style-name="Preformatted_20_Text"><draw:custom-shape text:anchor-type="paragraph" draw:z-index="41" draw:style-name="gr7" draw:text-style-name="P69" svg:width="0.618cm" svg:height="0.618cm" svg:x="0.071cm" svg:y="0.199cm"><text:p text:style-name="P67"><text:span text:style-name="T19">6</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5"/>// release the connection back to pool<text:line-break/> <text:s text:c="5"/>connection.close();<text:line-break/> <text:s text:c="3"/>}</text:p><text:p text:style-name="Preformatted_20_Text"><text:s text:c="2"/>}</text:p><text:p text:style-name="Preformatted_20_Text">}</text:p><text:p text:style-name="Illustration">Illustration <text:sequence text:ref-name="refIllustration8" text:name="Illustration" text:formula="ooow:Illustration+1" style:num-format="1">2.8</text:sequence>.: Example of instantiating and using the javax.sql.ConnectionPoolDataSource implementation</text:p></draw:text-box></draw:frame></text:p>
      <text:p text:style-name="Text_20_body">The code on <text:sequence-ref text:reference-format="category-and-value" text:ref-name="refIllustration8">Illustration 2.8</text:sequence-ref> we perform the following steps:</text:p>
      <text:list xml:id="list5119940594027022107" text:style-name="Numbering_20_1">
        <text:list-item text:start-value="1">
          <text:p text:style-name="P33">Create a connection pool object. In this example we create instance implementing the <text:span text:style-name="Source_20_Text">javax.sql.ConnectionPoolDataSource</text:span> interface. </text:p>
        </text:list-item>
        <text:list-item>
          <text:p text:style-name="P33">Now we specify the pooling properties: maximum of 5 physical connections, with minimum of 2, and each connection will maintain a cache of 10 prepared statements of the same type (i.e. with the same SQL). Connections in the pool that are idle for more than half an hour (30 * 60 * 60 seconds) are closed <text:s/>automatically. <text:s/></text:p>
        </text:list-item>
        <text:list-item>
          <text:p text:style-name="P33">After specifying the pooling properties we set the database connection properties. In our case that is only database path, user name and password, but also any other supported property can be set here.</text:p>
        </text:list-item>
        <text:list-item>
          <text:p text:style-name="P33">Having configured the data source, we obtain the physical connection to the database. Our data source implementation will check the internal connection pool and will open a new physical connection to the database if the pool is empty. An instance of <text:span text:style-name="Source_20_Text">javax.sql.PooledConnection</text:span> represents a physical connection to the database. Calling the <text:span text:style-name="Source_20_Text">PooledConnection.close()</text:span> method <text:soft-page-break/>will close the physical connection to the database and will remove this connection from the pool.</text:p>
        </text:list-item>
        <text:list-item>
          <text:p text:style-name="P33">Now we obtain regular JDBC connection to the database and perform the needed work.</text:p>
        </text:list-item>
        <text:list-item>
          <text:p text:style-name="P33">At the end of processing we close the JDBC connection, but note that we do not close the physical connection, but simply forget the reference to it.</text:p>
        </text:list-item>
      </text:list>
      <text:p text:style-name="Text_20_body">Please pay especial attention to the steps 4, 5 and 6. They show the typical approach of using the JDBC connections in case of connection pooling. The step 4 is to some extent optional – if we use <text:span text:style-name="Source_20_Text">javax.sql.DataSource</text:span> connection factory, it provides already wrapped JDBC connections doing the step 4 implicitly. </text:p>
      <text:p text:style-name="Text_20_body">However it must be a rule for an application to use the <text:span text:style-name="Source_20_Text">try/finally</text:span> block to release the connection. In the XXX chapter we will discuss the transaction boundaries and how they can influence that connection handling, but for the code running in the J2EE environment the <text:span text:style-name="Source_20_Text">try/finally</text:span> guarantees that connections are never leaked in the application code, the container will take care for the rest.</text:p>
      <text:p text:style-name="Text_20_body">List of all pool-related properties can be found in “<text:a xlink:type="simple" xlink:href="#1.8.5.Pool Properties|outline" text:style-name="Internet_20_link" text:visited-style-name="Visited_20_Internet_20_Link">Pool Properties</text:a>” and “<text:a xlink:type="simple" xlink:href="#1.8.6.Runtime Pool Properties|outline" text:style-name="Internet_20_link" text:visited-style-name="Visited_20_Internet_20_Link">Runtime Pool Properties</text:a>”.</text:p>
      <text:h text:style-name="Heading_20_3" text:outline-level="3"><text:bookmark-start text:name="__RefHeading__9774_2139204403"/>Using FBConnectionPoolDataSource with JNDI<text:bookmark-end text:name="__RefHeading__9774_2139204403"/></text:h>
      <text:p text:style-name="Text_20_body">Connection pooling is tightly coupled with the Java Naming and Directory Interface, which provides a network-transparent hierarchical mapping of the symbolic references to objects. As it was showed in <text:sequence-ref text:reference-format="category-and-value" text:ref-name="refIllustration6">Illustration 2.6</text:sequence-ref>, pooled connections are obtained from JNDI using a symbolic reference, a JNDI name. When an application binds an object into JNDI, typically following happens:</text:p>
      <text:list xml:id="list212016056173033" text:continue-list="list9152069844806755127" text:style-name="List_20_1">
        <text:list-item text:start-value="1">
          <text:p text:style-name="P29">If object implements <text:span text:style-name="Source_20_Text">java.io.Serializable</text:span> interface, object is directly bound to the specified name. If application accesses the JNDI from the local JVM, a reference to the object bound in JNDI is returned. If application accesses the JNDI from remote JVM, a serialized copy of an object is sent over the wire to the remote node, where it is deserialized and returned to the application</text:p>
        </text:list-item>
        <text:list-item>
          <text:p text:style-name="P29">If object implements <text:span text:style-name="Source_20_Text">javax.naming.Referencable</text:span> interface, JNDI implementation binds the so-called reference instead of an object. Reference contains all necessary information to reconstruct the object regardless of the JVM in which this operation happens. This is performed with the help of so-called object factories. Object factory knows how to convert instance of <text:span text:style-name="Source_20_Text">javax.naming.Reference</text:span> into an appropriate object.</text:p>
        </text:list-item>
        <text:list-item>
          <text:p text:style-name="P29">If object implements none of the above mentioned interfaces, the behavior is undefined. Usually JNDI provider allows to access bind objects in local JVM, but when access happens in remote JVM, an exception is thrown.</text:p>
        </text:list-item>
      </text:list>
      <text:p text:style-name="Text_20_body"><text:span text:style-name="Source_20_Text">FBConnectionPoolDataSource</text:span> implements both <text:span text:style-name="Source_20_Text">java.io.Serializable</text:span> and <text:span text:style-name="Source_20_Text">javax.naming.Referencable</text:span> interfaces. <text:sequence-ref text:reference-format="category-and-value" text:ref-name="refIllustration9">Illustration 2.9</text:sequence-ref> shows how to create <text:soft-page-break/>and bind the JNDI reference for a <text:span text:style-name="Source_20_Text">FBConnectionPoolDataSource</text:span> class:<draw:frame draw:style-name="fr9" draw:name="Frame11" text:anchor-type="as-char" svg:width="13.975cm" draw:z-index="3"><draw:text-box fo:min-height="9.76cm"><text:p text:style-name="Preformatted_20_Text">package hello;</text:p><text:p text:style-name="Preformatted_20_Text">import javax.naming.*;<text:line-break/>import org.firebirdsql.pool.*;</text:p><text:p text:style-name="Preformatted_20_Text">public class HelloBindJndi {</text:p><text:p text:style-name="Preformatted_20_Text"><text:s text:c="2"/>public static void main(String[] args) throws Exception {</text:p><text:p text:style-name="Preformatted_20_Text"><draw:custom-shape text:anchor-type="paragraph" draw:z-index="6" draw:style-name="gr7" draw:text-style-name="P69" svg:width="0.618cm" svg:height="0.618cm" svg:x="0cm" svg:y="0.229cm"><text:p text:style-name="P67"><text:span text:style-name="T19">1</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Reference ref = new Reference(<text:line-break/> <text:s text:c="7"/>"org.firebirdsql.pool.FBConnectionPoolDataSource");</text:p><text:p text:style-name="Preformatted_20_Text"><draw:custom-shape text:anchor-type="paragraph" draw:z-index="11" draw:style-name="gr7" draw:text-style-name="P68" svg:width="0.618cm" svg:height="0.618cm" svg:x="0cm" svg:y="0.677cm"><text:p text:style-name="P67"><text:span text:style-name="T18">2</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ref.add(new StringRefAddr("maxPoolSize", "5"));<text:line-break/> <text:s text:c="3"/>ref.add(new StringRefAddr("minPoolSize", "2"));<text:line-break/> <text:s text:c="3"/>ref.add(new StringRefAddr("maxStatements", "10"));<text:line-break/> <text:s text:c="3"/>ref.add(new StringRefAddr("maxIdleTime", "108000"));</text:p><text:p text:style-name="Preformatted_20_Text"><draw:custom-shape text:anchor-type="paragraph" draw:z-index="4" draw:style-name="gr7" draw:text-style-name="P68" svg:width="0.618cm" svg:height="0.618cm" svg:x="0cm" svg:y="0.672cm"><text:p text:style-name="P67"><text:span text:style-name="T18">3</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ref.add(new StringRefAddr("database",<text:line-break/> <text:s text:c="7"/>"localhost/3050:C:/db/employee.fdb));<text:line-break/> <text:s text:c="3"/>ref.add(new StringRefAddr("user", "SYSDBA"));<text:line-break/> <text:s text:c="3"/>ref.add(new StringRefAddr("password", "masterkey"));</text:p><text:p text:style-name="Preformatted_20_Text"><draw:custom-shape text:anchor-type="paragraph" draw:z-index="5" draw:style-name="gr7" draw:text-style-name="P68" svg:width="0.618cm" svg:height="0.618cm" svg:x="0cm" svg:y="0.296cm"><text:p text:style-name="P67"><text:span text:style-name="T18">4</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Context ctx = new InitialContext();<text:line-break/> <text:s text:c="3"/>ctx.bind("jdbc/test", ref);</text:p><text:p text:style-name="Preformatted_20_Text"><text:s text:c="2"/>}</text:p><text:p text:style-name="Preformatted_20_Text">}</text:p><text:p text:style-name="Illustration">Illustration <text:sequence text:ref-name="refIllustration9" text:name="Illustration" text:formula="ooow:Illustration+1" style:num-format="1">2.9</text:sequence>.: Example of initializing and binding FBConnectionPoolDataSource reference.</text:p></draw:text-box></draw:frame></text:p>
      <text:list xml:id="list212016065170982" text:continue-list="list5119940594027022107" text:style-name="Numbering_20_1">
        <text:list-item text:start-value="1">
          <text:p text:style-name="P33">Create reference instance for the <text:span text:style-name="Source_20_Text">FBConnectionPoolDataSource</text:span>. According to the JNDI specification we could specify another type here, however the identifier specified here is used later by the object factory to check whether it is responsible for materializing the specified reference. Our object factory accepts only references with the ID equal to <text:span text:style-name="Source_20_Text">"org.firebirdsql.pool.FBConnectionPoolDataSource"</text:span>.</text:p>
        </text:list-item>
        <text:list-item>
          <text:p text:style-name="P33">Fill the pooling properties as reference addresses.</text:p>
        </text:list-item>
        <text:list-item>
          <text:p text:style-name="P33">Fill the database connection properties. Steps 2 and 3 look quite strange from the programming point of view, especially compared to the <text:sequence-ref text:reference-format="category-and-value" text:ref-name="refIllustration8">Illustration 2.8</text:sequence-ref>. However, this approach is very elegant if we consider reading the configuration from the file. In this case we no longer have to use Java reflection to set needed properties – object factory does it for us.</text:p>
        </text:list-item>
        <text:list-item>
          <text:p text:style-name="P33">Create JNDI initial context and bind the reference to the specified name.</text:p>
        </text:list-item>
      </text:list>
      <text:p text:style-name="Text_20_body"><text:soft-page-break/><text:sequence-ref text:reference-format="category-and-value" text:ref-name="refIllustration10">Illustration 2.10</text:sequence-ref> Shows how to access the FBConnectionDataSource bound in previous example:<draw:frame draw:style-name="fr10" draw:name="Frame12" text:anchor-type="as-char" svg:width="13.765cm" draw:z-index="12"><draw:text-box fo:min-height="10.315cm"><text:p text:style-name="Preformatted_20_Text">package hello;</text:p><text:p text:style-name="Preformatted_20_Text">import java.util.*;<text:line-break/>import javax.naming.*;<text:line-break/>import org.firebirdsql.pool.*;</text:p><text:p text:style-name="Preformatted_20_Text">public class HelloLookupJndiFactory {</text:p><text:p text:style-name="Preformatted_20_Text"><text:s text:c="2"/>public static void main(String[] args) throws Exception {</text:p><text:p text:style-name="Preformatted_20_Text"><draw:custom-shape text:anchor-type="paragraph" draw:z-index="16" draw:style-name="gr7" draw:text-style-name="P69" svg:width="0.618cm" svg:height="0.618cm" svg:x="0cm" svg:y="0.042cm"><text:p text:style-name="P67"><text:span text:style-name="T19">1</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Hashtable props = new Hashtable();</text:p><text:p text:style-name="Preformatted_20_Text"><draw:custom-shape text:anchor-type="paragraph" draw:z-index="15" draw:style-name="gr7" draw:text-style-name="P70" svg:width="0.618cm" svg:height="0.618cm" svg:x="0cm" svg:y="0.519cm"><text:p text:style-name="P67"><text:span text:style-name="T20">2</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props.put(<text:line-break/> <text:s text:c="7"/>"java.naming.factory.initial",<text:line-break/> <text:s text:c="7"/>"com.sun.jndi.fscontext.RefFSContextFactory");</text:p><text:p text:style-name="Preformatted_20_Text"><draw:custom-shape text:anchor-type="paragraph" draw:z-index="14" draw:style-name="gr7" draw:text-style-name="P70" svg:width="0.618cm" svg:height="0.618cm" svg:x="0cm" svg:y="0.674cm"><text:p text:style-name="P67"><text:span text:style-name="T20">3</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props.put(<text:line-break/> <text:s text:c="7"/>"java.naming.factory.object", <text:line-break/> <text:s text:c="7"/>"org.firebirdsql.pool.FBConnectionPoolDataSource");</text:p><text:p text:style-name="Preformatted_20_Text"><draw:custom-shape text:anchor-type="paragraph" draw:z-index="13" draw:style-name="gr7" draw:text-style-name="P68" svg:width="0.618cm" svg:height="0.618cm" svg:x="0cm" svg:y="0.538cm"><text:p text:style-name="P67"><text:span text:style-name="T18">4</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Context ctx = new InitialContext(props);<text:line-break/> <text:s text:c="3"/>FBConnectionPoolDataSource pool = <text:line-break/> <text:s text:c="5"/>(FBConnectionPoolDataSource)ctx.lookup("jdbc/test");</text:p><text:p text:style-name="Preformatted_20_Text"><text:s text:c="2"/>}</text:p><text:p text:style-name="Preformatted_20_Text">}</text:p><text:p text:style-name="Illustration">Illustration <text:sequence text:ref-name="refIllustration10" text:name="Illustration" text:formula="ooow:Illustration+1" style:num-format="1">2.10</text:sequence>.: Example of accessing the FBConnectionPoolDataSource via reference.</text:p></draw:text-box></draw:frame></text:p>
      <text:list xml:id="list212016074160777" text:continue-list="list212016065170982" text:style-name="Numbering_20_1">
        <text:list-item text:start-value="1">
          <text:p text:style-name="P33">Create an environment for the JNDI initial context. </text:p>
        </text:list-item>
        <text:list-item>
          <text:p text:style-name="P33">Specify the “ java.naming.factory.initial” property. Our example uses Sun file system JNDI provider. In J2EE environment this property should match the one used by J2EE container. Additionally one has to specify the “java.naming.provider.url” when accessing remote JVM.</text:p>
        </text:list-item>
        <text:list-item>
          <text:p text:style-name="P33">Specify the “ java.naming.factory.object” property. In our case it contains only one object factory – our pool class itself. In J2EE environment one has to configure the environment correctly.</text:p>
        </text:list-item>
        <text:list-item>
          <text:p text:style-name="P33">Create JNDI context and perform the JNDI lookup.</text:p>
        </text:list-item>
      </text:list>
      <text:h text:style-name="Heading_20_3" text:outline-level="3"><text:bookmark-start text:name="__RefHeading__9776_2139204403"/>The javax.sql.DataSource implementation<text:bookmark-end text:name="__RefHeading__9776_2139204403"/></text:h>
      <text:p text:style-name="Text_20_body">The example before showed how to work with the Jaybird 2.1 connection pool. However, the <text:span text:style-name="Source_20_Text">javax.sql.ConnectionPoolDataSource</text:span> is usually not accessible to the application code, as it provides the ability to manipulate physical connections. In a J2EE environment application accesses the instance of <text:span text:style-name="Source_20_Text">javax.sql.DataSource</text:span> interfaces instead. This is usually done by wrapping the connection pool by a simple implementation of the latter interface. Jaybird 2.1 provides such implementation in <text:span text:style-name="Source_20_Text">org.firebirdsql.pool.SimpleDataSource</text:span> class that takes <text:span text:style-name="Source_20_Text">javax.sql.ConnectionPoolDataSource</text:span> as parameter in constructor.</text:p>
      <text:p text:style-name="Text_20_body">Additionally Jaybird 2.1 provides a class that can be used in the same was as the <text:span text:style-name="Source_20_Text">FBConnectionPoolDataSource</text:span>. <text:sequence-ref text:reference-format="category-and-value" text:ref-name="refIllustration11">Illustration 2.11</text:sequence-ref> shows how to instantiate <text:span text:style-name="Source_20_Text">FBWrappingDataSource</text:span> implementation <text:s/>in a client application. <text:soft-page-break/><draw:frame draw:style-name="fr11" draw:name="Frame10" text:anchor-type="as-char" svg:width="13.975cm" draw:z-index="17"><draw:text-box fo:min-height="13.787cm"><text:p text:style-name="Preformatted_20_Text">package hello;</text:p><text:p text:style-name="Preformatted_20_Text">import java.sql.*;<text:line-break/>import javax.sql.*;</text:p><text:p text:style-name="Preformatted_20_Text">import org.firebirdsql.pool.*;</text:p><text:p text:style-name="Preformatted_20_Text">public class HelloConnectionPool {</text:p><text:p text:style-name="Preformatted_20_Text"><text:s text:c="2"/>public static void main(String[] args) throws Exception {</text:p><text:p text:style-name="Preformatted_20_Text"><draw:custom-shape text:anchor-type="paragraph" draw:z-index="31" draw:style-name="gr8" draw:text-style-name="P69" svg:width="0.618cm" svg:height="0.618cm" svg:x="0cm" svg:y="0.212cm"><text:p text:style-name="P67"><text:span text:style-name="T19">1</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org.firebirdsql.pool.FBWrappingDataSource pool = <text:line-break/> <text:s text:c="5"/>new org.firebirdsql.pool.FBWrappingDataSource();</text:p><text:p text:style-name="Preformatted_20_Text"><draw:custom-shape text:anchor-type="paragraph" draw:z-index="30" draw:style-name="gr7" draw:text-style-name="P69" svg:width="0.618cm" svg:height="0.618cm" svg:x="0cm" svg:y="0.704cm"><text:p text:style-name="P67"><text:span text:style-name="T19">2</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pool.setMaxPoolSize(5);<text:line-break/> <text:s text:c="3"/>pool.setMinPoolSize(2);<text:line-break/> <text:s text:c="3"/>pool.setMaxStatements(10);<text:line-break/> <text:s text:c="3"/>pool.setMaxIdleTime(30 * 60 * 60);</text:p><text:p text:style-name="Preformatted_20_Text"><draw:custom-shape text:anchor-type="paragraph" draw:z-index="26" draw:style-name="gr7" draw:text-style-name="P69" svg:width="0.618cm" svg:height="0.618cm" svg:x="0cm" svg:y="0.302cm"><text:p text:style-name="P67"><text:span text:style-name="T19">3</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pool.setDatabase("localhost/3050:C:/db/employee.gdb");<text:line-break/> <text:s text:c="3"/>pool.setUser("SYSDBA");<text:line-break/> <text:s text:c="3"/>pool.setPassword("masterkey");</text:p><text:p text:style-name="Preformatted_20_Text"><draw:custom-shape text:anchor-type="paragraph" draw:z-index="20" draw:style-name="gr8" draw:text-style-name="P69" svg:width="0.618cm" svg:height="0.618cm" svg:x="0cm" svg:y="-0.152cm"><text:p text:style-name="P67"><text:span text:style-name="T19">4</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 no step 4 as in previous example<text:line-break/> <text:s text:c="3"/></text:p><text:p text:style-name="Preformatted_20_Text"><draw:custom-shape text:anchor-type="paragraph" draw:z-index="19" draw:style-name="gr8" draw:text-style-name="P69" svg:width="0.618cm" svg:height="0.618cm" svg:x="0cm" svg:y="0.429cm"><text:p text:style-name="P67"><text:span text:style-name="T19">5</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 obtain a wrapped connection <text:s text:c="3"/><text:line-break/> <text:s text:c="3"/>Connection connection = pool.getConnection();<text:line-break/> <text:s text:c="3"/>try {</text:p><text:p text:style-name="Preformatted_20_Text"><text:s text:c="6"/>// do something here...</text:p><text:p text:style-name="Preformatted_20_Text"><text:s text:c="4"/>} finally {</text:p><text:p text:style-name="Preformatted_20_Text"><draw:custom-shape text:anchor-type="paragraph" draw:z-index="18" draw:style-name="gr7" draw:text-style-name="P69" svg:width="0.618cm" svg:height="0.618cm" svg:x="0cm" svg:y="0.452cm"><text:p text:style-name="P67"><text:span text:style-name="T19">6</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5"/>// release the connection back to pool<text:line-break/> <text:s text:c="5"/>connection.close();<text:line-break/> <text:s text:c="3"/>}</text:p><text:p text:style-name="Preformatted_20_Text"><text:s text:c="2"/>}</text:p><text:p text:style-name="Preformatted_20_Text">}</text:p><text:p text:style-name="Illustration">Illustration <text:sequence text:ref-name="refIllustration11" text:name="Illustration" text:formula="ooow:Illustration+1" style:num-format="1">2.11</text:sequence>.: Example of instantiating and using the javax.sql.DataSource implementation</text:p></draw:text-box></draw:frame>This class is called “wrapping” because it wraps the connection pool and delegates all calls to the underlying implementation. As you can see, the code is very similar to the <text:sequence-ref text:reference-format="category-and-value" text:ref-name="refIllustration8">Illustration 2.8</text:sequence-ref>, only few places are different. <text:s/>Please note, that there is no longer Step 4, the wrapper does this automatically in <text:span text:style-name="Source_20_Text">getConnection()</text:span> method used in Step 5.</text:p>
      <text:h text:style-name="Heading_20_3" text:outline-level="3"><text:bookmark-start text:name="__RefHeading__9778_2139204403"/>The javax.sql.XADataSource implementation<text:bookmark-end text:name="__RefHeading__9778_2139204403"/></text:h>
      <text:p text:style-name="Text_20_body">JDBC 2.0 specification introduced the javax.sql.XADataSource interface that should be used to access connections that can participate in distributed transactions with JTA-compatible transaction coordinator. This gives applications possibility to use two-phase commit to synchronize multiple resource managers.</text:p>
      <text:p text:style-name="Text_20_body">Jaybird 2.1 does not have separate class, but FBConnectionPoolDataSource also implements the javax.sql.XADataSource interface. For information how to instantiate this class please see <text:sequence-ref text:reference-format="category-and-value" text:ref-name="refIllustration8">Illustration 2.8</text:sequence-ref>.</text:p>
      <text:p text:style-name="Text_20_body">Applications usually do not need to access the javax.sql.XADataSource directly, this is task for a J2EE container. Chapter XXX contains more detailed description <text:soft-page-break/>of distributed transactions and contains code to access and manipulate connections that participate in distributed transactions. </text:p>
      <text:p text:style-name="Text_20_body"/>
      <text:p text:style-name="Text_20_body"/>
      <text:p text:style-name="Text_20_body"/>
      <text:h text:style-name="Heading_20_2" text:outline-level="2"><text:bookmark-start text:name="__RefHeading__9780_2139204403"/><text:reference-mark-start text:name="Exceptions"/>Handling exceptions<text:bookmark-end text:name="__RefHeading__9780_2139204403"/><text:reference-mark-end text:name="Exceptions"/></text:h>
      <text:p text:style-name="Text_20_body">An exception handling is probably the most important aspect that directly affects the stability of the application. Correct handling of the error cases guarantees correct functioning of the client code as well as the database server. Additionally, all methods of the interfaces defined in the JDBC specification throw instances of <text:span text:style-name="Source_20_Text">java.sql.SQLException</text:span> to notify about all error conditions that happen during request processing. The <text:span text:style-name="Source_20_Text">SQLException</text:span> is checked exception, which forces Java programmer to either handle it with the try/catch clause or redeclare it in the method signature.</text:p>
      <text:h text:style-name="Heading_20_3" text:outline-level="3"><text:bookmark-start text:name="__RefHeading__9782_2139204403"/>Working with exceptions<text:bookmark-end text:name="__RefHeading__9782_2139204403"/></text:h>
      <text:p text:style-name="Text_20_body">The exception handling becomes even more important if we consider that this topic is either ignored or presented in incorrect form in the most JDBC tutorials. The official JDBC tutorial from Sun Microsystems briefly mentions that exceptions should be handled by using try/catch blocks only at the end of the course, but neither reasons of doing this nor the best practices are presented. </text:p>
      <text:p text:style-name="P13">There are few reasons to think about exception handling in your applications before you start coding. First of all, it is very hard to change the exception handling pattern in the existing code. The changes will affect all layers above the place where the changes in exception handling are made and the new application must be thoroughly tested after the change.</text:p>
      <text:p text:style-name="P13">Another reason was already mentioned on the beginning of this chapter <text:s/>– instances of <text:span text:style-name="Source_20_Text">java.sql.SQLException</text:span> is the only way for the RDBMS server to <text:soft-page-break/>notify about the error condition that happened during request processing. By checking the error code which is sent with the exception application can try to recover from the error. </text:p>
      <text:p text:style-name="P13">And the last but not the least issue is the resource management. When exception happens in the method, the execution flow of Java code differs from the normal one and only correctly coded application will ensure that all allocated resources will be released. The resources in our case are JDBC connections, statement, prepared statement and callable statement objects, result sets, etc. All these objects not only take memory in the Java Virtual Machine in which application runs, but also consume memory on the server, which in worst cases can lead to Denial-of-Service attack.</text:p>
      <text:p text:style-name="P13">A good exception handling strategy requires you do distinguish three kinds of error conditions: </text:p>
      <text:list xml:id="list212016091147393" text:continue-list="list212016056173033" text:style-name="List_20_1">
        <text:list-item text:start-value="1">
          <text:p text:style-name="P46">errors that database access layer can detect and correctly handle; for example, the application might decide to re-execute the business transaction if database server returned a deadlock error;</text:p>
        </text:list-item>
        <text:list-item>
          <text:p text:style-name="P46">errors that database access layer can detect, but is unable to handle; usually those are all database errors that do not have special handling routines;</text:p>
        </text:list-item>
        <text:list-item>
          <text:p text:style-name="P46">errors that database access layer cannot detect without additional code unrelated to the functionality of this layer; basically, all runtime exceptions fall into this category.</text:p>
        </text:list-item>
      </text:list>
      <text:p text:style-name="P13">The handling strategy then consists of </text:p>
      <text:list xml:id="list212016092156389" text:continue-list="list212016091147393" text:style-name="List_20_1">
        <text:list-item text:start-value="1">
          <text:p text:style-name="P46">processing the selected error codes for cases described above;</text:p>
        </text:list-item>
        <text:list-item>
          <text:p text:style-name="P46">converting the generic SQLException into generic business error in the application (this can be throwing some generic exception defined in the application, but can also be an <text:s/>entry in the application event log and short message that asks to retry the operation later);</text:p>
        </text:list-item>
        <text:list-item>
          <text:p text:style-name="P46">some emergency tactics, since the error that happened (e.g. NullPointerException or OutOfMemoryError) was not considered while the application was created, thus possibly leaving it in an unknown state; further operating should be considered dangerous and the corresponding execution branch has to be halted.</text:p>
        </text:list-item>
      </text:list>
      <text:p text:style-name="P13">The problem can be solved if resource allocation and deallocation happens in the same code block and is protected with try/finally block and the code to recover from error conditions should use try/catch blocks. Example of such error and resource handling code is presented on <text:sequence-ref text:reference-format="category-and-value" text:ref-name="refIllustration12">Illustration 3.1</text:sequence-ref>.</text:p>
      <text:p text:style-name="P13"><text:soft-page-break/><draw:frame draw:style-name="fr12" draw:name="Frame32" text:anchor-type="as-char" svg:width="13.501cm" draw:z-index="65"><draw:text-box fo:min-height="0.499cm"><text:p text:style-name="Preformatted_20_Text">PreparedStatement updateSales = null;</text:p><text:p text:style-name="Preformatted_20_Text">String updateString = "update COFFEES " +<text:line-break/> <text:s text:c="3"/>"set SALES = ? where COF_NAME like ?";</text:p><text:p text:style-name="Preformatted_20_Text">updateSales = con.prepareStatement(updateString);</text:p><text:p text:style-name="P15">try {</text:p><text:p text:style-name="Preformatted_20_Text"><text:s text:c="4"/>int [] salesForWeek = {175, 150, 60, 155, 90};<text:line-break/> <text:s text:c="3"/>String [] coffees = {"Colombian", "French_Roast",<text:line-break/> <text:s text:c="7"/>"Espresso", "Colombian_Decaf",<text:line-break/> <text:s text:c="7"/>"French_Roast_Decaf"};</text:p><text:p text:style-name="Preformatted_20_Text"><text:s text:c="4"/>int len = coffees.length;<text:line-break/> <text:s text:c="3"/>for(int i = 0; i &lt; len; i++) {</text:p><text:p text:style-name="Preformatted_20_Text"><text:bookmark-start text:name="DDE_LINK31"/><text:s text:c="4"/><text:bookmark-end text:name="DDE_LINK31"/><text:s text:c="4"/>updateSales.setInt(1, salesForWeek[i]);<text:line-break/> <text:s text:c="7"/>updateSales.setString(2, coffees[i]);</text:p><text:p text:style-name="Preformatted_20_Text"><text:s text:c="8"/><text:span text:style-name="T4">try {</text:span><text:line-break/> <text:s text:c="11"/>updateSales.executeUpdate();</text:p><text:p text:style-name="Preformatted_20_Text"><text:s text:c="8"/><text:span text:style-name="T4">} catch(SQLException ex) {</text:span></text:p><text:p text:style-name="Preformatted_20_Text"><text:s text:c="12"/>if (ex.getErrorCode() == ...)<text:line-break/> <text:s text:c="15"/>// do something<text:line-break/> <text:s text:c="11"/>else<text:line-break/> <text:s text:c="15"/>throw new BusinessDBException(ex);</text:p><text:p text:style-name="Preformatted_20_Text"><text:s text:c="8"/><text:span text:style-name="T4">}</text:span></text:p><text:p text:style-name="Preformatted_20_Text"><text:s text:c="4"/>}</text:p><text:p text:style-name="P15">} finally {</text:p><text:p text:style-name="Preformatted_20_Text"><text:s text:c="4"/>updateSales.close();</text:p><text:p text:style-name="P15">}</text:p><text:p text:style-name="Illustration">Illustration <text:sequence text:ref-name="refIllustration12" text:name="Illustration" text:formula="ooow:Illustration+1" style:num-format="1">3.1</text:sequence>.: Typical resource allocation and error handling patterns</text:p></draw:text-box></draw:frame></text:p>
      <text:p text:style-name="P13">The nested try/catch block shows you an example of handling a deadlock error if it happens (first scenario according to our classification), otherwise the exception is converted and passed to the upper layers (second scenario). As you see, there is no special treatment to the third scenario. </text:p>
      <text:p text:style-name="P13">A possible bug in the JDBC driver could have generated runtime exception in the <text:span text:style-name="Source_20_Text">PreparedStatement.executeUpdate()</text:span> method, which would lead to the statement handle leakage if no try/finally block is used to do the resource cleanup. As a rule of thumb, the “try” keyword should go right after the resource was allocated and the “finally” keyword should be placed right before the resource is freed.</text:p>
      <text:p text:style-name="P13">Such coding practice might look weird, because on the first sight the whole purpose of using the <text:span text:style-name="Source_20_Text">PreparedStatement</text:span> is neglected – statement is prepared, used only once and then deallocated. However, when this practice is combined with the connection and statement pooling, it brings enormous advantage to the application code. The code becomes much more manageable – resource allocations and deallocations happen in the same method and software developer must not remember the places where the same prepared statement might be used – statement pool will either reuse the statement or it will prepare a new one, if it detects that all pooled prepared statements are currently in use. As a side effect, <text:soft-page-break/>application will always use the minimum number of statements handles, which in turn reduces the used resources on the server side.</text:p>
      <text:h text:style-name="Heading_20_3" text:outline-level="3"><text:bookmark-start text:name="__RefHeading__9784_2139204403"/>Warnings<text:bookmark-end text:name="__RefHeading__9784_2139204403"/></text:h>
      <text:p text:style-name="Text_20_body">Some errors returned by the Firebird server are treated as warnings. They are converted into instances of <text:span text:style-name="Source_20_Text">java.sql.SQLWarning</text:span> class in the JDBC layer. These exceptions are not thrown from the driver methods, but added to a connection instance. Currently no warning is added to <text:span text:style-name="Source_20_Text">Statement</text:span> or <text:span text:style-name="Source_20_Text">ResultSet</text:span> objects. </text:p>
      <text:p text:style-name="Text_20_body">Each next warning is appended to the tail of the warning chain. In order to read the warning chain, use the code presented on <text:sequence-ref text:reference-format="category-and-value" text:ref-name="refIllustration13">Illustration 3.2</text:sequence-ref>.</text:p>
      <text:p text:style-name="Text_20_body"><draw:frame draw:style-name="fr12" draw:name="Frame33" text:anchor-type="as-char" svg:width="13.501cm" draw:z-index="66"><draw:text-box fo:min-height="0.499cm"><text:p text:style-name="Preformatted_20_Text">import java.sql.*;</text:p><text:p text:style-name="Preformatted_20_Text">....</text:p><text:p text:style-name="Preformatted_20_Text">SQLWarning warning = connection.getWarnings();</text:p><text:p text:style-name="Preformatted_20_Text">while (warning != null) {</text:p><text:p text:style-name="Preformatted_20_Text"><text:s text:c="4"/>.... // do something with the warning</text:p><text:p text:style-name="Preformatted_20_Text"><text:s text:c="4"/>warning = warning.getNextWarning();</text:p><text:p text:style-name="Preformatted_20_Text">}</text:p><text:p text:style-name="Illustration">Illustration <text:sequence text:ref-name="refIllustration13" text:name="Illustration" text:formula="ooow:Illustration+1" style:num-format="1">3.2</text:sequence>.: Example how to work with the exceptions</text:p></draw:text-box></draw:frame></text:p>
      <text:p text:style-name="Text_20_body">In order to clear existing warning, call <text:span text:style-name="Source_20_Text">Connection.clearWarnings()</text:span> method.</text:p>
      <text:h text:style-name="Heading_20_3" text:outline-level="3"><text:bookmark-start text:name="__RefHeading__9786_2139204403"/>java.sql.SQLException in Jaybird<text:bookmark-end text:name="__RefHeading__9786_2139204403"/></text:h>
      <text:p text:style-name="Text_20_body">An SQLException is a special exception that is thrown by the JDBC connectivity component in case of an error. Each instance of this exception is required to carry the vendor error code (if applicable) and a SQL state according to the X/Open SQLstate or SQL 2003 specifications.</text:p>
      <text:p text:style-name="Text_20_body">When multiple SQL errors happened, they are joined into a chain. Usually the most recent exception is thrown to the application, the exceptions that happened before can be obtained via <text:span text:style-name="Source_20_Text">SQLException.getNextException()</text:span> method.</text:p>
      <text:p text:style-name="Text_20_body">Unfortunately the JDBC specification does not provide a usable exception hierarchy that would allow application to react on the error situations using regular exception handling rather than checking the error code. Only two subclasses are defined in JDBC 3.0 specification:</text:p>
      <text:list xml:id="list212016101171649" text:continue-list="list212016092156389" text:style-name="List_20_1">
        <text:list-item text:start-value="1">
          <text:p text:style-name="P29"><text:span text:style-name="Source_20_Text">java.sql.DataTruncation</text:span> exception is thrown when data truncation error happens.</text:p>
        </text:list-item>
        <text:list-item>
          <text:p text:style-name="P29"><text:span text:style-name="Source_20_Text">java.sql.BatchUpdateException</text:span> exception is thrown when batch of the statement did not execute successfully and contains the result of batch execution.</text:p>
        </text:list-item>
      </text:list>
      <text:p text:style-name="Text_20_body">Upcoming JDBC 4.0 will address this issue by introducing better hierarchy of the exceptions and it will be supported by the next versions of Jaybird.</text:p>
      <text:p text:style-name="Text_20_body">Each of three layers in Jaybird use exceptions most appropriate to the specific layer.</text:p>
      <text:list xml:id="list212016102169157" text:continue-list="list212016101171649" text:style-name="List_20_1">
        <text:list-item text:start-value="1">
          <text:p text:style-name="P29"><text:soft-page-break/><text:span text:style-name="Source_20_Text">org.firebirdsql.gds.GDSException</text:span> is an exception that directly corresponding to the error returned by the database engine. Instances of this class are thrown by the GDS implementations. Upper layers either convert these exceptions into the ones appropriate to that layer or catch them if driver can handle the error condition.</text:p>
        </text:list-item>
        <text:list-item>
          <text:p text:style-name="P29">Subclasses of <text:span text:style-name="Source_20_Text">javax.resource.ResourceException</text:span> are thrown by the JCA layer when an error happens in the JCA-related code. Upper layer converts this exception into a subclass of <text:span text:style-name="Source_20_Text">java.sql.SQLException</text:span>. If the <text:span text:style-name="Source_20_Text">ResourceException</text:span> was caused by the <text:span text:style-name="Source_20_Text">GDSException</text:span>, latter is extracted during conversion preserving the error code. If <text:span text:style-name="Source_20_Text">ResourceException</text:span> was caused by an error condition not related to an error returned by the database engine, error code of the <text:span text:style-name="Source_20_Text">SQLException</text:span> remains 0.</text:p>
        </text:list-item>
        <text:list-item>
          <text:p text:style-name="P29">Subclasses of <text:span text:style-name="Source_20_Text">javax.transaction.XAException</text:span> are thrown when an XA protocol error happens in JCA layer. Similar to the previous case, <text:span text:style-name="Source_20_Text">XAException</text:span> can wrap the <text:span text:style-name="Source_20_Text">GDSException</text:span>, which are extracted during exception conversion to preserve the error code. </text:p>
        </text:list-item>
        <text:list-item>
          <text:p text:style-name="P29">Subclasses of <text:span text:style-name="Source_20_Text">java.sql.SQLException</text:span> are thrown by the JDBC layer. Driver has also few subclasses that might be interesting to the application:</text:p>
          <text:list>
            <text:list-item>
              <text:p text:style-name="P29"><text:span text:style-name="Source_20_Text">org.firebirdsql.jdbc.FBDriverConsistencyCheckException</text:span> – this exception is thrown when driver detects an internal inconsistent state. SQL state is SQL_STATE_GENERAL_ERROR.</text:p>
            </text:list-item>
            <text:list-item>
              <text:p text:style-name="P29"><text:span text:style-name="Source_20_Text">org.firebirdsql.jdbc.FBDriverNotCapableException</text:span> – this exception is thrown when an unsupported method is called. SQL state is SQL_STATE_DRIVER_NOT_CAPABLE.</text:p>
            </text:list-item>
            <text:list-item>
              <text:p text:style-name="P29"><text:span text:style-name="Source_20_Text">org.firebirdsql.jdbc.FBSQLParseException</text:span> – this exception is thrown when incorrect escaped syntax is detected. SQL state is SQL_STATE_INVALID_ESCAPE_SEQ.</text:p>
            </text:list-item>
            <text:list-item>
              <text:p text:style-name="P29"><text:span text:style-name="Source_20_Text">org.firebirdsql.jdbc.field.TypeConversionException</text:span> – this exception is thrown when the driver is asked to perform a type conversion that is not defined in the JDBC specification. For a table of allowed type conversions see <text:bookmark-ref text:reference-format="text" text:ref-name="__RefHeading__8664_2139204403">Data Type Conversion Table</text:bookmark-ref>.</text:p>
            </text:list-item>
          </text:list>
        </text:list-item>
      </text:list>
      <text:h text:style-name="Heading_20_3" text:outline-level="3"><text:bookmark-start text:name="__RefHeading__9788_2139204403"/>SQL states<text:bookmark-end text:name="__RefHeading__9788_2139204403"/></text:h>
      <text:p text:style-name="Text_20_body">Jaybird supports the SQL states from the X/Open standard, however only few states nicely map into the Firebird error codes. Below is the table containing the reported SQL states.</text:p>
      <table:table table:name="Table3" table:style-name="Table3">
        <table:table-column table:style-name="Table3.A"/>
        <table:table-column table:style-name="Table3.B"/>
        <table:table-header-rows>
          <table:table-row>
            <table:table-cell table:style-name="Table3.A1" office:value-type="string">
              <text:p text:style-name="Table_20_Heading">Constant name</text:p>
            </table:table-cell>
            <table:table-cell table:style-name="Table3.B1" office:value-type="string">
              <text:p text:style-name="Table_20_Heading">Constant value</text:p>
            </table:table-cell>
          </table:table-row>
        </table:table-header-rows>
        <table:table-row>
          <table:table-cell table:style-name="Table3.A2" office:value-type="string">
            <text:p text:style-name="Table_20_Contents"><text:span text:style-name="Source_20_Text">SQL_STATE_INVALID_CON_ATTR</text:span></text:p>
          </table:table-cell>
          <table:table-cell table:style-name="Table3.B2" office:value-type="string">
            <text:p text:style-name="Table_20_Contents"><text:span text:style-name="Source_20_Text">"01S00"</text:span></text:p>
          </table:table-cell>
        </table:table-row>
        <table:table-row>
          <table:table-cell table:style-name="Table3.A2" office:value-type="string">
            <text:p text:style-name="Table_20_Contents"><text:span text:style-name="Source_20_Text">SQL_STATE_NO_ROW_AVAIL</text:span></text:p>
          </table:table-cell>
          <table:table-cell table:style-name="Table3.B2" office:value-type="string">
            <text:p text:style-name="Table_20_Contents"><text:span text:style-name="Source_20_Text">"01S06"</text:span></text:p>
          </table:table-cell>
        </table:table-row>
        <table:table-row>
          <table:table-cell table:style-name="Table3.A2" office:value-type="string">
            <text:p text:style-name="Table_20_Contents"><text:span text:style-name="Source_20_Text">SQL_STATE_GENERAL_ERROR</text:span></text:p>
          </table:table-cell>
          <table:table-cell table:style-name="Table3.B2" office:value-type="string">
            <text:p text:style-name="Table_20_Contents"><text:span text:style-name="Source_20_Text">"HY00"</text:span></text:p>
          </table:table-cell>
        </table:table-row>
        <table:table-row>
          <table:table-cell table:style-name="Table3.A2" office:value-type="string">
            <text:p text:style-name="Text_20_body"><text:span text:style-name="Source_20_Text">SQL_STATE_DRIVER_NOT_CAPABLE</text:span></text:p>
          </table:table-cell>
          <table:table-cell table:style-name="Table3.B2" office:value-type="string">
            <text:p text:style-name="Text_20_body"><text:span text:style-name="Source_20_Text">"HYC00"</text:span></text:p>
          </table:table-cell>
        </table:table-row>
        <table:table-row>
          <table:table-cell table:style-name="Table3.A2" office:value-type="string">
            <text:p text:style-name="Table_20_Contents"><text:span text:style-name="Source_20_Text">SQL_STATE_INVALID_COLUMN</text:span></text:p>
          </table:table-cell>
          <table:table-cell table:style-name="Table3.B2" office:value-type="string">
            <text:p text:style-name="Table_20_Contents"><text:span text:style-name="Source_20_Text">"HY02"</text:span></text:p>
          </table:table-cell>
        </table:table-row>
        <text:soft-page-break/>
        <table:table-row>
          <table:table-cell table:style-name="Table3.A2" office:value-type="string">
            <text:p text:style-name="Table_20_Contents"><text:span text:style-name="Source_20_Text">SQL_STATE_INVALID_PARAM_TYPE</text:span></text:p>
          </table:table-cell>
          <table:table-cell table:style-name="Table3.B2" office:value-type="string">
            <text:p text:style-name="Table_20_Contents"><text:span text:style-name="Source_20_Text">"HY105"</text:span></text:p>
          </table:table-cell>
        </table:table-row>
        <table:table-row>
          <table:table-cell table:style-name="Table3.A2" office:value-type="string">
            <text:p text:style-name="Table_20_Contents"><text:span text:style-name="Source_20_Text">SQL_STATE_INVALID_ARG_VALUE</text:span></text:p>
          </table:table-cell>
          <table:table-cell table:style-name="Table3.B2" office:value-type="string">
            <text:p text:style-name="Table_20_Contents"><text:span text:style-name="Source_20_Text">"HY009"</text:span></text:p>
          </table:table-cell>
        </table:table-row>
        <table:table-row>
          <table:table-cell table:style-name="Table3.A2" office:value-type="string">
            <text:p text:style-name="Table_20_Contents"><text:span text:style-name="Source_20_Text">SQL_STATE_WRONG_PARAM_NUM</text:span></text:p>
          </table:table-cell>
          <table:table-cell table:style-name="Table3.B2" office:value-type="string">
            <text:p text:style-name="Table_20_Contents"><text:span text:style-name="Source_20_Text">"07001"</text:span></text:p>
          </table:table-cell>
        </table:table-row>
        <table:table-row>
          <table:table-cell table:style-name="Table3.A2" office:value-type="string">
            <text:p text:style-name="Table_20_Contents"><text:span text:style-name="Source_20_Text">SQL_STATE_NO_RESULT_SET</text:span></text:p>
          </table:table-cell>
          <table:table-cell table:style-name="Table3.B2" office:value-type="string">
            <text:p text:style-name="Table_20_Contents"><text:span text:style-name="Source_20_Text">"07005"</text:span></text:p>
          </table:table-cell>
        </table:table-row>
        <table:table-row>
          <table:table-cell table:style-name="Table3.A2" office:value-type="string">
            <text:p text:style-name="Table_20_Contents"><text:span text:style-name="Source_20_Text">SQL_STATE_INVALID_CONVERSION</text:span></text:p>
          </table:table-cell>
          <table:table-cell table:style-name="Table3.B2" office:value-type="string">
            <text:p text:style-name="Table_20_Contents"><text:span text:style-name="Source_20_Text">"07006"</text:span></text:p>
          </table:table-cell>
        </table:table-row>
        <table:table-row>
          <table:table-cell table:style-name="Table3.A2" office:value-type="string">
            <text:p text:style-name="Table_20_Contents"><text:span text:style-name="Source_20_Text">SQL_STATE_CONNECTION_CLOSED</text:span></text:p>
          </table:table-cell>
          <table:table-cell table:style-name="Table3.B2" office:value-type="string">
            <text:p text:style-name="Table_20_Contents"><text:span text:style-name="Source_20_Text">"08003"</text:span></text:p>
          </table:table-cell>
        </table:table-row>
        <table:table-row>
          <table:table-cell table:style-name="Table3.A2" office:value-type="string">
            <text:p text:style-name="Table_20_Contents"><text:span text:style-name="Source_20_Text">SQL_STATE_CONNECTION_FAILURE_IN_TX</text:span></text:p>
          </table:table-cell>
          <table:table-cell table:style-name="Table3.B2" office:value-type="string">
            <text:p text:style-name="Table_20_Contents"><text:span text:style-name="Source_20_Text">"08007"</text:span></text:p>
          </table:table-cell>
        </table:table-row>
        <table:table-row>
          <table:table-cell table:style-name="Table3.A2" office:value-type="string">
            <text:p text:style-name="Table_20_Contents"><text:span text:style-name="Source_20_Text">SQL_STATE_COMM_LINK_FAILURE</text:span></text:p>
          </table:table-cell>
          <table:table-cell table:style-name="Table3.B2" office:value-type="string">
            <text:p text:style-name="Table_20_Contents"><text:span text:style-name="Source_20_Text">"08S01"</text:span></text:p>
          </table:table-cell>
        </table:table-row>
        <table:table-row>
          <table:table-cell table:style-name="Table3.A2" office:value-type="string">
            <text:p text:style-name="Table_20_Contents"><text:span text:style-name="Source_20_Text">SQL_STATE_INVALID_ESCAPE_SEQ</text:span></text:p>
          </table:table-cell>
          <table:table-cell table:style-name="Table3.B2" office:value-type="string">
            <text:p text:style-name="Table_20_Contents"><text:span text:style-name="Source_20_Text">"22025"</text:span></text:p>
          </table:table-cell>
        </table:table-row>
      </table:table>
      <text:p text:style-name="Text_20_body">Application can use the SQL state codes in the error handling routines which should handle errors that are returned from different databases. But since there is little agreement between RDBMS vendors, this method can be used only for very coarse error distinction.</text:p>
      <text:h text:style-name="Heading_20_3" text:outline-level="3"><text:bookmark-start text:name="__RefHeading__9790_2139204403"/>Useful Firebird error codes<text:bookmark-end text:name="__RefHeading__9790_2139204403"/></text:h>
      <text:p text:style-name="Text_20_body">Contrary to the SQL states, the Firebird native error codes are extremely useful to determine the type of an error that happened.</text:p>
      <text:p text:style-name="Text_20_body">Here you can find a short list of error codes, symbolic names of a corresponding constant in a <text:span text:style-name="Source_20_Text">org.firebirdsql.gds.ISCConstants</text:span> class, the error message and short explanation of an error.</text:p>
      <text:p text:style-name="Heading_20_4">DDL Errors</text:p>
      <text:p text:style-name="Text_20_body">Happen during execution of the DDL requests and two primary error codes are used in Firebird while executing the DDL operations. There are few other rare cases not mentioned here, but the corresponding <text:s/>error messages contain enough information to understand the reason of an error.</text:p>
      <table:table table:name="Table20" table:style-name="Table20">
        <table:table-column table:style-name="Table20.A"/>
        <table:table-column table:style-name="Table20.B"/>
        <table:table-column table:style-name="Table20.C"/>
        <table:table-row>
          <table:table-cell table:style-name="Table20.A1" office:value-type="string">
            <text:p text:style-name="P17"><text:span text:style-name="Source_20_Text">335544351L</text:span></text:p>
          </table:table-cell>
          <table:table-cell table:style-name="Table20.A1" office:value-type="string">
            <text:p text:style-name="P17"><text:span text:style-name="Source_20_Text">isc_no_meta_update</text:span></text:p>
          </table:table-cell>
          <table:table-cell table:style-name="Table20.A1" office:value-type="string">
            <text:p text:style-name="Table_20_Contents"><text:span text:style-name="Source_20_Text">"unsuccessful metadata update"</text:span></text:p>
            <text:p text:style-name="Table_20_Contents">Error happens when the requested DDL <text:s/>operation cannot be completed, for example application tries to define a primary key that will exceed the maximum allowed key size.</text:p>
          </table:table-cell>
        </table:table-row>
        <table:table-row>
          <table:table-cell table:style-name="Table20.A2" office:value-type="string">
            <text:p text:style-name="P8"><text:span text:style-name="Source_20_Text">335544510L</text:span></text:p>
          </table:table-cell>
          <table:table-cell table:style-name="Table20.A2" office:value-type="string">
            <text:p text:style-name="P17"><text:span text:style-name="Source_20_Text">isc_lock_timeout</text:span></text:p>
          </table:table-cell>
          <table:table-cell table:style-name="Table20.A2" office:value-type="string">
            <text:p text:style-name="Table_20_Contents">In combination with <text:span text:style-name="Source_20_Text">isc_obj_in_use </text:span>(<text:span text:style-name="Source_20_Text">335544453L</text:span>) <text:s/>means that the DDL command tries to modify an object that is used in some other place, usually in another transaction. The complete error message will contain the name of the locked object.</text:p>
          </table:table-cell>
        </table:table-row>
        <table:table-row>
          <table:table-cell table:style-name="Table20.A2" office:value-type="string">
            <text:p text:style-name="P17"><text:span text:style-name="Source_20_Text">335544569L</text:span></text:p>
          </table:table-cell>
          <table:table-cell table:style-name="Table20.A2" office:value-type="string">
            <text:p text:style-name="P17"><text:span text:style-name="Source_20_Text">isc_dsql_error</text:span></text:p>
          </table:table-cell>
          <table:table-cell table:style-name="Table20.A2" office:value-type="string">
            <text:p text:style-name="Table_20_Contents">If the third error code is either <text:span text:style-name="Source_20_Text">isc_dsql_datatype_err</text:span> or<text:span text:style-name="Source_20_Text"> isc_dsql_command_err</text:span>, then additional error codes and arguments specify the <text:soft-page-break/>reason why the operation had failed.</text:p>
          </table:table-cell>
        </table:table-row>
      </table:table>
      <text:p text:style-name="Heading_20_4">Lock Errors</text:p>
      <text:p text:style-name="Text_20_body">Lock errors are reported by Firebird primarily when application tries to modify a record which is already modified by a concurrent transaction. Depending on the transaction parameters such error can be reported <text:s/>either right after detecting it or after waiting some defined timeout hoping that concurrent transaction will either commit or rollback and eventually release the resource. More information on transaction locking modes can be found in Chapter <text:reference-ref text:reference-format="chapter" text:ref-name="Transactions">6</text:reference-ref>, <text:reference-ref text:reference-format="text" text:ref-name="Transactions">Using transactions</text:reference-ref>.</text:p>
      <table:table table:name="Table24" table:style-name="Table24">
        <table:table-column table:style-name="Table24.A"/>
        <table:table-column table:style-name="Table24.B"/>
        <table:table-column table:style-name="Table24.C"/>
        <table:table-row>
          <table:table-cell table:style-name="Table24.A1" office:value-type="string">
            <text:p text:style-name="P17"><text:span text:style-name="Source_20_Text">335544345L</text:span></text:p>
          </table:table-cell>
          <table:table-cell table:style-name="Table24.A1" office:value-type="string">
            <text:p text:style-name="P17"><text:span text:style-name="Source_20_Text">isc_lock_conflict</text:span></text:p>
          </table:table-cell>
          <table:table-cell table:style-name="Table24.A1" office:value-type="string">
            <text:p text:style-name="Table_20_Contents"><text:span text:style-name="Source_20_Text">"lock conflict on no wait transaction"</text:span></text:p>
            <text:p text:style-name="Table_20_Contents">This error happens when a “no wait” transaction needs to acquire a lock but finds another concurrent transaction holding a lock. </text:p>
            <text:p text:style-name="Table_20_Contents">Instead of waiting the predefined timeout hoping that concurrent transaction will either commit or rollback, an error is returned to notify an application about the situation.</text:p>
          </table:table-cell>
        </table:table-row>
        <table:table-row>
          <table:table-cell table:style-name="Table24.A2" office:value-type="string">
            <text:p text:style-name="P8"><text:span text:style-name="Source_20_Text">335544510L</text:span></text:p>
          </table:table-cell>
          <table:table-cell table:style-name="Table24.A2" office:value-type="string">
            <text:p text:style-name="P17"><text:span text:style-name="Source_20_Text">isc_lock_timeout</text:span></text:p>
          </table:table-cell>
          <table:table-cell table:style-name="Table24.A2" office:value-type="string">
            <text:p text:style-name="Table_20_Contents"><text:span text:style-name="Source_20_Text">"lock time-out on wait transaction"</text:span></text:p>
            <text:p text:style-name="Table_20_Contents">Similar to the <text:span text:style-name="Source_20_Text">isc_deadlock</text:span>, but is returned when the lock timeout that was specified for the current transaction expired while waiting for a lock.</text:p>
            <text:p text:style-name="P9">Another source of this error are DDL operations that try to obtain a lock on a database object that is currently used in some other place.</text:p>
          </table:table-cell>
        </table:table-row>
        <table:table-row>
          <table:table-cell table:style-name="Table24.A2" office:value-type="string">
            <text:p text:style-name="P17"><text:span text:style-name="Source_20_Text">335544336L</text:span></text:p>
          </table:table-cell>
          <table:table-cell table:style-name="Table24.A2" office:value-type="string">
            <text:p text:style-name="P17"><text:span text:style-name="Source_20_Text">isc_deadlock</text:span></text:p>
          </table:table-cell>
          <table:table-cell table:style-name="Table24.A2" office:value-type="string">
            <text:p text:style-name="Table_20_Contents"><text:span text:style-name="Source_20_Text">"deadlock"</text:span> </text:p>
            <text:p text:style-name="Table_20_Contents">Two transactions experience a deadlock when each of them has a lock on a resource on which another one is trying to obtain a lock.</text:p>
          </table:table-cell>
        </table:table-row>
      </table:table>
      <text:p text:style-name="Heading_20_4">Referential Integrity Errors</text:p>
      <text:p text:style-name="Standard">Referential integrity constrains ensure that database remains in a consistent state after the DML operation and/or whole transaction is completed. Three primary error codes are returned when the defined constraints are violated. The error messages are self-explanatory.</text:p>
      <table:table table:name="Table22" table:style-name="Table22">
        <table:table-column table:style-name="Table22.A"/>
        <table:table-column table:style-name="Table22.B"/>
        <table:table-column table:style-name="Table22.C"/>
        <table:table-row>
          <table:table-cell table:style-name="Table22.A1" office:value-type="string">
            <text:p text:style-name="P17"><text:span text:style-name="Source_20_Text">335544665L</text:span></text:p>
          </table:table-cell>
          <table:table-cell table:style-name="Table22.A1" office:value-type="string">
            <text:p text:style-name="P17"><text:span text:style-name="Source_20_Text">isc_unique_key_violation</text:span></text:p>
          </table:table-cell>
          <table:table-cell table:style-name="Table22.A1" office:value-type="string">
            <text:p text:style-name="Table_20_Contents"><text:span text:style-name="Source_20_Text">violation of PRIMARY or UNIQUE KEY constraint "{0}" on table "{1}"</text:span></text:p>
          </table:table-cell>
        </table:table-row>
        <table:table-row>
          <table:table-cell table:style-name="Table22.A2" office:value-type="string">
            <text:p text:style-name="P8"><text:span text:style-name="Source_20_Text">335544558L</text:span></text:p>
          </table:table-cell>
          <table:table-cell table:style-name="Table22.A2" office:value-type="string">
            <text:p text:style-name="P17"><text:span text:style-name="Source_20_Text">isc_check_constraint</text:span></text:p>
          </table:table-cell>
          <table:table-cell table:style-name="Table22.A2" office:value-type="string">
            <text:p text:style-name="Table_20_Contents"><text:span text:style-name="Source_20_Text">Operation violates CHECK constraint {0} on view or table {1}</text:span></text:p>
          </table:table-cell>
        </table:table-row>
        <table:table-row>
          <table:table-cell table:style-name="Table22.A2" office:value-type="string">
            <text:p text:style-name="P8"><text:span text:style-name="Source_20_Text">335544466L</text:span></text:p>
          </table:table-cell>
          <table:table-cell table:style-name="Table22.A2" office:value-type="string">
            <text:p text:style-name="P17"><text:span text:style-name="Source_20_Text">isc_foreign_key</text:span></text:p>
          </table:table-cell>
          <table:table-cell table:style-name="Table22.A2" office:value-type="string">
            <text:p text:style-name="Table_20_Contents"><text:span text:style-name="Source_20_Text">violation of FOREIGN KEY constraint "{0}" on table "{1}"</text:span></text:p>
          </table:table-cell>
        </table:table-row>
      </table:table>
      <text:p text:style-name="Heading_20_4"><text:soft-page-break/>DSQL Errors</text:p>
      <text:p text:style-name="Text_20_body">This group contains secondary codes for the primary error code <text:span text:style-name="Source_20_Text">isc_dsql_error</text:span> (<text:span text:style-name="Source_20_Text">335544569L</text:span>), that has a message <text:span text:style-name="Source_20_Text">"Dynamic SQL Error"</text:span>. </text:p>
      <table:table table:name="Table23" table:style-name="Table23">
        <table:table-column table:style-name="Table23.A"/>
        <table:table-column table:style-name="Table23.B"/>
        <table:table-column table:style-name="Table23.C"/>
        <table:table-row>
          <table:table-cell table:style-name="Table23.A1" office:value-type="string">
            <text:p text:style-name="P17"><text:span text:style-name="Source_20_Text">335544573L</text:span></text:p>
          </table:table-cell>
          <table:table-cell table:style-name="Table23.A1" office:value-type="string">
            <text:p text:style-name="P17"><text:span text:style-name="Source_20_Text">isc_dsql_datatype_err</text:span></text:p>
          </table:table-cell>
          <table:table-cell table:style-name="Table23.A1" office:value-type="string">
            <text:p text:style-name="Table_20_Contents"><text:span text:style-name="Source_20_Text">"Data type unknown"</text:span></text:p>
            <text:p text:style-name="Table_20_Contents">Usually this error is reported during DDL operation when the specified data type is either unknown or cannot be used in the specified statement. However it also can happen in DML operation, e.g. when an ORDER BY clause contains unknown collation.</text:p>
          </table:table-cell>
        </table:table-row>
        <table:table-row>
          <table:table-cell table:style-name="Table23.A2" office:value-type="string">
            <text:p text:style-name="P17"/>
          </table:table-cell>
          <table:table-cell table:style-name="Table23.A2" office:value-type="string">
            <text:p text:style-name="P17"><text:span text:style-name="Source_20_Text">isc_dsql_command_err</text:span></text:p>
          </table:table-cell>
          <table:table-cell table:style-name="Table23.A2" office:value-type="string">
            <text:p text:style-name="Table_20_Contents"><text:span text:style-name="Source_20_Text">"Invalid command"</text:span></text:p>
            <text:p text:style-name="Table_20_Contents">Error happens either during parsing the specified SQL request or by handling the DDL command.</text:p>
          </table:table-cell>
        </table:table-row>
      </table:table>
      <text:p text:style-name="Heading_20_4">Other Errors</text:p>
      <text:p text:style-name="Text_20_body">This table contains other errors that might be interesting to the application developer, however they do not fall into any of the previous categories.</text:p>
      <table:table table:name="Table21" table:style-name="Table21">
        <table:table-column table:style-name="Table21.A"/>
        <table:table-column table:style-name="Table21.B"/>
        <table:table-column table:style-name="Table21.C"/>
        <table:table-row>
          <table:table-cell table:style-name="Table21.A1" office:value-type="string">
            <text:p text:style-name="P17"><text:span text:style-name="Source_20_Text">335544321L</text:span></text:p>
          </table:table-cell>
          <table:table-cell table:style-name="Table21.A1" office:value-type="string">
            <text:p text:style-name="P17"><text:span text:style-name="Source_20_Text">isc_arith_except</text:span></text:p>
          </table:table-cell>
          <table:table-cell table:style-name="Table21.A1" office:value-type="string">
            <text:p text:style-name="Table_20_Contents"><text:span text:style-name="Source_20_Text">"arithmetic exception, numeric overflow, or string truncation"</text:span></text:p>
            <text:p text:style-name="Table_20_Contents">Happens at runtime when an arithmetic exception happens, like division by zero or the numeric overflow (e.g. number does not fit the 64 bits limit). </text:p>
            <text:p text:style-name="Table_20_Contents">Another source of these errors are all string operations, like string concatenation producing too long string, impossibility to transliterate characters between character sets, etc.</text:p>
            <text:p text:style-name="Table_20_Contents">Future versions of Firebird will provide a secondary code to distinguish the exact reason of an error.</text:p>
          </table:table-cell>
        </table:table-row>
        <table:table-row>
          <table:table-cell table:style-name="Table21.A2" office:value-type="string">
            <text:p text:style-name="P17"><text:span text:style-name="Source_20_Text">335544348L</text:span></text:p>
          </table:table-cell>
          <table:table-cell table:style-name="Table21.A2" office:value-type="string">
            <text:p text:style-name="P17"><text:span text:style-name="Source_20_Text">isc_no_cur_rec</text:span></text:p>
          </table:table-cell>
          <table:table-cell table:style-name="Table21.A2" office:value-type="string">
            <text:p text:style-name="Table_20_Contents"><text:span text:style-name="Source_20_Text">"no current record for fetch operation"</text:span></text:p>
            <text:p text:style-name="Table_20_Contents">Happens when application asks Firebird to fetch a record, but no record is available for fetching.</text:p>
            <text:p text:style-name="Table_20_Contents">Java applications should never get this error, since checks in the JDBC driver prevent application from executing fetch operation on the server side.</text:p>
          </table:table-cell>
        </table:table-row>
        <table:table-row>
          <table:table-cell table:style-name="Table21.A2" office:value-type="string">
            <text:p text:style-name="P17"><text:span text:style-name="Source_20_Text">335544374L</text:span></text:p>
          </table:table-cell>
          <table:table-cell table:style-name="Table21.A2" office:value-type="string">
            <text:p text:style-name="P17"><text:span text:style-name="Source_20_Text">isc_stream_eof</text:span></text:p>
          </table:table-cell>
          <table:table-cell table:style-name="Table21.A2" office:value-type="string">
            <text:p text:style-name="Table_20_Contents"><text:span text:style-name="Source_20_Text">"attempt to fetch past the last record in a record stream"</text:span></text:p>
            <text:p text:style-name="Table_20_Contents">Application tries to execute fetch operation after all records had been already fetched. </text:p>
            <text:p text:style-name="Table_20_Contents">Similar to the previous error, Java application should not get this error due to the checks that happen before issuing the fetch request to the server.</text:p>
          </table:table-cell>
        </table:table-row>
        <table:table-row>
          <table:table-cell table:style-name="Table21.A2" office:value-type="string">
            <text:p text:style-name="P17"><text:span text:style-name="Source_20_Text">335544517L</text:span><text:soft-page-break/></text:p>
          </table:table-cell>
          <table:table-cell table:style-name="Table21.A2" office:value-type="string">
            <text:p text:style-name="P17"><text:span text:style-name="Source_20_Text">isc_except</text:span></text:p>
          </table:table-cell>
          <table:table-cell table:style-name="Table21.A2" office:value-type="string">
            <text:p text:style-name="Table_20_Contents"><text:span text:style-name="Source_20_Text">"exception {0}"</text:span></text:p>
            <text:p text:style-name="Table_20_Contents"><text:soft-page-break/>An custom exception has been raised on the server. Java application can examine the underlying <text:span text:style-name="Source_20_Text">GDSException</text:span> to extract the exception message.</text:p>
          </table:table-cell>
        </table:table-row>
        <table:table-row>
          <table:table-cell table:style-name="Table21.A2" office:value-type="string">
            <text:p text:style-name="P17"><text:span text:style-name="Source_20_Text">335544721L</text:span></text:p>
          </table:table-cell>
          <table:table-cell table:style-name="Table21.A2" office:value-type="string">
            <text:p text:style-name="P17"><text:span text:style-name="Source_20_Text">isc_network_error</text:span></text:p>
          </table:table-cell>
          <table:table-cell table:style-name="Table21.A2" office:value-type="string">
            <text:p text:style-name="Table_20_Contents"><text:span text:style-name="Source_20_Text">Unable to complete network request to host "{0}"</text:span></text:p>
            <text:p text:style-name="Table_20_Contents">This error is thrown when Java application cannot establish connection to the database server due to a network issues, e.g. host name is specified incorrectly, Firebird had not been started on the remote host, firewall configuration prevents client from establishing the connection, etc.</text:p>
          </table:table-cell>
        </table:table-row>
      </table:table>
      <text:p text:style-name="Text_20_body"/>
      <text:p text:style-name="Text_20_body"/>
      <text:h text:style-name="Heading_20_2" text:outline-level="2"><text:bookmark-start text:name="__RefHeading__9792_2139204403"/><text:reference-mark-start text:name="Statements"/>Executing statements<text:bookmark-end text:name="__RefHeading__9792_2139204403"/><text:reference-mark-end text:name="Statements"/></text:h>
      <text:p text:style-name="Text_20_body">After obtaining a connection, the next thing to do is to execute the SQL statement. JDBC specification distinguishes three kinds of statements – regular statements that are execute fixed SQL requests, prepared statements used to executed SQL code with parameters in it and callable statements that are used to execute stored procedures.</text:p>
      <text:h text:style-name="P24" text:outline-level="3"><text:bookmark-start text:name="__RefHeading__9794_2139204403"/>The java.sql.Statement interface<text:bookmark-end text:name="__RefHeading__9794_2139204403"/></text:h>
      <text:p text:style-name="Text_20_body">The <text:span text:style-name="Source_20_Text">java.sql.Statement</text:span> interface is the simplest interface to execute SQL statements. It distinguishes only three types of them:</text:p>
      <text:list xml:id="list212016133142884" text:continue-list="list212016102169157" text:style-name="List_20_1">
        <text:list-item text:start-value="1">
          <text:p text:style-name="P29">statements that return results, or, in other words, queries; </text:p>
        </text:list-item>
        <text:list-item>
          <text:p text:style-name="P29">statements that change the state of the database but return no results;</text:p>
        </text:list-item>
        <text:list-item>
          <text:p text:style-name="P29">INSERT statements that return the values of the columns which were generated by the database engine while inserting the record.</text:p>
        </text:list-item>
      </text:list>
      <text:p text:style-name="Text_20_body">Let's check one of the typical usages showed on <text:sequence-ref text:reference-format="category-and-value" text:ref-name="refIllustration14">Illustration 4.1</text:sequence-ref>. In general the usage pattern of the statement consists of three steps</text:p>
      <text:p text:style-name="Text_20_body"><text:soft-page-break/><draw:frame draw:style-name="fr7" draw:name="Frame5" text:anchor-type="as-char" svg:width="13.774cm" draw:z-index="51"><draw:text-box fo:min-height="5.218cm"><text:p text:style-name="P19"><draw:custom-shape text:anchor-type="paragraph" draw:z-index="55" draw:style-name="gr7" draw:text-style-name="P69" svg:width="0.618cm" svg:height="0.618cm" svg:x="0cm" svg:y="-0.018cm"><text:p text:style-name="P67"><text:span text:style-name="T19">1</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3"/>Statement stmt = connection.createStatement();</text:p><text:p text:style-name="P19"><text:s text:c="4"/>try {</text:p><text:p text:style-name="P19"><draw:custom-shape text:anchor-type="paragraph" draw:z-index="54" draw:style-name="gr7" draw:text-style-name="P69" svg:width="0.618cm" svg:height="0.618cm" svg:x="0cm" svg:y="0.651cm"><text:p text:style-name="P67"><text:span text:style-name="T19">2</text:span></text:p><draw:enhanced-geometry svg:viewBox="0 0 21600 21600" draw:glue-points="10800 0 3160 3160 0 10800 3160 18440 10800 21600 18440 18440 21600 10800 18440 3160" draw:text-areas="3200 3200 18400 18400" draw:type="ellipse" draw:enhanced-path="U 10800 10800 10800 10800 0 360 Z N"/></draw:custom-shape> <text:s text:c="7"/>ResultSet rs = stmt.executeQuery(<text:line-break/> <text:s text:c="11"/>"SELECT firstName, lastName FROM users" +<text:line-break/> <text:s text:c="11"/>" WHERE userId = 5");</text:p><text:p text:style-name="P19"><text:s text:c="8"/>rs.next();</text:p><text:p text:style-name="P19"><text:s text:c="8"/>String firstName = rs.getString(1);<text:line-break/> <text:s text:c="7"/>String lastName = rs.getString(2);</text:p><text:p text:style-name="P19"><draw:custom-shape text:anchor-type="paragraph" draw:z-index="53" draw:style-name="gr7" draw:text-style-name="P69" svg:width="0.618cm" svg:height="0.618cm" svg:x="0cm" svg:y="0.22cm"><text:p text:style-name="P67"><text:span text:style-name="T19">3</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 <text:s text:c="3"/>} finally {<text:line-break/> <text:s text:c="7"/>stmt.close();<text:line-break/> <text:s text:c="3"/>}</text:p><text:p text:style-name="P21">Illustration <text:sequence text:ref-name="refIllustration14" text:name="Illustration" text:formula="ooow:Illustration+1" style:num-format="1">4.1</text:sequence>: Typical way to execute query to get information about the user.</text:p></draw:text-box></draw:frame>:</text:p>
      <text:list xml:id="list212016140149302" text:continue-list="list212016074160777" text:style-name="Numbering_20_1">
        <text:list-item text:start-value="1">
          <text:p text:style-name="P33">Create a <text:span text:style-name="Source_20_Text">Statement</text:span> object by calling the <text:span text:style-name="Source_20_Text">createStatement()</text:span> method of the <text:span text:style-name="Source_20_Text">Connection</text:span> object.</text:p>
        </text:list-item>
        <text:list-item>
          <text:p text:style-name="P33">Use the Statement object by calling its methods, in our case we execute simple query <text:span text:style-name="Source_20_Text">SELECT firstName, lastName FROM users WHERE userId = 5</text:span>. Processing of the query result will be discussed in details in the next chapter.</text:p>
        </text:list-item>
        <text:list-item>
          <text:p text:style-name="P33">Close the statement to release all allocated resources. In our example this is done in the <text:span text:style-name="Source_20_Text">finally</text:span> section of the <text:span text:style-name="Source_20_Text">try/finally</text:span> block.</text:p>
        </text:list-item>
      </text:list>
      <text:p text:style-name="Text_20_body">The fact that connection object is a factory for the statement objects puts a constraint on the object lifetime – statements are bound to the connection; when the connection is closed, all statements that were created by that connection become invalid and the resources allocated by them are released. However, despite that fact that the resources are finally released, it is strongly recommended to use the <text:span text:style-name="Source_20_Text">try/finally</text:span> block, to guarantee that resources are released as soon as possible because of the reasons that will be discussed later.</text:p>
      <text:p text:style-name="Standard">Statement can be executed using the following methods:</text:p>
      <text:list xml:id="list212016142163679" text:continue-list="list212016133142884" text:style-name="List_20_1">
        <text:list-item text:start-value="1">
          <text:p text:style-name="P29"><text:span text:style-name="Source_20_Text">Statement.executeQuery(String)</text:span> – executes a SELECT statement and returns a result set. If the specified statement is not a SELECT statement, an <text:span text:style-name="Source_20_Text">SQLException</text:span> is thrown after the statement execution.</text:p>
        </text:list-item>
        <text:list-item>
          <text:p text:style-name="P29"><text:span text:style-name="Source_20_Text">Statement.executeUpdate(String)</text:span> – executes INSERT, UPDATE, DELETE or DDL<text:note text:id="ftn1" text:note-class="footnote"><text:note-citation>1</text:note-citation><text:note-body><text:p text:style-name="Footnote">DDL – Data Definition Language. This term is used to group all statements that are used to manipulate database schema, i.e. creation of tables, indices, views, etc.</text:p></text:note-body></text:note> statements and returns the number of updated rows. If the specified statement is a query, an <text:span text:style-name="Source_20_Text">SQLException</text:span> is thrown.</text:p>
        </text:list-item>
        <text:list-item>
          <text:p text:style-name="P29"><text:span text:style-name="Source_20_Text">Statement.execute(String)</text:span> – executes a statement and returns <text:span text:style-name="Source_20_Text">true</text:span> when the statement returned a result set, otherwise an update was executed and <text:span text:style-name="Source_20_Text">false</text:span> is returned. You can use <text:span text:style-name="Source_20_Text">Statement.getResultSet()</text:span> method to get the result of the executed query or you can use <text:span text:style-name="Source_20_Text">Statement.getUpdateCount()</text:span> when you have executed update statement.</text:p>
        </text:list-item>
      </text:list>
      <text:p text:style-name="Text_20_body">Statement is closed by calling the <text:span text:style-name="Source_20_Text">Statement.close()</text:span> method. After this the statement object is invalid and cannot be used anymore.</text:p>
      <text:p text:style-name="Text_20_body"><text:soft-page-break/>It is also allowed to use the same object to execute different types of queries one after other. The <text:sequence-ref text:reference-format="category-and-value" text:ref-name="refIllustration15">Illustration 4.2</text:sequence-ref> contains a short example in which application first performs a select to find the ID of the user 'Joe Doe', and if the record is found, it enables his account. </text:p>
      <text:p text:style-name="Text_20_body"><draw:frame draw:style-name="fr13" draw:name="Frame14" text:anchor-type="as-char" svg:width="13.748cm" draw:z-index="67"><draw:text-box fo:min-height="7.516cm"><text:p text:style-name="Preformatted_20_Text">Statement stmt = connection.createStatement();<text:line-break/>try {<text:line-break/> <text:s text:c="3"/>ResultSet rs = stmt.executeQuery(<text:line-break/> <text:s text:c="7"/>"SELECT userId FROM users " + <text:line-break/> <text:s text:c="7"/>"WHERE lastName = 'Doe' AND firstName = 'Joe'");</text:p><text:p text:style-name="Preformatted_20_Text"><text:s text:c="4"/>if (rs.next()) {<text:line-break/> <text:s text:c="7"/>int userId = rs.getInt(1);<text:line-break/> <text:s text:c="7"/>int rowsUpdated = stmt.executeUpdate(<text:line-break/> <text:s text:c="11"/>"UPDATE accounts SET accountEnabled = 1 " +<text:line-break/> <text:s text:c="11"/>"WHERE userId = " + userId);</text:p><text:p text:style-name="Preformatted_20_Text"><text:s text:c="8"/>if (rowsUpdated == 0)<text:line-break/> <text:s text:c="11"/>rowsUpdated = stmt.executeUpdate(<text:line-break/> <text:s text:c="15"/>"INSERT INTO accounts (userId, enabled) " +<text:line-break/> <text:s text:c="15"/>"VALUES (" + userId + ", 1)");</text:p><text:p text:style-name="Preformatted_20_Text"><text:s text:c="8"/>if (rowsUpdated != 1) <text:line-break/> <text:s text:c="11"/>throw new SomeException(<text:line-break/> <text:s text:c="15"/>"User was not updated correctly.");</text:p><text:p text:style-name="Preformatted_20_Text"><text:s text:c="4"/>}</text:p><text:p text:style-name="Preformatted_20_Text">} finally {<text:line-break/> <text:s text:c="3"/>stmt.close();<text:line-break/>}</text:p><text:p text:style-name="P20">Illustration <text:sequence text:ref-name="refIllustration15" text:name="Illustration" text:formula="ooow:Illustration+1" style:num-format="1">4.2</text:sequence>: Using the same statement object multiple times to enable user account.</text:p></draw:text-box></draw:frame></text:p>
      <text:p text:style-name="Text_20_body">The way the code is constructed is quite dangerous because of the result set lifetime constraints that are put by the JDBC specification, please read the chapter <text:s/>where result sets are discussed for more details. However, here it is done intentionally to emphasize that the single object is used to execute SELECT and UPDATE/INSERT statements. It also shows how to check whether the executed statement modified expected number of rows – application first tries to update the account and only if no rows were updated, it inserts new record into the <text:span text:style-name="Source_20_Text">accounts</text:span> table.</text:p>
      <text:p text:style-name="Text_20_body">When application needs to execute DDL statements, it is recommended to use the <text:span text:style-name="Source_20_Text">Statement.execute(String)</text:span> method, as in this case amount of modified records makes little sense. <text:sequence-ref text:reference-format="category-and-value" text:ref-name="refIllustration16">Illustration 4.3</text:sequence-ref> shows an example of creating database <text:soft-page-break/>tables using the above mentioned method. <draw:frame draw:style-name="fr14" draw:name="Frame15" text:anchor-type="as-char" svg:y="0cm" svg:width="13.668cm" draw:z-index="68"><draw:text-box fo:min-height="6.86cm"><text:p text:style-name="Preformatted_20_Text">Statement stmt = connection.createStatement();<text:line-break/>try {<text:line-break/> <text:s text:c="3"/>DatabaseMetaData metaData = connection.getMetaData();</text:p><text:p text:style-name="Preformatted_20_Text"><text:s text:c="4"/>ResultSet tables = metaData.getTables(<text:line-break/> <text:s text:c="7"/>null, null, "customer", new String[]{"TABLE"});</text:p><text:p text:style-name="Preformatted_20_Text"><text:s text:c="4"/>if (!tables.next())<text:line-break/> <text:s text:c="7"/>stmt.execute("CREATE TABLE customer(" + <text:line-break/> <text:s text:c="11"/>"customerId INTEGER NOT NULL PRIMARY KEY, " + <text:line-break/> <text:s text:c="11"/>"firstName VARCHAR(20) NOT NULL, " + <text:line-break/> <text:s text:c="11"/>"lastName VARCHAR(40) NOT NULL)");</text:p><text:p text:style-name="Preformatted_20_Text">} finally {<text:line-break/> <text:s text:c="3"/>stmt.close();<text:line-break/>}</text:p><text:p text:style-name="Illustration">Illustration <text:sequence text:ref-name="refIllustration16" text:name="Illustration" text:formula="ooow:Illustration+1" style:num-format="1">4.3</text:sequence>: Example of creating database tables.</text:p></draw:text-box></draw:frame></text:p>
      <text:p text:style-name="Text_20_body">First, application checks the existence of the table in the database by calling the <text:span text:style-name="Source_20_Text">DatabaseMetaData.getTables(String, String, String, String[])</text:span> method that returns a result set describing the database tables matching the specified search pattern. First two parameters of this method, the database catalog and schema names, are set to <text:span text:style-name="Source_20_Text">null</text:span> as Firebird supports neither catalogs nor schemas. Third parameter is the table name search pattern, in our case we search for the table <text:span text:style-name="Source_20_Text">"customer"</text:span>. Last parameter is the list of table types to check, in our case we check for the <text:span text:style-name="Source_20_Text">"TABLE"</text:span> type. Other tables types are <text:span text:style-name="Source_20_Text">"SYSTEM TABLE"</text:span> and <text:span text:style-name="Source_20_Text">"VIEW"</text:span>. </text:p>
      <text:p text:style-name="Text_20_body">After that application checks if the result set is empty by calling the <text:span text:style-name="Source_20_Text">ResultSet.next()</text:span> method. If no <text:span text:style-name="Source_20_Text">"customer"</text:span> table was found, application creates new table with three columns.</text:p>
      <text:p text:style-name="Text_20_body">As it was already mentioned, the <text:span text:style-name="Source_20_Text">Statement.execute(String)</text:span> method can also be used to execute statements of the unknown type.</text:p>
      <text:p text:style-name="Text_20_body"><draw:frame draw:style-name="fr12" draw:name="Frame16" text:anchor-type="as-char" svg:width="13.536cm" draw:z-index="0"><draw:text-box fo:min-height="0.499cm"><text:p text:style-name="Preformatted_20_Text">Statement stmt = connection.createStatement();<text:line-break/>try {<text:line-break/> <text:s text:c="3"/>boolean hasResultSet = stmt.execute(sql);</text:p><text:p text:style-name="Preformatted_20_Text"><text:s text:c="4"/>if (hasResultSet) {<text:line-break/> <text:s text:c="7"/>ResultSet rs = stmt.getResultSet();<text:line-break/> <text:s text:c="7"/>...<text:line-break/> <text:s text:c="3"/>} else {<text:line-break/> <text:s text:c="7"/>int updateCount = stmt.getUpdateCount();<text:line-break/> <text:s text:c="7"/>...<text:line-break/> <text:s text:c="3"/>}</text:p><text:p text:style-name="Preformatted_20_Text">} finally {<text:line-break/> <text:s text:c="3"/>stmt.close();<text:line-break/>}</text:p></draw:text-box></draw:frame></text:p>
      <text:p text:style-name="Text_20_body">It is worth mentioning, that according to the JDBC specification <text:span text:style-name="Source_20_Text">getResultSet()</text:span> and <text:span text:style-name="Source_20_Text">getUpdateCount()</text:span> methods can be only called once per result, and in case of using Firebird, that means once per executed statement, since Firebird does not support multiple results from a single statement. Calling the methods the second time will cause an exception.</text:p>
      <text:h text:style-name="Heading_20_3" text:outline-level="3"><text:bookmark-start text:name="__RefHeading__9796_2139204403"/><text:soft-page-break/>Statement behind the scenes<text:bookmark-end text:name="__RefHeading__9796_2139204403"/></text:h>
      <text:p text:style-name="Text_20_body">The example on <text:sequence-ref text:reference-format="category-and-value" text:ref-name="refIllustration15">Illustration 4.2</text:sequence-ref> requires us to discuss the statement object dynamics, its life cycle and how it affects other subsystems in details.</text:p>
      <text:p text:style-name="Heading_20_4"><text:reference-mark-start text:name="Statement dynamics"/>Statement dynamics<text:reference-mark-end text:name="Statement dynamics"/></text:p>
      <text:p text:style-name="Text_20_body">When the Java application executes statement, a lot more operations happen behind the scenes:</text:p>
      <text:list xml:id="list212016153160756" text:continue-list="list212016140149302" text:style-name="Numbering_20_1">
        <text:list-item text:start-value="1">
          <text:p text:style-name="P47">A new statement object is allocated on the server. Firebird returns to the client a 32-bit identifier of the allocated object, a statement handle, that must be used in next operations.</text:p>
        </text:list-item>
        <text:list-item>
          <text:p text:style-name="P33">An SQL statement is compiled into an executable form and is associated with the specified statement handle.</text:p>
        </text:list-item>
        <text:list-item>
          <text:p text:style-name="P33">Jaybird asks server to describe the statement and Firebird returns the information about the statement type and possible statement input parameters (we will discuss this with prepared statements) and output parameters, namely a result set columns.</text:p>
        </text:list-item>
        <text:list-item>
          <text:p text:style-name="P33">If no parameters are required for the statement, Jaybird tells Firebird to execute statement passing the statement handle into corresponding method.</text:p>
        </text:list-item>
      </text:list>
      <text:p text:style-name="Text_20_body">After this Jaybird has to make a decision depending on the operation that was called.</text:p>
      <text:list xml:id="list212016154166261" text:continue-list="list212016142163679" text:style-name="List_20_1">
        <text:list-item text:start-value="1">
          <text:p text:style-name="P29">If <text:span text:style-name="Source_20_Text">Statement.execute()</text:span> method was used, Jaybird only checks the statement type to decide whether it should return true, telling the application that there is a result set for this operation, or false, if statement did not return any result set.</text:p>
        </text:list-item>
        <text:list-item>
          <text:p text:style-name="P29">If <text:span text:style-name="Source_20_Text">Statement.executeUpdate()</text:span> method was called Jaybird asks Firebird to give the information about the number of affected rows. This method can be called only if the statement type tells that no query can be returned by the statement. When it is called for queries, an exception is thrown despite the fact that the statement was successfully executed on the server.</text:p>
        </text:list-item>
        <text:list-item>
          <text:p text:style-name="P29">If <text:span text:style-name="Source_20_Text">Statement.executeQuery()</text:span> method was called and statement type tells that <text:s/>result set can be returned, Jaybird constructs a <text:span text:style-name="Source_20_Text">ResultSet</text:span> object and returns it to the application. No additional checks, like whether result set contains rows, are performed, as it is the responsibility of the <text:span text:style-name="Source_20_Text">ResultSet</text:span> object. If this method is used for the statements that do not return result set, an exception is thrown despite the fact that the statement was successfully executed on the server.</text:p>
        </text:list-item>
      </text:list>
      <text:p text:style-name="Text_20_body">When the application does not need to know how many rows were modified, it should use the <text:span text:style-name="Source_20_Text">execute()</text:span> method instead of <text:span text:style-name="Source_20_Text">executeUpdate()</text:span> one. This saves additional call to the server to get the number of modified rows and significantly increases the performance in the situations where network latency is comparable with the statement execution times. </text:p>
      <text:p text:style-name="Text_20_body">The <text:span text:style-name="Source_20_Text">execute()</text:span> method is also the only method that can be used when the application does not know what kind of statement is being executed (for example, an application that allows the user to enter SQL statements to execute).</text:p>
      <text:p text:style-name="Text_20_body"><text:soft-page-break/>After using the statement object application should close it. Two different possibilities exist – to close the result set object associated with the statement handle and to close the object completely. </text:p>
      <text:p text:style-name="Text_20_body">If, for example, we want to reuse the statement object for another query, it is not necessary to completely release the allocated structures. Jaybird is required only to compile a new statement before using it, in other words we can skip the step 1. This saves us one round-trip to the server over the network, which might improve the application performance. </text:p>
      <text:p text:style-name="Text_20_body">If we close the statement completely, the allocated statement handle is no longer usable. Jaybird could allocate a new statement handle, however the implementation does not allow to use the <text:span text:style-name="Source_20_Text">Statement</text:span> object after <text:span text:style-name="Source_20_Text">close()</text:span> method has been called to comply with the JDBC specification.</text:p>
      <text:p text:style-name="Heading_20_4">Statement lifetime and DDL</text:p>
      <text:p text:style-name="Text_20_body">The step 2 in the previous chapter is probably the most important, and usually, most expensive part of the statement execution life cycle.</text:p>
      <text:p text:style-name="Text_20_body">As it was already told, when Firebird server receives the “prepare statement” call, it parses the SQL statement and converts it into the executable form – BLR representation. BLR, a Binary Language Representation, contains low-level commands to traverse the database tables, conditions that are used to filter records, defines the order in which records are accessed, indices that are used to improve the performance, etc.</text:p>
      <text:p text:style-name="Text_20_body">When a BLR is prepared, it holds the references to all database object definitions that are used during that statement execution. This mechanism preserves the database schema consistency, it saves the statement objects from the “surprises” like accessing the database table that is been accessed by some application.</text:p>
      <text:p text:style-name="Text_20_body">However, holding a reference on the database objects has one very unpleasant effect – it is not possible to upgrade the database schema, if there are active connections to the database with open statements referencing the objects being upgraded. In other words, if two application are running and one is trying to modify the table, view, procedure or trigger definition while another one is accessing those objects, the first application will receive an error 335544453 “object is in use”. </text:p>
      <text:p text:style-name="Text_20_body">Therefore it is strongly recommended to close the statement as soon as it is no longer needed. This invalidates the BLR and release all references to the database objects, making them available for the modification. </text:p>
      <text:p text:style-name="Text_20_body">Special care should be taken when the statement pooling is used (check the details on page <text:reference-ref text:reference-format="page" text:ref-name="Prepared statement pooling - advantages and drawbacks">42</text:reference-ref>). In this case statements are not released even if the <text:span text:style-name="Source_20_Text">close()</text:span> method is called. The only possibility to close the pooled statements is to close the pooled connections. Please check the corresponding chapter for more information.</text:p>
      <text:h text:style-name="Heading_20_3" text:outline-level="3"><text:bookmark-start text:name="__RefHeading__9798_2139204403"/>The java.sql.PreparedStatement interface<text:bookmark-end text:name="__RefHeading__9798_2139204403"/></text:h>
      <text:p text:style-name="Text_20_body">As we have seen, Jaybird already performs internal optimization when it comes to multiple statement execution – it can reuse the allocated statement handle in subsequent calls. However this improvement is very small and sometimes can <text:soft-page-break/>even be neglected when compared to the time needed to compile the SQL statement into the BLR form.</text:p>
      <text:p text:style-name="Text_20_body">The <text:span text:style-name="Source_20_Text">PreparedStatement</text:span> interface addresses such inefficiency. An object that implements this interface represents a precompiled statement that can be executed multiple times. If we use the execution flow described in the “<text:reference-ref text:reference-format="text" text:ref-name="Statement dynamics">Statement dynamics</text:reference-ref>” chapter, it allows to go directly to the step 4 for the subsequent executions.</text:p>
      <text:p text:style-name="Text_20_body">However, executing the same statement with the same values makes little sense, unless we want to fill the table with the same data, which usually is not the case. Therefore, JDBC provides support for the parametrized statements – SQL statements where literals are replaced with the question marks. Application is required to fill the parameters before executing the statement. </text:p>
      <text:p text:style-name="Text_20_body">Our first example in this chapter can be rewritten the way it is showed on <text:sequence-ref text:reference-format="category-and-value" text:ref-name="refIllustration17">Illustration 4.4</text:sequence-ref>. At the first glance the code became more complicated without any <text:soft-page-break/>visible advantage.<draw:frame draw:style-name="fr7" draw:name="Frame17" text:anchor-type="as-char" svg:width="13.695cm" draw:z-index="21"><draw:text-box fo:min-height="0.499cm"><text:p text:style-name="Preformatted_20_Text">PreparedStatement stmt1 = connection.prepareStatement(<text:line-break/> <text:s text:c="3"/>"SELECT userId FROM users WHERE " + <text:line-break/> <text:s text:c="3"/>"lastName = ? AND firstName = ?");<text:line-break/>try {<text:line-break/> <text:s text:c="3"/>stmt1.setString(1, "Doe");<text:line-break/> <text:s text:c="3"/>stmt1.setString(2, "Joe");<text:line-break/> <text:s text:c="3"/>ResultSet rs = stmt1.executeQuery();</text:p><text:p text:style-name="Preformatted_20_Text"><text:s text:c="4"/>if (rs.next()) {<text:line-break/> <text:s text:c="7"/>int userId = rs.getInt(1);</text:p><text:p text:style-name="Preformatted_20_Text"><text:s text:c="8"/>PreparedStatement stmt2 = <text:line-break/> <text:s text:c="11"/>connection.prepareStatement(<text:line-break/> <text:s text:c="15"/>"UPDATE accounts SET accountEnabled = 1 " +<text:line-break/> <text:s text:c="15"/>"WHERE userId = ?" );</text:p><text:p text:style-name="Preformatted_20_Text"><text:s text:c="8"/>int rowsUpdated;</text:p><text:p text:style-name="Preformatted_20_Text"><text:s text:c="8"/>try {<text:line-break/> <text:s text:c="11"/>stmt2.setInt(1, userId);</text:p><text:p text:style-name="Preformatted_20_Text"><text:s text:c="12"/>rowsUpdated = stmt2.executeUpdate();</text:p><text:p text:style-name="Preformatted_20_Text"><text:s text:c="12"/>if (rowsUpdated == 0) {<text:line-break/> <text:s text:c="15"/>PreparedStatement stmt3 =<text:line-break/> <text:s text:c="19"/>connection.prepareStatement( <text:line-break/> <text:s text:c="23"/>"INSERT INTO accounts " + <text:line-break/> <text:s text:c="23"/>"(userId, enabled) VALUES (?, 1)");<text:line-break/> <text:s text:c="15"/>try {<text:line-break/> <text:s text:c="19"/>stmt3.setInt(1, userId);<text:line-break/> <text:s text:c="19"/>rowsUpdated = stmt3.executeUpdate();<text:line-break/> <text:s text:c="15"/>} finally {<text:line-break/> <text:s text:c="19"/>stmt3.close();<text:line-break/> <text:s text:c="15"/>}</text:p><text:p text:style-name="Preformatted_20_Text"><text:s text:c="12"/>if (rowsUpdated != 1) <text:line-break/> <text:s text:c="15"/>throw new SomeException(<text:line-break/> <text:s text:c="19"/>"User was not updated correctly.");<text:line-break/> <text:s text:c="7"/>} finally {<text:line-break/> <text:s text:c="11"/>stmt2.close();<text:line-break/> <text:s text:c="7"/>}<text:line-break/> <text:s text:c="3"/>}</text:p><text:p text:style-name="Preformatted_20_Text">} finally {<text:line-break/> <text:s text:c="3"/>stmt1.close();<text:line-break/>}</text:p><text:p text:style-name="Illustration">Illustration <text:sequence text:ref-name="refIllustration17" text:name="Illustration" text:formula="ooow:Illustration+1" style:num-format="1">4.4</text:sequence>: Example for user account update rewritten using prepared statements.</text:p></draw:text-box></draw:frame></text:p>
      <text:list xml:id="list212016162151521" text:continue-list="list212016154166261" text:style-name="List_20_1">
        <text:list-item text:start-value="1">
          <text:p text:style-name="P29">First, instead of using the one statement object we have to use three – one per statement.</text:p>
        </text:list-item>
        <text:list-item>
          <text:p text:style-name="P29">Second, before executing the statement we have to set parameters first. As it is showed on the example, parameters are referenced by their position. The <text:span text:style-name="Source_20_Text">PreparedStatement</text:span> interface provides setter methods for all primitive types in Java as well as for some widely used SQL data types (BLOBs, CLOBs, etc.). The NULL value is set by calling the <text:span text:style-name="Source_20_Text">PreparedStatement.setNull(int)</text:span> method.</text:p>
        </text:list-item>
        <text:list-item>
          <text:p text:style-name="P29">Third, we are forced now to use three nested <text:span text:style-name="Source_20_Text">try/finally</text:span> blocks, which makes code less readable.</text:p>
        </text:list-item>
      </text:list>
      <text:p text:style-name="Text_20_body"><text:soft-page-break/>So, where's the advantage? First of all, we can redesign our application to prepare those statements before calling that code (for example in a constructor) and close them when application is shut down. In this case the code is even more compact (see <text:sequence-ref text:reference-format="category-and-value" text:ref-name="refIllustration18">Illustration 4.5</text:sequence-ref>). Unfortunately the application is now responsible for prepared statement management. When connection is closed, the prepared statement object will be invalidated, but the application will not be notified about this fact. Also, if the application uses similar statements in different parts of the application, the refactoring might affect many classes, possibly destabilizing the code. So, the refactoring on the <text:sequence-ref text:reference-format="category-and-value" text:ref-name="refIllustration18">Illustration 4.5</text:sequence-ref> is not something we want to do.<draw:frame draw:style-name="fr15" draw:name="Frame18" text:anchor-type="as-char" svg:width="13.695cm" draw:z-index="22"><draw:text-box fo:min-height="3.628cm"><text:p text:style-name="Preformatted_20_Text">// prepared statement management</text:p><text:p text:style-name="Preformatted_20_Text">PreparedStatement queryStmt = <text:line-break/> <text:s text:c="3"/>connection.prepareStatement(queryStr);<text:line-break/>PreparedStatement updateStmt = <text:line-break/> <text:s text:c="3"/>connection.prepareStatement(updateStr);<text:line-break/>PreparedStatement insertStmt = <text:line-break/> <text:s text:c="3"/>connection.prepareStatement(insertStr);</text:p><text:p text:style-name="Preformatted_20_Text">......................</text:p><text:p text:style-name="Preformatted_20_Text">// query management</text:p><text:p text:style-name="Preformatted_20_Text">queryStmt.clearParameters();<text:line-break/>queryStmt.setString(1, "Doe");<text:line-break/>queryStmt.setString(2, "Joe");<text:line-break/>ResultSet rs = queryStmt.executeQuery();</text:p><text:p text:style-name="Preformatted_20_Text">if (rs.next()) {<text:line-break/> <text:s text:c="3"/>int userId = rs.getInt(1);</text:p><text:p text:style-name="Preformatted_20_Text"><text:s text:c="4"/>updateStmt.clearParameters();<text:line-break/> <text:s text:c="3"/>updateStmt.setInt(1, userId);<text:line-break/> <text:s text:c="3"/>int rowsUpdated = updateStmt.executeUpdate();</text:p><text:p text:style-name="Preformatted_20_Text"><text:s text:c="4"/>if (rowsUpdated == 0) {<text:line-break/> <text:s text:c="7"/>insertStmt.clearParameters();<text:line-break/> <text:s text:c="7"/>insertStmt.setInt(1, userId);<text:line-break/> <text:s text:c="7"/>rowsUpdated = insertStmt.executeUpdate();</text:p><text:p text:style-name="Preformatted_20_Text"><text:s text:c="4"/>if (rowsUpdated != 1) <text:line-break/> <text:s text:c="6"/>throw new SomeException(<text:line-break/> <text:s text:c="10"/>"User was not updated correctly.");<text:line-break/>}</text:p><text:p text:style-name="Preformatted_20_Text">......................</text:p><text:p text:style-name="Preformatted_20_Text">// prepared statement cleanup</text:p><text:p text:style-name="Preformatted_20_Text">insertStmt.close();<text:line-break/>updateStmt.close();<text:line-break/>queryStmt.close();</text:p><text:p text:style-name="Illustration">Illustration <text:sequence text:ref-name="refIllustration18" text:name="Illustration" text:formula="ooow:Illustration+1" style:num-format="1">4.5</text:sequence>: Rewritten example to let application manage prepared statements</text:p></draw:text-box></draw:frame></text:p>
      <text:p text:style-name="Text_20_body">The answer to the advantage question is hidden in the <text:span text:style-name="Source_20_Text">prepareStatement(String)</text:span> call. Since the same statement can be used for different parameter values, connection object has a possibility to perform prepared statement caching. JDBC driver can ignore the request to close the prepared statement, save it internally and reuse it each time application asks to prepare an SQL statement that is known to the connection.</text:p>
      <text:h text:style-name="Heading_20_3" text:outline-level="3"><text:bookmark-start text:name="__RefHeading__9800_2139204403"/><text:soft-page-break/><text:reference-mark-start text:name="Prepared statement pooling - advantages and drawbacks"/>Prepared statement pooling<text:bookmark-end text:name="__RefHeading__9800_2139204403"/><text:reference-mark-end text:name="Prepared statement pooling - advantages and drawbacks"/></text:h>
      <text:p text:style-name="Standard">As it was mentioned before, connection pooling was introduced to reduce the time needed to obtain a connection. Despite its rich features, the operation of obtaining new connection in Firebird is cheap – usually connection pooling in an application that heavily opens and closes connection brings ~5% of performance.</text:p>
      <text:p text:style-name="Text_20_body">However there is one more way to speed the application. Execution of statements in Firebird always happens in three steps:</text:p>
      <text:list xml:id="list212016167165314" text:continue-list="list212016162151521" text:style-name="List_20_1">
        <text:list-item text:start-value="1">
          <text:p text:style-name="P29">Compile the SQL statement into an internal BLR representation, save it in an internal structure and assign a statement handle to a compiled statement.</text:p>
        </text:list-item>
        <text:list-item>
          <text:p text:style-name="P29">Execute the statement. First application checks whether the compiled statement has any parameters and sets them if needed. After that statement is executed using special call.</text:p>
        </text:list-item>
        <text:list-item>
          <text:p text:style-name="P29">Obtain results of the statement execution, for example number of updated rows or a result set.</text:p>
        </text:list-item>
      </text:list>
      <text:p text:style-name="Text_20_body">The obvious approach is to save the compiled statement and use it later. JDBC specification already contains a <text:span text:style-name="Source_20_Text">java.sql.PreparedStatement</text:span> interface exactly for such purposes. Application prepares statement and uses it multiple times. This approach works fine within the context of the same connection.</text:p>
      <text:p text:style-name="Text_20_body">However, when connection pooling is used, application can no longer cache prepared statements, since they are bound to the connection it obtained from the pool. Application must close all prepared statements before giving connection back to pool, but even if it does not do this, connection pool will perform this automatically according to the JDBC specification. All advantages of the prepared statements are undone – when application obtains next connection from the pool, it must re-prepare statements.</text:p>
      <text:p text:style-name="Text_20_body">Solution to the problem is to allow connection pool do statement pooling internally. In this case all code remains compliant with the JDBC specification saving all advantages of prepared statements.</text:p>
      <text:p text:style-name="Text_20_body">Jaybird 2.1 connection pool has <text:span text:style-name="Source_20_Text">maxStatements</text:span> property that controls the behavior of the prepared statement pooling:</text:p>
      <text:list xml:id="list212016168143075" text:continue-list="list212016167165314" text:style-name="List_20_1">
        <text:list-item text:start-value="1">
          <text:p text:style-name="P29">If property is set to 0, no statement pooling is performed.</text:p>
        </text:list-item>
        <text:list-item>
          <text:p text:style-name="P29">If property is set to value <text:span text:style-name="T8">n&gt;0</text:span>, connection pool will save maximum <text:span text:style-name="T8">n</text:span> <text:span text:style-name="Source_20_Text">java.sql.PreparedStatement</text:span> objects for the same SQL statement per connection. Number of pooled <text:span text:style-name="Source_20_Text">PreparedStatement</text:span> objects corresponding to different SQL statements is not limited.</text:p>
        </text:list-item>
      </text:list>
      <text:p text:style-name="Text_20_body">If application needs more prepared statements simultaneously (i.e. it prepares new statement before releasing the one being currently in use), connection pool transparently passes call to the connection object without pooling those statements. In other words, the request to prepare statement is always satisfied immediately, but only <text:span text:style-name="T8">n</text:span> prepared statements will remain pooled, rest will be deallocated when <text:span text:style-name="Source_20_Text">PreparedStatement.close()</text:span> method is called.</text:p>
      <text:p text:style-name="Text_20_body">Following limitations apply:</text:p>
      <text:list xml:id="list212016170155811" text:continue-list="list212016168143075" text:style-name="List_20_1">
        <text:list-item text:start-value="1">
          <text:p text:style-name="P48">Firebird can have approx. 20.000 active statement handles per connection. Additional care should be used when specifying the value of <text:span text:style-name="Source_20_Text">maxStatements</text:span> <text:soft-page-break/>property.</text:p>
        </text:list-item>
        <text:list-item>
          <text:p text:style-name="P29">Neither <text:span text:style-name="Source_20_Text">java.sql.Statement</text:span> nor <text:span text:style-name="Source_20_Text">java.sql.CallableStatement</text:span> objects are pooled.</text:p>
        </text:list-item>
        <text:list-item>
          <text:p text:style-name="P29">A compiled statement in Firebird contains references on database objects (tables, views, procedures, etc.) needed to execute that SQL command. When connection pool is used, those references are not released preventing any structure modification of the database objects used in the SQL statement. Therefore, if structure modification is needed, connection pool with enabled statement pooling must be shut down.</text:p>
        </text:list-item>
      </text:list>
      <text:p text:style-name="Heading_20_4">Prepared statement pooling – advantages and drawbacks</text:p>
      <text:p text:style-name="Text_20_body">Originally statement pooling was introduced to preserve the <text:span text:style-name="Source_20_Text">PreparedStatement</text:span> advantages when connection pooling is used. Since the lifetime of the statement object is bound to the connection object, prepared statement must be closed before the connection is released to the connection pool.</text:p>
      <text:p text:style-name="Text_20_body">When <text:span text:style-name="Source_20_Text">FBConnectionPoolDataSource</text:span> or <text:span text:style-name="Source_20_Text">FBWrappingDataSource</text:span> classes are used to obtain database connections, prepared statement pooling is there for granted. No application modification is needed to enable it, but the performance improvement, depending on the application, might reach up to 50%. </text:p>
      <text:p text:style-name="Text_20_body">Connections that were obtained via <text:span text:style-name="Source_20_Text">DriverManager</text:span> do not provide statement pooling and application must handle prepared statements itself.</text:p>
      <text:p text:style-name="Text_20_body">The biggest drawback of the statement pooling is the fact that statement handle is not released even when application does not need the statement, which in turn prevents database administrator to upgrade the database schema. To overcome this issue two additional methods were added to the connection pooling classes as well as the possibility to switch the statement pooling off.</text:p>
      <text:p text:style-name="Text_20_body">The <text:span text:style-name="Source_20_Text">restart()</text:span> method defined in the <text:span text:style-name="Source_20_Text">FBConnectionPoolDataSource</text:span> and in the <text:span text:style-name="Source_20_Text">FBWrappingDataSource</text:span> classes. This method closes all open <text:s/>connection residing in the pool. Connections that are currently used in the application are marked as “pending for close” and are deallocated as soon as application returns them to the pool. This algorithm guarantees that eventually all connections will be closed and statements will be deallocated without closing the working applications. The only requirement for successful database schema upgrade is that the application does not “lock” the database objects before the upgrade happens. Unfortunately there is no easy application design guidelines that would guarantee the hot schema upgrade.</text:p>
      <text:p text:style-name="Text_20_body">The <text:span text:style-name="Source_20_Text">restart()</text:span> method can also be used during database schema upgrade when the Firebird ClassicServer is used. There is an old issue related to the architecture of the ClassicServer – each instance of the database engine that is serving the application connection caches the metadata information. So, even if the application did not have any open statement and the database schema upgrade was successful, open connections will not notice the change. The <text:span text:style-name="Source_20_Text">restart()</text:span> method softly closes all open connections that are not in use and ensures that new connections obtained from the pool will use new ClassicServer instances with fresh metadata information.</text:p>
      <text:p text:style-name="Text_20_body"><text:soft-page-break/>The <text:span text:style-name="Source_20_Text">shutdown()</text:span> method defined in the pool classes that marks the pool as invalid and closes all open connection regardless whether they are currently in use or not. This method can be used if a short-time application down time is acceptable. To continue functioning application must construct a new pool and replace the old one since <text:span text:style-name="Source_20_Text">shutdown()</text:span> method invalidates the pool object.</text:p>
      <text:h text:style-name="Heading_20_3" text:outline-level="3"><text:bookmark-start text:name="__RefHeading__9802_2139204403"/>The java.sql.CallableStatement interface<text:bookmark-end text:name="__RefHeading__9802_2139204403"/></text:h>
      <text:p text:style-name="Text_20_body">The <text:span text:style-name="Source_20_Text">CallableStatement</text:span> interface extends <text:span text:style-name="Source_20_Text">PrepatedStatement</text:span> with methods for executing an retrieving results from stored procedures. It was introduced in JDBC specification in order to unify access to the stored procedures across the database system. The main difference to <text:span text:style-name="Source_20_Text">PreparedStatement</text:span> is that the procedure call is specified using the portable escaped syntax</text:p>
      <text:p text:style-name="Text_20_body"><draw:frame draw:style-name="fr12" draw:name="Frame19" text:anchor-type="as-char" svg:width="13.615cm" draw:z-index="69"><draw:text-box fo:min-height="0.499cm"><text:p text:style-name="Preformatted_20_Text">procedure call ::= {[?=]call &lt;params&gt;}</text:p><text:p text:style-name="Preformatted_20_Text">params ::= &lt;param&gt; [, &lt;param&gt; ...]</text:p><text:p text:style-name="Illustration">Illustration <text:sequence text:ref-name="refIllustration19" text:name="Illustration" text:formula="ooow:Illustration+1" style:num-format="1">4.6</text:sequence>: Unified escaped syntax for stored procedure execution.</text:p></draw:text-box></draw:frame> </text:p>
      <text:p text:style-name="Text_20_body">Each stored procedure is allowed to take zero or more input parameters, similar to the <text:span text:style-name="Source_20_Text">PreparedStatement</text:span> interface. After being executed, procedure can either return data in the output parameters or it can return a result set that can be traversed. Though the interface is generic enough to support also database engines that can return both and have multiple result sets. These features are of no interest to Jaybird users, since Firebird does not support them.</text:p>
      <text:p text:style-name="Text_20_body">The IN and OUT parameters are specified in one statement. The syntax above does not allow to specify the type of the parameter, therefore additional facilities are needed to tell the driver which parameter is will contain output values, the rest are considered to be IN parameters.</text:p>
      <text:p text:style-name="Heading_20_4">Firebird stored procedures</text:p>
      <text:p text:style-name="Text_20_body">Firebird stored procedures represent a piece of code written in the PSQL language that allows SQL statement execution at the native speed of the engine and provides capabilities for a limited execution flow control. The PSQL language is not general purpose language therefore its capabilities are limited when it comes to interaction with other systems.</text:p>
      <text:p text:style-name="Text_20_body">Firebird stored procedures can be classified as follow:</text:p>
      <text:list xml:id="list212016176154540" text:continue-list="list212016170155811" text:style-name="List_20_1">
        <text:list-item text:start-value="1">
          <text:p text:style-name="P29">Procedures that do not return any results. These are stored procedures that do not contain the RETURNS keyword in their header.</text:p>
        </text:list-item>
        <text:list-item>
          <text:p text:style-name="P29">Procedures that return only a single row of results. These are stored procedures that contain the <text:s/>RETURNS keyword in their header, but do not contain the SUSPEND keyword in their procedure body. These procedures can be viewed as a functions that return multiple values. These procedures are executed by using the EXECUTE PROCEDURE statement.</text:p>
        </text:list-item>
        <text:list-item>
          <text:p text:style-name="P29">Procedures that return result sets, also called “selectable stored procedures”. These are stored procedures that contain the RETURNS keyword in their header and the SUSPEND keyword in their procedure body, usually within a <text:soft-page-break/>loop. Selectable procedures are executed using the <text:span text:style-name="Source_20_Text">"SELECT * FROM myProcedure(...)"</text:span> SQL statement. It is also allowed to use EXECUTE PROCEDURE statement, however this call might produce strange results, since for selectable procedures is is equivalent to executing a SELECT statement, but doing only one fetch after the select. If procedure implementation relies on the fact that all rows that it returns must be fetched, the logic will be broken.</text:p>
        </text:list-item>
      </text:list>
      <text:p text:style-name="Text_20_body">Consider the following stored procedure that returns factorial of the specified number.</text:p>
      <text:p text:style-name="Text_20_body"><draw:frame draw:style-name="fr12" draw:name="Frame20" text:anchor-type="as-char" svg:width="13.404cm" draw:z-index="70"><draw:text-box fo:min-height="4.803cm"><text:p text:style-name="Preformatted_20_Text">CREATE PROCEDURE factorial(<text:line-break/> <text:s text:c="3"/>max_value INTEGER<text:line-break/>) RETURNS (<text:line-break/> <text:s text:c="3"/>factorial INTEGER<text:line-break/>) AS</text:p><text:p text:style-name="Preformatted_20_Text"><text:s text:c="4"/>DECLARE VARIABLE temp INTEGER;<text:line-break/> <text:s text:c="3"/>DECLARE VARIABLE counter INTEGER;</text:p><text:p text:style-name="Preformatted_20_Text">BEGIN</text:p><text:p text:style-name="Preformatted_20_Text"><text:s text:c="4"/>counter = 0;<text:line-break/> <text:s text:c="3"/>temp = 1;</text:p><text:p text:style-name="Preformatted_20_Text"><text:s text:c="4"/>WHILE (counter &lt;= max_value) DO BEGIN</text:p><text:p text:style-name="Preformatted_20_Text"><text:s text:c="8"/>IF (counter = 0) THEN<text:line-break/> <text:s text:c="11"/>temp = 1;<text:line-break/> <text:s text:c="7"/>ELSE<text:line-break/> <text:s text:c="11"/>temp = temp * row_num;</text:p><text:p text:style-name="Preformatted_20_Text"><text:s text:c="8"/>counter = counter + 1;</text:p><text:p text:style-name="Preformatted_20_Text"><text:s text:c="4"/>END<text:line-break/>END</text:p><text:p text:style-name="Illustration">Illustration <text:sequence text:ref-name="refIllustration20" text:name="Illustration" text:formula="ooow:Illustration+1" style:num-format="1">4.7</text:sequence>.: Source code for the procedure that multiplies two integers.</text:p></draw:text-box></draw:frame></text:p>
      <text:p text:style-name="Text_20_body">This procedure can be executed using the EXECUTE PROCEDURE call. When it is done in isql, the output looks as follow</text:p>
      <text:p text:style-name="Text_20_body"><draw:frame draw:style-name="fr12" draw:name="Frame29" text:anchor-type="as-char" svg:width="13.501cm" draw:z-index="71"><draw:text-box fo:min-height="0.499cm"><text:p text:style-name="Preformatted_20_Text">SQL&gt; EXECUTE PROCEDURE factorial(5);<text:line-break/><text:line-break/> <text:s text:c="2"/>FACTORIAL<text:line-break/>============<text:line-break/> <text:s text:c="8"/>120</text:p><text:p text:style-name="Illustration">Illustration <text:sequence text:ref-name="refIllustration21" text:name="Illustration" text:formula="ooow:Illustration+1" style:num-format="1">4.8</text:sequence>.: Output of the EXECUTE PROCEDURE call in isql.</text:p></draw:text-box></draw:frame></text:p>
      <text:p text:style-name="Text_20_body">Now let's modify this procedure to return each intermediate result to the client.</text:p>
      <text:p text:style-name="Text_20_body"><text:soft-page-break/><draw:frame draw:style-name="fr12" draw:name="Frame24" text:anchor-type="as-char" svg:width="13.615cm" draw:z-index="72"><draw:text-box fo:min-height="1.914cm"><text:p text:style-name="Preformatted_20_Text">CREATE PROCEDURE factorial(<text:line-break/> <text:s text:c="3"/>max_value INTEGER<text:line-break/>) RETURNS (<text:line-break/> <text:s text:c="3"/><text:span text:style-name="T4">row_num INTEGER,</text:span><text:line-break/> <text:s text:c="3"/>factorial INTEGER<text:line-break/>) AS</text:p><text:p text:style-name="Preformatted_20_Text"><text:s text:c="4"/>DECLARE VARIABLE temp INTEGER;<text:line-break/> <text:s text:c="3"/>DECLARE VARIABLE counter INTEGER;</text:p><text:p text:style-name="Preformatted_20_Text">BEGIN</text:p><text:p text:style-name="Preformatted_20_Text"><text:s text:c="4"/>counter = 0;<text:line-break/> <text:s text:c="3"/>temp = 1;</text:p><text:p text:style-name="Preformatted_20_Text"><text:s text:c="4"/>WHILE (counter &lt;= max_value) DO BEGIN</text:p><text:p text:style-name="Preformatted_20_Text"><text:s text:c="8"/>IF (row_num = 0) THEN<text:line-break/> <text:s text:c="11"/>temp = 1;<text:line-break/> <text:s text:c="7"/>ELSE<text:line-break/> <text:s text:c="11"/>temp = temp * row_num;</text:p><text:p text:style-name="Preformatted_20_Text"><text:s text:c="8"/><text:span text:style-name="T4">factorial = temp;<text:line-break/> <text:s text:c="7"/>row_num = counter;</text:span></text:p><text:p text:style-name="Preformatted_20_Text"><text:s text:c="8"/>counter = counter + 1;</text:p><text:p text:style-name="Preformatted_20_Text"><text:s text:c="8"/><text:span text:style-name="T4">SUSPEND;</text:span></text:p><text:p text:style-name="Preformatted_20_Text"><text:s text:c="4"/>END<text:line-break/>END</text:p><text:p text:style-name="Illustration">Illustration <text:sequence text:ref-name="refIllustration22" text:name="Illustration" text:formula="ooow:Illustration+1" style:num-format="1">4.9</text:sequence>.: Modified procedure that returns each intermediate result.</text:p></draw:text-box></draw:frame></text:p>
      <text:p text:style-name="Text_20_body">If you create this procedure using the isql command line tool and then issue the <text:span text:style-name="Source_20_Text">"SELECT * FROM test_selectable(5)"</text:span> statement, the output will be like this:</text:p>
      <text:p text:style-name="Text_20_body"><draw:frame draw:style-name="fr16" draw:name="Frame25" text:anchor-type="as-char" svg:y="-1.84cm" svg:width="13.615cm" draw:z-index="74"><draw:text-box fo:min-height="1.914cm"><text:p text:style-name="Preformatted_20_Text">SQL&gt; SELECT * FROM factorial(5);<text:line-break/><text:line-break/> <text:s text:c="4"/>ROW_NUM <text:s text:c="3"/>FACTORIAL<text:line-break/>============ ============<text:line-break/> <text:s text:c="10"/>0 <text:s text:c="11"/>1<text:line-break/> <text:s text:c="10"/>1 <text:s text:c="11"/>1<text:line-break/> <text:s text:c="10"/>2 <text:s text:c="11"/>2<text:line-break/> <text:s text:c="10"/>3 <text:s text:c="11"/>6<text:line-break/> <text:s text:c="10"/>4 <text:s text:c="10"/>24<text:line-break/> <text:s text:c="10"/>5 <text:s text:c="9"/>120</text:p><text:p text:style-name="Illustration">Illustration <text:sequence text:ref-name="refIllustration23" text:name="Illustration" text:formula="ooow:Illustration+1" style:num-format="1">4.10</text:sequence>.: Output of the modified procedure.</text:p></draw:text-box></draw:frame></text:p>
      <text:p text:style-name="Heading_20_4">Using the CallableStatement</text:p>
      <text:p text:style-name="Text_20_body">Let's see how the procedures defined above can be accessed from Java.</text:p>
      <text:p text:style-name="Text_20_body">First, we can execute this procedure showed on <text:sequence-ref text:reference-format="category-and-value" text:ref-name="refIllustration20">Illustration 4.7</text:sequence-ref> using the EXECUTE PROCEDURE statement and <text:span text:style-name="Source_20_Text">PreparedStatement</text:span>, however this approach requires some more code for result set handling.</text:p>
      <text:p text:style-name="Text_20_body"><text:soft-page-break/><draw:frame draw:style-name="fr12" draw:name="Frame21" text:anchor-type="as-char" svg:width="13.404cm" draw:z-index="75"><draw:text-box fo:min-height="1.914cm"><text:p text:style-name="Preformatted_20_Text">PreparedStatement stmt = connection.prepareStatement(<text:line-break/> <text:s text:c="3"/>"EXECUTE PROCEDURE factorial(?)");</text:p><text:p text:style-name="Preformatted_20_Text">stmt.setInt(1, 2);</text:p><text:p text:style-name="Preformatted_20_Text">ResultSet rs = stmt.executeQuery();<text:line-break/>rs.next(); // move cursor to the first row</text:p><text:p text:style-name="Preformatted_20_Text">int result = rs.getInt(1);</text:p><text:p text:style-name="Illustration">Illustration <text:sequence text:ref-name="refIllustration24" text:name="Illustration" text:formula="ooow:Illustration+1" style:num-format="1">4.11</text:sequence>.: Example of using the PreparedStatement to call executable procedure.</text:p></draw:text-box></draw:frame></text:p>
      <text:p text:style-name="Text_20_body">However, standard was of calling stored procedures in JDBC is to use the <text:span text:style-name="Source_20_Text">CallableStatement</text:span>. Note that the call should be specified using the escaped syntax, but <text:s/>native Firebird EXECUTE PROCEDURE syntax is also supported.</text:p>
      <text:p text:style-name="Text_20_body"><draw:frame draw:style-name="fr12" draw:name="Frame22" text:anchor-type="as-char" svg:width="13.536cm" draw:z-index="76"><draw:text-box fo:min-height="1.914cm"><text:p text:style-name="Preformatted_20_Text"><text:bookmark-start text:name="DDE_LINK1"/>CallableStatement stmt = connection.prepareCall(<text:line-break/> <text:s text:c="3"/>"{call factorial(?,?)}");</text:p><text:p text:style-name="Preformatted_20_Text">stmt.setInt(1, 2);<text:line-break/><text:span text:style-name="T7">stmt.registerOutParameter(2, Types.INTEGER);</text:span></text:p><text:p text:style-name="Preformatted_20_Text">stmt.execute();</text:p><text:p text:style-name="Preformatted_20_Text">int result = stmt.getInt(2);<text:bookmark-end text:name="DDE_LINK1"/></text:p><text:p text:style-name="Illustration">Illustration <text:sequence text:ref-name="refIllustration25" text:name="Illustration" text:formula="ooow:Illustration+1" style:num-format="1">4.12</text:sequence>.: Accessing the executable procedure via CallableStatement.</text:p></draw:text-box></draw:frame></text:p>
      <text:p text:style-name="Text_20_body">Please note the difference in the number of parameters used in the examples. The first example contained only IN parameter on position 1 and the OUT parameter was returned in the <text:span text:style-name="Source_20_Text">ResultSet</text:span> on the first position, so it was accessed via index 1. </text:p>
      <text:p text:style-name="Text_20_body">The latter example additionally contains the OUT parameter in the call. We have used the <text:span text:style-name="Source_20_Text">CallableStatement.registerOutParameter</text:span> method to tell the driver that the second parameter in our call is an OUT parameter of type INTEGER. <text:s/>Parameters that were not marked as OUT are considered by Jaybird as IN parameters. Finally the <text:span text:style-name="Source_20_Text">"EXECUTE PROCEDURE factorial(?)"</text:span> SQL statement is prepared and executed. After executing the procedure call we get the result from the appropriate getter method.</text:p>
      <text:p text:style-name="Text_20_body">It is worth mentioning that the stored procedure call preparation happens in the <text:span text:style-name="Source_20_Text">CallableStatement.execute</text:span> method, and not in the <text:span text:style-name="Source_20_Text">prepareCall</text:span> method of the <text:span text:style-name="Source_20_Text">Connection</text:span> object. Reason for this potential deviation from the specification is that Firebird does not allow to prepare a procedure without specifying parameters and set them only after the statement is prepared. It seems that this part of the JDBC specification is modeled after the Oracle RDBMS and a workaround for this issue had to be delivered. Another side effect of this issue is, that it is allowed to intermix input and output parameters, for example in the “IN, OUT, IN, OUT, OUT, IN” order. Not that it makes much sense to do this, but it might help in some cases when porting applications from another database server. </text:p>
      <text:p text:style-name="Text_20_body">It is also allowed to use a procedure call parameter both as an input and output parameter. It is recommended to use this only when porting applications from the database servers that allow INOUT parameter types, such as Oracle.</text:p>
      <text:p text:style-name="Text_20_body">The actual stored procedure call using the <text:span text:style-name="Source_20_Text">CallableStatement</text:span> is equivalent to the call using the prepared statement as it was showed in the first example. There <text:soft-page-break/>is no measurable performance differences when using the callable statement interface.</text:p>
      <text:p text:style-name="Text_20_body">Also the JDBC specification allows another syntax for the stored procedure calls:</text:p>
      <text:p text:style-name="Text_20_body"><draw:frame draw:style-name="fr12" draw:name="Frame23" text:anchor-type="as-char" svg:width="13.536cm" draw:z-index="23"><draw:text-box fo:min-height="1.914cm"><text:p text:style-name="Preformatted_20_Text">CallableStatement stmt = connection.prepareCall(<text:line-break/> <text:s text:c="3"/>"<text:span text:style-name="T4">{?= call factorial(?}</text:span>");</text:p><text:p text:style-name="Preformatted_20_Text"><text:span text:style-name="T7">stmt.registerOutParameter(1, Types.INTEGER);</text:span><text:line-break/>stmt.setInt(2, 2);</text:p><text:p text:style-name="Preformatted_20_Text">stmt.execute();</text:p><text:p text:style-name="Preformatted_20_Text">int result = stmt.getInt(1);</text:p><text:p text:style-name="Illustration">Illustration <text:sequence text:ref-name="refIllustration26" text:name="Illustration" text:formula="ooow:Illustration+1" style:num-format="1">4.13</text:sequence>.: Calling stored procedure using different syntax.</text:p></draw:text-box></draw:frame></text:p>
      <text:p text:style-name="Text_20_body">Note, that input parameters have now indices 2 and 3, and not 1 and 2 as in the <text:s/>previous example. This syntax seems to be more intuitive, as it looks like a function call. It is also possible to use this syntax for stored procedures that return more than one parameter by combining code from the second and the last examples.</text:p>
      <text:p text:style-name="Text_20_body">Firebird stored procedures can also return result sets. This is achieved by using the SUSPEND keyword inside the procedure body. This keyword <text:s/>returns the current values of the output parameters as a single row to the client.</text:p>
      <text:p text:style-name="Text_20_body">The following example is more complex and shows a stored procedure that computes a set of factorial of the numbers up to the specified number of rows.</text:p>
      <text:p text:style-name="Text_20_body">The SELECT SQL statement is the natural way of accessing the selectable procedures in Firebird. You “select” from such procedures using the <text:span text:style-name="Source_20_Text">Statement</text:span> or <text:span text:style-name="Source_20_Text">PreparedStatement</text:span> objects.</text:p>
      <text:p text:style-name="Text_20_body">With minor issues it is also possible to access selectable stored procedures through the <text:span text:style-name="Source_20_Text">CallableStatement</text:span> interface. The escaped call must include all IN and OUT parameters. After the call is prepared, parameters are set the same way. However application must explicitly tell the driver that selectable procedure is used and access to the result set is desired. This is done by calling a Jaybird-specific method as showed in the example below. When this is not done, application has access only to the first row of the result set.</text:p>
      <text:p text:style-name="Text_20_body">The getter methods from the <text:span text:style-name="Source_20_Text">CallableStatement</text:span> interface will provide you access only to the first row of the result set. In order to get access to the complete result set you have to either call the <text:s/><text:span text:style-name="Source_20_Text">executeQuery</text:span> method or the <text:span text:style-name="Source_20_Text">execute</text:span> method followed by <text:span text:style-name="Source_20_Text">getResultSet</text:span> method.</text:p>
      <text:p text:style-name="Text_20_body"><text:soft-page-break/><draw:frame draw:style-name="fr12" draw:name="Frame26" text:anchor-type="as-char" svg:width="13.501cm" draw:z-index="77"><draw:text-box fo:min-height="0.499cm"><text:p text:style-name="Preformatted_20_Text">import java.sql.*;<text:line-break/>import org.firebirdsql.jdbc.*;</text:p><text:p text:style-name="Preformatted_20_Text">...</text:p><text:p text:style-name="Preformatted_20_Text">CallableStatement stmt = connection.prepareCall(<text:line-break/> <text:s text:c="3"/>"{call factorial(?, ?, ?)}");</text:p><text:p text:style-name="P15">FirebirdCallableStatement fbStmt = <text:line-break/> <text:s text:c="7"/>(FirebirdCallableStatement)stmt;</text:p><text:p text:style-name="P15">fbStmt.setSelectableProcedure(true);</text:p><text:p text:style-name="Preformatted_20_Text">stmt.setInt(1, 5);<text:line-break/>stmt.registerOutParameter(2, Types.INTEGER); // first OUT<text:line-break/>stmt.registerOutParameter(3, Types.INTEGER); // second OUT</text:p><text:p text:style-name="P15">ResultSet rs = stmt.executeQuery();</text:p><text:p text:style-name="Preformatted_20_Text">while(rs.next()) {<text:line-break/> <text:s text:c="3"/>int firstCol = rs.getInt(1); <text:s text:c="12"/>// first OUT<text:line-break/> <text:s text:c="3"/>int secondCol = rs.getInt(2); <text:s text:c="11"/>// second OUT<text:line-break/> <text:s text:c="3"/>int anotherSecondCol = stmt.getInt(3); <text:s text:c="2"/>// second OUT<text:line-break/>}</text:p><text:p text:style-name="Illustration">Illustration <text:sequence text:ref-name="refIllustration27" text:name="Illustration" text:formula="ooow:Illustration+1" style:num-format="1">4.14</text:sequence>.: Example of using selectable stored procedure via escaped syntax</text:p></draw:text-box></draw:frame></text:p>
      <text:p text:style-name="Text_20_body">Note that OUT parameter positions differ when they are accessed through the <text:span text:style-name="Source_20_Text">ResultSet</text:span> interface (the <text:span text:style-name="Source_20_Text">firstCol</text:span> and <text:span text:style-name="Source_20_Text">secondCol</text:span> variables in our example). They are numbered in the order of their appearance in the procedure call starting with 1. </text:p>
      <text:p text:style-name="Text_20_body">When OUT parameter is accessed through the <text:span text:style-name="Source_20_Text">CallableStatement</text:span> interface (the <text:span text:style-name="Source_20_Text">anotherSecondCol</text:span> parameter in our example), the registered position should be used. In this case the result set can be used for navigation only.</text:p>
      <text:p text:style-name="Heading_20_4">Describing Output and Input Parameters</text:p>
      <text:p text:style-name="Text_20_body">The <text:span text:style-name="Source_20_Text">PreparedStatement.getMetaData</text:span> method is used to obtain description of the columns that will be returned by the prepared SELECT statement. The method returns an instance of <text:span text:style-name="Source_20_Text">java.sql.ResultSetMetaData</text:span> interface that among other descriptions provides the following:</text:p>
      <text:list xml:id="list212016196144037" text:continue-list="list212016176154540" text:style-name="List_20_1">
        <text:list-item text:start-value="1">
          <text:p text:style-name="P29">column type, name of the type, its scale and precision if relevant;</text:p>
        </text:list-item>
        <text:list-item>
          <text:p text:style-name="P29">column name, its label and the display size;</text:p>
        </text:list-item>
        <text:list-item>
          <text:p text:style-name="P29">name of the table, to which this column belongs;</text:p>
        </text:list-item>
        <text:list-item>
          <text:p text:style-name="P29">information whether the column is read-only or writable, whether it contains signed numbers, whether it can contains NULL values, etc.</text:p>
        </text:list-item>
      </text:list>
      <text:p text:style-name="Text_20_body">Additionally, the JDBC 3.0 specification defines a new interface <text:span text:style-name="Source_20_Text">java.sql.ParameterMetaData</text:span> that provides similar information for the input parameters of both <text:span text:style-name="Source_20_Text">PreparedStatement</text:span> and <text:span text:style-name="Source_20_Text">CallableStatement</text:span> objects.</text:p>
      <text:p text:style-name="Text_20_body">Note, due to the implementation specifics of the escaped syntax support for callable statements, it is not allowed to call <text:span text:style-name="Source_20_Text">getParameterMetaData</text:span> before all OUT parameters are registered. Otherwise driver will try to prepare a procedure with an incorrect number of parameters and the database server will generate an error.</text:p>
      <text:h text:style-name="Heading_20_3" text:outline-level="3"><text:bookmark-start text:name="__RefHeading__9804_2139204403"/><text:soft-page-break/><text:reference-mark-start text:name="Batch Updates"/>Batch Updates<text:bookmark-end text:name="__RefHeading__9804_2139204403"/><text:reference-mark-end text:name="Batch Updates"/></text:h>
      <text:p text:style-name="Text_20_body">Batch updates are intended to group multiple update operations to be submitted to a database server to be processed at once. Firebird does not provide support for such functionality, but Jaybird emulates it by issuing separate update commands.</text:p>
      <text:p text:style-name="Heading_20_4">Batch Updates with java.sql.Statement interface</text:p>
      <text:p text:style-name="Text_20_body"><text:span text:style-name="Source_20_Text">The Statement</text:span> interface defines three methods for batch updates: <text:span text:style-name="Source_20_Text">addBatch</text:span>, <text:span text:style-name="Source_20_Text">executeBatch</text:span> and <text:span text:style-name="Source_20_Text">clearBatch</text:span>. It is allowed to add arbitrary INSERT/UPDATE/DELETE or DDL statement to the batch group. Adding a statement that returns result set is an error.</text:p>
      <text:p text:style-name="Text_20_body"><draw:frame draw:style-name="fr12" draw:name="Frame27" text:anchor-type="as-char" svg:width="13.501cm" draw:z-index="78"><draw:text-box fo:min-height="0.499cm"><text:p text:style-name="Preformatted_20_Text">Statement stmt = connection.createStatement();</text:p><text:p text:style-name="Preformatted_20_Text">stmt.<text:span text:style-name="T4">addBatch</text:span>("UPDATE products " + <text:line-break/> <text:s text:c="3"/>"SET amount = amount – 1 WHERE id = 1");<text:line-break/>stmt.<text:span text:style-name="T4">addBatch</text:span>("INSERT INTO orders(id, amount) VALUES(1, 1)");</text:p><text:p text:style-name="Preformatted_20_Text"><text:span text:style-name="T4">int[]</text:span>updateCounts = stmt.<text:span text:style-name="T4">executeBatch</text:span>();</text:p><text:p text:style-name="Illustration">Illustration <text:sequence text:ref-name="refIllustration28" text:name="Illustration" text:formula="ooow:Illustration+1" style:num-format="1">4.15</text:sequence>.: Example of batch updates using Statement object</text:p></draw:text-box></draw:frame></text:p>
      <text:p text:style-name="Text_20_body">The JDBC specification recommends to turn the auto-commit mode off to guarantee standard behavior for all databases. The specification explicitly states that behavior in auto-commit case is implementation defined. Jaybird executes a batch in a single transaction, i.e. the “all-or-nothing” principle. A new transaction is started before the batch execution and is committed if there were no exception during batch execution, or is rolled back if at least one batch command generated an error.</text:p>
      <text:p text:style-name="Text_20_body">The <text:span text:style-name="Source_20_Text">Statement.executeBatch</text:span> method submits the job to the database server. In case of successful execution of the complete batch, it returns an array of integers containing update counts for each of the commands. Possible values are:</text:p>
      <text:list xml:id="list212016202142000" text:continue-list="list212016196144037" text:style-name="List_20_1">
        <text:list-item text:start-value="1">
          <text:p text:style-name="P29">0 or positive value – an update count for the corresponding update/DDL statement.</text:p>
        </text:list-item>
        <text:list-item>
          <text:p text:style-name="P29"><text:span text:style-name="Source_20_Text">Statement.SUCCESS_NO_INFO</text:span> – driver does not have any information about the update count, but it knows that statement was executed successfully.</text:p>
        </text:list-item>
      </text:list>
      <text:p text:style-name="Text_20_body">The <text:span text:style-name="Source_20_Text">Statement.executeBatch</text:span> method closes the current result set if one is open. After successful execution the batch is cleared. Calling <text:span text:style-name="Source_20_Text">execute</text:span>, <text:span text:style-name="Source_20_Text">executeUpdate</text:span> and <text:span text:style-name="Source_20_Text">executeQuery</text:span> before the batch is executed does not have any effect on the currently added batch statements.</text:p>
      <text:p text:style-name="Text_20_body">If at least one statement from the batch fails, a <text:span text:style-name="Source_20_Text">java.sql.BatchUpdateException</text:span> is thrown. Jaybird will stop executing statements from batch after the first error. In auto-commit mode it will also rollback the transaction. An application can obtain update counts for the already executed statements using <text:span text:style-name="Source_20_Text">getUpdateCounts</text:span> method of the <text:span text:style-name="Source_20_Text">BatchUpdateException</text:span> class. The returned array will always contain fewer entries than there were statements in the batch.</text:p>
      <text:p text:style-name="Heading_20_4"><text:soft-page-break/>Batch Updates with java.sql.PreparedStatement and java.sql.CallableStatement</text:p>
      <text:p text:style-name="Text_20_body">Using batch updates with a prepared statement is conceptually similar to the java.sql.Statement approach. Main difference is that only one statement can be used.</text:p>
      <text:p text:style-name="Text_20_body"><draw:frame draw:style-name="fr12" draw:name="Frame28" text:anchor-type="as-char" svg:width="13.501cm" draw:z-index="24"><draw:text-box fo:min-height="0.499cm"><text:p text:style-name="Preformatted_20_Text">PreparedStatement stmt = connection.prepareStatement(<text:line-break/> <text:s text:c="3"/>"INSERT INTO products(id, name) VALUES(?, ?)");</text:p><text:p text:style-name="Preformatted_20_Text">stmt.setInt(1, 1);<text:line-break/>stmt.setString(2, "apple");<text:line-break/>stmt.addBatch();</text:p><text:p text:style-name="Preformatted_20_Text">stmt.setInt(1, 2);<text:line-break/>stmt.setString(2, "orange");<text:line-break/>stmt.addBatch();</text:p><text:p text:style-name="Preformatted_20_Text">int[] updateCounts = stmt.executeBatch();</text:p><text:p text:style-name="Illustration">Illustration <text:sequence text:ref-name="refIllustration29" text:name="Illustration" text:formula="ooow:Illustration+1" style:num-format="1">4.16</text:sequence>.: Example of batch updates with PreparedStatement</text:p></draw:text-box></draw:frame></text:p>
      <text:p text:style-name="Text_20_body"><draw:frame draw:style-name="fr12" draw:name="Frame30" text:anchor-type="as-char" svg:width="13.501cm" draw:z-index="79"><draw:text-box fo:min-height="0.499cm"><text:p text:style-name="Preformatted_20_Text">PreparedStatement stmt = connection.prepareCall(<text:line-break/> <text:s text:c="3"/>"{call add_product(?, ?)");</text:p><text:p text:style-name="Preformatted_20_Text">stmt.setInt(1, 1);<text:line-break/>stmt.setString(2, "apple");<text:line-break/>stmt.addBatch();</text:p><text:p text:style-name="Preformatted_20_Text">stmt.setInt(1, 2);<text:line-break/>stmt.setString(2, "orange");<text:line-break/>stmt.addBatch();</text:p><text:p text:style-name="Preformatted_20_Text">int[] updateCounts = stmt.executeBatch();</text:p><text:p text:style-name="Illustration">Illustration <text:sequence text:ref-name="refIllustration30" text:name="Illustration" text:formula="ooow:Illustration+1" style:num-format="1">4.17</text:sequence>.: Example of batch updates with CallableStatement</text:p></draw:text-box></draw:frame></text:p>
      <text:h text:style-name="Heading_20_3" text:outline-level="3"><text:bookmark-start text:name="__RefHeading__9806_2139204403"/>Escaped Syntax<text:bookmark-end text:name="__RefHeading__9806_2139204403"/></text:h>
      <text:p text:style-name="Text_20_body">Escaped syntax was introduced as a portable JDBC-specific syntax to represent parts of the SQL language that are usually implemented differently by database vendors. <text:s/>Also, the escaped syntax is used to define features that might not be implemented by the database server, but have an appropriate implementation in the driver.</text:p>
      <text:p text:style-name="Text_20_body">The JDBC specification defines escaped syntax for the following</text:p>
      <text:list xml:id="list212016207166942" text:continue-list="list212016202142000" text:style-name="List_20_1">
        <text:list-item text:start-value="1">
          <text:p text:style-name="P29">scalar functions</text:p>
        </text:list-item>
        <text:list-item>
          <text:p text:style-name="P29">date and time literals</text:p>
        </text:list-item>
        <text:list-item>
          <text:p text:style-name="P29">outer joins</text:p>
        </text:list-item>
        <text:list-item>
          <text:p text:style-name="P29">calling stored procedures</text:p>
        </text:list-item>
        <text:list-item>
          <text:p text:style-name="P29">escape characters for LIKE clauses</text:p>
        </text:list-item>
      </text:list>
      <text:p text:style-name="Text_20_body">Jaybird implements the escaped syntax support for all cases except the last one which will be addressed in next releases.</text:p>
      <text:p text:style-name="Heading_20_4"><text:soft-page-break/>Scalar Functions</text:p>
      <text:p text:style-name="Text_20_body">Escaped syntax for the scalar function call is defined as</text:p>
      <text:p text:style-name="Preformatted_20_Text">{fn &lt;function-name&gt; (argument list)}</text:p>
      <text:p text:style-name="Text_20_body">For example <text:span text:style-name="Source_20_Text">{fn concat('Firebird', 'Java')}</text:span> concatenates these two words into <text:span text:style-name="Source_20_Text">'FirebirdJava'</text:span> literal.<text:span text:style-name="T5"> “</text:span><text:span text:style-name="T5"><text:bookmark-ref text:reference-format="text" text:ref-name="__RefHeading__8936_2139204403">Supported JDBC Scalar Functions</text:bookmark-ref></text:span><text:span text:style-name="T5">” provides a list of supported scalar functions.</text:span></text:p>
      <text:p text:style-name="Heading_20_4">Date and Time Literals</text:p>
      <text:p text:style-name="Text_20_body">It is allowed to include date and time literals in SQL statements. In order to guarantee that each database will interpret the literal identically, the JDBC specification provides following syntax to specify them:</text:p>
      <text:p text:style-name="Text_20_body">Date literal escaped syntax:</text:p>
      <text:p text:style-name="Preformatted_20_Text">{d 'yyyy-mm-dd'}</text:p>
      <text:p text:style-name="Text_20_body">Time literal escaped syntax:</text:p>
      <text:p text:style-name="Preformatted_20_Text">{t 'hh:mm:ss'}</text:p>
      <text:p text:style-name="Text_20_body">Timestamp literal syntax (fractional seconds part <text:span text:style-name="Source_20_Text">'.f...'</text:span> can be omitted):</text:p>
      <text:p text:style-name="Preformatted_20_Text">{ts 'yyyy-mm-dd hh:mm:ss.f...'}</text:p>
      <text:p text:style-name="Heading_20_4">Outer Joins</text:p>
      <text:p text:style-name="Text_20_body">Due to the various approaches to specify outer joins (for instance, the Oracle “(+)” syntax), the JDBC specification provides the following syntax:</text:p>
      <text:p text:style-name="Preformatted_20_Text">{oj &lt;outer join&gt;}</text:p>
      <text:p text:style-name="Text_20_body">where the outer join is specified as</text:p>
      <text:p text:style-name="Preformatted_20_Text">&lt;outer join&gt; ::= <text:line-break/> <text:s text:c="3"/>&lt;table name&gt; {LEFT|RIGHT|FULL} OUTER JOIN<text:line-break/> <text:s text:c="3"/>{&lt;table name&gt; | &lt;outer join&gt;} ON &lt;search condition&gt;</text:p>
      <text:p text:style-name="Text_20_body">An example SQL statement would look like this:</text:p>
      <text:p text:style-name="Preformatted_20_Text">SELECT * FROM {oj tableA a <text:line-break/> <text:s text:c="3"/>LEFT OUTER JOIN tableB b ON a.id = b.id}</text:p>
      <text:p text:style-name="Heading_20_4">Stored Procedures</text:p>
      <text:p text:style-name="Text_20_body">The escaped syntax for stored procedures is described in details in the XXX where <text:span text:style-name="Source_20_Text">CallableStatetent</text:span> is covered.</text:p>
      <text:p text:style-name="Heading_20_4">LIKE Escaped Characters</text:p>
      <text:p text:style-name="Text_20_body">The percent sign (%) and underscore (_) characters are wild cards in LIKE clause of the SQL statement. In order to interpret them literally they must be preceded by the backslash character (\) that is called the escape character. The escaped syntax for this case identifies which character is used as an escape character:</text:p>
      <text:p text:style-name="Preformatted_20_Text">{escape '&lt;escape character&gt;'}</text:p>
      <text:h text:style-name="Heading_20_2" text:outline-level="2"><text:bookmark-start text:name="__RefHeading__9808_2139204403"/><text:reference-mark-start text:name="Result Sets"/>Working with result <text:s/>sets<text:bookmark-end text:name="__RefHeading__9808_2139204403"/><text:reference-mark-end text:name="Result Sets"/></text:h>
      <text:p text:style-name="Text_20_body">When a SELECT statement is executed, the results of the query processing are returned through the implementation of the <text:span text:style-name="Source_20_Text">java.sql.ResultSet</text:span> interface.</text:p>
      <text:h text:style-name="Heading_20_3" text:outline-level="3"><text:bookmark-start text:name="__RefHeading__9810_2139204403"/>ResultSet properties<text:bookmark-end text:name="__RefHeading__9810_2139204403"/></text:h>
      <text:p text:style-name="Heading_20_4">ResultSet Types</text:p>
      <text:p text:style-name="Text_20_body">JDBC 3.0 specification defines three types of result sets</text:p>
      <text:list xml:id="list212016214166357" text:continue-list="list212016207166942" text:style-name="List_20_1">
        <text:list-item text:start-value="1">
          <text:p text:style-name="P29"><text:span text:style-name="Source_20_Text">TYPE_FORWARD_ONLY</text:span> – the result set is not scrollable, cursor can move only forward. When the <text:span text:style-name="Source_20_Text">TRANSACTION_READ_COMMITTED</text:span> isolation level is used, the result set will return all rows that are satisfying the search condition at the moment of the <text:span text:style-name="Source_20_Text">ResultSet.next()</text:span> call. In other cases result set will return only rows that were visible at the moment of the transaction start.</text:p>
        </text:list-item>
        <text:list-item>
          <text:p text:style-name="P29"><text:span text:style-name="Source_20_Text">TYPE_SCROLL_INSENSITIVE</text:span> – the result set is scrollable, the cursor can move back and forth, can be positioned on the specified row. Only rows satisfying the condition at the time of query execution are visible.</text:p>
        </text:list-item>
        <text:list-item>
          <text:p text:style-name="P29"><text:span text:style-name="Source_20_Text">TYPE_SCROLL_SENSITIVE</text:span>, is not supported by Firebird and Jaybird. Driver allows application to ask for this type of result set, however according to the JDBC specification, the type is “downgraded” to the previous type and corresponding warning is added to the connection object.</text:p>
        </text:list-item>
      </text:list>
      <text:p text:style-name="Note"><text:soft-page-break/>Due to a missing support of scrollable cursors in Firebird, their support (<text:span text:style-name="Source_20_Text">TYPE_SCROLL_INSENSITIVE</text:span> result set type) is implemented by fetching the complete result set to the client. Scrolling happens in the memory on the client. This can have adverse effect on the system memory usage and performance when the result set is large.</text:p>
      <text:p text:style-name="Heading_20_4">ResultSet Concurrency</text:p>
      <text:p text:style-name="Text_20_body">Result set concurrency specifies whether the result set object can be updated directly or a separate SQL request should be used to update the row. Result sets that allow direct modification using the ResultSet.updateXXX methods are usually used in GUI applications which allow in-place editing of the underlying result set.</text:p>
      <text:p text:style-name="Text_20_body">Type of result set concurrency is specified during statement creation and cannot be changed later. Jaybird supports two types of result set concurrency:</text:p>
      <text:list xml:id="list212016216159391" text:continue-list="list212016214166357" text:style-name="List_20_1">
        <text:list-item text:start-value="1">
          <text:p text:style-name="P29"><text:span text:style-name="Source_20_Text">CONCUR_READ_ONLY</text:span> is available for all types of result sets. It tells the driver that direct update of the result set is not possible and all <text:span text:style-name="Source_20_Text">ResultSet.updateXXX</text:span> methods should throw an exception.</text:p>
        </text:list-item>
        <text:list-item>
          <text:p text:style-name="P29"><text:span text:style-name="Source_20_Text">CONCUR_UPDATABLE</text:span> is supported only under certain conditions that are needed for the driver to correctly construct a DML request that will modify exactly one row. These conditions are:</text:p>
          <text:list>
            <text:list-item>
              <text:p text:style-name="P29">the SELECT statement that generated the result set references only one table;</text:p>
            </text:list-item>
            <text:list-item>
              <text:p text:style-name="P29">all columns that are not referenced by the SELECT statement allow <text:span text:style-name="Source_20_Text">NULL</text:span> values, otherwise it won't be possible to insert new rows;</text:p>
            </text:list-item>
            <text:list-item>
              <text:p text:style-name="P29"><text:span text:style-name="T9">the</text:span><text:span text:style-name="T1"> </text:span><text:span text:style-name="T2">SELECT </text:span><text:span text:style-name="T1">s</text:span><text:span text:style-name="T9">tatement does not contai</text:span><text:span text:style-name="T1">n </text:span><text:span text:style-name="Source_20_Text"><text:span text:style-name="T10">DISTINCT</text:span></text:span><text:span text:style-name="T3"> </text:span><text:span text:style-name="T1">pre</text:span><text:span text:style-name="T9">dicate, aggregate functions, joined tables or stored procedures;</text:span></text:p>
            </text:list-item>
            <text:list-item>
              <text:p text:style-name="P29">the SELECT statement references all columns from the table primary key definition or the <text:span text:style-name="Source_20_Text">RDB$DB_KEY</text:span> column.</text:p>
            </text:list-item>
          </text:list>
        </text:list-item>
      </text:list>
      <text:p text:style-name="Heading_20_4">ResultSet Holdability</text:p>
      <text:p text:style-name="Text_20_body">Result set holdability tells driver whether result sets should be kept open across commits. <text:span text:style-name="Source_20_Text">ResultSet.HOLD_CURSORS_OVER_COMMIT</text:span> tells the driver to keep the result set object open, while <text:span text:style-name="Source_20_Text">ResultSet.CLOSE_CURSORS_AT_COMMIT</text:span> tells driver to close them on commit. This property is available only in JDBC 3.0 specification.</text:p>
      <text:p text:style-name="Text_20_body">When application calls <text:span text:style-name="Source_20_Text">Connection.commit()</text:span>, the Firebird server closes all open result sets. It is not possible to tell the server to keep result set open over commit unless “commit retaining” mode is used. This mode is global for the complete connection and is not suitable for holdability control on the statement level. Also this mode is believed to have an undesired side-effect for read-write transactions as it inhibits garbage collection. Because of these two reasons “commit retaining” is not used in Jaybird during normal execution. Applications are able to commit the transaction keeping the result sets open by executing a <text:span text:style-name="Source_20_Text">"COMMIT RETAIN"</text:span> SQL statement.</text:p>
      <text:h text:style-name="Heading_20_3" text:outline-level="3"><text:bookmark-start text:name="__RefHeading__9812_2139204403"/><text:soft-page-break/>ResultSet manipulation<text:bookmark-end text:name="__RefHeading__9812_2139204403"/></text:h>
      <text:p text:style-name="Text_20_body"><text:span text:style-name="Source_20_Text">ResultSet</text:span> objects are created when either <text:span text:style-name="Source_20_Text">Statement.executeQuery(String) or Statement.getResultSet()</text:span> methods are called. The latter is used in combination with the <text:span text:style-name="Source_20_Text">Statement.execute(String)</text:span> method and can be called only once per result set (see <text:sequence-ref text:reference-format="category-and-value" text:ref-name="refIllustration31">Illustration 5.1</text:sequence-ref> and <text:sequence-ref text:reference-format="category-and-value" text:ref-name="refIllustration32">Illustration 5.2</text:sequence-ref> respectively).</text:p>
      <text:p text:style-name="Note">Note, current implementation does not allow to call <text:span text:style-name="Source_20_Text">getResultSet()</text:span> method after using the <text:span text:style-name="Source_20_Text">executeQuery(String)</text:span> method of the <text:span text:style-name="Source_20_Text">Statement</text:span> class. The JDBC 3.0 specification is unclear on this topic and JDBC drivers of different vendors treat it differently.</text:p>
      <text:p text:style-name="Text_20_body"><draw:frame draw:style-name="fr12" draw:name="Frame31" text:anchor-type="as-char" svg:width="13.501cm" draw:z-index="80"><draw:text-box fo:min-height="0.499cm"><text:p text:style-name="Preformatted_20_Text">Statement stmt = connection.createStatement();<text:line-break/>ResultSet rs = stmt.executeQuery("SELECT * FROM myTable");</text:p><text:p text:style-name="Illustration">Illustration <text:sequence text:ref-name="refIllustration31" text:name="Illustration" text:formula="ooow:Illustration+1" style:num-format="1">5.1</text:sequence>.: Using Statement.executeQuery(String) method.</text:p></draw:text-box></draw:frame></text:p>
      <text:p text:style-name="Text_20_body"><draw:frame draw:style-name="fr12" draw:name="Frame34" text:anchor-type="as-char" svg:width="13.501cm" draw:z-index="81"><draw:text-box fo:min-height="0.499cm"><text:p text:style-name="Preformatted_20_Text">Statement stmt = connection.createStatement();<text:line-break/>boolean hasResultSet = stmt.execute("SELECT * FROM myTable");</text:p><text:p text:style-name="Preformatted_20_Text">if (hasResultSet) {<text:line-break/> <text:s text:c="3"/>ResultSet rs = stmt.getResultSet();<text:line-break/> <text:s text:c="3"/>...<text:line-break/>}</text:p><text:p text:style-name="Illustration">Illustration <text:sequence text:ref-name="refIllustration32" text:name="Illustration" text:formula="ooow:Illustration+1" style:num-format="1">5.2</text:sequence>.: Using Statement.getResultSet() method.</text:p></draw:text-box></draw:frame></text:p>
      <text:p text:style-name="Heading_20_4">Accessing the values in the result set</text:p>
      <text:p text:style-name="Text_20_body">Depending on the type of the result set it is possible to move the cursor either forward only (<text:sequence-ref text:reference-format="category-and-value" text:ref-name="refIllustration33">Illustration 5.3</text:sequence-ref>) or using absolute and relative positioning (<text:sequence-ref text:reference-format="category-and-value" text:ref-name="refIllustration34">Illustration 5.4</text:sequence-ref>).</text:p>
      <text:p text:style-name="Text_20_body">Values of the result set are obtained by calling the corresponding getter method depending on the type of column. For example the <text:span text:style-name="Source_20_Text">ResultSet.getInt(1)</text:span> method returns the value of the first column as an <text:span text:style-name="Source_20_Text">int</text:span> value. If value of the column is not integer, driver tries to convert it according to the “Data Type Conversion Table” specified in <text:bookmark-ref text:reference-format="text" text:ref-name="__RefHeading__8664_2139204403">Data Type Conversion Table</text:bookmark-ref>. If conversion is not possible, an exception is thrown.</text:p>
      <text:p text:style-name="Text_20_body">There are two possibilities to obtain data from the result set columns: by column name or by column position. Position of the first column is 1. Names supplied to getter methods are case-insensitive. The search first happens in the column aliases, and if no match found, driver checks the original column names. If there is more then one column matching the specified name (even if the original names were quoted), the first match is taken.</text:p>
      <text:p text:style-name="Text_20_body">When getters for primitive types are used and original value in the result set is NULL, driver returns a default value for that type. For example <text:span text:style-name="Source_20_Text">getInt()</text:span> method will return 0. In order to know whether the value is really 0 or NULL, you have to call <text:span text:style-name="Source_20_Text">ResultSet.wasNull(...)</text:span> method. </text:p>
      <text:p text:style-name="Text_20_body"><text:soft-page-break/>Getters that return object values (<text:span text:style-name="Source_20_Text">getString</text:span>, <text:span text:style-name="Source_20_Text">getDate</text:span>, <text:span text:style-name="Source_20_Text">getObject</text:span>, etc.) will correctly report a <text:span text:style-name="Source_20_Text">null</text:span> value for the columns containing NULL.</text:p>
      <text:p text:style-name="Text_20_body"><draw:frame draw:style-name="fr12" draw:name="Frame36" text:anchor-type="as-char" svg:width="13.501cm" draw:z-index="82"><draw:text-box fo:min-height="0.499cm"><text:p text:style-name="Preformatted_20_Text">Statement forwardStatement = connection.createStatement();<text:line-break/>ResultSet rs = forwardStatement.executeQuery(<text:line-break/> <text:s text:c="3"/>"SELECT id, name, price FROM myTable");</text:p><text:p text:style-name="Preformatted_20_Text">while(rs.next()) {<text:line-break/> <text:s text:c="3"/>int id = rs.getInt(1);<text:line-break/> <text:s text:c="3"/>String name = rs.getString("name");<text:line-break/> <text:s text:c="3"/>double price = rs.getDouble(3);<text:line-break/>}</text:p><text:p text:style-name="Illustration">Illustration <text:sequence text:ref-name="refIllustration33" text:name="Illustration" text:formula="ooow:Illustration+1" style:num-format="1">5.3</text:sequence>.: Example of using forward-only result sets.</text:p></draw:text-box></draw:frame></text:p>
      <text:p text:style-name="Heading_20_4">Updating records in the result set</text:p>
      <text:p text:style-name="Text_20_body">Scrollable cursors are especially useful when result of some query is displayed by the application which also allows the user to directly edit the data and post the changes to the database. </text:p>
      <text:p text:style-name="Text_20_body"><draw:frame draw:style-name="fr12" draw:name="Frame35" text:anchor-type="as-char" svg:width="13.501cm" draw:z-index="83"><draw:text-box fo:min-height="0.499cm"><text:p text:style-name="Preformatted_20_Text">Statement scrollStatement = connection.createStatement(<text:line-break/> <text:s text:c="3"/>ResultSet.TYPE_SCROLL_INSENSITIVE,<text:line-break/> <text:s text:c="3"/>ResultSet.CONCUR_UPDATABLE);</text:p><text:p text:style-name="Preformatted_20_Text">ResultSet rs = scrollStatement.executeQuery(<text:line-break/> <text:s text:c="3"/>"SELECT id, name, price FROM myTable");</text:p><text:p text:style-name="Preformatted_20_Text">rs.absolute(1); <text:s text:c="17"/>// move to the first row <text:line-break/>rs.updateString(2, anotherName); // update the name<text:line-break/>rs.updateRow(); <text:s text:c="17"/>// post changes to the db</text:p><text:p text:style-name="Preformatted_20_Text">rs.moveToInsertRow();<text:line-break/>rs.updateInt(1, newId);<text:line-break/>rs.updateString(2, newName);<text:line-break/>rs.updateDouble(3, newPrice);<text:line-break/>rs.insertRow();<text:line-break/>rs.moveToCurrentRow();</text:p><text:p text:style-name="Preformatted_20_Text">rs.relative(-2);</text:p><text:p text:style-name="Illustration">Illustration <text:sequence text:ref-name="refIllustration34" text:name="Illustration" text:formula="ooow:Illustration+1" style:num-format="1">5.4</text:sequence>.: Example of using scrollable and updatable result sets.</text:p></draw:text-box></draw:frame></text:p>
      <text:p text:style-name="Text_20_body">The code example on <text:sequence-ref text:reference-format="category-and-value" text:ref-name="refIllustration34">Illustration 5.4</text:sequence-ref> shows how to update first row, insert new one and after that move two records backwards.</text:p>
      <text:p text:style-name="Text_20_body">Also an application can update the current row using so called “positioned updates” on named cursors. This technique can be used only with forward-only cursors, since application can update only the row to which the server-side cursor points to. In case of scrollable cursors the complete result set is fetched to the client and then the server-side cursor is closed. The example on <text:sequence-ref text:reference-format="category-and-value" text:ref-name="refIllustration35">Illustration 5.5</text:sequence-ref> shows how to use positioned updates. First of all application has to specify the name of the cursor and the list of the columns that will be updated before the query is executed. This name is later used in the UPDATE statement as showed on the example.</text:p>
      <text:p text:style-name="Text_20_body"><text:soft-page-break/><draw:frame draw:style-name="fr12" draw:name="Frame37" text:anchor-type="as-char" svg:width="13.501cm" draw:z-index="84"><draw:text-box fo:min-height="0.499cm"><text:p text:style-name="Preformatted_20_Text">Statement selectStmt = connection.createStatement();<text:line-break/><text:span text:style-name="T4">selectStmt.setCursorName("someCursor");</text:span></text:p><text:p text:style-name="Preformatted_20_Text">Statement updateStmt = connection.createStatement();</text:p><text:p text:style-name="Preformatted_20_Text">ResultSet rs = selectStmt.executeQuery(<text:line-break/> <text:s text:c="3"/>"SELECT id, name, price FROM myTable " +<text:line-break/> <text:s text:c="3"/><text:span text:style-name="T4">"FOR UPDATE OF myColumn"</text:span>);</text:p><text:p text:style-name="Preformatted_20_Text">while(rs.next()) {</text:p><text:p text:style-name="Preformatted_20_Text"><text:s text:c="4"/>...</text:p><text:p text:style-name="Preformatted_20_Text"><text:s text:c="4"/>if (someCondition) {<text:line-break/> <text:s text:c="7"/>updateStmt.executeUpdate("UPDATE myTable " +<text:line-break/> <text:s text:c="11"/>"SET myColumn = myColumn + 1 " +<text:line-break/> <text:s text:c="11"/><text:span text:style-name="T4">"WHERE CURRENT OF " + rs.getCursorName()</text:span>);<text:line-break/> <text:s text:c="3"/>}</text:p><text:p text:style-name="Preformatted_20_Text">}</text:p><text:p text:style-name="Illustration">Illustration <text:sequence text:ref-name="refIllustration35" text:name="Illustration" text:formula="ooow:Illustration+1" style:num-format="1">5.5</text:sequence>.: Example of using the positioned updates.</text:p></draw:text-box></draw:frame></text:p>
      <text:p text:style-name="Heading_20_4">Closing the result set</text:p>
      <text:p text:style-name="Text_20_body">A result set is closed by calling the <text:span text:style-name="Source_20_Text">ResultSet.close()</text:span> method. This releases the associated server resources and makes the <text:span text:style-name="Source_20_Text">ResultSet</text:span> object available for garbage collection. It is strongly recommended to explicitly close result sets in auto-commit more or <text:span text:style-name="Source_20_Text">ResultSet.TYPE_SCROLL_INSENSITIVE</text:span> result sets, because this releases memory used for the cached data.</text:p>
      <text:p text:style-name="Text_20_body">The result set object is also closed automatically, when the statement that created it is <text:s/>closed or re-executed. In auto-commit mode, the result set is closed automatically if any statement is executed over the same connection.</text:p>
      <text:p text:style-name="Text_20_body"/>
      <text:p text:style-name="Heading_20_4"/>
      <text:h text:style-name="Heading_20_2" text:outline-level="2"><text:bookmark-start text:name="__RefHeading__9814_2139204403"/><text:reference-mark-start text:name="Transactions"/>Using transactions<text:bookmark-end text:name="__RefHeading__9814_2139204403"/><text:reference-mark-end text:name="Transactions"/></text:h>
      <text:p text:style-name="Text_20_body">Transactions are used to group SQL statements into a single block that satisfies so called ACID properties: atomicity, consistency, isolation and durability. In other words, all statements executed within transaction will either succeed and their results will be permanently stored in the database or the effect of the statement execution will be undone.</text:p>
      <text:h text:style-name="Heading_20_3" text:outline-level="3"><text:bookmark-start text:name="__RefHeading__9816_2139204403"/>JDBC transactions<text:bookmark-end text:name="__RefHeading__9816_2139204403"/></text:h>
      <text:p text:style-name="Text_20_body">Firebird supports multiple concurrent transactions over the same database connection. This allows applications that work via native Firebird API to save the number of network connections, which in turn saves the resources on the server<text:note text:id="ftn2" text:note-class="footnote"><text:note-citation>2</text:note-citation><text:note-body><text:p text:style-name="Footnote">Additionally, before the InterBase was open-sourced, this allowed application developers to create multi-threaded application without need to purchase additional user licenses.</text:p></text:note-body></text:note>. </text:p>
      <text:p text:style-name="Text_20_body">This model however cannot be applied to each database engine in the world and <text:s/>designers of the JDBC API have chosen a model where each database connection has one and only one active transaction associated with it. Also, unlike the Firebird model, where transactions require explicit start, JDBC specification requires the driver to start transaction automatically as soon as transactional context is needed.</text:p>
      <text:p text:style-name="Text_20_body">The <text:sequence-ref text:reference-format="category-and-value" text:ref-name="refIllustration36">Illustration 6.1</text:sequence-ref> shows a very simple example of using transactions in JDBC where a hypothetical intruder that increases salary of each employee twice and uses explicit transaction control in JDBC. It also tries to hide his own identity and <text:soft-page-break/>if the operations succeed, he commits the transaction, otherwise he rolls the changes back.</text:p>
      <text:p text:style-name="Text_20_body"><draw:frame draw:style-name="fr17" draw:name="Frame38" text:anchor-type="as-char" svg:width="13.501cm" draw:z-index="56"><draw:text-box fo:min-height="0.041cm"><text:p text:style-name="Preformatted_20_Text"><text:s text:c="2"/>Connection connection = ...</text:p><text:p text:style-name="Preformatted_20_Text"><draw:custom-shape text:anchor-type="paragraph" draw:z-index="60" draw:style-name="gr10" draw:text-style-name="P69" svg:width="0.618cm" svg:height="0.618cm" svg:x="0cm" svg:y="-0.109cm"><text:p text:style-name="P67"><text:span text:style-name="T19">1</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 <text:s/>connection.setAutoCommit(false);</text:p><text:p text:style-name="Preformatted_20_Text"><text:s text:c="2"/>Statement stmt = connection.createStament();<text:line-break/> <text:s/>try {</text:p><text:p text:style-name="Preformatted_20_Text"><draw:custom-shape text:anchor-type="paragraph" draw:z-index="59" draw:style-name="gr10" draw:text-style-name="P69" svg:width="0.618cm" svg:height="0.618cm" svg:x="0cm" svg:y="0.092cm"><text:p text:style-name="P67"><text:span text:style-name="T19">2</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 <text:s text:c="5"/>stmt.executeUpdate("UPDATE employee " + <text:line-break/> <text:s text:c="9"/>" SET salary = salary * 2");</text:p><text:p text:style-name="Preformatted_20_Text"><text:s text:c="6"/>// ... do some more changes to database<text:line-break/> <text:s text:c="5"/>// to hide the identity of the person<text:line-break/> <text:s text:c="5"/>// that messed up the salary information<text:line-break/> <text:s text:c="5"/>// by deleting the audit trails logs, etc.<text:line-break/> <text:s text:c="5"/>stmt.executeUpdate("DELETE FROM audit_trails");</text:p><text:p text:style-name="Preformatted_20_Text"><draw:custom-shape text:anchor-type="paragraph" draw:z-index="58" draw:style-name="gr10" draw:text-style-name="P69" svg:width="0.618cm" svg:height="0.618cm" svg:x="0cm" svg:y="-0.109cm"><text:p text:style-name="P67"><text:span text:style-name="T19">3</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 <text:s text:c="5"/>connection.commit();</text:p><text:p text:style-name="Preformatted_20_Text"><text:s text:c="2"/>} catch(SQLException ex) {</text:p><text:p text:style-name="Preformatted_20_Text"><draw:custom-shape text:anchor-type="paragraph" draw:z-index="57" draw:style-name="gr10" draw:text-style-name="P69" svg:width="0.618cm" svg:height="0.618cm" svg:x="0cm" svg:y="-0.109cm"><text:p text:style-name="P67"><text:span text:style-name="T19">4</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 <text:s text:c="5"/>connection.rollback();</text:p><text:p text:style-name="Preformatted_20_Text"><text:s text:c="2"/>}</text:p><text:p text:style-name="Illustration">Illustration <text:sequence text:ref-name="refIllustration36" text:name="Illustration" text:formula="ooow:Illustration+1" style:num-format="1">6.1</text:sequence>.: Example of explicit transaction control.</text:p></draw:text-box></draw:frame></text:p>
      <text:p text:style-name="Text_20_body">In order to do this, application first switches the auto-commit mode off (see below for more information), then creates a <text:span text:style-name="Source_20_Text">java.sql.Statement</text:span> object, executes an UPDATE statement. Please note, that there is no explicit transaction start, new transaction will be started right before executing the statement (step 2). </text:p>
      <text:p text:style-name="Text_20_body">If we have database where not only referential integrity is preserved, but also reasonable security rules are encoded in the triggers, it will raise an error preventing cleaning the audit trails information. In this case intruder chooses to undo all the changes he made, so that nobody notices anything. But if no security rules are implemented, he commits the transaction.</text:p>
      <text:p text:style-name="Text_20_body">When connection uses explicit transaction control, each transaction must be finished by calling the <text:span text:style-name="Source_20_Text">commit</text:span> or <text:span text:style-name="Source_20_Text">rollback</text:span> methods of the <text:span text:style-name="Source_20_Text">Connection</text:span> object before the connection is closed. If a transaction was not finished, but the <text:span text:style-name="Source_20_Text">close</text:span> method is called, the active transaction is rolled back automatically. This also happens when transaction was not finished and connection was not closed explicitly and that <text:s/><text:span text:style-name="Source_20_Text">Connection</text:span> object became eligible for garbage collection. In this case, the <text:span text:style-name="Source_20_Text">close</text:span> method is implicitly invoked by the class finalizer, which in turn rolls the transaction back.</text:p>
      <text:h text:style-name="Heading_20_3" text:outline-level="3"><text:bookmark-start text:name="__RefHeading__9818_2139204403"/>Auto-commit mode<text:bookmark-end text:name="__RefHeading__9818_2139204403"/></text:h>
      <text:p text:style-name="Text_20_body">Each newly created connection by default has the auto-commit property set on. In other words, the duration of the transaction is limited by the duration of statement execution, or speaking formal language – transaction is ended when the statement is completed. The point when statement executions is considered complete is defined in the specification according to the table on <text:sequence-ref text:reference-format="category-and-value" text:ref-name="refIllustration37">Illustration 6.2</text:sequence-ref>.</text:p>
      <text:p text:style-name="Text_20_body"><text:soft-page-break/><draw:frame draw:style-name="fr12" draw:name="Frame43" text:anchor-type="as-char" svg:width="13.501cm" draw:z-index="85"><draw:text-box fo:min-height="0.499cm"><text:list xml:id="list212016245170660" text:continue-list="list212016216159391" text:style-name="List_20_1"><text:list-item text:start-value="1"><text:p text:style-name="P29">For insert, update, delete and DDL statements, the statement is complete as soon as it has finished executing.</text:p></text:list-item><text:list-item><text:p text:style-name="P29">For select statements, statement is complete when the associated result set is closed. The result set is closed as soon as one of the following occurs:</text:p><text:list><text:list-item><text:p text:style-name="P29">all of the rows have been retrieved</text:p></text:list-item><text:list-item><text:p text:style-name="P29">the associated <text:span text:style-name="Source_20_Text">Statement</text:span> object is re-executed</text:p></text:list-item><text:list-item><text:p text:style-name="P29">another <text:span text:style-name="Source_20_Text">Statement</text:span> object is executed on the same connection</text:p></text:list-item></text:list></text:list-item><text:list-item><text:p text:style-name="P29">For <text:span text:style-name="Source_20_Text">CallableStatement</text:span> objects, the statement is complete, when all of the associated result sets have been closed.</text:p></text:list-item></text:list><text:p text:style-name="Illustration">Illustration <text:sequence text:ref-name="refIllustration37" text:name="Illustration" text:formula="ooow:Illustration+1" style:num-format="1">6.2</text:sequence>.: Rules when the statement is completed in auto-commit mode</text:p></draw:text-box></draw:frame></text:p>
      <text:p text:style-name="Text_20_body">If there is an ongoing transaction and the value of the auto-commit property is changed, the current transaction is committed.</text:p>
      <text:p text:style-name="Text_20_body">Note, when a connection is obtained via <text:span text:style-name="Source_20_Text">javax.sql.DataSource</text:span> object and container managed transactions are used (for example, the application is executing inside an EJB container), it is an error to call <text:span text:style-name="Source_20_Text">setAutoCommit</text:span> method. </text:p>
      <text:p text:style-name="Text_20_body">Special care should be taken when using multiple statements in auto-commit mode. The JDBC 2.0 specification did not define the rules for the statement completion as well as it did not define the behavior of multiple ResultSet objects created using the same Connection object in auto-commit mode. </text:p>
      <text:p text:style-name="Text_20_body">Since Firebird does not allow the result set to remain open after the transaction ends, Jaybird 1.5.x and below cached the complete result set in memory when the SELECT statements were executed and corresponding transaction was committed. It had an adverse effect on allocated memory when the result set is big, especially when it contains BLOB fields. The JDBC 3.0 specification addressed this unclear situation (see <text:sequence-ref text:reference-format="category-and-value" text:ref-name="refIllustration37">Illustration 6.2</text:sequence-ref>) and Jaybird 2.1 was improved to correctly handle them. It also allowed to improve the memory footprint – the driver no longer caches non-scrollable and non-holdable result sets in memory. </text:p>
      <text:p text:style-name="Text_20_body">However, some Java applications that do not conform the current JDBC specification might no longer work with Jaybird 2.1 and above unless additional steps are taken.</text:p>
      <text:p text:style-name="Text_20_body">The piece of code on <text:sequence-ref text:reference-format="category-and-value" text:ref-name="refIllustration38">Illustration 6.3</text:sequence-ref> works perfectly with explicit transaction control. However, it won't work correctly with a driver that complies with JDBC 3.0 specification, while the <text:span text:style-name="Source_20_Text">selectStmt</text:span> and <text:span text:style-name="Source_20_Text">updateStmt</text:span> object were created by the same connection object (step 1). When the UPDATE is executed in step 3, the result set produced by the SELECT statement must be closed before the execution. When Java application tries to fetch the next record by calling the <text:span text:style-name="Source_20_Text">rs.next()</text:span> method, it will receive an <text:span text:style-name="Source_20_Text">SQLException</text:span> with a message “Result set object is closed”.</text:p>
      <text:p text:style-name="Text_20_body">The only correct solution to this situation is to fix the application by either using explicit transaction control, or by using two connection objects, one for SELECT statement and one for UPDATE statement.</text:p>
      <text:p text:style-name="Text_20_body"><text:soft-page-break/><draw:frame draw:style-name="fr17" draw:name="Frame39" text:anchor-type="as-char" svg:width="13.501cm" draw:z-index="25"><draw:text-box fo:min-height="0.041cm"><text:p text:style-name="Preformatted_20_Text"><draw:custom-shape text:anchor-type="paragraph" draw:z-index="29" draw:style-name="gr10" draw:text-style-name="P69" svg:width="0.618cm" svg:height="0.618cm" svg:x="0cm" svg:y="0.092cm"><text:p text:style-name="P67"><text:span text:style-name="T19">1</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 <text:s/>Statement selectStmt = connection.createStatement();<text:line-break/> <text:s/>Statement updateStmt = connection.createStatement();</text:p><text:p text:style-name="Preformatted_20_Text"><text:s text:c="2"/>ResultSet rs = selectStmt.executeQuery(<text:line-break/> <text:s text:c="5"/>"SELECT * FROM myTable");</text:p><text:p text:style-name="Preformatted_20_Text"><draw:custom-shape text:anchor-type="paragraph" draw:z-index="28" draw:style-name="gr9" draw:text-style-name="P69" svg:width="0.618cm" svg:height="0.618cm" svg:x="0cm" svg:y="0cm"><text:p text:style-name="P67"><text:span text:style-name="T19">2</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 <text:s/>while(rs.next()) {</text:p><text:p text:style-name="Preformatted_20_Text"><text:s text:c="6"/>int id = rs.getInt(1);<text:line-break/> <text:s text:c="5"/>String name = rs.getString(2);</text:p><text:p text:style-name="Preformatted_20_Text"><draw:custom-shape text:anchor-type="paragraph" draw:z-index="27" draw:style-name="gr9" draw:text-style-name="P69" svg:width="0.618cm" svg:height="0.618cm" svg:x="0cm" svg:y="0cm"><text:p text:style-name="P67"><text:span text:style-name="T19">3</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 <text:s text:c="5"/>updateStmt.executeUpdate("UPDATE anotherTable SET " +<text:line-break/> <text:s text:c="9"/>" name = '" + name + "', " + <text:line-break/> <text:s text:c="9"/>" WHERE id = " + id);</text:p><text:p text:style-name="Preformatted_20_Text"><text:s text:c="2"/>}</text:p><text:p text:style-name="Illustration">Illustration <text:sequence text:ref-name="refIllustration38" text:name="Illustration" text:formula="ooow:Illustration+1" style:num-format="1">6.3</text:sequence>.: Non-compliant usage of nested statements in auto-commit mode.</text:p></draw:text-box></draw:frame></text:p>
      <text:p text:style-name="Text_20_body">Unfortunately not all applications can be changed either because there is no source code available or, simply, because any change in the code requires complete release testing of the software. The Jaybird 2.1 introduces new connection parameter <text:span text:style-name="Source_20_Text">defaultHoldable</text:span> which makes result sets holdable by default. The holdable result sets will be fully cached in memory, but won't be closed automatically when transaction ends<text:note text:id="ftn3" text:note-class="footnote"><text:note-citation>3</text:note-citation><text:note-body><text:p text:style-name="Footnote">Other cases, e.g. closing the statement object or the connection object will still ensure that the result set object is closed. If you need result sets that can be “detached” from the statement object that created them, please check the <text:span text:style-name="Source_20_Text">javax.sql.RecordSet</text:span> implementations.</text:p></text:note-body></text:note>. Please note, this property affects also the cases with explicit transaction control.</text:p>
      <text:h text:style-name="Heading_20_3" text:outline-level="3"><text:bookmark-start text:name="__RefHeading__9820_2139204403"/>Read-only Transactions<text:bookmark-end text:name="__RefHeading__9820_2139204403"/></text:h>
      <text:p text:style-name="Text_20_body">A transaction can be declared read-only to reduce the possibility of lock conflicts. In general, this makes little sense for Firebird, because of its multi-generational architecture, where readers do not block writers and vice versa. However, in some cases it can be useful. </text:p>
      <text:p text:style-name="Text_20_body">It is not allowed to connect with a read-write transaction to a database located on a read-only media, for example, a CD-ROM. The reason is that, in order to guarantee consistency of the read-write transactions, Firebird has to increase the transaction identifier when transaction ends, and to store the new value on the so-called Transaction Inventory Page even if no changes were made in that transaction. This requirement can be relaxed if transaction is declared read-only and the engine ensures that no data can be modified.</text:p>
      <text:p text:style-name="Text_20_body">Another reason is that long running read-write transactions inhibit the process of collecting garbage, i.e. a process of identifying previous versions of the database records that are no longer needed and releasing the occupied space for the new versions. Without garbage collection the database size will grow very fast and the speed of the database operations will decrease, because the database engine will have to check all available record versions to determine the appropriate one.</text:p>
      <text:p text:style-name="Text_20_body">Therefore, if you are sure that application won't modify the database in the transaction, use the <text:span text:style-name="Source_20_Text">setReadOnly</text:span> method of the <text:span text:style-name="Source_20_Text">java.sql.Connection</text:span> object to tell the server that the transaction is read-only.</text:p>
      <text:h text:style-name="Heading_20_3" text:outline-level="3"><text:bookmark-start text:name="__RefHeading__9822_2139204403"/><text:soft-page-break/>Transaction Isolation Levels<text:bookmark-end text:name="__RefHeading__9822_2139204403"/></text:h>
      <text:p text:style-name="Text_20_body">To address the performance issue, the isolation property is relaxed. The ANSI/ISO SQL standard defines four such levels, each next one weaker than the previous. These isolation levels were reflected in the JDBC specification (<text:sequence-ref text:reference-format="category-and-value" text:ref-name="refIllustration39">Illustration 6.4</text:sequence-ref>)</text:p>
      <text:p text:style-name="Text_20_body"><draw:frame draw:style-name="fr12" draw:name="Frame44" text:anchor-type="as-char" svg:width="13.501cm" draw:z-index="73"><draw:text-box fo:min-height="0.499cm"><table:table table:name="Table28" table:style-name="Table28"><table:table-column table:style-name="Table28.A"/><table:table-column table:style-name="Table28.B"/><table:table-row><table:table-cell table:style-name="Table28.A1" office:value-type="string"><text:p text:style-name="Table_20_Heading">JDBC isolation level</text:p></table:table-cell><table:table-cell table:style-name="Table28.B1" office:value-type="string"><text:p text:style-name="Table_20_Heading">Description</text:p></table:table-cell></table:table-row><table:table-row><table:table-cell table:style-name="Table28.A2" office:value-type="string"><text:p text:style-name="Table_20_Contents">TRANSACTION_SERIALIZABLE</text:p></table:table-cell><table:table-cell table:style-name="Table28.B2" office:value-type="string"><text:p text:style-name="Table_20_Contents">Transactions with this isolation level prohibit the phantom reads, the situation when one transaction reads all rows satisfying the WHERE condition, another transaction inserts a row satisfying that condition, and first transaction re-executes the statement.</text:p></table:table-cell></table:table-row><table:table-row><table:table-cell table:style-name="Table28.A2" office:value-type="string"><text:p text:style-name="Table_20_Contents">TRANSACTION_REPEATABLE_READ</text:p></table:table-cell><table:table-cell table:style-name="Table28.B2" office:value-type="string"><text:p text:style-name="Table_20_Contents">This isolation level prevents the non-repeatable reads, a situation when a row is read in one transaction, then modified in another transaction, and later re-read in the first transaction. In this case different values had been read within the same transaction.</text:p></table:table-cell></table:table-row><table:table-row><table:table-cell table:style-name="Table28.A2" office:value-type="string"><text:p text:style-name="Table_20_Contents">TRANSACTION_READ_COMMITTED</text:p></table:table-cell><table:table-cell table:style-name="Table28.B2" office:value-type="string"><text:p text:style-name="Table_20_Contents">Transactions with this isolation level can see only committed records. However, it does not prevent so-called non-repeatable reads and phantom reads.</text:p></table:table-cell></table:table-row><table:table-row><table:table-cell table:style-name="Table28.A2" office:value-type="string"><text:p text:style-name="Table_20_Contents">TRANSACTION_READ_UNCOMMITTED</text:p></table:table-cell><table:table-cell table:style-name="Table28.B2" office:value-type="string"><text:p text:style-name="Table_20_Contents">The weakest isolation level, or better to say level with no isolation. Such transactions can see the not yet committed changes to the data in the database from the concurrently running transactions.</text:p></table:table-cell></table:table-row></table:table><text:p text:style-name="Illustration">Illustration <text:sequence text:ref-name="refIllustration39" text:name="Illustration" text:formula="ooow:Illustration+1" style:num-format="1">6.4</text:sequence>.: JDBC transaction isolation levels and their characteristics.</text:p></draw:text-box></draw:frame></text:p>
      <text:p text:style-name="Text_20_body">Firebird, however, defines other isolation levels: <text:span text:style-name="Source_20_Text">read_committed</text:span>, <text:span text:style-name="Source_20_Text">concurrency</text:span> and <text:span text:style-name="Source_20_Text">consistency</text:span>. Only the <text:span text:style-name="Source_20_Text">read_committed</text:span> isolation level can be mapped to the same level defined by the ANSI/ISO SQL standard. The dirty reads are prevented, non-repeatable reads as well as phantom reads can occur.</text:p>
      <text:p text:style-name="Text_20_body">The <text:span text:style-name="Source_20_Text">concurrency</text:span> isolation level is stronger than repeatable read isolation defined in ANSI/SQL standard and satisfies the requirements of a serializable isolation level, however, unlike RDBMSes with locking concurrency control, it guarantees better performance.</text:p>
      <text:p text:style-name="Text_20_body">And finally Firebird provides a <text:span text:style-name="Source_20_Text">consistency</text:span> isolation level which in combination with table reservation feature guarantees the deadlock-free execution of transactions. A transaction will be prevented from starting if there is already another one with the overlapping sets of the reserved tables. This isolation level guarantees truly serial history of transaction execution.</text:p>
      <text:p text:style-name="Text_20_body">In order to satisfy the JDBC specification Jaybird provides a following default mapping of the JDBC transaction isolation levels into Firebird isolation levels:</text:p>
      <text:list xml:id="list212016272158430" text:continue-list="list212016245170660" text:style-name="List_20_1">
        <text:list-item text:start-value="1">
          <text:p text:style-name="P29">TRANSACTION_READ_COMMITTED is mapped to <text:span text:style-name="Source_20_Text">read_committed</text:span> isolation level in Firebird – any changes made inside a transaction are not visible outside a transaction until the transaction is committed. A transaction in <text:soft-page-break/>read-committed mode sees all committed changes made by other transactions even if that happened after start of the current transaction.</text:p>
        </text:list-item>
        <text:list-item>
          <text:p text:style-name="P29">TRANSACTION_REPEATABLE_READ is mapped to <text:span text:style-name="Source_20_Text">concurrency</text:span> isolation level in Firebird – any changes made inside this transaction are not visible outside a transaction until the transaction is committed. A transaction in repeatable-read sees only those changes that were committed before the transaction started. Any committed change in another transaction that happened after the start of this transaction is not visible in this transaction.</text:p>
        </text:list-item>
        <text:list-item>
          <text:p text:style-name="P29">TRANSACTION_SERIALIZABLE is mapped into <text:span text:style-name="Source_20_Text">consistency</text:span> isolation level in Firebird – any modification to a table happens in serial way: all transactions wait until the current modification is done. This mode can be considered as a traditional pessimistic locking scheme, but the lock is placed on the whole table. See Chapter “<text:reference-ref text:reference-format="text" text:ref-name="Table reservation">Table Reservation</text:reference-ref>” on page <text:reference-ref text:reference-format="page" text:ref-name="Table reservation">68</text:reference-ref> <text:s/>for more information.</text:p>
        </text:list-item>
      </text:list>
      <text:p text:style-name="Text_20_body">The mapping is specified in the isc_tpb_mapping.properties file that can be found in the Jaybird archive and can be overridden via the connection properties</text:p>
      <text:list xml:id="list212016273168707" text:continue-list="list212016272158430" text:style-name="List_20_1">
        <text:list-item text:start-value="1">
          <text:p text:style-name="P29">via the <text:span text:style-name="Source_20_Text">tpbMapping</text:span> property that specifies the path to the <text:span text:style-name="Source_20_Text">PropertiesResourceBundle</text:span> with the new mapping of the isolation level;</text:p>
        </text:list-item>
        <text:list-item>
          <text:p text:style-name="P29">via the direct specification of the JDBC transaction isolation level. <text:sequence-ref text:reference-format="category-and-value" text:ref-name="refIllustration40">Illustration 6.5</text:sequence-ref> contains an example of such operation, the values in the mapping are described in Chapter “<text:reference-ref text:reference-format="text" text:ref-name="Transaction Parameter Buffer">Transaction Parameter Buffer</text:reference-ref>” on page <text:reference-ref text:reference-format="page" text:ref-name="Transaction Parameter Buffer">65</text:reference-ref>.</text:p>
        </text:list-item>
        <text:list-item>
          <text:p text:style-name="P29">via the connection pool configuration.</text:p>
        </text:list-item>
      </text:list>
      <text:p text:style-name="Text_20_body"><draw:frame draw:style-name="fr12" draw:name="Frame45" text:anchor-type="as-char" svg:width="13.501cm" draw:z-index="64"><draw:text-box fo:min-height="0.499cm"><text:p text:style-name="Preformatted_20_Text">Properties props = new Properties();<text:line-break/>props.setProperty("user", "SYSDBA");<text:line-break/>props.setProperty("password", "masterkey");<text:line-break/>props.setProperty("TRANSACTION_READ_COMMITTED",<text:line-break/> <text:s text:c="3"/>"isc_tpb_read_committed,isc_no_rec_version," +<text:line-break/> <text:s text:c="3"/>"isc_tpb_write,isc_tpb_nowait");</text:p><text:p text:style-name="Preformatted_20_Text">Connection connection = DriverManager.getConnection(<text:line-break/> <text:s text:c="3"/>"jdbc:firebirdsql:localhost/3050:<text:a xlink:type="simple" xlink:href="file:///C:/example.fdb" text:style-name="Internet_20_link" text:visited-style-name="Visited_20_Internet_20_Link">c:/example.fdb</text:a>",<text:line-break/> <text:s text:c="3"/>props);</text:p><text:p text:style-name="Illustration">Illustration <text:sequence text:ref-name="refIllustration40" text:name="Illustration" text:formula="ooow:Illustration+1" style:num-format="1">6.5</text:sequence>.: Overriding the default isolation level mapping.</text:p></draw:text-box></draw:frame></text:p>
      <text:p text:style-name="Text_20_body">The overridden mapping is used for all transactions started within the database connection. If the default mapping is overridden via the connection pool configuration, it will be used for all connections created by the pool.</text:p>
      <text:h text:style-name="Heading_20_3" text:outline-level="3"><text:bookmark-start text:name="__RefHeading__9824_2139204403"/>Savepoints<text:bookmark-end text:name="__RefHeading__9824_2139204403"/></text:h>
      <text:p text:style-name="Text_20_body">Savepoints provide finer-grained control over transactions by providing intermediate steps within a larger transaction. Once a savepoint has been set, transaction can be rollback to that point without affecting preceding work. </text:p>
      <text:p text:style-name="Text_20_body">In order to set a savepoint, use following code:</text:p>
      <text:p text:style-name="Text_20_body"><text:soft-page-break/><draw:frame draw:style-name="fr17" draw:name="Frame40" text:anchor-type="as-char" svg:width="13.501cm" draw:z-index="86"><draw:text-box fo:min-height="0.041cm"><text:p text:style-name="Preformatted_20_Text">Statement stmt = connection.createStatement();</text:p><text:p text:style-name="Preformatted_20_Text">stmt.executeUpdate(<text:line-break/> <text:s text:c="3"/>"INSERT INTO myTable(id, name) VALUES (1, 'John')");</text:p><text:p text:style-name="P15">Savepoint savePoint1 = <text:line-break/> <text:s text:c="3"/>connection.setSavepoint("savepoint_1");</text:p><text:p text:style-name="Preformatted_20_Text">stmt.executeUpdate(<text:line-break/> <text:s text:c="3"/>"UPDATE myTable SET name = 'Ann' WHERE id = 1");</text:p><text:p text:style-name="Preformatted_20_Text">... </text:p><text:p text:style-name="P15">connection.rollback(savePoint1);</text:p><text:p text:style-name="Preformatted_20_Text">// at this point changes done by second update are undone</text:p><text:p text:style-name="Illustration">Illustration <text:sequence text:ref-name="refIllustration41" text:name="Illustration" text:formula="ooow:Illustration+1" style:num-format="1">6.6</text:sequence>.:Example of using savepoints</text:p></draw:text-box></draw:frame></text:p>
      <text:p text:style-name="Text_20_body">Note, rolling back to the savepoint automatically releases and invalidates any savepoints that were created after the released savepoint.</text:p>
      <text:p text:style-name="Text_20_body">If the savepoint is no longer needed, you can use the <text:span text:style-name="Source_20_Text">Connection.releaseSavepoint</text:span> method to release system resources. After releasing a savepoint it is no longer possible to rollback the current transaction to that savepoint. Attempt to call the <text:span text:style-name="Source_20_Text">rollback</text:span> method will result in an <text:span text:style-name="Source_20_Text">SQLException</text:span>. Savepoints that have been created within a transaction are automatically released when transaction is committed or rolled back.</text:p>
      <text:h text:style-name="Heading_20_3" text:outline-level="3"><text:bookmark-start text:name="__RefHeading__9826_2139204403"/><text:reference-mark-start text:name="Transaction Parameter Buffer"/>Transaction Parameter Buffer<text:bookmark-end text:name="__RefHeading__9826_2139204403"/><text:reference-mark-end text:name="Transaction Parameter Buffer"/></text:h>
      <text:p text:style-name="Text_20_body">The behavior of the Firebird transactions is internally controlled by the Transaction Parameter Buffer (TPB), which specifies different transaction properties:</text:p>
      <text:list xml:id="list212016280151305" text:continue-list="list212016273168707" text:style-name="List_20_1">
        <text:list-item text:start-value="1">
          <text:p text:style-name="P29">the transaction isolation level;</text:p>
        </text:list-item>
        <text:list-item>
          <text:p text:style-name="P29">the transaction's read-only or read-write mode;</text:p>
        </text:list-item>
        <text:list-item>
          <text:p text:style-name="P29">the lock conflict resolution mode – wait or no wait;</text:p>
        </text:list-item>
        <text:list-item>
          <text:p text:style-name="P29">and, finally, the table reservations – their names and reservation modes.</text:p>
        </text:list-item>
      </text:list>
      <text:p text:style-name="Text_20_body">The TPB is automatically generated depending on the transaction isolation level specified for the <text:span text:style-name="Source_20_Text">java.sql.Connection</text:span> object and usually there is no need to manipulate the TPB directly. Additionally, if the connection is set to read-only mode, this is reflected in the TPB by appropriate constant. However, the lock resolution mode as well as table reservations cannot be specified by using the standard JDBC interfaces. For the cases where this is needed, Jaybird provides an extension of the JDBC standard.</text:p>
      <text:p text:style-name="Text_20_body"><text:soft-page-break/><draw:frame draw:style-name="fr17" draw:name="Frame41" text:anchor-type="as-char" svg:width="13.501cm" draw:z-index="52"><draw:text-box fo:min-height="0.041cm"><text:p text:style-name="Preformatted_20_Text"><text:span text:style-name="Source_20_Text">FirebirdConnection fbConnection =<text:line-break/> <text:s text:c="3"/>(FirebirdConnection)connection;</text:span></text:p><text:p text:style-name="Preformatted_20_Text"><text:span text:style-name="Source_20_Text">TransactionParameterBuffer tpb = <text:line-break/> <text:s text:c="3"/>fbConnection.createTransactionParameterBuffer();</text:span></text:p><text:p text:style-name="Preformatted_20_Text"><text:span text:style-name="Source_20_Text">tpb.addArgument(TransactionParameterBuffer.READ_COMMITTED);<text:line-break/>tpb.addArgument(TransactionParameterBuffer.REC_VERSION);<text:line-break/>tpb.addArgument(TransactionParameterBuffer.WRITE);<text:line-break/>tpb.addArgument(TransactionParameterBuffer.WAIT);</text:span></text:p><text:p text:style-name="Preformatted_20_Text"><text:span text:style-name="Source_20_Text">fbConnection.setTransactionParameters(tpb);</text:span></text:p><text:p text:style-name="Illustration">Illustration <text:sequence text:ref-name="refIllustration42" text:name="Illustration" text:formula="ooow:Illustration+1" style:num-format="1">6.7</text:sequence>.: Example of specifying custom TPB.</text:p></draw:text-box></draw:frame></text:p>
      <text:p text:style-name="Text_20_body">The <text:sequence-ref text:reference-format="category-and-value" text:ref-name="refIllustration42">Illustration 6.7</text:sequence-ref> presents an example of populating the TPB with custom parameters.</text:p>
      <text:p text:style-name="Heading_20_4">Isolation level</text:p>
      <text:p text:style-name="Text_20_body">As it was already mentioned before, Firebird supports three isolation levels: <text:span text:style-name="Source_20_Text">read_committed</text:span>, <text:span text:style-name="Source_20_Text">concurrency</text:span> and <text:span text:style-name="Source_20_Text">consistency </text:span>which are represented by the appropriate constants in the <text:span text:style-name="Source_20_Text">TransactionParameterBuffer</text:span> class. The isolation level specifies the way the database engine processes the record versions on read operations. The <text:span text:style-name="Source_20_Text">concurrency</text:span> isolation level is also often called SNAPSHOT and the <text:span text:style-name="Source_20_Text">consistency</text:span> - SNAPSHOT TABLE STABILITY isolation levels.</text:p>
      <text:p text:style-name="Text_20_body">In <text:span text:style-name="Source_20_Text">consistency</text:span> and <text:span text:style-name="Source_20_Text">concurrency</text:span> modes Firebird database engine loads the different versions of the same record from disk and checks the “timestamps” of each version and compares it with the “timestamp” of the current transaction. The record version with the highest timestamp that is however lower or equal to the timestamp of the current transaction is returned to the application. This effectively returns the version of the record that was when the current transaction started and guarantees that neither non-repeatable reads not phantom reads can ever occur.</text:p>
      <text:p text:style-name="Text_20_body">In read_committed mode Firebird database engine, however, accesses the record version with the highest timestamp, for which the corresponding transaction is marked as committed. This prevents engine from reading the record versions which were modified in the concurrent transactions that are not yet committed or were rolled back for whatever reasons. However, such mode allows non-repeatable reads as well as phantom reads if the concurrent transaction that modified records or inserted new ones had been committed.</text:p>
      <text:p text:style-name="Text_20_body">The read_committed isolation mode requires another constant that specifies the behavior of the transaction when it meets a record version with the timestamp which belongs to the currently running transaction which is not yet committed.</text:p>
      <text:p text:style-name="Text_20_body">The most application require the <text:span text:style-name="Source_20_Text">TransactionParameterBuffer.REC_VERSION</text:span> mode, which is shown on <text:sequence-ref text:reference-format="category-and-value" text:ref-name="refIllustration42">Illustration 6.7</text:sequence-ref>. In this mode database engine fetches the latest committed version as described before.</text:p>
      <text:p text:style-name="Text_20_body">The <text:span text:style-name="Source_20_Text">TransactionParameterBuffer.NO_REC_VERSION</text:span> constant tells database engine to report the lock conflict when uncommitted record version is met while fetching data from the database. The outcome of the operation is then controlled by the lock resolution mode (see page <text:reference-ref text:reference-format="page" text:ref-name="lock resolution mode">67</text:reference-ref>).</text:p>
      <text:p text:style-name="Text_20_body"/>
      <text:p text:style-name="Heading_20_4"><text:soft-page-break/>Read-only transactions</text:p>
      <text:p text:style-name="Text_20_body">The read-only or read-write transaction mode is controlled by two constants:</text:p>
      <text:list xml:id="list212016287147650" text:continue-list="list212016280151305" text:style-name="List_20_1">
        <text:list-item text:start-value="1">
          <text:p text:style-name="P29"><text:span text:style-name="Source_20_Text">TranscationParameterBuffer.READ</text:span> and</text:p>
        </text:list-item>
        <text:list-item>
          <text:p text:style-name="P29"><text:span text:style-name="Source_20_Text">TransactionParameterBuffer.WRITE</text:span></text:p>
        </text:list-item>
      </text:list>
      <text:p text:style-name="Text_20_body">When the read-write mode is specified, database engine stores the “timestamp” of new transaction in the database even no modification will be made in the transaction. The “timestamp” affects the garbage collection process, since the database engine cannot release records that were modified in the transactions with higher “timestamps” even when these record versions are no longer needed (in other words, when there are already newer versions of the records). Thus, the long-running read-write transaction inhibits the garbage collection even when no modifications were done in it.</text:p>
      <text:p text:style-name="Text_20_body">Therefore, it is recommended to set the read-only mode for the transaction when it is used for read operations.</text:p>
      <text:p text:style-name="Heading_20_4"><text:reference-mark-start text:name="lock resolution mode"/>Lock resolution mode<text:reference-mark-end text:name="lock resolution mode"/></text:p>
      <text:p text:style-name="Text_20_body">The RDBMS systems that use pessimistic locking for the concurrency control lock the records regardless of the operation type, read or write. When application tries to read a record from the database, database engine tries to obtain a “read lock” to that record. If the operation succeeds and application later tries to update the record, the lock is upgraded to the “write lock”. And finally, if the resource is already locked for write, concurrent transactions cannot lock it for reading, since the system cannot allow the transaction to make a decision based on data that might be rolled back later. This in approach significantly decreases concurrency. However, the databases systems that employ the record versioning mechanism do not have such restriction because each transaction “sees” its own version of the record – <text:s/>the only possible conflict happens when two concurrent transactions try to obtain “write lock” for the same database record.</text:p>
      <text:p text:style-name="Text_20_body">Firebird belongs to the latter, and on <text:span text:style-name="Source_20_Text">read_committed</text:span> and <text:span text:style-name="Source_20_Text">concurrency</text:span> isolation levels it behaves appropriately – there are no lock conflicts between readers and writers, and only writers competing for the same resource raise a lock conflict. However, on the <text:span text:style-name="Source_20_Text">consistency</text:span> isolation level Firebird emulates the behavior of the systems with pessimistic locking – read operation will conflict with write. Even more, the locks are obtained for the whole tables (see “<text:reference-ref text:reference-format="text" text:ref-name="Table reservation">Table Reservation</text:reference-ref>” chapter for details). </text:p>
      <text:p text:style-name="Text_20_body">The <text:sequence-ref text:reference-format="category-and-value" text:ref-name="refIllustration43">Illustration 6.8</text:sequence-ref> summarizes the above said in a table for Firebird 2.0. It shows that read-committed or repeatable read transactions conflict only when they simultaneously update the same rows. In contrast, a <text:span text:style-name="Source_20_Text">consistency</text:span> transaction conflicts with any transaction running in read-write mode, e.g. as soon as a <text:span text:style-name="Source_20_Text">consistency</text:span> transaction gets write access to a table, other read-write transactions are not allowed to make changes in that tables.</text:p>
      <text:p text:style-name="Text_20_body"><text:soft-page-break/><draw:frame draw:style-name="fr17" draw:name="Frame42" text:anchor-type="as-char" svg:width="13.501cm" draw:z-index="33"><draw:text-box fo:min-height="0.041cm"><text:p text:style-name="Frame_20_contents"/><table:table table:name="Table27" table:style-name="Table27"><table:table-column table:style-name="Table27.A"/><table:table-column table:style-name="Table27.B"/><table:table-column table:style-name="Table27.C"/><table:table-header-rows><table:table-row><table:table-cell table:style-name="Table27.A1" table:number-columns-spanned="2" office:value-type="string"><text:p text:style-name="Table_20_Contents"/></table:table-cell><table:covered-table-cell/><table:table-cell><table:table table:is-sub-table="true"><table:table-column table:style-name="Table27.C1.1"/><table:table-column table:style-name="Table27.C1.2"/><table:table-column table:style-name="Table27.C1.3"/><table:table-column table:style-name="Table27.C1.4"/><table:table-row><table:table-cell table:style-name="Table27.A1" table:number-columns-spanned="2" office:value-type="string"><text:p text:style-name="P10">Read-committed</text:p><text:p text:style-name="P10">Concurrency</text:p></table:table-cell><table:covered-table-cell/><table:table-cell table:style-name="Table27.C1.3.1" table:number-columns-spanned="2" office:value-type="string"><text:p text:style-name="P10">Consistency</text:p></table:table-cell><table:covered-table-cell/></table:table-row><table:table-row><table:table-cell table:style-name="Table27.C1.1.2" office:value-type="string"><text:p text:style-name="Table_20_Contents">read-write</text:p></table:table-cell><table:table-cell table:style-name="Table27.C1.1.2" office:value-type="string"><text:p text:style-name="Table_20_Contents">read-only</text:p></table:table-cell><table:table-cell table:style-name="Table27.C1.1.2" office:value-type="string"><text:p text:style-name="Table_20_Contents">read-write</text:p></table:table-cell><table:table-cell table:style-name="Table27.C1.4.2" office:value-type="string"><text:p text:style-name="Table_20_Contents">read-only</text:p></table:table-cell></table:table-row></table:table></table:table-cell></table:table-row></table:table-header-rows><table:table-row><table:table-cell table:style-name="Table27.A2" office:value-type="string"><text:p text:style-name="P10">Read-committed</text:p><text:p text:style-name="P10">Concurrency</text:p></table:table-cell><table:table-cell table:number-columns-spanned="2"><table:table table:is-sub-table="true"><table:table-column table:style-name="Table27.B2.1"/><table:table-column table:style-name="Table27.B2.2"/><table:table-column table:style-name="Table27.B2.3"/><table:table-column table:style-name="Table27.B2.4"/><table:table-column table:style-name="Table27.B2.5"/><table:table-row><table:table-cell table:style-name="Table27.C1.1.2" office:value-type="string"><text:p text:style-name="Table_20_Contents">read-write</text:p></table:table-cell><table:table-cell table:style-name="Table27.C1.1.2" office:value-type="string"><text:p text:style-name="P10">some <text:s/>updates may conflict</text:p></table:table-cell><table:table-cell table:style-name="Table27.C1.1.2" office:value-type="string"><text:p text:style-name="P10">-</text:p></table:table-cell><table:table-cell table:style-name="Table27.C1.1.2" office:value-type="string"><text:p text:style-name="P10">conflict</text:p></table:table-cell><table:table-cell table:style-name="Table27.C1.4.2" office:value-type="string"><text:p text:style-name="P10">conflict</text:p></table:table-cell></table:table-row><table:table-row><table:table-cell table:style-name="Table27.C1.1.2" office:value-type="string"><text:p text:style-name="Table_20_Contents">read-only</text:p></table:table-cell><table:table-cell table:style-name="Table27.C1.1.2" office:value-type="string"><text:p text:style-name="P10">-</text:p></table:table-cell><table:table-cell table:style-name="Table27.C1.1.2" office:value-type="string"><text:p text:style-name="P10">-</text:p></table:table-cell><table:table-cell table:style-name="Table27.C1.1.2" office:value-type="string"><text:p text:style-name="P10">-</text:p></table:table-cell><table:table-cell table:style-name="Table27.C1.4.2" office:value-type="string"><text:p text:style-name="P10">-</text:p></table:table-cell></table:table-row></table:table></table:table-cell><table:covered-table-cell/></table:table-row><table:table-row><table:table-cell table:style-name="Table27.A2" office:value-type="string"><text:p text:style-name="P10">Consistency</text:p></table:table-cell><table:table-cell table:number-columns-spanned="2"><table:table table:is-sub-table="true"><table:table-column table:style-name="Table27.B2.1"/><table:table-column table:style-name="Table27.B2.2"/><table:table-column table:style-name="Table27.B2.3"/><table:table-column table:style-name="Table27.B2.4"/><table:table-column table:style-name="Table27.B2.5"/><table:table-row><table:table-cell table:style-name="Table27.C1.1.2" office:value-type="string"><text:p text:style-name="Table_20_Contents">read-write</text:p></table:table-cell><table:table-cell table:style-name="Table27.C1.1.2" office:value-type="string"><text:p text:style-name="P10">conflict</text:p></table:table-cell><table:table-cell table:style-name="Table27.C1.1.2" office:value-type="string"><text:p text:style-name="P10">-</text:p></table:table-cell><table:table-cell table:style-name="Table27.C1.1.2" office:value-type="string"><text:p text:style-name="P10">conflict</text:p></table:table-cell><table:table-cell table:style-name="Table27.C1.4.2" office:value-type="string"><text:p text:style-name="P10">conflict</text:p></table:table-cell></table:table-row><table:table-row><table:table-cell table:style-name="Table27.C1.1.2" office:value-type="string"><text:p text:style-name="Table_20_Contents">read-only</text:p></table:table-cell><table:table-cell table:style-name="Table27.C1.1.2" office:value-type="string"><text:p text:style-name="P10">conflict</text:p></table:table-cell><table:table-cell table:style-name="Table27.C1.1.2" office:value-type="string"><text:p text:style-name="P10">-</text:p></table:table-cell><table:table-cell table:style-name="Table27.C1.1.2" office:value-type="string"><text:p text:style-name="P10">conflict</text:p></table:table-cell><table:table-cell table:style-name="Table27.C1.4.2" office:value-type="string"><text:p text:style-name="P10">-</text:p></table:table-cell></table:table-row></table:table></table:table-cell><table:covered-table-cell/></table:table-row></table:table><text:p text:style-name="Illustration">Illustration <text:sequence text:ref-name="refIllustration43" text:name="Illustration" text:formula="ooow:Illustration+1" style:num-format="1">6.8</text:sequence>.: Lock conflicts within one table depending on the isolation level.</text:p></draw:text-box></draw:frame></text:p>
      <text:h text:style-name="Heading_20_3" text:outline-level="3"><text:bookmark-start text:name="__RefHeading__9828_2139204403"/><text:reference-mark-start text:name="Table reservation"/>Table Reservation<text:bookmark-end text:name="__RefHeading__9828_2139204403"/><text:reference-mark-end text:name="Table reservation"/></text:h>
      <text:p text:style-name="Text_20_body">Table reservation allows to specify the database tables and the corresponding access modes at the beginning of the transaction. When transaction is started, engine tries to obtain the requested locks for the specified tables and proceeds only when all of them were successfully obtained. Such behavior allows to create a deadlock-free execution histories<text:note text:id="ftn4" text:note-class="footnote"><text:note-citation>4</text:note-citation><text:note-body><text:p text:style-name="Footnote">This approach follows the two-phase locking protocol, where all locks are acquired on the beginning of the transaction and are released only when transaction is finished.</text:p></text:note-body></text:note>.</text:p>
      <text:p text:style-name="Text_20_body">The table reservation is specified via TPB and includes the table to lock, the lock mode (read or write) and lock type (shared, protected and exclusive). </text:p>
      <text:p text:style-name="Text_20_body"><draw:frame draw:style-name="fr12" draw:name="Frame46" text:anchor-type="as-char" svg:width="13.501cm" draw:z-index="34"><draw:text-box fo:min-height="0.499cm"><text:p text:style-name="Preformatted_20_Text"><text:s text:c="2"/>Connection connection = ...</text:p><text:p text:style-name="Preformatted_20_Text"><draw:custom-shape text:anchor-type="paragraph" draw:z-index="37" draw:style-name="gr9" draw:text-style-name="P69" svg:width="0.618cm" svg:height="0.618cm" svg:x="0cm" svg:y="0cm"><text:p text:style-name="P67"><text:span text:style-name="T19">1</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 <text:s/>TransactionParameterBuffer tpb =<text:line-break/> <text:s text:c="3"/>connection.createTransactionParameterBuffer();</text:p><text:p text:style-name="Preformatted_20_Text"><draw:custom-shape text:anchor-type="paragraph" draw:z-index="36" draw:style-name="gr9" draw:text-style-name="P69" svg:width="0.618cm" svg:height="0.618cm" svg:x="0cm" svg:y="0cm"><text:p text:style-name="P67"><text:span text:style-name="T19">2</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 <text:s/>tpb.addArgument(TransactionParameterBuffer.CONSISTENCY);<text:line-break/> <text:s/>tpb.addArgument(TransactionParameterBuffer.WRITE);<text:line-break/> <text:s/>tpb.addArgument(TransactionParameterBuffer.NOWAIT);</text:p><text:p text:style-name="Preformatted_20_Text"><text:s text:c="2"/>tpb.addArgument(TransactionParameterBuffer.LOCK_WRITE,<text:line-break/> <text:s text:c="3"/>"TEST_LOCK");<text:line-break/> <text:s/>tpb.addArgument(TransactionParameterBuffer.PROTECTED);</text:p><text:p text:style-name="Preformatted_20_Text"><draw:custom-shape text:anchor-type="paragraph" draw:z-index="35" draw:style-name="gr9" draw:text-style-name="P69" svg:width="0.618cm" svg:height="0.618cm" svg:x="0cm" svg:y="0cm"><text:p text:style-name="P67"><text:span text:style-name="T19">3</text:span></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 <text:s/>connection.setTransactionParameters(tpb);</text:p><text:p text:style-name="Preformatted_20_Text"><text:s text:c="2"/>// next transaction will lock TEST_LOCK table for writing<text:line-break/> <text:s/>// in protected mode</text:p><text:p text:style-name="Illustration">Illustration <text:sequence text:ref-name="refIllustration44" text:name="Illustration" text:formula="ooow:Illustration+1" style:num-format="1">6.9</text:sequence>.: Example of using table reservation facility in Firebird.</text:p></draw:text-box></draw:frame></text:p>
      <text:p text:style-name="Text_20_body">The <text:sequence-ref text:reference-format="category-and-value" text:ref-name="refIllustration43">Illustration 6.8</text:sequence-ref> shows an example of reserving the TEST_LOCK table for writing in a protected mode. The code does the following:</text:p>
      <text:list xml:id="list3123381435439776357" text:style-name="L44">
        <text:list-item>
          <text:p text:style-name="P34">Create a new instance of <text:span text:style-name="Source_20_Text">TransactionParameterBuffer</text:span> class.</text:p>
        </text:list-item>
        <text:list-item>
          <text:p text:style-name="P34">Populate the TPB. The first three statements were described in the chapter “<text:reference-ref text:reference-format="text" text:ref-name="Transaction Parameter Buffer">Transaction Parameter Buffer</text:reference-ref>”. The fourth call specifies that the <text:soft-page-break/>application wants to obtain a lock on the table <text:span text:style-name="Source_20_Text">TEST_LOCK</text:span> for writing. The fifth call specifies the type of the lock to obtain, in our case the protected lock.</text:p>
        </text:list-item>
        <text:list-item>
          <text:p text:style-name="P34">Set the new TPB to be used for the next transaction.</text:p>
        </text:list-item>
      </text:list>
      <text:p text:style-name="Text_20_body">The lock mode to the table specified in the TPB can be either</text:p>
      <text:list xml:id="list7542299962462098350" text:style-name="L45">
        <text:list-item>
          <text:p text:style-name="P35"><text:span text:style-name="Source_20_Text">TransactionParameterBuffer.LOCK_READ</text:span> for read-only access to the table;</text:p>
        </text:list-item>
        <text:list-item>
          <text:p text:style-name="P35">or <text:span text:style-name="Source_20_Text">TransactionParameterBuffer.LOCK_WRITE</text:span> for read-write access to the table.</text:p>
        </text:list-item>
      </text:list>
      <text:p text:style-name="Text_20_body">The lock type can be either</text:p>
      <text:list xml:id="list8478399084142446483" text:style-name="L46">
        <text:list-item>
          <text:p text:style-name="P36"><text:span text:style-name="Source_20_Text">TransactionParameterBuffer.SHARED</text:span> for shared access to the table;</text:p>
        </text:list-item>
        <text:list-item>
          <text:p text:style-name="P36">or, <text:span text:style-name="Source_20_Text">TransactionParameterBuffer.PROTECTED</text:span> for protected access to the table;</text:p>
        </text:list-item>
      </text:list>
      <text:p text:style-name="Text_20_body">The <text:span text:style-name="Source_20_Text">TransactionParameterBuffer.EXCLUSIVE</text:span> mode was introduced in latter versions of Firebird, however it behaves like <text:span text:style-name="Source_20_Text">PROTECTED</text:span> mode for all read-write transactions.</text:p>
      <text:p text:style-name="Text_20_body">The lock conflict table depends on the isolation level of the transactions and has the following properties:</text:p>
      <text:list xml:id="list4186529518765062535" text:style-name="L47">
        <text:list-item>
          <text:p text:style-name="P37"><text:span text:style-name="Source_20_Text">LOCK_WRITE</text:span> mode always conflicts with another <text:span text:style-name="Source_20_Text">LOCK_WRITE</text:span> mode regardless of the lock type and transaction isolation mode;</text:p>
        </text:list-item>
        <text:list-item>
          <text:p text:style-name="P37"><text:span text:style-name="Source_20_Text">LOCK_WRITE</text:span> always conflicts with another <text:span text:style-name="Source_20_Text">LOCK_READ</text:span> mode if both transactions have <text:span text:style-name="Source_20_Text">consistency</text:span> isolation, but has no conflict with shared-read locks it if another transaction has either <text:span text:style-name="Source_20_Text">concurrency</text:span> or <text:span text:style-name="Source_20_Text">read_committed</text:span> isolation level;</text:p>
        </text:list-item>
        <text:list-item>
          <text:p text:style-name="P37"><text:span text:style-name="Source_20_Text">LOCK_READ</text:span> mode never conflicts with <text:span text:style-name="Source_20_Text">LOCK_READ</text:span> mode.</text:p>
        </text:list-item>
      </text:list>
      <text:p text:style-name="Text_20_body"/>
      <text:h text:style-name="Heading_20_2" text:outline-level="2"><text:bookmark-start text:name="__RefHeading__9830_2139204403"/>Working with Services<text:bookmark-end text:name="__RefHeading__9830_2139204403"/></text:h>
      <text:p text:style-name="Text_20_body">Additionally to the normal database connections Firebird features the server-wide connections. These are used to perform various administrative tasks in Firebird, e.g. database backup, maintenance, statistics. The set of API calls to perform such tasks are known under the name “Services API”. Additionally client application can use the Services API to get some limited information about the server environment and configuration.</text:p>
      <text:p text:style-name="Text_20_body">The actual execution of the Services API calls can be viewed as a tasks triggered from the client application to be executed on server. The parameters passed in the calls are internally used to construct the string similar to the one that is passed to command-line tools. Later this string is passed into entry routine of the gbak, gfix, gsec or gstat utility. The output of the utility, which in normal case is printed to standard out, is in this case transmitted over the network to the client application.</text:p>
      <text:p text:style-name="Text_20_body">Jaybird JCA/JDBC driver hides the complexity of the original API providing a set of interfaces and their implementations to perform the administrative tasks regardless of the usage mode (i.e. remote server and embedded engine, wire protocol and access via native client library). </text:p>
      <text:p text:style-name="Text_20_body">This chapter describes the available Java API for the administrative tasks. All classes and interfaces described below are defined in the <text:span text:style-name="Source_20_Text">org.firebirdsql.management</text:span> package. Each management class works as a standalone object and does not require an open connection to the server.</text:p>
      <text:h text:style-name="Heading_20_3" text:outline-level="3"><text:bookmark-start text:name="__RefHeading__9832_2139204403"/><text:soft-page-break/>ServiceManager<text:bookmark-end text:name="__RefHeading__9832_2139204403"/></text:h>
      <text:p text:style-name="Text_20_body">The <text:span text:style-name="Source_20_Text">ServiceManager</text:span> interface and the <text:span text:style-name="Source_20_Text">FBServiceManager</text:span> class are defined as the common superclasses providing setters and getters for common properties as well as some common routines. The following properties can be specified:</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Name</text:p>
          </table:table-cell>
          <table:table-cell table:style-name="Table4.A1" office:value-type="string">
            <text:p text:style-name="Table_20_Heading">Type</text:p>
          </table:table-cell>
          <table:table-cell table:style-name="Table4.C1" office:value-type="string">
            <text:p text:style-name="Table_20_Heading">Description</text:p>
          </table:table-cell>
        </table:table-row>
        <table:table-row>
          <table:table-cell table:style-name="Table4.A2" office:value-type="string">
            <text:p text:style-name="Table_20_Contents">host</text:p>
          </table:table-cell>
          <table:table-cell table:style-name="Table4.A2" office:value-type="string">
            <text:p text:style-name="Table_20_Contents">java.lang.String</text:p>
          </table:table-cell>
          <table:table-cell table:style-name="Table4.C2" office:value-type="string">
            <text:p text:style-name="Table_20_Contents">Name or the IP address of the host to which we make the Service API request. <text:span text:style-name="Emphasis">Required</text:span>.</text:p>
          </table:table-cell>
        </table:table-row>
        <table:table-row>
          <table:table-cell table:style-name="Table4.A2" office:value-type="string">
            <text:p text:style-name="Table_20_Contents">port</text:p>
          </table:table-cell>
          <table:table-cell table:style-name="Table4.A2" office:value-type="string">
            <text:p text:style-name="Table_20_Contents">int</text:p>
          </table:table-cell>
          <table:table-cell table:style-name="Table4.C2" office:value-type="string">
            <text:p text:style-name="Table_20_Contents">Port to which we make the request, 3050 by default.</text:p>
          </table:table-cell>
        </table:table-row>
        <table:table-row>
          <table:table-cell table:style-name="Table4.A2" office:value-type="string">
            <text:p text:style-name="Table_20_Contents">database</text:p>
          </table:table-cell>
          <table:table-cell table:style-name="Table4.A2" office:value-type="string">
            <text:p text:style-name="Table_20_Contents">java.lang.String</text:p>
          </table:table-cell>
          <table:table-cell table:style-name="Table4.C2" office:value-type="string">
            <text:p text:style-name="Table_20_Contents">Path to the database. The meaning of the property depends on the service being invoked and will be described in each of chapters below.</text:p>
          </table:table-cell>
        </table:table-row>
        <table:table-row>
          <table:table-cell table:style-name="Table4.A2" office:value-type="string">
            <text:p text:style-name="Table_20_Contents">user</text:p>
          </table:table-cell>
          <table:table-cell table:style-name="Table4.A2" office:value-type="string">
            <text:p text:style-name="Table_20_Contents">java.lang.String</text:p>
          </table:table-cell>
          <table:table-cell table:style-name="Table4.C2" office:value-type="string">
            <text:p text:style-name="Table_20_Contents">Name of the user on behalf of which which all Service API calls will be executed. <text:span text:style-name="Emphasis">Required</text:span>.</text:p>
          </table:table-cell>
        </table:table-row>
        <table:table-row>
          <table:table-cell table:style-name="Table4.A2" office:value-type="string">
            <text:p text:style-name="Table_20_Contents">password</text:p>
          </table:table-cell>
          <table:table-cell table:style-name="Table4.A2" office:value-type="string">
            <text:p text:style-name="Table_20_Contents">java.lang.String</text:p>
          </table:table-cell>
          <table:table-cell table:style-name="Table4.C6" office:value-type="string">
            <text:p text:style-name="Table_20_Contents">Password corresponding to the specified user. <text:span text:style-name="Emphasis">Required</text:span>.</text:p>
          </table:table-cell>
        </table:table-row>
        <table:table-row>
          <table:table-cell table:style-name="Table4.A2" office:value-type="string">
            <text:p text:style-name="Table_20_Contents">logger</text:p>
          </table:table-cell>
          <table:table-cell table:style-name="Table4.A2" office:value-type="string">
            <text:p text:style-name="Table_20_Contents">java.io.OutputStream</text:p>
          </table:table-cell>
          <table:table-cell table:style-name="Table4.C2" office:value-type="string">
            <text:p text:style-name="Table_20_Contents">Stream into which the output of the remote service will be written to. <text:span text:style-name="Emphasis">Optional</text:span>.</text:p>
          </table:table-cell>
        </table:table-row>
      </table:table>
      <text:p text:style-name="Text_20_body">The last parameter requires some more information. The calls to all Services API routines are asynchronous. The client application can start the call, but there are no other means to find out whether execution of the service call is finished or not except reading the output of the service call – EOF in this case means that execution is finished.</text:p>
      <text:p text:style-name="Text_20_body">The <text:span text:style-name="Source_20_Text">FBServiceManager</text:span> converts the asynchronous calls into synchronous by constantly polling the service output stream. If <text:span text:style-name="Source_20_Text">logger</text:span> property is specified the received data are copied into the specified <text:span text:style-name="Source_20_Text">OutputStream</text:span>, otherwise it is simply ignored and the EOF-marker is being watched.</text:p>
      <text:p text:style-name="Text_20_body">This behavior can be changed by overriding the appropriate method in the <text:span text:style-name="Source_20_Text">FBServiceManager</text:span> class and/or subclasses. The only requirement is to detach from the service manager when it is no longer needed.</text:p>
      <text:h text:style-name="Heading_20_3" text:outline-level="3"><text:bookmark-start text:name="__RefHeading__9834_2139204403"/>Backup and restore<text:bookmark-end text:name="__RefHeading__9834_2139204403"/></text:h>
      <text:p text:style-name="Text_20_body">The backup and restore routines are defined in the <text:span text:style-name="Source_20_Text">BackupManager</text:span> interface and are implemented in the <text:span text:style-name="Source_20_Text">FBBackupManager</text:span> class. Additionally to the setters and getters described in the previous section the following methods are used to specify the backup and restore paths and properties:</text:p>
      <text:p text:style-name="Text_20_body"/>
      <table:table table:name="Table29" table:style-name="Table29">
        <table:table-column table:style-name="Table29.A"/>
        <table:table-column table:style-name="Table29.B"/>
        <table:table-column table:style-name="Table29.C"/>
        <table:table-row>
          <table:table-cell table:style-name="Table29.A1" office:value-type="string">
            <text:p text:style-name="Table_20_Heading">Name</text:p>
          </table:table-cell>
          <table:table-cell table:style-name="Table29.A1" office:value-type="string">
            <text:p text:style-name="Table_20_Heading">Type</text:p>
          </table:table-cell>
          <table:table-cell table:style-name="Table29.C1" office:value-type="string">
            <text:p text:style-name="Table_20_Heading">Description</text:p>
          </table:table-cell>
        </table:table-row>
        <table:table-row>
          <table:table-cell table:style-name="Table29.A2" office:value-type="string">
            <text:p text:style-name="Table_20_Contents">database</text:p>
          </table:table-cell>
          <table:table-cell table:style-name="Table29.A2" office:value-type="string">
            <text:p text:style-name="Table_20_Contents">String</text:p>
          </table:table-cell>
          <table:table-cell table:style-name="Table29.C2" office:value-type="string">
            <text:p text:style-name="Table_20_Contents">For backup operation it specifies the path to the database to backup. </text:p>
            <text:p text:style-name="Table_20_Contents">For restore operation it specifies the path to the database into which the backup file will be restored. In case when multi-file database should be created, use <text:span text:style-name="Source_20_Text">addRestorePath(String, int)</text:span> method instead.</text:p>
          </table:table-cell>
        </table:table-row>
        <text:soft-page-break/>
        <table:table-row>
          <table:table-cell table:style-name="Table29.A2" office:value-type="string">
            <text:p text:style-name="Table_20_Contents">backupPath</text:p>
          </table:table-cell>
          <table:table-cell table:style-name="Table29.A2" office:value-type="string">
            <text:p text:style-name="Table_20_Contents">String</text:p>
          </table:table-cell>
          <table:table-cell table:style-name="Table29.C2" office:value-type="string">
            <text:p text:style-name="Table_20_Contents">Path to the backup file. For backup operation specifies the path and the file name of the newly created backup file. If multi-file backup files are to be created, use <text:span text:style-name="Source_20_Text">addBackupPath(String, int)</text:span> method instead. For restore operations specifies path to the single backup file. If database should be restored from multi-file backup, please use the <text:span text:style-name="Source_20_Text">addBackupPath(String)</text:span> method instead.</text:p>
          </table:table-cell>
        </table:table-row>
        <table:table-row>
          <table:table-cell table:style-name="Table29.A2" office:value-type="string">
            <text:p text:style-name="Table_20_Contents">restorePageBufferCount</text:p>
          </table:table-cell>
          <table:table-cell table:style-name="Table29.A2" office:value-type="string">
            <text:p text:style-name="Table_20_Contents">int</text:p>
          </table:table-cell>
          <table:table-cell table:style-name="Table29.C2" office:value-type="string">
            <text:p text:style-name="Table_20_Contents">Number of pages that will be cached of this particular database. Should be used only for restore operation.</text:p>
          </table:table-cell>
        </table:table-row>
        <table:table-row>
          <table:table-cell table:style-name="Table29.A2" office:value-type="string">
            <text:p text:style-name="Table_20_Contents">restorePageSize</text:p>
          </table:table-cell>
          <table:table-cell table:style-name="Table29.A2" office:value-type="string">
            <text:p text:style-name="Table_20_Contents">int</text:p>
          </table:table-cell>
          <table:table-cell table:style-name="Table29.C5" office:value-type="string">
            <text:p text:style-name="Table_20_Contents">Size of the database page. Should be used only for restore operation. Valid values depend on the Firebird version, but should be one of the 1024, 2048, 4096 or 8192.</text:p>
          </table:table-cell>
        </table:table-row>
        <table:table-row>
          <table:table-cell table:style-name="Table29.A2" office:value-type="string">
            <text:p text:style-name="Table_20_Contents">restoreReadOnly</text:p>
          </table:table-cell>
          <table:table-cell table:style-name="Table29.A2" office:value-type="string">
            <text:p text:style-name="Table_20_Contents">boolean</text:p>
          </table:table-cell>
          <table:table-cell table:style-name="Table29.C2" office:value-type="string">
            <text:p text:style-name="Table_20_Contents">Set to <text:span text:style-name="Source_20_Text">true</text:span> if the database should be restored in read-only mode.</text:p>
          </table:table-cell>
        </table:table-row>
        <table:table-row>
          <table:table-cell table:style-name="Table29.A2" office:value-type="string">
            <text:p text:style-name="Table_20_Contents">restoreReplace</text:p>
          </table:table-cell>
          <table:table-cell table:style-name="Table29.A2" office:value-type="string">
            <text:p text:style-name="Table_20_Contents">boolean</text:p>
          </table:table-cell>
          <table:table-cell table:style-name="Table29.C2" office:value-type="string">
            <text:p text:style-name="Table_20_Contents">Set to <text:span text:style-name="Source_20_Text">true</text:span> if restore should replace the existing database with the one from backup. </text:p>
            <text:p text:style-name="Table_20_Contents"><text:span text:style-name="Strong_20_Emphasis">Warning!</text:span> It is easy to drop the only existing database if the backup can't be restored, as the existing database is first deleted and only after that the restore process starts. To avoid such situation it is recommended to restore database into some dummy file first and then use file system commands to replace the existing database with the newly created one.</text:p>
          </table:table-cell>
        </table:table-row>
        <table:table-row>
          <table:table-cell table:style-name="Table29.A2" office:value-type="string">
            <text:p text:style-name="Table_20_Contents">verbose</text:p>
          </table:table-cell>
          <table:table-cell table:style-name="Table29.A2" office:value-type="string">
            <text:p text:style-name="Table_20_Contents">boolean</text:p>
          </table:table-cell>
          <table:table-cell table:style-name="Table29.C2" office:value-type="string">
            <text:p text:style-name="Table_20_Contents">Be verbose when writing to the log. The service called on the server will produce lots of output that will be written to the output stream specified in <text:span text:style-name="Source_20_Text">logger</text:span> property.</text:p>
          </table:table-cell>
        </table:table-row>
      </table:table>
      <text:p text:style-name="Text_20_body">Additionally to the properties following methods are used to configure the paths to backup and database files when multi-file backup or restore operations are used.</text:p>
      <table:table table:name="Table30" table:style-name="Table30">
        <table:table-column table:style-name="Table30.A"/>
        <table:table-column table:style-name="Table30.B"/>
        <table:table-header-rows>
          <table:table-row>
            <table:table-cell table:style-name="Table30.A1" office:value-type="string">
              <text:p text:style-name="Table_20_Heading">Method</text:p>
            </table:table-cell>
            <table:table-cell table:style-name="Table30.B1" office:value-type="string">
              <text:p text:style-name="Table_20_Heading">Description</text:p>
            </table:table-cell>
          </table:table-row>
        </table:table-header-rows>
        <table:table-row>
          <table:table-cell table:style-name="Table30.A2" office:value-type="string">
            <text:p text:style-name="Table_20_Contents">addBackupPath(String)</text:p>
          </table:table-cell>
          <table:table-cell table:style-name="Table30.B2" office:value-type="string">
            <text:p text:style-name="Table_20_Contents">Add a path to a backup file from a multi-file backup. Should be used for restore operation only.</text:p>
          </table:table-cell>
        </table:table-row>
        <table:table-row>
          <table:table-cell table:style-name="Table30.A2" office:value-type="string">
            <text:p text:style-name="Table_20_Contents">addBackupPath(String, int)</text:p>
          </table:table-cell>
          <table:table-cell table:style-name="Table30.B2" office:value-type="string">
            <text:p text:style-name="Table_20_Contents">Add a path to the multi-file backup. The second parameter specifies the ,maximum size of the particular file in bytes. Should be used for backup operation only.</text:p>
          </table:table-cell>
        </table:table-row>
        <table:table-row>
          <table:table-cell table:style-name="Table30.A2" office:value-type="string">
            <text:p text:style-name="Table_20_Contents">addRestorePath(String, int)</text:p>
          </table:table-cell>
          <table:table-cell table:style-name="Table30.B2" office:value-type="string">
            <text:p text:style-name="Table_20_Contents">Add a path for the multi-file database. The second parameter specifies the maximum size of the database file in pages (in other words, the maximum size in bytes can be obtained by multiplying this value by <text:span text:style-name="Source_20_Text">restorePageSize</text:span> parameter)</text:p>
          </table:table-cell>
        </table:table-row>
        <table:table-row>
          <table:table-cell table:style-name="Table30.A2" office:value-type="string">
            <text:p text:style-name="Table_20_Contents">clearBackupPaths()</text:p>
          </table:table-cell>
          <table:table-cell table:style-name="Table30.B2" office:value-type="string">
            <text:p text:style-name="Table_20_Contents">Clear all the specified backup paths. This method also clears the path specified in <text:span text:style-name="Source_20_Text">backupPath</text:span> property.</text:p>
          </table:table-cell>
        </table:table-row>
        <text:soft-page-break/>
        <table:table-row>
          <table:table-cell table:style-name="Table30.A2" office:value-type="string">
            <text:p text:style-name="Table_20_Contents">clearRestorePaths()</text:p>
          </table:table-cell>
          <table:table-cell table:style-name="Table30.B2" office:value-type="string">
            <text:p text:style-name="Table_20_Contents">Clear all the specified restore paths. This method also clears the path specified in the <text:span text:style-name="Source_20_Text">database</text:span> property.</text:p>
          </table:table-cell>
        </table:table-row>
      </table:table>
      <text:p text:style-name="Note">Please note, all paths that are specified are paths specifications on the remote server. This has following implications: a) it is not possible to backup to the local or network drive unless it is mounted on the remote server; b) it is not possible to restore from the local or network drive unless it is mounted on the remote server.</text:p>
      <text:p text:style-name="Text_20_body">After specifying all the needed properties application developer can use <text:span text:style-name="Source_20_Text">backupDatabase()</text:span>, <text:span text:style-name="Source_20_Text">backupMetadata()</text:span> and <text:span text:style-name="Source_20_Text">restoreDatabase()</text:span> methods to perform the backup and restore tasks. These methods will block until the operation is finished. If the <text:span text:style-name="Source_20_Text">logger</text:span> property was set, the output of the service will be written into the specified output stream, otherwise it will be ignored<text:note text:id="ftn5" text:note-class="footnote"><text:note-citation>5</text:note-citation><text:note-body><text:p text:style-name="Footnote">The output of the service is always transferred over the network regardless whether the logger property is set or not. Additionally to providing a possibility to the user to track the service progress it acts also as a signal of operation completion – in this case the Java code will receive an EOF marker.</text:p></text:note-body></text:note>.</text:p>
      <text:p text:style-name="Text_20_body"><draw:frame draw:style-name="fr12" draw:name="Frame47" text:anchor-type="as-char" svg:width="13.501cm" draw:z-index="87"><draw:text-box fo:min-height="0.499cm"><text:p text:style-name="Preformatted_20_Text">// backup the database</text:p><text:p text:style-name="Preformatted_20_Text">BackupManager backupManager = new FBBackupManager();</text:p><text:p text:style-name="Preformatted_20_Text">backupManager.setHost("localhost");<text:line-break/>backupManager.setPort(3050);<text:line-break/>backupManager.setUser("SYSDBA");<text:line-break/>backupManager.setPassword("masterkey");<text:line-break/>backupManager.setLogger(System.out);<text:line-break/>backupManager.setVerbose(true);</text:p><text:p text:style-name="Preformatted_20_Text">backupManager.setDatabase("C:/database/employee.fdb");<text:line-break/>backupManager.setBackupPath("C:/database/employee.fbk");</text:p><text:p text:style-name="Preformatted_20_Text">backupManager.backupDatabase();</text:p><text:p text:style-name="Preformatted_20_Text">...</text:p><text:p text:style-name="Preformatted_20_Text">// and restore it back</text:p><text:p text:style-name="Preformatted_20_Text">BackupManager restoreManager = new FBBackupManager();</text:p><text:p text:style-name="Preformatted_20_Text">restoreManager.setHost("localhost");<text:line-break/>restoreManager.setPort(3050);<text:line-break/>restoreManager.setUser("SYSDBA");<text:line-break/>restoreManager.setPassword("masterkey");<text:line-break/>restoreManager.setLogger(System.out);<text:line-break/>restoreManager.setVerbose(true);</text:p><text:p text:style-name="Preformatted_20_Text">restoreManager.setRestoreReplace(true); // attention!!!</text:p><text:p text:style-name="Preformatted_20_Text">restoreManager.setDatabase("C:/database/employee.fdb");<text:line-break/>restoreManager.setBackupPath("C:/database/employee.fbk");</text:p><text:p text:style-name="Preformatted_20_Text">backupManager.restoreDatabase();</text:p><text:p text:style-name="Illustration">Illustration <text:sequence text:ref-name="refIllustration45" text:name="Illustration" text:formula="ooow:Illustration+1" style:num-format="1">7.1</text:sequence>.: Example of backup and restore process.</text:p></draw:text-box></draw:frame></text:p>
      <text:p text:style-name="Text_20_body">The methods <text:span text:style-name="Source_20_Text">backupDatabase(int)</text:span> and <text:span text:style-name="Source_20_Text">restoreDatabase(int)</text:span> provide a possibility to specify additional backup and restore options that cannot be <text:soft-page-break/>specified via the properties of this class. The parameter value is bitwise combination of the following constants:</text:p>
      <table:table table:name="Table31" table:style-name="Table31">
        <table:table-column table:style-name="Table31.A"/>
        <table:table-column table:style-name="Table31.B"/>
        <table:table-header-rows>
          <table:table-row>
            <table:table-cell table:style-name="Table31.A1" office:value-type="string">
              <text:p text:style-name="Table_20_Heading">Constant</text:p>
            </table:table-cell>
            <table:table-cell table:style-name="Table31.B1" office:value-type="string">
              <text:p text:style-name="Table_20_Heading">Description</text:p>
            </table:table-cell>
          </table:table-row>
        </table:table-header-rows>
        <table:table-row>
          <table:table-cell table:style-name="Table31.A2" office:value-type="string">
            <text:p text:style-name="P11">BACKUP_CONVERT</text:p>
          </table:table-cell>
          <table:table-cell table:style-name="Table31.B2" office:value-type="string">
            <text:p text:style-name="Table_20_Contents">Backup external files as tables.</text:p>
            <text:p text:style-name="Table_20_Contents">By default external tables are not backed up, <text:s/>only references to the external files with data are stored in the backup file. When this option is used, the backup will store the external table as if they were regular tables. After restore the tables will remain regular tables.</text:p>
          </table:table-cell>
        </table:table-row>
        <table:table-row>
          <table:table-cell table:style-name="Table31.A2" office:value-type="string">
            <text:p text:style-name="P11">BACKUP_EXPAND</text:p>
          </table:table-cell>
          <table:table-cell table:style-name="Table31.B2" office:value-type="string">
            <text:p text:style-name="Table_20_Contents">No data compression.</text:p>
            <text:p text:style-name="Table_20_Contents">The <text:span text:style-name="Source_20_Text">gbak</text:span> utility uses RLE compression for the strings in backup file. Using this option tells it to write strings in their full length, possibly fully consisting of empty characters, etc.</text:p>
          </table:table-cell>
        </table:table-row>
        <table:table-row>
          <table:table-cell table:style-name="Table31.A2" office:value-type="string">
            <text:p text:style-name="P11">BACKUP_IGNORE_CHECKSUMS</text:p>
          </table:table-cell>
          <table:table-cell table:style-name="Table31.B2" office:value-type="string">
            <text:p text:style-name="Table_20_Contents">Ignore checksums.</text:p>
            <text:p text:style-name="Table_20_Contents">The backup utility can't backup a database with page checksum errors. Such database is considered corrupted and the completeness and correctness of the backup cannot be guaranteed. However in some cases such errors can be ignored, e.g. when the index page is corrupted. In such case the data in the database are ok and the error disappears when the database is restored and index is recreated. </text:p>
            <text:p text:style-name="Table_20_Contents">Use this option only when checksum errors are detected and can't be corrected without full backup/restore cycle. Ensure that the restored database contains correct data afterwards.</text:p>
          </table:table-cell>
        </table:table-row>
        <table:table-row>
          <table:table-cell table:style-name="Table31.A2" office:value-type="string">
            <text:p text:style-name="P11">BACKUP_IGNORE_LIMBO</text:p>
          </table:table-cell>
          <table:table-cell table:style-name="Table31.B2" office:value-type="string">
            <text:p text:style-name="Table_20_Contents">Ignore in-limbo transactions.</text:p>
            <text:p text:style-name="Table_20_Contents">The backup utility can't backup database with in-limbo transactions. When such situation appears, backup has to wait until the decision about the outcome of the in-limbo transaction. After some timeout exception is thrown and backup is aborted. This option allows to workaround this situation – the <text:span text:style-name="Source_20_Text">gbak</text:span> looks for the most recent committed version of the record and writes it into backup.</text:p>
          </table:table-cell>
        </table:table-row>
        <table:table-row>
          <table:table-cell table:style-name="Table31.A2" office:value-type="string">
            <text:p text:style-name="P11">BACKUP_METADATA_ONLY</text:p>
          </table:table-cell>
          <table:table-cell table:style-name="Table31.B2" office:value-type="string">
            <text:p text:style-name="Table_20_Contents">Backup metadata only. </text:p>
            <text:p text:style-name="Table_20_Contents">When this option is specified, the backup utility backups only the metadata information (e.g. table an/or view structure, stored procedures, etc.), but no data are backed up. This allows restoring a clean database from the backup.</text:p>
          </table:table-cell>
        </table:table-row>
        <table:table-row>
          <table:table-cell table:style-name="Table31.A2" office:value-type="string">
            <text:p text:style-name="P11">BACKUP_NO_GARBAGE_COLLECT</text:p>
          </table:table-cell>
          <table:table-cell table:style-name="Table31.B2" office:value-type="string">
            <text:p text:style-name="Table_20_Contents">Do not collect garbage during backup. </text:p>
            <text:p text:style-name="Table_20_Contents">The backup process reads all records in the tables one by one. When cooperative garbage collection is enabled<text:note text:id="ftn6" text:note-class="footnote"><text:note-citation>6</text:note-citation><text:note-body><text:p text:style-name="Footnote">Cooperative garbage collection can be switched off in Firebird 2.0 SuperServer architecture by corresponding configuration option. It can't be switched off in ClassicServer architecture and in previous Firebird versions.</text:p></text:note-body></text:note> the transaction that accesses the latest version of the record is also responsible for marking <text:soft-page-break/>the previous versions as garbage. This process is time consuming and might be switched off when creating backup, where the most recent version will be read. </text:p>
            <text:p text:style-name="Table_20_Contents">Later operator can restore the database from the backup. In database with many backversions of the records the backup-restore cycle can be faster than traditional garbage collection.</text:p>
          </table:table-cell>
        </table:table-row>
        <table:table-row>
          <table:table-cell table:style-name="Table31.A2" office:value-type="string">
            <text:p text:style-name="P11">BACKUP_NON_TRANSPORTABLE</text:p>
          </table:table-cell>
          <table:table-cell table:style-name="Table31.B2" office:value-type="string">
            <text:p text:style-name="Table_20_Contents">Use non-transportable backup format. </text:p>
            <text:p text:style-name="Table_20_Contents">By default <text:span text:style-name="Source_20_Text">gbak</text:span> creates so-called transportable backup where it does not make difference whether it is later restored on the platform with big or little endianess. By using this option a non-transportable format will be used which allows restoring the database only on the same architecture.</text:p>
          </table:table-cell>
        </table:table-row>
        <table:table-row>
          <table:table-cell table:style-name="Table31.A2" office:value-type="string">
            <text:p text:style-name="P11">BACKUP_OLD_DESCRIPTIONS</text:p>
          </table:table-cell>
          <table:table-cell table:style-name="Table31.B2" office:value-type="string">
            <text:p text:style-name="Table_20_Contents">Save old style metadata descriptions.</text:p>
            <text:p text:style-name="Table_20_Contents">Actually no real information exist for this option, by default it is switched off.</text:p>
          </table:table-cell>
        </table:table-row>
        <table:table-row>
          <table:table-cell table:style-name="Table31.B2" table:number-columns-spanned="2" office:value-type="string">
            <text:p text:style-name="P11"/>
          </table:table-cell>
          <table:covered-table-cell/>
        </table:table-row>
        <table:table-row>
          <table:table-cell table:style-name="Table31.A2" office:value-type="string">
            <text:p text:style-name="P11">RESTORE_DEACTIVATE_INDEX</text:p>
          </table:table-cell>
          <table:table-cell table:style-name="Table31.B2" office:value-type="string">
            <text:p text:style-name="Table_20_Contents">Deactivate indexes during restore.</text:p>
            <text:p text:style-name="Table_20_Contents">By default indexes are created at the beginning of the restore process and they are updated with each record being restored from the backup file. On a big tables it is more efficient first to store data in the database and to update the index afterwards. When this option is specified, the indexes will be restored in the inactive state. Application is however required to activate indexes afterwards, it won't happen automatically.</text:p>
          </table:table-cell>
        </table:table-row>
        <table:table-row>
          <table:table-cell table:style-name="Table31.A2" office:value-type="string">
            <text:p text:style-name="P11">RESTORE_NO_SHADOW</text:p>
          </table:table-cell>
          <table:table-cell table:style-name="Table31.B2" office:value-type="string">
            <text:p text:style-name="Table_20_Contents">Do not restore shadow database.</text:p>
            <text:p text:style-name="Table_20_Contents">If the shadow database is configured, an absolute path to the shadow is stored in the backup file. If such backup file is restored on a different system where such path does not exist (e.g. moving database from Windows to Linux or otherwise), restore process will fail. Using this option allows to overcome such situation.</text:p>
          </table:table-cell>
        </table:table-row>
        <table:table-row>
          <table:table-cell table:style-name="Table31.A2" office:value-type="string">
            <text:p text:style-name="P11">RESTORE_NO_VALIDITY</text:p>
          </table:table-cell>
          <table:table-cell table:style-name="Table31.B2" office:value-type="string">
            <text:p text:style-name="Table_20_Contents">Do not restore validity constraints.</text:p>
            <text:p text:style-name="Table_20_Contents">This option is usually needed when the validity constrains (e.g. NOT NULL constraints) were added after the data were already in the database but the database contains records that do not satisfy such constraints<text:note text:id="ftn7" text:note-class="footnote"><text:note-citation>7</text:note-citation><text:note-body><text:p text:style-name="Footnote">All versions of Firebird including 2.0 allow to define validity constraints despite the table(s) contain data that do not satisfy them. Only the new records will be validated, and it is responsibility of the database administrator to ensure the validity of existing ones.</text:p></text:note-body></text:note>. </text:p>
            <text:p text:style-name="Table_20_Contents">When this option is specified, the validity constraints won't be restored. This allows to recover the data and perform cleanup tasks. Application and/or administrators are responsible for restoring the validity constrains afterwards.</text:p>
          </table:table-cell>
        </table:table-row>
        <text:soft-page-break/>
        <table:table-row>
          <table:table-cell table:style-name="Table31.A2" office:value-type="string">
            <text:p text:style-name="P11">RESTORE_ONE_AT_A_TIME</text:p>
          </table:table-cell>
          <table:table-cell table:style-name="Table31.B2" office:value-type="string">
            <text:p text:style-name="Table_20_Contents">Commit after completing restore of each table.</text:p>
            <text:p text:style-name="Table_20_Contents">By default all data are restored in one transaction. If for some reason the complete restore is not possible, using this option will allow to restore at least some of the data.</text:p>
          </table:table-cell>
        </table:table-row>
        <table:table-row>
          <table:table-cell table:style-name="Table31.A2" office:value-type="string">
            <text:p text:style-name="P11">RESTORE_USE_ALL_SPACE</text:p>
          </table:table-cell>
          <table:table-cell table:style-name="Table31.B2" office:value-type="string">
            <text:p text:style-name="Table_20_Contents">Do not reserve 20% on each page for the future versions, useful for read-only databases.</text:p>
          </table:table-cell>
        </table:table-row>
      </table:table>
      <text:p text:style-name="Text_20_body">Example of using these options can be found on <text:sequence-ref text:reference-format="category-and-value" text:ref-name="refIllustration46">Illustration 7.2</text:sequence-ref>.</text:p>
      <text:p text:style-name="Text_20_body"><draw:frame draw:style-name="fr12" draw:name="Frame48" text:anchor-type="as-char" svg:width="13.501cm" draw:z-index="38"><draw:text-box fo:min-height="0.499cm"><text:p text:style-name="Preformatted_20_Text">BackupManager restoreManager = new FBBackupManager();</text:p><text:p text:style-name="Preformatted_20_Text">restoreManager.setHost("localhost");<text:line-break/>restoreManager.setPort(3050);<text:line-break/>restoreManager.setUser("SYSDBA");<text:line-break/>restoreManager.setPassword("masterkey");<text:line-break/>restoreManager.setLogger(System.out);<text:line-break/>restoreManager.setVerbose(true);</text:p><text:p text:style-name="Preformatted_20_Text">restoreManager.setRestoreReplace(true); // attention!!!</text:p><text:p text:style-name="Preformatted_20_Text">restoreManager.setDatabase("C:/database/employee.fdb");<text:line-break/>restoreManager.setBackupPath("C:/database/employee.fbk");</text:p><text:p text:style-name="Preformatted_20_Text">// restore database with no indexes, <text:line-break/>// validity constraints and shadow database<text:line-break/>backupManager.restoreDatabase(<text:line-break/><text:tab/>BackupManager.RESTORE_DEACTIVATE_INDEX |<text:line-break/> <text:s text:c="5"/>BackupManager.RESTORE_NO_VALIDITY |<text:line-break/> <text:s text:c="5"/>BackupManager.RESTORE_NO_SHADOW |<text:line-break/> <text:s text:c="5"/>BackupManager.RESTORE_ONE_AT_A_TIME);</text:p><text:p text:style-name="Illustration">Illustration <text:sequence text:ref-name="refIllustration46" text:name="Illustration" text:formula="ooow:Illustration+1" style:num-format="1">7.2</text:sequence>.: Example of using extended options for restore.</text:p></draw:text-box></draw:frame></text:p>
      <text:h text:style-name="Heading_20_3" text:outline-level="3"><text:bookmark-start text:name="__RefHeading__9836_2139204403"/>User management<text:bookmark-end text:name="__RefHeading__9836_2139204403"/></text:h>
      <text:p text:style-name="Text_20_body">The next service available is the user management. The routines are defined in the <text:span text:style-name="Source_20_Text">UserManager</text:span> interface and are implemented in the <text:span text:style-name="Source_20_Text">FBUserManager</text:span> class. Additionally, there is an <text:span text:style-name="Source_20_Text">User</text:span> interface providing getters and setters for properties of a user account on the server and corresponding implementation in the <text:span text:style-name="Source_20_Text">FBUser</text:span><text:span text:style-name="Source_20_Text"><text:note text:id="ftn8" text:note-class="footnote"><text:note-citation>8</text:note-citation><text:note-body><text:p text:style-name="Footnote">The class implementation is simple bean publishing the properties via getters and setters. You can replace it with any other implementation of <text:span text:style-name="Source_20_Text"><text:span text:style-name="T11">User</text:span></text:span> interface.</text:p></text:note-body></text:note></text:span> class. The available properties of the <text:span text:style-name="Source_20_Text">FBUser</text:span> class are:</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Table_20_Heading">Name</text:p>
            </table:table-cell>
            <table:table-cell table:style-name="Table32.A1" office:value-type="string">
              <text:p text:style-name="Table_20_Heading">Type</text:p>
            </table:table-cell>
            <table:table-cell table:style-name="Table32.C1" office:value-type="string">
              <text:p text:style-name="Table_20_Heading">Description</text:p>
            </table:table-cell>
          </table:table-row>
        </table:table-header-rows>
        <table:table-row>
          <table:table-cell table:style-name="Table32.A2" office:value-type="string">
            <text:p text:style-name="Table_20_Contents">userName</text:p>
          </table:table-cell>
          <table:table-cell table:style-name="Table32.A2" office:value-type="string">
            <text:p text:style-name="Table_20_Contents">String</text:p>
          </table:table-cell>
          <table:table-cell table:style-name="Table32.C2" office:value-type="string">
            <text:p text:style-name="Table_20_Contents">Unique name of the user on the Firebird server. Required. Maximum length is 31 byte.</text:p>
          </table:table-cell>
        </table:table-row>
        <table:table-row>
          <table:table-cell table:style-name="Table32.A2" office:value-type="string">
            <text:p text:style-name="Table_20_Contents">password</text:p>
          </table:table-cell>
          <table:table-cell table:style-name="Table32.A2" office:value-type="string">
            <text:p text:style-name="Table_20_Contents">String</text:p>
          </table:table-cell>
          <table:table-cell table:style-name="Table32.C2" office:value-type="string">
            <text:p text:style-name="Table_20_Contents">Corresponding password. Getter return value only if the password had been set </text:p>
          </table:table-cell>
        </table:table-row>
        <table:table-row>
          <table:table-cell table:style-name="Table32.A2" office:value-type="string">
            <text:p text:style-name="Table_20_Contents">firstName</text:p>
          </table:table-cell>
          <table:table-cell table:style-name="Table32.A2" office:value-type="string">
            <text:p text:style-name="Table_20_Contents">String</text:p>
          </table:table-cell>
          <table:table-cell table:style-name="Table32.C2" office:value-type="string">
            <text:p text:style-name="Table_20_Contents">First name of the user. Optional.</text:p>
          </table:table-cell>
        </table:table-row>
        <table:table-row>
          <table:table-cell table:style-name="Table32.A2" office:value-type="string">
            <text:p text:style-name="Table_20_Contents">middleName</text:p>
          </table:table-cell>
          <table:table-cell table:style-name="Table32.A2" office:value-type="string">
            <text:p text:style-name="Table_20_Contents">String</text:p>
          </table:table-cell>
          <table:table-cell table:style-name="Table32.C2" office:value-type="string">
            <text:p text:style-name="Table_20_Contents">Middle name of the user. Optional.</text:p>
          </table:table-cell>
        </table:table-row>
        <table:table-row>
          <table:table-cell table:style-name="Table32.A2" office:value-type="string">
            <text:p text:style-name="Table_20_Contents">lastName</text:p>
          </table:table-cell>
          <table:table-cell table:style-name="Table32.A2" office:value-type="string">
            <text:p text:style-name="Table_20_Contents">String</text:p>
          </table:table-cell>
          <table:table-cell table:style-name="Table32.C2" office:value-type="string">
            <text:p text:style-name="Table_20_Contents">Last name of the user. Optional.</text:p>
          </table:table-cell>
        </table:table-row>
        <text:soft-page-break/>
        <table:table-row>
          <table:table-cell table:style-name="Table32.A2" office:value-type="string">
            <text:p text:style-name="Table_20_Contents">userId</text:p>
          </table:table-cell>
          <table:table-cell table:style-name="Table32.A2" office:value-type="string">
            <text:p text:style-name="Table_20_Contents">int</text:p>
          </table:table-cell>
          <table:table-cell table:style-name="Table32.C2" office:value-type="string">
            <text:p text:style-name="Table_20_Contents">ID of the user on Unix. Optional.</text:p>
          </table:table-cell>
        </table:table-row>
        <table:table-row>
          <table:table-cell table:style-name="Table32.A2" office:value-type="string">
            <text:p text:style-name="Table_20_Contents">groupId</text:p>
          </table:table-cell>
          <table:table-cell table:style-name="Table32.A2" office:value-type="string">
            <text:p text:style-name="Table_20_Contents">int</text:p>
          </table:table-cell>
          <table:table-cell table:style-name="Table32.C2" office:value-type="string">
            <text:p text:style-name="Table_20_Contents">ID of the group on Unix. Optional.</text:p>
          </table:table-cell>
        </table:table-row>
      </table:table>
      <text:p text:style-name="Text_20_body">The management class, <text:span text:style-name="Source_20_Text">FBUserManager</text:span> has following methods to manipulate the user accounts on the server:</text:p>
      <table:table table:name="Table33" table:style-name="Table33">
        <table:table-column table:style-name="Table33.A"/>
        <table:table-column table:style-name="Table33.B"/>
        <table:table-header-rows>
          <table:table-row>
            <table:table-cell table:style-name="Table33.A1" office:value-type="string">
              <text:p text:style-name="Table_20_Heading">Method</text:p>
            </table:table-cell>
            <table:table-cell table:style-name="Table33.B1" office:value-type="string">
              <text:p text:style-name="Table_20_Heading">Description</text:p>
            </table:table-cell>
          </table:table-row>
        </table:table-header-rows>
        <table:table-row>
          <table:table-cell table:style-name="Table33.A2" office:value-type="string">
            <text:p text:style-name="Table_20_Contents">getUsers():Map</text:p>
          </table:table-cell>
          <table:table-cell table:style-name="Table33.B2" office:value-type="string">
            <text:p text:style-name="Table_20_Contents">Method delivers a map containing user names as keys and instances of <text:span text:style-name="Source_20_Text">FBUser</text:span> class as values containing all users that are registered on the server. The instances of <text:span text:style-name="Source_20_Text">FBUser</text:span> class do not contain passwords, the corresponding property is <text:span text:style-name="Source_20_Text">null</text:span>.</text:p>
          </table:table-cell>
        </table:table-row>
        <table:table-row>
          <table:table-cell table:style-name="Table33.A2" office:value-type="string">
            <text:p text:style-name="Table_20_Contents">addUser(User)</text:p>
          </table:table-cell>
          <table:table-cell table:style-name="Table33.B2" office:value-type="string">
            <text:p text:style-name="Table_20_Contents">Register the user account on the server.</text:p>
          </table:table-cell>
        </table:table-row>
        <table:table-row>
          <table:table-cell table:style-name="Table33.A2" office:value-type="string">
            <text:p text:style-name="Table_20_Contents">updateUser(User)</text:p>
          </table:table-cell>
          <table:table-cell table:style-name="Table33.B2" office:value-type="string">
            <text:p text:style-name="Table_20_Contents">Update the user account on the server.</text:p>
          </table:table-cell>
        </table:table-row>
        <table:table-row>
          <table:table-cell table:style-name="Table33.A2" office:value-type="string">
            <text:p text:style-name="Table_20_Contents">deleteUser(User)</text:p>
          </table:table-cell>
          <table:table-cell table:style-name="Table33.B2" office:value-type="string">
            <text:p text:style-name="Table_20_Contents">Delete the user account on the server.</text:p>
          </table:table-cell>
        </table:table-row>
      </table:table>
      <text:p text:style-name="Text_20_body">The <text:sequence-ref text:reference-format="category-and-value" text:ref-name="refIllustration47">Illustration 7.3</text:sequence-ref> shows an example of using the <text:span text:style-name="Source_20_Text">FBUserManager</text:span> class.</text:p>
      <text:p text:style-name="Text_20_body"><draw:frame draw:style-name="fr12" draw:name="Frame49" text:anchor-type="as-char" svg:width="13.501cm" draw:z-index="39"><draw:text-box fo:min-height="0.499cm"><text:p text:style-name="Preformatted_20_Text">UserManager userManager = new FBUserManager();</text:p><text:p text:style-name="Preformatted_20_Text">userManager.setHost("localhost");<text:line-break/>userManager.setPort(3050);<text:line-break/>userManager.setUser("SYSDBA");<text:line-break/>userManager.setPassword("masterkey");</text:p><text:p text:style-name="Preformatted_20_Text">User user = new FBUser();<text:line-break/>user.setUserName("TESTUSER123");<text:line-break/>user.setPassword("test123");<text:line-break/>user.setFirstName("John");<text:line-break/>user.setMiddleName("W.");<text:line-break/>user.setLastName("Doe");</text:p><text:p text:style-name="Preformatted_20_Text">userManager.add(user);</text:p><text:p text:style-name="Illustration">Illustration <text:sequence text:ref-name="refIllustration47" text:name="Illustration" text:formula="ooow:Illustration+1" style:num-format="1">7.3</text:sequence>.: Example of FBUserManager class usage.</text:p></draw:text-box></draw:frame></text:p>
      <text:h text:style-name="Heading_20_3" text:outline-level="3"><text:bookmark-start text:name="__RefHeading__9838_2139204403"/>Database maintenance<text:bookmark-end text:name="__RefHeading__9838_2139204403"/></text:h>
      <text:p text:style-name="Text_20_body">The database maintenance is something that everybody would prefer to avoid, and, contrary to the backup/restore and user management procedures, there little automation that can be done here. Usually the maintenance tasks are performed on the server by the database administrator, but some routines are needed to perform the automated database upgrade or perform periodic checks of the database validity.</text:p>
      <text:p text:style-name="Text_20_body">This chapter describes the methods declared in the <text:span text:style-name="Source_20_Text">MaintenanceManager</text:span> interface and its implementation, the <text:span text:style-name="Source_20_Text">FBMaintenanceManager</text:span> class.</text:p>
      <text:p text:style-name="Heading_20_4">Database shutdown and restart</text:p>
      <text:p text:style-name="Text_20_body">One of the most often used maintenance operations is database shutdown and/or bringing it back online. When the database was shutdown only the user that <text:soft-page-break/>initiated the shutdown, either SYSDBA or database owner, can connect to the database and perform other tasks, e.g. metadata modification or database validation and repair.</text:p>
      <text:p text:style-name="Text_20_body">The database shutdown is performed by <text:span text:style-name="Source_20_Text">shutdownDatabase(int, int)</text:span> method. The first parameter is the shutdown mode, the second – maximum allowed time for operation.</text:p>
      <text:p text:style-name="Text_20_body">There are three shutdown modes:</text:p>
      <table:table table:name="Table34" table:style-name="Table34">
        <table:table-column table:style-name="Table34.A"/>
        <table:table-column table:style-name="Table34.B"/>
        <table:table-row>
          <table:table-cell table:style-name="Table34.A1" office:value-type="string">
            <text:p text:style-name="Table_20_Heading">Shutdown mode</text:p>
          </table:table-cell>
          <table:table-cell table:style-name="Table34.B1" office:value-type="string">
            <text:p text:style-name="Table_20_Heading">Description</text:p>
          </table:table-cell>
        </table:table-row>
        <table:table-row>
          <table:table-cell table:style-name="Table34.A2" office:value-type="string">
            <text:p text:style-name="Table_20_Contents">SHUTDOWN_ATTACH</text:p>
          </table:table-cell>
          <table:table-cell table:style-name="Table34.B2" office:value-type="string">
            <text:p text:style-name="Table_20_Contents">The shutdown process is initiated and it is not possible to obtain a new connection to the database but the currently open connection are fully functional. </text:p>
            <text:p text:style-name="Table_20_Contents">When after the maximum allowed time for operation there are still open connections to the database, the shutdown process is aborted.</text:p>
          </table:table-cell>
        </table:table-row>
        <table:table-row>
          <table:table-cell table:style-name="Table34.A2" office:value-type="string">
            <text:p text:style-name="Table_20_Contents">SHUTDOWN_TRANSACTIONAL</text:p>
          </table:table-cell>
          <table:table-cell table:style-name="Table34.B2" office:value-type="string">
            <text:p text:style-name="Table_20_Contents">The shutdown process is started and it is not possible to start new transactions and open new connections to the database. The transactions that were running at the time of shutdown initiation are fully functional.</text:p>
            <text:p text:style-name="Table_20_Contents">When after the maximum allowed time for operation there are still running transactions, the shutdown process is aborted.</text:p>
            <text:p text:style-name="Table_20_Contents">If no running transactions are found, the currently open connections are allowed to disconnect.</text:p>
          </table:table-cell>
        </table:table-row>
        <table:table-row>
          <table:table-cell table:style-name="Table34.A2" office:value-type="string">
            <text:p text:style-name="Table_20_Contents">SHUTDOWN_FORCE</text:p>
          </table:table-cell>
          <table:table-cell table:style-name="Table34.B2" office:value-type="string">
            <text:p text:style-name="Table_20_Contents">The shutdown process is started and will be completed before or when the maximum allowed time for operation is reached. New connections and transactions are not prohibited during the wait.</text:p>
            <text:p text:style-name="Table_20_Contents">After that any running transaction won't be able to commit.</text:p>
          </table:table-cell>
        </table:table-row>
      </table:table>
      <text:p text:style-name="Text_20_body">After database was shutdown, the owner of the database or SYSDBA can connect to it and perform maintenance tasks, e.g. migration to the new data model<text:note text:id="ftn9" text:note-class="footnote"><text:note-citation>9</text:note-citation><text:note-body><text:p text:style-name="Footnote">Until Firebird 2.0 adding a foreign key constraint required an exclusive access to the database.</text:p></text:note-body></text:note>, validation of the database, changing the database file configuration.</text:p>
      <text:p text:style-name="Text_20_body">To bring system back online use the <text:span text:style-name="Source_20_Text">bringDatabaseOnline()</text:span> method.</text:p>
      <text:p text:style-name="Heading_20_4">Shadow configuration</text:p>
      <text:p text:style-name="Text_20_body">Database shadow is an in-sync copy of the database that is usually stored on a different hard disk, possibly on remote computer<text:note text:id="ftn10" text:note-class="footnote"><text:note-citation>10</text:note-citation><text:note-body><text:p text:style-name="Footnote">Currently possible only on Unix platforms by using the NFS shares.</text:p></text:note-body></text:note>, which can be used as a primary database if the main database server crashes. Shadows can be defined using <text:span text:style-name="Source_20_Text">CREATE SHADOW</text:span> SQL command and are characterized by a <text:span text:style-name="Emphasis">mode</text:span> parameter:</text:p>
      <text:list xml:id="list9002062365926469664" text:style-name="L48">
        <text:list-item>
          <text:p text:style-name="P38"><text:soft-page-break/>in the AUTO mode database continues operating even if shadow becomes unavailable (disk or file system failure, remote node is not accessible, etc.)</text:p>
        </text:list-item>
        <text:list-item>
          <text:p text:style-name="P38">in the MANUAL mode all database operations are halted until the problem is fixed. Usually it means that DBA has to kill the unavailable shadow and define a new one.</text:p>
        </text:list-item>
      </text:list>
      <text:p text:style-name="Text_20_body">The <text:span text:style-name="Source_20_Text">MaintenanceManager</text:span> provides a <text:span text:style-name="Source_20_Text">killUnavailableShadows()</text:span> method to kill the unavailable shadows. This is equivalent to the <text:span text:style-name="Source_20_Text">gfix -kill</text:span> command.</text:p>
      <text:p text:style-name="Text_20_body">Additionally, if the main database becomes unavailable, DBA can decide to switch to the shadow database. In this case the shadow must be activated before use. To activate the shadow use the <text:span text:style-name="Source_20_Text">activateShadowFile()</text:span> method. Please note, that in this case the <text:span text:style-name="Source_20_Text">database</text:span> property of the <text:span text:style-name="Source_20_Text">MaintenanceManager</text:span> must point to the shadow file which must be located on the local file system of the server to which the management class is connected.</text:p>
      <text:p text:style-name="Heading_20_4">Database validation and repair</text:p>
      <text:p text:style-name="Text_20_body">The Firebird server does its best to keep the database file in a consistent form. In particular this is achieved by a special algorithm called <text:span text:style-name="Emphasis">careful writes</text:span> which guarantees that the server writes data on disk in such a manner than despite the server crash the database file always remains in consistent form. Unfortunately it is still possible that under certain conditions, e.g. crash of the file system or hardware failure, the database file might become corrupted. Firebird server can detect such cases including</text:p>
      <text:list xml:id="list8146554953007369446" text:style-name="L49">
        <text:list-item>
          <text:p text:style-name="P39">Orphan pages. These are the database pages that were allocated for subsequent write, but due to a crash were not used. Such pages have to be marked as unused to return storage space back to the application;</text:p>
        </text:list-item>
        <text:list-item>
          <text:p text:style-name="P39">Corrupted pages. These are the database pages that were caused by the operating system or hardware failures.</text:p>
        </text:list-item>
      </text:list>
      <text:p text:style-name="Text_20_body">The <text:span text:style-name="Source_20_Text">MaintenanceManager</text:span> class provides a <text:span text:style-name="Source_20_Text">validateDatabase()</text:span> method to perform simple health check of the database, and releasing the orphan pages if needed. It also reports presence of the checksum errors. The output of the routine is written to the output stream configured in the <text:span text:style-name="Source_20_Text">logger</text:span> property.</text:p>
      <text:p text:style-name="Text_20_body">The <text:span text:style-name="Source_20_Text">validateDatabase(int)</text:span> method can be used to customize the validation process:</text:p>
      <table:table table:name="Table35" table:style-name="Table35">
        <table:table-column table:style-name="Table35.A"/>
        <table:table-column table:style-name="Table35.B"/>
        <table:table-header-rows>
          <table:table-row>
            <table:table-cell table:style-name="Table35.A1" office:value-type="string">
              <text:p text:style-name="Table_20_Heading">Validation mode</text:p>
            </table:table-cell>
            <table:table-cell table:style-name="Table35.B1" office:value-type="string">
              <text:p text:style-name="Table_20_Heading">Description</text:p>
            </table:table-cell>
          </table:table-row>
        </table:table-header-rows>
        <table:table-row>
          <table:table-cell table:style-name="Table35.A2" office:value-type="string">
            <text:p text:style-name="Table_20_Contents">VALIDATE_READ_ONLY</text:p>
          </table:table-cell>
          <table:table-cell table:style-name="Table35.B2" office:value-type="string">
            <text:p text:style-name="Table_20_Contents">Perform read-only validation. In this case the database file won't be repaired, only the presence of the database file errors will be reported.</text:p>
            <text:p text:style-name="Table_20_Contents">Can be used for periodical health-check of the database.</text:p>
          </table:table-cell>
        </table:table-row>
        <table:table-row>
          <table:table-cell table:style-name="Table35.A2" office:value-type="string">
            <text:p text:style-name="Table_20_Contents">VALIDATE_FULL</text:p>
          </table:table-cell>
          <table:table-cell table:style-name="Table35.B2" office:value-type="string">
            <text:p text:style-name="Table_20_Contents">Do a full check on record and pages structures, releasing unassigned record fragments.</text:p>
          </table:table-cell>
        </table:table-row>
        <table:table-row>
          <table:table-cell table:style-name="Table35.A2" office:value-type="string">
            <text:p text:style-name="Table_20_Contents">VALIDATE_IGNORE_CHECKSUM</text:p>
          </table:table-cell>
          <table:table-cell table:style-name="Table35.B2" office:value-type="string">
            <text:p text:style-name="Table_20_Contents">Ignore checksums during repair operations.</text:p>
            <text:p text:style-name="Table_20_Contents">The checksum error means that the <text:soft-page-break/>database page was overwritten in a random order and the data stored on it are corrupted. When this option is specified, the validation process will succeed even if checksum errors are present.</text:p>
          </table:table-cell>
        </table:table-row>
      </table:table>
      <text:p text:style-name="Text_20_body">In order to repair the corrupted database use the <text:span text:style-name="Source_20_Text">markCorruptRecords()</text:span> method which marks the corrupted records as unavailable. This method is equivalent to <text:span text:style-name="Source_20_Text">gfix -mend</text:span> command. After this operation database can be backed up and restored to a different place.</text:p>
      <text:p text:style-name="Note">Note, the presence of the checksum errors and subsequent use of <text:span text:style-name="Source_20_Text">markCorruptedRecords()</text:span> method will mark all corrupted data as unused space. You have to perform careful check after backup/restore cycle to assess the caused damage.</text:p>
      <text:p text:style-name="Heading_20_4">Limbo transactions</text:p>
      <text:p text:style-name="Text_20_body">The limbo transactions are transactions that were prepared for commit but were never committed. This can happen when, for example, database was accessed by JTA-enabled applications from Java<text:note text:id="ftn11" text:note-class="footnote"><text:note-citation>11</text:note-citation><text:note-body><text:p text:style-name="Footnote">Another reason for limbo transactions are multidatabase transactions which can be initiated via native Firebird API. However, since Jaybird does not provide methods to initiate them, we do not consider them in this manual. </text:p></text:note-body></text:note>. The in-limbo transactions affect the normal database operation, since the records that were modified in that transactions are not available – Firebird does not know whether the new version will be committed or rolled back and blocks access to them. Also the in-limbo transactions prevent the garbage collection, since garbage collector does not know whether it can discard the record versions of the in-limbo transaction. </text:p>
      <text:p text:style-name="Text_20_body">Jaybird contains needed functionality to allow the JTA-enabled transaction coordinator to recover the in-limbo transactions and either commit them or perform a rollback. For the cases when this is not possible <text:span text:style-name="Source_20_Text">MaintenanceManager</text:span> provides following methods to perform this in interactive mode:</text:p>
      <table:table table:name="Table36" table:style-name="Table36">
        <table:table-column table:style-name="Table36.A"/>
        <table:table-column table:style-name="Table36.B"/>
        <table:table-header-rows>
          <table:table-row>
            <table:table-cell table:style-name="Table36.A1" office:value-type="string">
              <text:p text:style-name="Table_20_Heading">Method</text:p>
            </table:table-cell>
            <table:table-cell table:style-name="Table36.B1" office:value-type="string">
              <text:p text:style-name="Table_20_Heading">Description</text:p>
            </table:table-cell>
          </table:table-row>
        </table:table-header-rows>
        <table:table-row>
          <table:table-cell table:style-name="Table36.A2" office:value-type="string">
            <text:p text:style-name="Table_20_Contents">listLimboTransactions()</text:p>
          </table:table-cell>
          <table:table-cell table:style-name="Table36.B2" office:value-type="string">
            <text:p text:style-name="Table_20_Contents">Method lists all IDs of the in-limbo transactions to the output stream specified in <text:span text:style-name="Source_20_Text">logger</text:span> property. Application has to either parse the output to commit or rollback the transactions in automated mode or it should present the output to the user and let him/her make a decision.</text:p>
          </table:table-cell>
        </table:table-row>
        <table:table-row>
          <table:table-cell table:style-name="Table36.A2" office:value-type="string">
            <text:p text:style-name="Table_20_Contents">commitTransaction(int)</text:p>
          </table:table-cell>
          <table:table-cell table:style-name="Table36.B2" office:value-type="string">
            <text:p text:style-name="Table_20_Contents">Commit the transaction with the specified ID.</text:p>
          </table:table-cell>
        </table:table-row>
        <table:table-row>
          <table:table-cell table:style-name="Table36.A2" office:value-type="string">
            <text:p text:style-name="Table_20_Contents">rollbackTransaction(int)</text:p>
          </table:table-cell>
          <table:table-cell table:style-name="Table36.B2" office:value-type="string">
            <text:p text:style-name="Table_20_Contents">Rollback the transaction with the specified ID.</text:p>
          </table:table-cell>
        </table:table-row>
      </table:table>
      <text:p text:style-name="Heading_20_4">Sweeping the database</text:p>
      <text:p text:style-name="Text_20_body">The in-limbo transactions are not the only kind of transactions that prevent garbage collection. Another type are transactions are those that were finished by “rollback” and the changes made in such transactions were not automatically undone by using internal savepoint mechanism, e.g. when there were a lot of <text:soft-page-break/>changes made in the transaction (e.g. 10,000 records and more). Such transactions are marked as “rollback” transactions on Transaction Inventory Page and prevent advancing the so-called Oldest Interesting Transaction (OIT) – ID of the oldest transaction which created record versions that are relevant to any of the currently running transactions. On each access to the records, Firebird has to check all the record versions between the current transaction and the OIT, which leads to performance degradation on large databases. In order to solve the issue Firebird periodically starts the database sweeping process, that traverses all database records, removes the changes made by the rolled back transactions and moves forward the OIT<text:note text:id="ftn12" text:note-class="footnote"><text:note-citation>12</text:note-citation><text:note-body><text:p text:style-name="Footnote">For more information please read article by Ann Harrison “Firebird for the Database Expert: Episode 4 - OAT, OIT, &amp; Sweep”, available, for example, at <text:a xlink:type="simple" xlink:href="http://www.ibphoenix.com/main.nfs?a=ibphoenix&amp;page=ibp_expert4" text:style-name="Internet_20_link" text:visited-style-name="Visited_20_Internet_20_Link">http://www.ibphoenix.com/main.nfs?page=ibp_expert4</text:a> </text:p></text:note-body></text:note>.</text:p>
      <text:p text:style-name="Text_20_body">The sweep process is controlled by a threshold parameter – a difference between the Next Transaction and OIT, by default it equal to 20,000. While this value is ok for the average database, DBA might decide to increase or decrease the number to fit the database usage scenario. Alternatively DBA can trigger the sweep process manually regardless of the current difference between Next Transaction and OIT.</text:p>
      <text:p text:style-name="Text_20_body">The <text:span text:style-name="Source_20_Text">MaintenanceManager</text:span> provides following methods to help with database sweeping:</text:p>
      <table:table table:name="Table37" table:style-name="Table37">
        <table:table-column table:style-name="Table37.A"/>
        <table:table-column table:style-name="Table37.B"/>
        <table:table-header-rows>
          <table:table-row>
            <table:table-cell table:style-name="Table37.A1" office:value-type="string">
              <text:p text:style-name="Table_20_Heading">Method</text:p>
            </table:table-cell>
            <table:table-cell table:style-name="Table37.B1" office:value-type="string">
              <text:p text:style-name="Table_20_Heading">Description</text:p>
            </table:table-cell>
          </table:table-row>
        </table:table-header-rows>
        <table:table-row>
          <table:table-cell table:style-name="Table37.A2" office:value-type="string">
            <text:p text:style-name="Table_20_Contents">setSweepThreshold(int)</text:p>
          </table:table-cell>
          <table:table-cell table:style-name="Table37.B2" office:value-type="string">
            <text:p text:style-name="Table_20_Contents">Set the threshold between Next Transaction and OIT that will trigger the automatic sweep process. Default value is 20,000.</text:p>
          </table:table-cell>
        </table:table-row>
        <table:table-row>
          <table:table-cell table:style-name="Table37.A2" office:value-type="string">
            <text:p text:style-name="Table_20_Contents">sweepDatabase()</text:p>
          </table:table-cell>
          <table:table-cell table:style-name="Table37.B2" office:value-type="string">
            <text:p text:style-name="Table_20_Contents">Perform the sweep regardless of the current difference between Next Transaction and OIT.</text:p>
          </table:table-cell>
        </table:table-row>
      </table:table>
      <text:p text:style-name="Heading_20_4">Other database properties</text:p>
      <text:p text:style-name="Standard">There are few other properties of the database that can be set via <text:span text:style-name="Source_20_Text">MaintenanceManager</text:span>:</text:p>
      <table:table table:name="Table38" table:style-name="Table38">
        <table:table-column table:style-name="Table38.A"/>
        <table:table-column table:style-name="Table38.B"/>
        <table:table-header-rows>
          <table:table-row>
            <table:table-cell table:style-name="Table38.A1" office:value-type="string">
              <text:p text:style-name="Table_20_Heading">Method</text:p>
            </table:table-cell>
            <table:table-cell table:style-name="Table38.B1" office:value-type="string">
              <text:p text:style-name="Table_20_Heading">Description</text:p>
            </table:table-cell>
          </table:table-row>
        </table:table-header-rows>
        <table:table-row>
          <table:table-cell table:style-name="Table38.A2" office:value-type="string">
            <text:p text:style-name="Table_20_Contents">setDatabaseAccessMode(int)</text:p>
          </table:table-cell>
          <table:table-cell table:style-name="Table38.B2" office:value-type="string">
            <text:p text:style-name="Table_20_Contents">Change the access mode of the database. Possible values are:</text:p>
            <text:list xml:id="list7942462300352525931" text:style-name="L50">
              <text:list-item>
                <text:p text:style-name="P50">ACCESS_MODE_READ_ONLY to make database read-only;</text:p>
              </text:list-item>
              <text:list-item>
                <text:p text:style-name="P50">ACCESS_MODE_READ_WRITE to allow writes into the database.</text:p>
              </text:list-item>
            </text:list>
            <text:p text:style-name="Table_20_Contents">Please note, only read-only databases can be placed on read-only media, the read-write databases even if accessed within read-only transactions.</text:p>
          </table:table-cell>
        </table:table-row>
        <table:table-row>
          <table:table-cell table:style-name="Table38.A2" office:value-type="string">
            <text:p text:style-name="Table_20_Contents">setDatabaseDialect(int)</text:p>
          </table:table-cell>
          <table:table-cell table:style-name="Table38.B2" office:value-type="string">
            <text:p text:style-name="Table_20_Contents">Change the database SQL dialect. The allowed values can be either 1 or 3.</text:p>
          </table:table-cell>
        </table:table-row>
        <table:table-row>
          <table:table-cell table:style-name="Table38.A2" office:value-type="string">
            <text:p text:style-name="Table_20_Contents">setDefaultCacheBuffer(int)</text:p>
          </table:table-cell>
          <table:table-cell table:style-name="Table38.B2" office:value-type="string">
            <text:p text:style-name="Table_20_Contents">Change the number of database pages to cache. Default value is 2048.</text:p>
          </table:table-cell>
        </table:table-row>
        <table:table-row>
          <table:table-cell table:style-name="Table38.A2" office:value-type="string">
            <text:p text:style-name="Table_20_Contents">setForcedWrites(boolean)</text:p>
          </table:table-cell>
          <table:table-cell table:style-name="Table38.B2" office:value-type="string">
            <text:p text:style-name="Table_20_Contents">Change the forced writes setting for the database. </text:p>
            <text:p text:style-name="Table_20_Contents"><text:soft-page-break/>When the forced writes are switched off, database engine does not enforce flushing pending changes to disk and they are kept in OS cache. When later the RDBMS changes the same page later, the write happens in memory, which in many cases increases the performance. However, in case of OS or hardware crash the database will be corrupted.</text:p>
          </table:table-cell>
        </table:table-row>
        <table:table-row>
          <table:table-cell table:style-name="Table38.A2" office:value-type="string">
            <text:p text:style-name="Table_20_Contents">setPageFill(int)</text:p>
          </table:table-cell>
          <table:table-cell table:style-name="Table38.B2" office:value-type="string">
            <text:p text:style-name="Table_20_Contents">Set the page fill factor. Firebird leaves 20% of free space on each database page for the future record versions. It is possible to tell Firebird not to reserve the space, makes sense for read-only databases, since more data fit the page, which increases the performance. Possible values are:</text:p>
            <text:list xml:id="list5428290698359301439" text:style-name="L51">
              <text:list-item>
                <text:p text:style-name="P51">PAGE_FILL_FULL – do not reserve additional space for future versions;</text:p>
              </text:list-item>
              <text:list-item>
                <text:p text:style-name="P51">PAGE_FILL_RESERVE – reserve the free space for future record versions.</text:p>
              </text:list-item>
            </text:list>
          </table:table-cell>
        </table:table-row>
      </table:table>
      <text:h text:style-name="Heading_20_3" text:outline-level="3"><text:bookmark-start text:name="__RefHeading__9840_2139204403"/>Database statistics<text:bookmark-end text:name="__RefHeading__9840_2139204403"/></text:h>
      <text:p text:style-name="Text_20_body">The last but not least are the <text:span text:style-name="Source_20_Text">StatisticsManager</text:span> interface and corresponding implementation in the <text:span text:style-name="Source_20_Text">FBStatisticsManager</text:span> class, which allow to obtain the statistical information for the database, like page size, values of OIT and Next transactions, database dialect, database page allocation and its distribution.</text:p>
      <text:p text:style-name="Text_20_body">The following methods provide the functionality equivalent to the <text:span text:style-name="Source_20_Text">gstat</text:span> command line tool, the output of the commands is written to the output stream specified in the <text:span text:style-name="Source_20_Text">logger</text:span> property. It is the responsibility of the application to correctly parse the text output if needed.</text:p>
      <table:table table:name="Table39" table:style-name="Table39">
        <table:table-column table:style-name="Table39.A"/>
        <table:table-column table:style-name="Table39.B"/>
        <table:table-header-rows>
          <table:table-row>
            <table:table-cell table:style-name="Table39.A1" office:value-type="string">
              <text:p text:style-name="Table_20_Heading">Method</text:p>
            </table:table-cell>
            <table:table-cell table:style-name="Table39.B1" office:value-type="string">
              <text:p text:style-name="Table_20_Heading">Description</text:p>
            </table:table-cell>
          </table:table-row>
        </table:table-header-rows>
        <table:table-row>
          <table:table-cell table:style-name="Table39.A2" office:value-type="string">
            <text:p text:style-name="Table_20_Contents">getDatabaseStatistics()</text:p>
          </table:table-cell>
          <table:table-cell table:style-name="Table39.B2" office:value-type="string">
            <text:p text:style-name="Table_20_Contents">Get complete statistics about the database.</text:p>
          </table:table-cell>
        </table:table-row>
        <table:table-row>
          <table:table-cell table:style-name="Table39.A2" office:value-type="string">
            <text:p text:style-name="Table_20_Contents">getDatabaseStatistics(int)</text:p>
          </table:table-cell>
          <table:table-cell table:style-name="Table39.B2" office:value-type="string">
            <text:p text:style-name="Table_20_Contents">Get the statistical information for the specified options. Possible values are (bit mask, can be combined together):</text:p>
            <text:list xml:id="list6526816742625132120" text:style-name="L52">
              <text:list-item>
                <text:p text:style-name="P52">DATA_TABLE_STATISTICS</text:p>
              </text:list-item>
              <text:list-item>
                <text:p text:style-name="P52">SYSTEM_TABLE_STATISTICS</text:p>
              </text:list-item>
              <text:list-item>
                <text:p text:style-name="P52">INDEX_STATISTICS</text:p>
              </text:list-item>
              <text:list-item>
                <text:p text:style-name="P52">RECORD_VERSION_STATISTICS</text:p>
              </text:list-item>
            </text:list>
          </table:table-cell>
        </table:table-row>
        <table:table-row>
          <table:table-cell table:style-name="Table39.A2" office:value-type="string">
            <text:p text:style-name="Table_20_Contents">getHeaderPage()</text:p>
          </table:table-cell>
          <table:table-cell table:style-name="Table39.B2" office:value-type="string">
            <text:p text:style-name="Table_20_Contents">Get information from the header page (e.g. page size, OIT, OAT and Next transaction values, etc.)</text:p>
          </table:table-cell>
        </table:table-row>
        <table:table-row>
          <table:table-cell table:style-name="Table39.A2" office:value-type="string">
            <text:p text:style-name="Table_20_Contents">getTableStatistics(String[])</text:p>
          </table:table-cell>
          <table:table-cell table:style-name="Table39.B2" office:value-type="string">
            <text:p text:style-name="Table_20_Contents">Get statistic information for the specified tables. This method allows to limit the reported statistical information to a single or couple of the tables, not for the whole database.</text:p>
          </table:table-cell>
        </table:table-row>
      </table:table>
      <text:p text:style-name="Standard"/>
      <text:p text:style-name="Text_20_body"/>
      <text:p text:style-name="Text_20_body"/>
      <text:h text:style-name="Heading_20_2" text:outline-level="2"><text:bookmark-start text:name="__RefHeading__9842_2139204403"/>Working with Events<text:bookmark-end text:name="__RefHeading__9842_2139204403"/></text:h>
      <text:p text:style-name="Text_20_body">Until recently Firebird (InterBase) was, probably, the only RDBMS that provided asynchronous notification of the connected application about some system events. Where applications using other RDBMSs were required to reread the database tables to check for the changes, those using Firebird were able to avoid it – the triggers in the database could post an event in case of change. And even more, the event can be so specific that application would need to reread very limited set of records, possibly only one. This chapter describes the event mechanism in Firebird and the common usage scenarios.</text:p>
      <text:h text:style-name="Heading_20_3" text:outline-level="3"><text:bookmark-start text:name="__RefHeading__9844_2139204403"/>Database events<text:bookmark-end text:name="__RefHeading__9844_2139204403"/></text:h>
      <text:p text:style-name="Text_20_body">The <text:span text:style-name="Emphasis">event</text:span> is a message generated in a <text:s/>trigger or stored procedure that is delivered to subscribed application. The event is characterized only by name which is assigned when event is posted, therefore two different events must have two different names. The applications that subscribe for events are required to specify the event names in which they are interested, no wildcards are allowed; and applications either provide a callback function that will be invoked in case of event or are required to poll for the posted events periodically.</text:p>
      <text:p text:style-name="Text_20_body">The events are delivered to the application only if the transaction that generated the event was committed. Also Firebird does not provide any guarantees about the time of event delivery – it depends on the load of the RDBMS, application load, network delays between application and RDBMS. The database engine will continue operating even if no application subscribe to events or when the subscribed application crashed in the meantime. </text:p>
      <text:p text:style-name="Text_20_body"><text:soft-page-break/>It can also happen that multiple transactions will be committed before the events are delivered to the client system. But even in such case the callback function will be invoked only once, and only the event name and the count of the events will be passed as parameters. Same applies to periodical polling – application will receive event name and count of the events since last polling.</text:p>
      <text:p text:style-name="Text_20_body">Internally Firebird can be thought to store the subscription information in a table where columns contain event names, rows correspond to the subscribed applications and the cells contain the count of the particular event for a particular application. When event is posted in trigger or stored procedure, Firebird check the subscription information and increases the event count for the subscribed applications. Another thread checks the table periodically and notifies the application about all new events relevant to the particular application. Such mechanism allows Firebird to keep the event notification table very small<text:note text:id="ftn13" text:note-class="footnote"><text:note-citation>13</text:note-citation><text:note-body><text:p text:style-name="Footnote">For example, the effective size for 100 applications subscribed for 100 different events is about 40k in memory.</text:p></text:note-body></text:note> and to reduce the number of messages sent to the application.</text:p>
      <text:p text:style-name="Note">Note, it is not possible to pass any parameters with the event, e.g. an ID of the modified records. It is also not possible to encode such information in the event names – the wildcards are not supported. For such cases applications should maintain a change tracking table where the IDs of the modified records are stored and the event mechanism is used to tell the application that new records were added to the table.</text:p>
      <text:h text:style-name="Heading_20_3" text:outline-level="3"><text:bookmark-start text:name="__RefHeading__9846_2139204403"/>Posting the events<text:bookmark-end text:name="__RefHeading__9846_2139204403"/></text:h>
      <text:p text:style-name="Text_20_body">The events are posted from the trigger or stored procedure language using the <text:span text:style-name="Source_20_Text">POST_EVENT</text:span> command. It is possible to create a stored procedure with a sole purpose of posting events (<text:sequence-ref text:reference-format="category-and-value" text:ref-name="refIllustration48">Illustration 8.1</text:sequence-ref>).</text:p>
      <text:p text:style-name="Text_20_body"><draw:frame draw:style-name="fr12" draw:name="Frame50" text:anchor-type="as-char" svg:width="13.501cm" draw:z-index="47"><draw:text-box fo:min-height="0.499cm"><text:p text:style-name="Preformatted_20_Text">CREATE PROCEDURE sp_post_event(event_name VARCHAR(72)) <text:line-break/>AS BEGIN<text:line-break/> <text:s text:c="3"/>POST_EVENT :event_name;<text:line-break/>END</text:p><text:p text:style-name="Illustration">Illustration <text:sequence text:ref-name="refIllustration48" text:name="Illustration" text:formula="ooow:Illustration+1" style:num-format="1">8.1</text:sequence>.: Example of posting events from PSQL code</text:p></draw:text-box></draw:frame></text:p>
      <text:p text:style-name="Text_20_body">Firebird 2.0 features new command <text:span text:style-name="Source_20_Text">EXECUTE BLOCK</text:span> which allows to execute PSQL statements within the DSQL code (<text:sequence-ref text:reference-format="category-and-value" text:ref-name="refIllustration49">Illustration 8.2</text:sequence-ref>).</text:p>
      <text:p text:style-name="Text_20_body"><draw:frame draw:style-name="fr12" draw:name="Frame51" text:anchor-type="as-char" svg:width="13.501cm" draw:z-index="48"><draw:text-box fo:min-height="0.499cm"><text:p text:style-name="Preformatted_20_Text">Statement stmt = connection.createStatement();</text:p><text:p text:style-name="Preformatted_20_Text">try {<text:line-break/> <text:s/>stmt.execute(<text:line-break/> <text:s text:c="3"/>"EXECUTE BLOCK AS BEGIN POST_EVENT 'some_evt'; END");<text:line-break/>} finally {<text:line-break/> <text:s/>stmt.close();<text:line-break/>}</text:p><text:p text:style-name="Illustration">Illustration <text:sequence text:ref-name="refIllustration49" text:name="Illustration" text:formula="ooow:Illustration+1" style:num-format="1">8.2</text:sequence>.: Using EXECUTE BLOCK to post events.</text:p></draw:text-box></draw:frame></text:p>
      <text:h text:style-name="Heading_20_3" text:outline-level="3"><text:bookmark-start text:name="__RefHeading__9848_2139204403"/><text:soft-page-break/>Subscribing for events<text:bookmark-end text:name="__RefHeading__9848_2139204403"/></text:h>
      <text:p text:style-name="Text_20_body">The design of the classes and interfaces in the <text:span text:style-name="Source_20_Text">org.firebirdsql.event</text:span> package is similar to the Services API support – there is central manager-class that establishes a database connection and provides service methods to work with the events, a callback interface that applications must implement to use the asynchronous event notification and an interface representing a database event with two properties – event name and occurrence count.</text:p>
      <text:p text:style-name="Text_20_body">Applications have to configure following properties before starting using the implementation <text:span text:style-name="Source_20_Text">EventManager</text:span> interface:</text:p>
      <table:table table:name="Table40" table:style-name="Table40">
        <table:table-column table:style-name="Table40.A"/>
        <table:table-column table:style-name="Table40.B"/>
        <table:table-column table:style-name="Table40.C"/>
        <table:table-row>
          <table:table-cell table:style-name="Table40.A1" office:value-type="string">
            <text:p text:style-name="Table_20_Heading">Name</text:p>
          </table:table-cell>
          <table:table-cell table:style-name="Table40.A1" office:value-type="string">
            <text:p text:style-name="Table_20_Heading">Type</text:p>
          </table:table-cell>
          <table:table-cell table:style-name="Table40.C1" office:value-type="string">
            <text:p text:style-name="Table_20_Heading">Description</text:p>
          </table:table-cell>
        </table:table-row>
        <table:table-row>
          <table:table-cell table:style-name="Table40.A2" office:value-type="string">
            <text:p text:style-name="Table_20_Contents">host</text:p>
          </table:table-cell>
          <table:table-cell table:style-name="Table40.A2" office:value-type="string">
            <text:p text:style-name="Table_20_Contents">java.lang.String</text:p>
          </table:table-cell>
          <table:table-cell table:style-name="Table40.C2" office:value-type="string">
            <text:p text:style-name="Table_20_Contents">Name or the IP address of the host to which we subscribe for events. <text:span text:style-name="Emphasis">Required</text:span>.</text:p>
          </table:table-cell>
        </table:table-row>
        <table:table-row>
          <table:table-cell table:style-name="Table40.A2" office:value-type="string">
            <text:p text:style-name="Table_20_Contents">port</text:p>
          </table:table-cell>
          <table:table-cell table:style-name="Table40.A2" office:value-type="string">
            <text:p text:style-name="Table_20_Contents">int</text:p>
          </table:table-cell>
          <table:table-cell table:style-name="Table40.C2" office:value-type="string">
            <text:p text:style-name="Table_20_Contents">Port to which we connect to, 3050 by default.</text:p>
          </table:table-cell>
        </table:table-row>
        <table:table-row>
          <table:table-cell table:style-name="Table40.A2" office:value-type="string">
            <text:p text:style-name="Table_20_Contents">database</text:p>
          </table:table-cell>
          <table:table-cell table:style-name="Table40.A2" office:value-type="string">
            <text:p text:style-name="Table_20_Contents">java.lang.String</text:p>
          </table:table-cell>
          <table:table-cell table:style-name="Table40.C2" office:value-type="string">
            <text:p text:style-name="Table_20_Contents">Path to the database. The path is specified for the <text:s/>remote host but must be absolute. <text:span text:style-name="Emphasis">Required</text:span>.</text:p>
          </table:table-cell>
        </table:table-row>
        <table:table-row>
          <table:table-cell table:style-name="Table40.A2" office:value-type="string">
            <text:p text:style-name="Table_20_Contents">user</text:p>
          </table:table-cell>
          <table:table-cell table:style-name="Table40.A2" office:value-type="string">
            <text:p text:style-name="Table_20_Contents">java.lang.String</text:p>
          </table:table-cell>
          <table:table-cell table:style-name="Table40.C2" office:value-type="string">
            <text:p text:style-name="Table_20_Contents">Name of the user on behalf of which we connect to the database. <text:span text:style-name="Emphasis">Required</text:span>.</text:p>
          </table:table-cell>
        </table:table-row>
        <table:table-row>
          <table:table-cell table:style-name="Table40.A2" office:value-type="string">
            <text:p text:style-name="Table_20_Contents">password</text:p>
          </table:table-cell>
          <table:table-cell table:style-name="Table40.A2" office:value-type="string">
            <text:p text:style-name="Table_20_Contents">java.lang.String</text:p>
          </table:table-cell>
          <table:table-cell table:style-name="Table40.C6" office:value-type="string">
            <text:p text:style-name="Table_20_Contents">Password corresponding to the specified user. <text:span text:style-name="Emphasis">Required</text:span>.</text:p>
          </table:table-cell>
        </table:table-row>
      </table:table>
      <text:p text:style-name="Text_20_body">After configuring these properties application has to invoke the <text:span text:style-name="Source_20_Text">connect()</text:span> method to establish a physical connection to the database. At this point the <text:span text:style-name="Source_20_Text">EventManager</text:span> is ready to receive the event notifications.</text:p>
      <text:p text:style-name="Text_20_body">Now the application developer has two choices: use asynchronous event notification or use the methods that will block until event is delivered or timeout occurs.</text:p>
      <text:p text:style-name="Heading_20_4">Asynchronous event notification</text:p>
      <text:p text:style-name="Text_20_body">The asynchronous event notification uses a separate daemon thread to wait for the event notifications and to deliver the events to the registered listeners. The listeners are added using the <text:span text:style-name="Source_20_Text">addEventListener(String, EventListener)</text:span> method, where the first parameter contains the name of the event to which application registers to and the second parameter – an instance of <text:span text:style-name="Source_20_Text">EventListener</text:span> interface that will be notified about the events. It is allowed to use the same instance of <text:span text:style-name="Source_20_Text">EventListener</text:span> interface to listen on different events. The <text:sequence-ref text:reference-format="category-and-value" text:ref-name="refIllustration50">Illustration 8.3</text:sequence-ref> show an example of using the asynchronous event notification.</text:p>
      <text:p text:style-name="Text_20_body"><text:soft-page-break/><draw:frame draw:style-name="fr12" draw:name="Frame52" text:anchor-type="as-char" svg:width="13.501cm" draw:z-index="49"><draw:text-box fo:min-height="0.499cm"><text:p text:style-name="Preformatted_20_Text">EventManager eventManager = new FBEventManager();</text:p><text:p text:style-name="Preformatted_20_Text">eventManager.setHost("localhost");<text:line-break/>eventManager.setUser("SYSDBA");<text:line-break/>eventManager.setPassword("masterkey");</text:p><text:p text:style-name="Preformatted_20_Text">eventManager.setDatabase("c:/database/employee.fdb");</text:p><text:p text:style-name="Preformatted_20_Text">eventManager.connect();</text:p><text:p text:style-name="Preformatted_20_Text">eventManager.addEventListener("test_event", <text:line-break/> <text:s text:c="3"/>new EventListener() {</text:p><text:p text:style-name="Preformatted_20_Text"><text:s text:c="8"/>public void eventOccurred(DatabaseEvent event){</text:p><text:p text:style-name="Preformatted_20_Text"><text:s text:c="12"/>System.out.println("Event [" +<text:line-break/> <text:s text:c="15"/>event.getEventName() + "] occured " + <text:line-break/> <text:s text:c="15"/>event.getEventCount() + " time(s)");</text:p><text:p text:style-name="Preformatted_20_Text"><text:s text:c="8"/>}<text:line-break/> <text:s text:c="3"/>}<text:line-break/>);</text:p><text:p text:style-name="Illustration">Illustration <text:sequence text:ref-name="refIllustration50" text:name="Illustration" text:formula="ooow:Illustration+1" style:num-format="1">8.3</text:sequence>.: Example of registering an event listener for asynchronous event notification.</text:p></draw:text-box></draw:frame></text:p>
      <text:p text:style-name="Heading_20_4">Using blocking methods</text:p>
      <text:p text:style-name="Text_20_body">Alternatively application can use the synchronous methods, one that blocks until the named event is received – the <text:span text:style-name="Source_20_Text">waitForEvent(String)</text:span> method, or the one <text:s/>will block until the named event is received or timeout specified in the second parameter occurs – the <text:span text:style-name="Source_20_Text">waitForEvent(String, int)</text:span> method. The <text:sequence-ref text:reference-format="category-and-value" text:ref-name="refIllustration51">Illustration 8.4</text:sequence-ref> shows an example of using the blocking methods.</text:p>
      <text:p text:style-name="Text_20_body"><draw:frame draw:style-name="fr12" draw:name="Frame53" text:anchor-type="as-char" svg:width="13.501cm" draw:z-index="50"><draw:text-box fo:min-height="0.499cm"><text:p text:style-name="Preformatted_20_Text">EventManager eventManager = new FBEventManager();</text:p><text:p text:style-name="Preformatted_20_Text">eventManager.setHost("localhost");<text:line-break/>eventManager.setUser("SYSDBA");<text:line-break/>eventManager.setPassword("masterkey");</text:p><text:p text:style-name="Preformatted_20_Text">eventManager.setDatabase("c:/database/employee.fdb");</text:p><text:p text:style-name="Preformatted_20_Text">eventManager.connect();</text:p><text:p text:style-name="Preformatted_20_Text">int eventCount = <text:line-break/> <text:s text:c="3"/>eventManager.waitForEvent("test_event", 10 * 1000);</text:p><text:p text:style-name="Preformatted_20_Text">System.out.println(<text:line-break/> <text:s text:c="3"/>"Received " + eventCount + " event(s) during 10 sec.");</text:p><text:p text:style-name="Illustration">Illustration <text:sequence text:ref-name="refIllustration51" text:name="Illustration" text:formula="ooow:Illustration+1" style:num-format="1">8.4</text:sequence>.: Example of blocking waiting for event with a specified timeout.</text:p></draw:text-box></draw:frame></text:p>
      <text:p text:style-name="Text_20_body"/>
      <text:p text:style-name="Text_20_body"/>
      <text:list xml:id="list2312943158630761644" text:style-name="Numbering_20_2">
        <text:list-item>
          <text:list>
            <text:list-item>
              <text:h text:style-name="P28" text:outline-level="2"><text:bookmark-start text:name="__RefHeading__8392_2139204403"/>Extended connection properties<text:bookmark-end text:name="__RefHeading__8392_2139204403"/></text:h>
            </text:list-item>
          </text:list>
        </text:list-item>
      </text:list>
      <text:p text:style-name="Text_20_body">Jaybird allows using arbitrary Database Parameters Block entries. The current Firebird API has almost 70 DPB parameters, however only few of them are interesting for regular users. This chapter provides a list of most useful DPB parameters and short explanation to each of them.</text:p>
      <table:table table:name="Table6" table:style-name="Table6">
        <table:table-column table:style-name="Table6.A"/>
        <table:table-column table:style-name="Table6.B"/>
        <table:table-header-rows>
          <table:table-row>
            <table:table-cell table:style-name="Table6.A1" office:value-type="string">
              <text:p text:style-name="Table_20_Heading">DPB Parameter <text:line-break/>and its Alias(es)</text:p>
            </table:table-cell>
            <table:table-cell table:style-name="Table6.A1" office:value-type="string">
              <text:p text:style-name="Table_20_Heading">Explanation</text:p>
            </table:table-cell>
          </table:table-row>
        </table:table-header-rows>
        <table:table-row>
          <table:table-cell table:style-name="Table6.A2" office:value-type="string">
            <text:p text:style-name="P8"><text:span text:style-name="Source_20_Text">isc_dpb_user_name</text:span></text:p>
            <text:p text:style-name="P8"><text:span text:style-name="Source_20_Text">user_name, user</text:span></text:p>
          </table:table-cell>
          <table:table-cell table:style-name="Table6.A2" office:value-type="string">
            <text:p text:style-name="Table_20_Contents">Name of the user for the connection. </text:p>
          </table:table-cell>
        </table:table-row>
        <table:table-row>
          <table:table-cell table:style-name="Table6.A2" office:value-type="string">
            <text:p text:style-name="P8"><text:span text:style-name="Source_20_Text">isc_dpb_password</text:span></text:p>
            <text:p text:style-name="P8"><text:span text:style-name="Source_20_Text">password</text:span></text:p>
          </table:table-cell>
          <table:table-cell table:style-name="Table6.A2" office:value-type="string">
            <text:p text:style-name="Table_20_Contents">Password corresponding to the specified user.</text:p>
          </table:table-cell>
        </table:table-row>
        <table:table-row>
          <table:table-cell table:style-name="Table6.A2" office:value-type="string">
            <text:p text:style-name="P8"><text:span text:style-name="Source_20_Text">isc_dpb_lc_ctype</text:span></text:p>
            <text:p text:style-name="P8"><text:span text:style-name="Source_20_Text">lc_ctype, encoding</text:span></text:p>
          </table:table-cell>
          <table:table-cell table:style-name="Table6.A2" office:value-type="string">
            <text:p text:style-name="Table_20_Contents">Character encoding for the connection. This property tells the database server the encoding in which it expects character content. For list of the available encodings see “<text:bookmark-ref text:reference-format="text" text:ref-name="__RefHeading__9478_2139204403">Available Encodings</text:bookmark-ref>”.</text:p>
          </table:table-cell>
        </table:table-row>
        <table:table-row>
          <table:table-cell table:style-name="Table6.A2" office:value-type="string">
            <text:p text:style-name="P8"><text:span text:style-name="Source_20_Text">CharSet, localEncoding</text:span></text:p>
          </table:table-cell>
          <table:table-cell table:style-name="Table6.A2" office:value-type="string">
            <text:p text:style-name="Table_20_Contents">Character set for the connection. Similar to the previous property, however instead of Firebird-specific name allows using standard Java encoding name.</text:p>
          </table:table-cell>
        </table:table-row>
        <table:table-row>
          <table:table-cell table:style-name="Table6.A2" office:value-type="string">
            <text:p text:style-name="P8"/>
          </table:table-cell>
          <table:table-cell table:style-name="Table6.A2" office:value-type="string">
            <text:p text:style-name="Table_20_Contents"/>
          </table:table-cell>
        </table:table-row>
        <text:soft-page-break/>
        <table:table-row>
          <table:table-cell table:style-name="Table6.A2" office:value-type="string">
            <text:p text:style-name="P8"><text:span text:style-name="Source_20_Text">isc_dpb_num_buffers</text:span></text:p>
            <text:p text:style-name="P8"><text:span text:style-name="Source_20_Text">num_buffers</text:span></text:p>
          </table:table-cell>
          <table:table-cell table:style-name="Table6.A2" office:value-type="string">
            <text:p text:style-name="Table_20_Contents">Number of database pages that will be cached. Default values are 75 for ClassicServer and 2048 for SuperServer.</text:p>
          </table:table-cell>
        </table:table-row>
        <table:table-row>
          <table:table-cell table:style-name="Table6.A2" office:value-type="string">
            <text:p text:style-name="P8"><text:span text:style-name="Source_20_Text">isc_dpb_sql_role_name</text:span></text:p>
            <text:p text:style-name="P8"><text:span text:style-name="Source_20_Text">sql_role_name</text:span></text:p>
          </table:table-cell>
          <table:table-cell table:style-name="Table6.A2" office:value-type="string">
            <text:p text:style-name="Table_20_Contents">Name of the SQL role for the specified connection.</text:p>
          </table:table-cell>
        </table:table-row>
        <table:table-row>
          <table:table-cell table:style-name="Table6.A2" office:value-type="string">
            <text:p text:style-name="P8"><text:span text:style-name="Source_20_Text">isc_dpb_sql_dialect</text:span></text:p>
            <text:p text:style-name="P8"><text:span text:style-name="Source_20_Text">sql_dialect </text:span></text:p>
          </table:table-cell>
          <table:table-cell table:style-name="Table6.A2" office:value-type="string">
            <text:p text:style-name="Table_20_Contents">SQL dialect, by default 3, can be 1 and 2.</text:p>
          </table:table-cell>
        </table:table-row>
        <table:table-row>
          <table:table-cell table:style-name="Table6.A2" office:value-type="string">
            <text:p text:style-name="P8"><text:span text:style-name="Source_20_Text">isc_dpb_set_db_readonly</text:span></text:p>
            <text:p text:style-name="P8"><text:span text:style-name="Source_20_Text">set_db_readonly</text:span></text:p>
          </table:table-cell>
          <table:table-cell table:style-name="Table6.A2" office:value-type="string">
            <text:p text:style-name="Table_20_Contents">Set the database into read-only state.</text:p>
          </table:table-cell>
        </table:table-row>
        <table:table-row>
          <table:table-cell table:style-name="Table6.A2" office:value-type="string">
            <text:p text:style-name="P8"><text:span text:style-name="Source_20_Text">isc_dpb_set_db_sql_dialect</text:span></text:p>
            <text:p text:style-name="P8"><text:span text:style-name="Source_20_Text">set_db_sql_dialect</text:span></text:p>
          </table:table-cell>
          <table:table-cell table:style-name="Table6.A2" office:value-type="string">
            <text:p text:style-name="Table_20_Contents">Set the SQL dialect of the database.</text:p>
          </table:table-cell>
        </table:table-row>
        <table:table-row>
          <table:table-cell table:style-name="Table6.A2" office:value-type="string">
            <text:p text:style-name="P8"><text:span text:style-name="Source_20_Text">isc_dpb_set_db_charset</text:span></text:p>
            <text:p text:style-name="P8"><text:span text:style-name="Source_20_Text">set_db_charset</text:span></text:p>
          </table:table-cell>
          <table:table-cell table:style-name="Table6.A2" office:value-type="string">
            <text:p text:style-name="Table_20_Contents">Set the default character set of the database.</text:p>
          </table:table-cell>
        </table:table-row>
        <table:table-row>
          <table:table-cell table:style-name="Table6.A2" office:value-type="string">
            <text:p text:style-name="P8"/>
          </table:table-cell>
          <table:table-cell table:style-name="Table6.A2" office:value-type="string">
            <text:p text:style-name="Table_20_Contents"/>
          </table:table-cell>
        </table:table-row>
        <table:table-row>
          <table:table-cell table:style-name="Table6.A2" office:value-type="string">
            <text:p text:style-name="P8"><text:span text:style-name="Source_20_Text">isc_dpb_socket_buffer_size</text:span></text:p>
            <text:p text:style-name="P8"><text:span text:style-name="Source_20_Text">socket_buffer_size</text:span></text:p>
          </table:table-cell>
          <table:table-cell table:style-name="Table6.A2" office:value-type="string">
            <text:p text:style-name="Table_20_Contents">Jaybird specific parameter. Tells Jaybird Type 4 driver the size of the socket buffer. Should be used on the systems where default socket buffer provided by JVM is not correct</text:p>
          </table:table-cell>
        </table:table-row>
        <table:table-row>
          <table:table-cell table:style-name="Table6.A2" office:value-type="string">
            <text:p text:style-name="P8"><text:span text:style-name="Source_20_Text">isc_dpb_blob_buffer_size</text:span></text:p>
            <text:p text:style-name="P8"><text:span text:style-name="Source_20_Text">blob_buffer_size</text:span></text:p>
          </table:table-cell>
          <table:table-cell table:style-name="Table6.A2" office:value-type="string">
            <text:p text:style-name="Table_20_Contents">Jaybird specific parameter. Tells the driver the size of the buffer that is used to transfer BLOB content. It is recommended to keep the value equal to n* &lt;database page size&gt; (and preferably also socket buffer size).</text:p>
          </table:table-cell>
        </table:table-row>
        <table:table-row>
          <table:table-cell table:style-name="Table6.A2" office:value-type="string">
            <text:p text:style-name="P8"><text:span text:style-name="Source_20_Text">isc_dpb_use_stream_blobs</text:span></text:p>
            <text:p text:style-name="P8"><text:span text:style-name="Source_20_Text">use_stream_blobs</text:span></text:p>
          </table:table-cell>
          <table:table-cell table:style-name="Table6.A2" office:value-type="string">
            <text:p text:style-name="Table_20_Contents">Jaybird specific parameter. Tells the driver to create stream BLOBs. By default segmented BLOBs are created.</text:p>
          </table:table-cell>
        </table:table-row>
        <table:table-row>
          <table:table-cell table:style-name="Table6.A2" office:value-type="string">
            <text:p text:style-name="P8"><text:span text:style-name="Source_20_Text">isc_dpb_paranoia_mode</text:span></text:p>
            <text:p text:style-name="P8"><text:span text:style-name="Source_20_Text">paranoia_mode</text:span></text:p>
          </table:table-cell>
          <table:table-cell table:style-name="Table6.A2" office:value-type="string">
            <text:p text:style-name="Table_20_Contents">Jaybird specific parameter. Tells the driver to throw exception in the situation not covered by the specification. For example, the JDBC specification does not say <text:s/>whether it is allowed to call the close() method twice. In “paranoia mode” Jaybird will throw an exception while in normal mode it will simply ignore the second call. </text:p>
          </table:table-cell>
        </table:table-row>
        <table:table-row>
          <table:table-cell table:style-name="Table6.A2" office:value-type="string">
            <text:p text:style-name="Text_20_body"><text:span text:style-name="Source_20_Text">isc_dpb_use_standard_udf</text:span></text:p>
            <text:p text:style-name="Text_20_body"><text:span text:style-name="Source_20_Text">use_standard_udf</text:span></text:p>
          </table:table-cell>
          <table:table-cell table:style-name="Table6.A2" office:value-type="string">
            <text:p text:style-name="Table_20_Contents">Jaybird specific parameter. Tells the JDBC driver to assume that standard UDF library is registered in the database when converting escaped function calls. See “<text:bookmark-ref text:reference-format="text" text:ref-name="__RefHeading__8936_2139204403">Supported JDBC Scalar Functions</text:bookmark-ref>” for more details.</text:p>
          </table:table-cell>
        </table:table-row>
      </table:table>
      <text:p text:style-name="P18"/>
      <text:list xml:id="list212016420159910" text:continue-numbering="true" text:style-name="Numbering_20_2">
        <text:list-item>
          <text:list>
            <text:list-item>
              <text:h text:style-name="P28" text:outline-level="2"><text:bookmark-start text:name="__RefHeading__8664_2139204403"/>Data Type Conversion Table<text:bookmark-end text:name="__RefHeading__8664_2139204403"/></text:h>
            </text:list-item>
          </text:list>
        </text:list-item>
      </text:list>
      <text:p text:style-name="Heading_20_4">Mapping between JDBC, Firebird and Java Types</text:p>
      <text:p text:style-name="Text_20_body">The below table describes a mapping of the JDBC data types defined in <text:span text:style-name="Source_20_Text">java.sql.Types</text:span> class to the Firebird data types. Also, for each JDBC data type a class instance of which is returned by <text:span text:style-name="Source_20_Text">ResultSet.getObject</text:span> method is provided.</text:p>
      <table:table table:name="Table5" table:style-name="Table5">
        <table:table-column table:style-name="Table5.A" table:number-columns-repeated="2"/>
        <table:table-column table:style-name="Table5.C"/>
        <table:table-header-rows>
          <table:table-row>
            <table:table-cell table:style-name="Table5.A1" office:value-type="string">
              <text:p text:style-name="Table_20_Heading">JDBC Type</text:p>
            </table:table-cell>
            <table:table-cell table:style-name="Table5.A1" office:value-type="string">
              <text:p text:style-name="Table_20_Heading">Firebird Type</text:p>
            </table:table-cell>
            <table:table-cell table:style-name="Table5.A1" office:value-type="string">
              <text:p text:style-name="Table_20_Heading">Java Object Type</text:p>
            </table:table-cell>
          </table:table-row>
        </table:table-header-rows>
        <table:table-row>
          <table:table-cell table:style-name="Table5.A1" office:value-type="string">
            <text:p text:style-name="Table_20_Contents">CHAR</text:p>
          </table:table-cell>
          <table:table-cell table:style-name="Table5.A1" office:value-type="string">
            <text:p text:style-name="Table_20_Contents">CHAR</text:p>
          </table:table-cell>
          <table:table-cell table:style-name="Table5.A1" office:value-type="string">
            <text:p text:style-name="Table_20_Contents">String</text:p>
          </table:table-cell>
        </table:table-row>
        <table:table-row>
          <table:table-cell table:style-name="Table5.A1" office:value-type="string">
            <text:p text:style-name="Table_20_Contents">VARCHAR</text:p>
          </table:table-cell>
          <table:table-cell table:style-name="Table5.A1" office:value-type="string">
            <text:p text:style-name="Table_20_Contents">VARCHAR</text:p>
          </table:table-cell>
          <table:table-cell table:style-name="Table5.A1" office:value-type="string">
            <text:p text:style-name="Table_20_Contents">String</text:p>
          </table:table-cell>
        </table:table-row>
        <table:table-row>
          <table:table-cell table:style-name="Table5.A1" office:value-type="string">
            <text:p text:style-name="Table_20_Contents">LONGVARCHAR</text:p>
          </table:table-cell>
          <table:table-cell table:style-name="Table5.A1" office:value-type="string">
            <text:p text:style-name="Table_20_Contents">BLOB SUB_TYPE 1</text:p>
          </table:table-cell>
          <table:table-cell table:style-name="Table5.A1" office:value-type="string">
            <text:p text:style-name="Table_20_Contents">String</text:p>
          </table:table-cell>
        </table:table-row>
        <table:table-row>
          <table:table-cell table:style-name="Table5.A1" office:value-type="string">
            <text:p text:style-name="Table_20_Contents">NUMERIC</text:p>
          </table:table-cell>
          <table:table-cell table:style-name="Table5.A1" office:value-type="string">
            <text:p text:style-name="Table_20_Contents">NUMERIC</text:p>
          </table:table-cell>
          <table:table-cell table:style-name="Table5.A1" office:value-type="string">
            <text:p text:style-name="Table_20_Contents">java.math.BigDecimal</text:p>
          </table:table-cell>
        </table:table-row>
        <table:table-row>
          <table:table-cell table:style-name="Table5.A1" office:value-type="string">
            <text:p text:style-name="Table_20_Contents">DECIMAL</text:p>
          </table:table-cell>
          <table:table-cell table:style-name="Table5.A1" office:value-type="string">
            <text:p text:style-name="Table_20_Contents">DECIMAL</text:p>
          </table:table-cell>
          <table:table-cell table:style-name="Table5.A1" office:value-type="string">
            <text:p text:style-name="Table_20_Contents">java.math.BigDecimal</text:p>
          </table:table-cell>
        </table:table-row>
        <table:table-row>
          <table:table-cell table:style-name="Table5.A1" office:value-type="string">
            <text:p text:style-name="Table_20_Contents">SMALLINT</text:p>
          </table:table-cell>
          <table:table-cell table:style-name="Table5.A1" office:value-type="string">
            <text:p text:style-name="Table_20_Contents">SMALLINT</text:p>
          </table:table-cell>
          <table:table-cell table:style-name="Table5.A1" office:value-type="string">
            <text:p text:style-name="Table_20_Contents">java.lang.Short</text:p>
          </table:table-cell>
        </table:table-row>
        <table:table-row>
          <table:table-cell table:style-name="Table5.A1" office:value-type="string">
            <text:p text:style-name="Table_20_Contents">INTEGER</text:p>
          </table:table-cell>
          <table:table-cell table:style-name="Table5.A1" office:value-type="string">
            <text:p text:style-name="Table_20_Contents">INTEGER</text:p>
          </table:table-cell>
          <table:table-cell table:style-name="Table5.A1" office:value-type="string">
            <text:p text:style-name="Table_20_Contents">java.lang.Integer</text:p>
          </table:table-cell>
        </table:table-row>
        <table:table-row>
          <table:table-cell table:style-name="Table5.A1" office:value-type="string">
            <text:p text:style-name="Table_20_Contents">BIGINT</text:p>
          </table:table-cell>
          <table:table-cell table:style-name="Table5.A1" office:value-type="string">
            <text:p text:style-name="Table_20_Contents">BIGINT</text:p>
          </table:table-cell>
          <table:table-cell table:style-name="Table5.A1" office:value-type="string">
            <text:p text:style-name="Table_20_Contents">java.lang.Long</text:p>
          </table:table-cell>
        </table:table-row>
        <table:table-row>
          <table:table-cell table:style-name="Table5.A1" office:value-type="string">
            <text:p text:style-name="Table_20_Contents">REAL</text:p>
          </table:table-cell>
          <table:table-cell table:style-name="Table5.A1" office:value-type="string">
            <text:p text:style-name="Table_20_Contents">REAL</text:p>
          </table:table-cell>
          <table:table-cell table:style-name="Table5.A1" office:value-type="string">
            <text:p text:style-name="Table_20_Contents">java.lang.Float</text:p>
          </table:table-cell>
        </table:table-row>
        <table:table-row>
          <table:table-cell table:style-name="Table5.A1" office:value-type="string">
            <text:p text:style-name="Table_20_Contents">FLOAT</text:p>
          </table:table-cell>
          <table:table-cell table:style-name="Table5.A1" office:value-type="string">
            <text:p text:style-name="Table_20_Contents">FLOAT</text:p>
          </table:table-cell>
          <table:table-cell table:style-name="Table5.A1" office:value-type="string">
            <text:p text:style-name="Table_20_Contents">java.lang.Double</text:p>
          </table:table-cell>
        </table:table-row>
        <text:soft-page-break/>
        <table:table-row>
          <table:table-cell table:style-name="Table5.A1" office:value-type="string">
            <text:p text:style-name="Table_20_Contents">DOUBLE</text:p>
          </table:table-cell>
          <table:table-cell table:style-name="Table5.A1" office:value-type="string">
            <text:p text:style-name="Table_20_Contents">DOUBLE PRECISION</text:p>
          </table:table-cell>
          <table:table-cell table:style-name="Table5.A1" office:value-type="string">
            <text:p text:style-name="Table_20_Contents">java.langDouble</text:p>
          </table:table-cell>
        </table:table-row>
        <table:table-row>
          <table:table-cell table:style-name="Table5.A1" office:value-type="string">
            <text:p text:style-name="Table_20_Contents">LONGVARBINARY</text:p>
          </table:table-cell>
          <table:table-cell table:style-name="Table5.A1" office:value-type="string">
            <text:p text:style-name="Table_20_Contents">BLOB SUB_TYPE 0</text:p>
          </table:table-cell>
          <table:table-cell table:style-name="Table5.A1" office:value-type="string">
            <text:p text:style-name="Table_20_Contents">byte[]</text:p>
          </table:table-cell>
        </table:table-row>
        <table:table-row>
          <table:table-cell table:style-name="Table5.A1" office:value-type="string">
            <text:p text:style-name="Table_20_Contents">DATE</text:p>
          </table:table-cell>
          <table:table-cell table:style-name="Table5.A1" office:value-type="string">
            <text:p text:style-name="Table_20_Contents">DATE</text:p>
          </table:table-cell>
          <table:table-cell table:style-name="Table5.A1" office:value-type="string">
            <text:p text:style-name="Table_20_Contents">java.sql.Date</text:p>
          </table:table-cell>
        </table:table-row>
        <table:table-row>
          <table:table-cell table:style-name="Table5.A1" office:value-type="string">
            <text:p text:style-name="Table_20_Contents">TIME</text:p>
          </table:table-cell>
          <table:table-cell table:style-name="Table5.A1" office:value-type="string">
            <text:p text:style-name="Table_20_Contents">TIME</text:p>
          </table:table-cell>
          <table:table-cell table:style-name="Table5.A1" office:value-type="string">
            <text:p text:style-name="Table_20_Contents">java.sql.Time</text:p>
          </table:table-cell>
        </table:table-row>
        <table:table-row>
          <table:table-cell table:style-name="Table5.A1" office:value-type="string">
            <text:p text:style-name="Table_20_Contents">TIMSTAMP</text:p>
          </table:table-cell>
          <table:table-cell table:style-name="Table5.A1" office:value-type="string">
            <text:p text:style-name="Table_20_Contents">TIMESTAMP</text:p>
          </table:table-cell>
          <table:table-cell table:style-name="Table5.A1" office:value-type="string">
            <text:p text:style-name="Table_20_Contents">java.sql.Timestamp</text:p>
          </table:table-cell>
        </table:table-row>
        <table:table-row>
          <table:table-cell table:style-name="Table5.A1" office:value-type="string">
            <text:p text:style-name="Table_20_Contents">BLOB</text:p>
          </table:table-cell>
          <table:table-cell table:style-name="Table5.A1" office:value-type="string">
            <text:p text:style-name="Table_20_Contents">BLOB SUB_TYPE &lt; 0</text:p>
          </table:table-cell>
          <table:table-cell table:style-name="Table5.A1" office:value-type="string">
            <text:p text:style-name="Table_20_Contents">java.sql.Blob</text:p>
          </table:table-cell>
        </table:table-row>
      </table:table>
      <text:p text:style-name="Heading_20_4">Data Type Conversions</text:p>
      <text:p text:style-name="Text_20_body">This table specifies the compatible conversions between the Firebird and Java types.</text:p>
      <table:table table:name="Table7" table:style-name="Table7">
        <table:table-column table:style-name="Table7.A"/>
        <table:table-column table:style-name="Table7.B" table:number-columns-repeated="10"/>
        <table:table-column table:style-name="Table7.L" table:number-columns-repeated="3"/>
        <table:table-column table:style-name="Table7.B" table:number-columns-repeated="2"/>
        <table:table-column table:style-name="Table7.Q"/>
        <table:table-header-rows>
          <table:table-row>
            <table:table-cell table:style-name="Table7.A1" office:value-type="string">
              <text:p text:style-name="Table_20_Heading"/>
            </table:table-cell>
            <table:table-cell table:style-name="Table7.A1" office:value-type="string">
              <text:p text:style-name="P17"><text:span text:style-name="Source_20_Text"><text:span text:style-name="T12">SMALLINT</text:span></text:span></text:p>
            </table:table-cell>
            <table:table-cell table:style-name="Table7.A1" office:value-type="string">
              <text:p text:style-name="P17"><text:span text:style-name="Source_20_Text"><text:span text:style-name="T12">INTEGER</text:span></text:span></text:p>
            </table:table-cell>
            <table:table-cell table:style-name="Table7.A1" office:value-type="string">
              <text:p text:style-name="P17"><text:span text:style-name="Source_20_Text"><text:span text:style-name="T12">BIGINT</text:span></text:span></text:p>
            </table:table-cell>
            <table:table-cell table:style-name="Table7.A1" office:value-type="string">
              <text:p text:style-name="P17"><text:span text:style-name="Source_20_Text"><text:span text:style-name="T12">REAL</text:span></text:span></text:p>
            </table:table-cell>
            <table:table-cell table:style-name="Table7.A1" office:value-type="string">
              <text:p text:style-name="P17"><text:span text:style-name="Source_20_Text"><text:span text:style-name="T12">FLOAT</text:span></text:span></text:p>
            </table:table-cell>
            <table:table-cell table:style-name="Table7.A1" office:value-type="string">
              <text:p text:style-name="P17"><text:span text:style-name="Source_20_Text"><text:span text:style-name="T12">DOUBLE</text:span></text:span></text:p>
            </table:table-cell>
            <table:table-cell table:style-name="Table7.A1" office:value-type="string">
              <text:p text:style-name="P17"><text:span text:style-name="Source_20_Text"><text:span text:style-name="T12">DECIMAL</text:span></text:span></text:p>
            </table:table-cell>
            <table:table-cell table:style-name="Table7.A1" office:value-type="string">
              <text:p text:style-name="P17"><text:span text:style-name="Source_20_Text"><text:span text:style-name="T12">NUMERIC</text:span></text:span></text:p>
            </table:table-cell>
            <table:table-cell table:style-name="Table7.A1" office:value-type="string">
              <text:p text:style-name="P17"><text:span text:style-name="Source_20_Text"><text:span text:style-name="T12">CHAR</text:span></text:span></text:p>
            </table:table-cell>
            <table:table-cell table:style-name="Table7.A1" office:value-type="string">
              <text:p text:style-name="P17"><text:span text:style-name="Source_20_Text"><text:span text:style-name="T12">VARCHAR</text:span></text:span></text:p>
            </table:table-cell>
            <table:table-cell table:style-name="Table7.A1" office:value-type="string">
              <text:p text:style-name="P17"><text:span text:style-name="Source_20_Text"><text:span text:style-name="T12">BLOB<text:line-break/> SUB_TYPE 1</text:span></text:span></text:p>
            </table:table-cell>
            <table:table-cell table:style-name="Table7.A1" office:value-type="string">
              <text:p text:style-name="P17"><text:span text:style-name="Source_20_Text"><text:span text:style-name="T12">BLOB<text:line-break/> SUB_TYPE 0</text:span></text:span></text:p>
            </table:table-cell>
            <table:table-cell table:style-name="Table7.A1" office:value-type="string">
              <text:p text:style-name="P17"><text:span text:style-name="Source_20_Text"><text:span text:style-name="T12">BLOB<text:line-break/> SUBTYPE &gt;0</text:span></text:span></text:p>
            </table:table-cell>
            <table:table-cell table:style-name="Table7.A1" office:value-type="string">
              <text:p text:style-name="P17"><text:span text:style-name="Source_20_Text"><text:span text:style-name="T12">DATE</text:span></text:span></text:p>
            </table:table-cell>
            <table:table-cell table:style-name="Table7.A1" office:value-type="string">
              <text:p text:style-name="P17"><text:span text:style-name="Source_20_Text"><text:span text:style-name="T12">TIME</text:span></text:span></text:p>
            </table:table-cell>
            <table:table-cell table:style-name="Table7.Q1" office:value-type="string">
              <text:p text:style-name="P17"><text:span text:style-name="Source_20_Text"><text:span text:style-name="T12">TIMESTAMP</text:span></text:span></text:p>
            </table:table-cell>
          </table:table-row>
        </table:table-header-rows>
        <table:table-row>
          <table:table-cell table:style-name="Table7.A2" office:value-type="string">
            <text:p text:style-name="Text_20_body"><text:span text:style-name="Source_20_Text">String</text:span></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Q2" office:value-type="string">
            <text:p text:style-name="P10">x</text:p>
          </table:table-cell>
        </table:table-row>
        <table:table-row>
          <table:table-cell table:style-name="Table7.A2" office:value-type="string">
            <text:p text:style-name="Text_20_body"><text:span text:style-name="Source_20_Text">java.math.­BigDecimal</text:span></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Q2" office:value-type="string">
            <text:p text:style-name="P10"/>
          </table:table-cell>
        </table:table-row>
        <table:table-row>
          <table:table-cell table:style-name="Table7.A2" office:value-type="string">
            <text:p text:style-name="Text_20_body"><text:span text:style-name="Source_20_Text">Boolean</text:span></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Q2" office:value-type="string">
            <text:p text:style-name="P10"/>
          </table:table-cell>
        </table:table-row>
        <table:table-row>
          <table:table-cell table:style-name="Table7.A2" office:value-type="string">
            <text:p text:style-name="Text_20_body"><text:span text:style-name="Source_20_Text">Integer</text:span></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Q2" office:value-type="string">
            <text:p text:style-name="P10"/>
          </table:table-cell>
        </table:table-row>
        <table:table-row>
          <table:table-cell table:style-name="Table7.A2" office:value-type="string">
            <text:p text:style-name="Text_20_body"><text:span text:style-name="Source_20_Text">Long</text:span></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Q2" office:value-type="string">
            <text:p text:style-name="P10"/>
          </table:table-cell>
        </table:table-row>
        <table:table-row>
          <table:table-cell table:style-name="Table7.A2" office:value-type="string">
            <text:p text:style-name="Text_20_body"><text:span text:style-name="Source_20_Text">Float</text:span></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Q2" office:value-type="string">
            <text:p text:style-name="P10"/>
          </table:table-cell>
        </table:table-row>
        <table:table-row>
          <table:table-cell table:style-name="Table7.A2" office:value-type="string">
            <text:p text:style-name="Text_20_body"><text:span text:style-name="Source_20_Text">Double</text:span></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Q2" office:value-type="string">
            <text:p text:style-name="P10"/>
          </table:table-cell>
        </table:table-row>
        <table:table-row>
          <table:table-cell table:style-name="Table7.A2" office:value-type="string">
            <text:p text:style-name="Text_20_body"><text:span text:style-name="Source_20_Text">byte[]</text:span></text:p>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
          </table:table-cell>
          <table:table-cell table:style-name="Table7.A2" office:value-type="string">
            <text:p text:style-name="P10"/>
          </table:table-cell>
          <table:table-cell table:style-name="Table7.Q2" office:value-type="string">
            <text:p text:style-name="P10"/>
          </table:table-cell>
        </table:table-row>
        <table:table-row>
          <table:table-cell table:style-name="Table7.A2" office:value-type="string">
            <text:p text:style-name="Text_20_body"><text:span text:style-name="Source_20_Text">Blob</text:span></text:p>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x</text:p>
          </table:table-cell>
          <table:table-cell table:style-name="Table7.A2" office:value-type="string">
            <text:p text:style-name="P10"/>
          </table:table-cell>
          <table:table-cell table:style-name="Table7.A2" office:value-type="string">
            <text:p text:style-name="P10"/>
          </table:table-cell>
          <table:table-cell table:style-name="Table7.Q2" office:value-type="string">
            <text:p text:style-name="P10"/>
          </table:table-cell>
        </table:table-row>
        <table:table-row>
          <table:table-cell table:style-name="Table7.A2" office:value-type="string">
            <text:p text:style-name="Text_20_body"><text:span text:style-name="Source_20_Text">Date</text:span></text:p>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x</text:p>
          </table:table-cell>
          <table:table-cell table:style-name="Table7.A2" office:value-type="string">
            <text:p text:style-name="P10"/>
          </table:table-cell>
          <table:table-cell table:style-name="Table7.Q2" office:value-type="string">
            <text:p text:style-name="P10">x</text:p>
          </table:table-cell>
        </table:table-row>
        <table:table-row>
          <table:table-cell table:style-name="Table7.A2" office:value-type="string">
            <text:p text:style-name="Text_20_body"><text:span text:style-name="Source_20_Text">Time</text:span></text:p>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x</text:p>
          </table:table-cell>
          <table:table-cell table:style-name="Table7.Q2" office:value-type="string">
            <text:p text:style-name="P10"/>
          </table:table-cell>
        </table:table-row>
        <table:table-row>
          <table:table-cell table:style-name="Table7.A2" office:value-type="string">
            <text:p text:style-name="Text_20_body"><text:span text:style-name="Source_20_Text">Timestamp</text:span></text:p>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
          </table:table-cell>
          <table:table-cell table:style-name="Table7.A2" office:value-type="string">
            <text:p text:style-name="P10">x</text:p>
          </table:table-cell>
          <table:table-cell table:style-name="Table7.A2" office:value-type="string">
            <text:p text:style-name="P10">x</text:p>
          </table:table-cell>
          <table:table-cell table:style-name="Table7.Q2" office:value-type="string">
            <text:p text:style-name="P10">x</text:p>
          </table:table-cell>
        </table:table-row>
      </table:table>
      <text:p text:style-name="Text_20_body"/>
      <text:list xml:id="list212016481142973" text:continue-numbering="true" text:style-name="Numbering_20_2">
        <text:list-item>
          <text:list>
            <text:list-item>
              <text:h text:style-name="P28" text:outline-level="2"><text:bookmark-start text:name="__RefHeading__9850_2139204403"/>Connection Pool Properties<text:bookmark-end text:name="__RefHeading__9850_2139204403"/></text:h>
            </text:list-item>
          </text:list>
        </text:list-item>
      </text:list>
      <text:p text:style-name="Text_20_body">This chapter contains the list of properties of the <text:span text:style-name="Source_20_Text">ConnectionPoolDataSource</text:span>, <text:span text:style-name="Source_20_Text">DataSource</text:span> and <text:span text:style-name="Source_20_Text">XADataSource</text:span> interface implementations.</text:p>
      <text:h text:style-name="Heading_20_3" text:outline-level="3"><text:bookmark-start text:name="__RefHeading__9852_2139204403"/>Standard JDBC Properties<text:bookmark-end text:name="__RefHeading__9852_2139204403"/></text:h>
      <text:p text:style-name="Text_20_body">This group contains properties defined in the JDBC specification and should be standard to all connection pools.</text:p>
      <table:table table:name="Table8" table:style-name="Table8">
        <table:table-column table:style-name="Table8.A"/>
        <table:table-column table:style-name="Table8.B"/>
        <table:table-header-rows>
          <table:table-row>
            <table:table-cell table:style-name="Table8.A1" office:value-type="string">
              <text:p text:style-name="Table_20_Heading">Property</text:p>
            </table:table-cell>
            <table:table-cell table:style-name="Table8.A1" office:value-type="string">
              <text:p text:style-name="Table_20_Heading">Description</text:p>
            </table:table-cell>
          </table:table-row>
        </table:table-header-rows>
        <table:table-row>
          <table:table-cell table:style-name="Table8.A1" office:value-type="string">
            <text:p text:style-name="Table_20_Contents"><text:span text:style-name="Source_20_Text">maxIdleTime</text:span></text:p>
          </table:table-cell>
          <table:table-cell table:style-name="Table8.A1" office:value-type="string">
            <text:p text:style-name="Table_20_Contents">Maximum time in milliseconds after which an idle connection in the pool is closed.</text:p>
          </table:table-cell>
        </table:table-row>
        <table:table-row>
          <table:table-cell table:style-name="Table8.A1" office:value-type="string">
            <text:p text:style-name="Table_20_Contents"><text:span text:style-name="Source_20_Text">maxPoolSize</text:span></text:p>
          </table:table-cell>
          <table:table-cell table:style-name="Table8.A1" office:value-type="string">
            <text:p text:style-name="Table_20_Contents">Maximum number of open physical connections.</text:p>
          </table:table-cell>
        </table:table-row>
        <table:table-row>
          <table:table-cell table:style-name="Table8.A1" office:value-type="string">
            <text:p text:style-name="Table_20_Contents"><text:span text:style-name="Source_20_Text">minPoolSize</text:span></text:p>
          </table:table-cell>
          <table:table-cell table:style-name="Table8.A1"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8.A1" office:value-type="string">
            <text:p text:style-name="Table_20_Contents"><text:span text:style-name="Source_20_Text">maxStatements</text:span></text:p>
          </table:table-cell>
          <table:table-cell table:style-name="Table8.A1" office:value-type="string">
            <text:p text:style-name="Table_20_Contents">Maximum size of the prepared statement pool. If zero, statement pooling is switched off. When the application requests more statements than can be kept in the pool, Jaybird will allow creating those statements, however closing them would not return them back to the pool, but rather immediately release the resources.</text:p>
          </table:table-cell>
        </table:table-row>
      </table:table>
      <text:h text:style-name="Heading_20_3" text:outline-level="3"><text:bookmark-start text:name="__RefHeading__9854_2139204403"/><text:soft-page-break/>Pool Properties<text:bookmark-end text:name="__RefHeading__9854_2139204403"/></text:h>
      <text:p text:style-name="Text_20_body">This group of properties are specific to the Jaybird <text:s/>implementation of the connection pooling classes.</text:p>
      <table:table table:name="Table9" table:style-name="Table9">
        <table:table-column table:style-name="Table9.A"/>
        <table:table-column table:style-name="Table9.B"/>
        <table:table-header-rows>
          <table:table-row>
            <table:table-cell table:style-name="Table9.A1" office:value-type="string">
              <text:p text:style-name="Table_20_Heading">Property</text:p>
            </table:table-cell>
            <table:table-cell table:style-name="Table9.A1" office:value-type="string">
              <text:p text:style-name="Table_20_Heading">Description</text:p>
            </table:table-cell>
          </table:table-row>
        </table:table-header-rows>
        <table:table-row>
          <table:table-cell table:style-name="Table9.A1" office:value-type="string">
            <text:p text:style-name="Table_20_Contents"><text:span text:style-name="Source_20_Text">blockingTimeout</text:span></text:p>
          </table:table-cell>
          <table:table-cell table:style-name="Table9.A1" office:value-type="string">
            <text:p text:style-name="Table_20_Contents">Maximum time in milliseconds during which application can be blocked waiting for a connection from the pool. If no free connection can be obtained, an exception is thrown.</text:p>
          </table:table-cell>
        </table:table-row>
        <table:table-row>
          <table:table-cell table:style-name="Table9.A1" office:value-type="string">
            <text:p text:style-name="Table_20_Contents"><text:span text:style-name="Source_20_Text">retryInterval</text:span></text:p>
          </table:table-cell>
          <table:table-cell table:style-name="Table9.A1" office:value-type="string">
            <text:p text:style-name="Table_20_Contents">Period in which the pool will try to obtain a new connection while blocking the application.</text:p>
          </table:table-cell>
        </table:table-row>
        <table:table-row>
          <table:table-cell table:style-name="Table9.A1" office:value-type="string">
            <text:p text:style-name="Table_20_Contents"><text:span text:style-name="Source_20_Text">pooling</text:span></text:p>
          </table:table-cell>
          <table:table-cell table:style-name="Table9.A1" office:value-type="string">
            <text:p text:style-name="Table_20_Contents">Allows to switch connection pooling off.</text:p>
          </table:table-cell>
        </table:table-row>
        <table:table-row>
          <table:table-cell table:style-name="Table9.A1" office:value-type="string">
            <text:p text:style-name="Table_20_Contents"><text:span text:style-name="Source_20_Text">statementPooling</text:span></text:p>
          </table:table-cell>
          <table:table-cell table:style-name="Table9.A1" office:value-type="string">
            <text:p text:style-name="Table_20_Contents">Allows to switch statement pooling off.</text:p>
          </table:table-cell>
        </table:table-row>
        <table:table-row>
          <table:table-cell table:style-name="Table9.A1" office:value-type="string">
            <text:p text:style-name="Table_20_Contents"><text:span text:style-name="Source_20_Text">pingStatement</text:span></text:p>
          </table:table-cell>
          <table:table-cell table:style-name="Table9.A1" office:value-type="string">
            <text:p text:style-name="Table_20_Contents">Statement that will be used to “ping” the JDBC connection, in other words, to check if it is still alive. This statement must always succeed. The default SQL statement for the Firebird database is <text:span text:style-name="Source_20_Text">"SELECT CAST(1 AS INTEGER) FROM rdb$database"</text:span>.</text:p>
          </table:table-cell>
        </table:table-row>
        <table:table-row>
          <table:table-cell table:style-name="Table9.A1" office:value-type="string">
            <text:p text:style-name="Table_20_Contents"><text:span text:style-name="Source_20_Text">pingInterval</text:span></text:p>
          </table:table-cell>
          <table:table-cell table:style-name="Table9.A1" office:value-type="string">
            <text:p text:style-name="Table_20_Contents">Time during which connection is believed to be valid in any case. The pool “pings” the connection before giving it to the application only if more than specified amount of time passed since last “ping”.</text:p>
          </table:table-cell>
        </table:table-row>
        <table:table-row>
          <table:table-cell table:style-name="Table9.A1" office:value-type="string">
            <text:p text:style-name="Table_20_Contents"><text:span text:style-name="Source_20_Text">isolation</text:span></text:p>
          </table:table-cell>
          <table:table-cell table:style-name="Table9.A1" office:value-type="string">
            <text:p text:style-name="Table_20_Contents">Default transaction isolation level. All connections returned from the pool will have this isolation level. One of:</text:p>
            <text:list xml:id="list500533489189661149" text:style-name="L53">
              <text:list-item>
                <text:p text:style-name="P55"><text:span text:style-name="Source_20_Text">TRANSACTION_READ_COMMITTED</text:span> </text:p>
              </text:list-item>
              <text:list-item>
                <text:p text:style-name="P55"><text:span text:style-name="Source_20_Text">TRANSACTION_REPEATABLE_READ</text:span> </text:p>
              </text:list-item>
              <text:list-item>
                <text:p text:style-name="P53"><text:span text:style-name="Source_20_Text">TRANSACTION_SERIALIZABLE</text:span> </text:p>
              </text:list-item>
            </text:list>
          </table:table-cell>
        </table:table-row>
        <table:table-row>
          <table:table-cell table:style-name="Table9.A1" office:value-type="string">
            <text:p text:style-name="Table_20_Contents"><text:span text:style-name="Source_20_Text">transactionIsolationLevel</text:span></text:p>
          </table:table-cell>
          <table:table-cell table:style-name="Table9.A1" office:value-type="string">
            <text:p text:style-name="Table_20_Contents">Integer value from <text:span text:style-name="Source_20_Text">java.sql.Connection</text:span> interface corresponding to the transaction isolation level specified in <text:span text:style-name="Source_20_Text">isolation</text:span> property.</text:p>
          </table:table-cell>
        </table:table-row>
      </table:table>
      <text:h text:style-name="Heading_20_3" text:outline-level="3"><text:bookmark-start text:name="__RefHeading__9856_2139204403"/>Runtime Pool Properties<text:bookmark-end text:name="__RefHeading__9856_2139204403"/></text:h>
      <text:p text:style-name="Standard">This group contains read-only properties that provide information about the state of the pool.</text:p>
      <table:table table:name="Table10" table:style-name="Table10">
        <table:table-column table:style-name="Table10.A"/>
        <table:table-column table:style-name="Table10.B"/>
        <table:table-header-rows>
          <table:table-row>
            <table:table-cell table:style-name="Table10.A1" office:value-type="string">
              <text:p text:style-name="Table_20_Heading">Property</text:p>
            </table:table-cell>
            <table:table-cell table:style-name="Table10.A1" office:value-type="string">
              <text:p text:style-name="Table_20_Heading">Description</text:p>
            </table:table-cell>
          </table:table-row>
        </table:table-header-rows>
        <table:table-row>
          <table:table-cell table:style-name="Table10.A1" office:value-type="string">
            <text:p text:style-name="Table_20_Contents"><text:span text:style-name="Source_20_Text">freeSize</text:span></text:p>
          </table:table-cell>
          <table:table-cell table:style-name="Table10.A1" office:value-type="string">
            <text:p text:style-name="Table_20_Contents">Tells how many free connections are in the pool. Value is between 0 and <text:span text:style-name="Source_20_Text">totalSize</text:span>.</text:p>
          </table:table-cell>
        </table:table-row>
        <table:table-row>
          <table:table-cell table:style-name="Table10.A1" office:value-type="string">
            <text:p text:style-name="Table_20_Contents"><text:span text:style-name="Source_20_Text">workingSize</text:span></text:p>
          </table:table-cell>
          <table:table-cell table:style-name="Table10.A1" office:value-type="string">
            <text:p text:style-name="Table_20_Contents">Tells how many connections were taken from the pool and are currently used in the application.</text:p>
          </table:table-cell>
        </table:table-row>
        <table:table-row>
          <table:table-cell table:style-name="Table10.A1" office:value-type="string">
            <text:p text:style-name="Table_20_Contents"><text:span text:style-name="Source_20_Text">totalSize</text:span></text:p>
          </table:table-cell>
          <table:table-cell table:style-name="Table10.A1" office:value-type="string">
            <text:p text:style-name="Table_20_Contents">Total size of open connection. At the pool creation – 0, after obtaining first connection – between <text:span text:style-name="Source_20_Text">minPoolSize</text:span> and <text:span text:style-name="Source_20_Text">maxPoolSize</text:span>.</text:p>
          </table:table-cell>
        </table:table-row>
      </table:table>
      <text:h text:style-name="Heading_20_3" text:outline-level="3"><text:bookmark-start text:name="__RefHeading__9858_2139204403"/>Firebird-specific Properties<text:bookmark-end text:name="__RefHeading__9858_2139204403"/></text:h>
      <text:p text:style-name="Text_20_body">This group contains properties that specify parameters of the connections that are obtained from this data source. Commonly used parameters have the <text:soft-page-break/>corresponding getter and setter methods, rest of the Database Parameters Block parameters can be set using <text:span text:style-name="Source_20_Text">setNonStandardProperty</text:span> setter method.</text:p>
      <table:table table:name="Table11" table:style-name="Table11">
        <table:table-column table:style-name="Table11.A"/>
        <table:table-column table:style-name="Table11.B"/>
        <table:table-header-rows>
          <table:table-row>
            <table:table-cell table:style-name="Table11.A1" office:value-type="string">
              <text:p text:style-name="Table_20_Heading">Property</text:p>
            </table:table-cell>
            <table:table-cell table:style-name="Table11.A1" office:value-type="string">
              <text:p text:style-name="Table_20_Heading">Description</text:p>
            </table:table-cell>
          </table:table-row>
        </table:table-header-rows>
        <table:table-row>
          <table:table-cell table:style-name="Table11.A1" office:value-type="string">
            <text:p text:style-name="Table_20_Contents"><text:span text:style-name="Source_20_Text">database</text:span></text:p>
          </table:table-cell>
          <table:table-cell table:style-name="Table11.A1" office:value-type="string">
            <text:p text:style-name="Table_20_Contents">Path to the database in the format</text:p>
            <text:p text:style-name="Table_20_Contents"><text:span text:style-name="Source_20_Text">[host/port:]/path/to/database.fdb</text:span></text:p>
          </table:table-cell>
        </table:table-row>
        <table:table-row>
          <table:table-cell table:style-name="Table11.A1" office:value-type="string">
            <text:p text:style-name="Table_20_Contents"><text:span text:style-name="Source_20_Text">type</text:span></text:p>
          </table:table-cell>
          <table:table-cell table:style-name="Table11.A1" office:value-type="string">
            <text:p text:style-name="Table_20_Contents">Type of the driver to use. Possible values are:</text:p>
            <text:list xml:id="list2909984345259840574" text:style-name="L54">
              <text:list-item>
                <text:p text:style-name="P56"><text:span text:style-name="Source_20_Text">PURE_JAVA</text:span> or <text:span text:style-name="Source_20_Text">TYPE4</text:span> for type 4 JDBC driver </text:p>
              </text:list-item>
              <text:list-item>
                <text:p text:style-name="P56"><text:span text:style-name="Source_20_Text">NATIVE</text:span> or <text:span text:style-name="Source_20_Text">TYPE2</text:span> for type 2 JDBC driver </text:p>
              </text:list-item>
              <text:list-item>
                <text:p text:style-name="P54"><text:span text:style-name="Source_20_Text">EMBEDDED</text:span> for using embedded version of the Firebird. </text:p>
              </text:list-item>
              <text:list-item>
                <text:p text:style-name="P54"><text:span text:style-name="Source_20_Text">ORACLE</text:span> for accessing Oracle-mode Firebird.</text:p>
              </text:list-item>
            </text:list>
          </table:table-cell>
        </table:table-row>
        <table:table-row>
          <table:table-cell table:style-name="Table11.A1" office:value-type="string">
            <text:p text:style-name="Table_20_Contents"><text:span text:style-name="Source_20_Text">blobBufferSize</text:span></text:p>
          </table:table-cell>
          <table:table-cell table:style-name="Table11.A1" office:value-type="string">
            <text:p text:style-name="Table_20_Contents">Size of the buffer used to transfer BLOB content. Maximum value is 64k-1.</text:p>
          </table:table-cell>
        </table:table-row>
        <table:table-row>
          <table:table-cell table:style-name="Table11.A1" office:value-type="string">
            <text:p text:style-name="Table_20_Contents"><text:span text:style-name="Source_20_Text">socketBufferSize</text:span></text:p>
          </table:table-cell>
          <table:table-cell table:style-name="Table11.A1" office:value-type="string">
            <text:p text:style-name="Table_20_Contents">Size of the socket buffer. Needed on some Linux machines to fix performance degradation.</text:p>
          </table:table-cell>
        </table:table-row>
        <table:table-row>
          <table:table-cell table:style-name="Table11.A1" office:value-type="string">
            <text:p text:style-name="Table_20_Contents"><text:span text:style-name="Source_20_Text">charSet</text:span></text:p>
          </table:table-cell>
          <table:table-cell table:style-name="Table11.A1" office:value-type="string">
            <text:p text:style-name="Table_20_Contents">Character set for the connection. Similar to <text:span text:style-name="Source_20_Text">encoding</text:span> property, but accepts Java names instead of Firebird ones.</text:p>
          </table:table-cell>
        </table:table-row>
        <table:table-row>
          <table:table-cell table:style-name="Table11.A1" office:value-type="string">
            <text:p text:style-name="Table_20_Contents"><text:span text:style-name="Source_20_Text">encoding</text:span></text:p>
          </table:table-cell>
          <table:table-cell table:style-name="Table11.A1" office:value-type="string">
            <text:p text:style-name="Table_20_Contents">Character encoding for the connection. See Firebird documentation for more information.</text:p>
          </table:table-cell>
        </table:table-row>
        <table:table-row>
          <table:table-cell table:style-name="Table11.A1" office:value-type="string">
            <text:p text:style-name="Table_20_Contents"><text:span text:style-name="Source_20_Text">userName</text:span></text:p>
          </table:table-cell>
          <table:table-cell table:style-name="Table11.A1" office:value-type="string">
            <text:p text:style-name="Table_20_Contents">Name of the user that will be used by default.</text:p>
          </table:table-cell>
        </table:table-row>
        <table:table-row>
          <table:table-cell table:style-name="Table11.A1" office:value-type="string">
            <text:p text:style-name="Table_20_Contents"><text:span text:style-name="Source_20_Text">password</text:span></text:p>
          </table:table-cell>
          <table:table-cell table:style-name="Table11.A1" office:value-type="string">
            <text:p text:style-name="Table_20_Contents">Corresponding password.</text:p>
          </table:table-cell>
        </table:table-row>
        <table:table-row>
          <table:table-cell table:style-name="Table11.A1" office:value-type="string">
            <text:p text:style-name="Table_20_Contents"><text:span text:style-name="Source_20_Text">roleName</text:span></text:p>
          </table:table-cell>
          <table:table-cell table:style-name="Table11.A1" office:value-type="string">
            <text:p text:style-name="Table_20_Contents">SQL role to use.</text:p>
          </table:table-cell>
        </table:table-row>
        <table:table-row>
          <table:table-cell table:style-name="Table11.A1" office:value-type="string">
            <text:p text:style-name="Table_20_Contents"><text:span text:style-name="Source_20_Text">tpbMapping</text:span></text:p>
          </table:table-cell>
          <table:table-cell table:style-name="Table11.A1" office:value-type="string">
            <text:p text:style-name="Table_20_Contents">TPB mapping for different transaction isolation modes.</text:p>
          </table:table-cell>
        </table:table-row>
      </table:table>
      <text:h text:style-name="Heading_20_3" text:outline-level="3"><text:bookmark-start text:name="__RefHeading__9860_2139204403"/>Non-standard parameters<text:bookmark-end text:name="__RefHeading__9860_2139204403"/></text:h>
      <text:p text:style-name="Text_20_body">Many of the above mentioned Firebird parameters have have a corresponding DPB entry. However, not every DPB entry has a corresponding getter/setter. This was done intentionally, Firebird provides almost 70 DPB parameters, but for most of the applications only few are needed. The remaining parameters are used by specialized applications (usually server or database management software) for setting some default values of the database, controlling the cache buffers on the server, etc. Creating a corresponding getter/setter for each of them simply does not make sense.</text:p>
      <text:p text:style-name="Text_20_body">For those Java applications that still need non-standard connectivity parameters, <text:span text:style-name="Source_20_Text">DataSource</text:span> and <text:span text:style-name="Source_20_Text">ConnectionPoolDataSource</text:span> implementations provides a getter and two setters:</text:p>
      <text:list xml:id="list3493786566692454775" text:style-name="L55">
        <text:list-item>
          <text:p text:style-name="P26"><text:span text:style-name="Source_20_Text">getNonStandardProperty(String name)</text:span> method returns a non-standard property specified by <text:span text:style-name="Source_20_Text">name</text:span> parameter. If this property was not previously set, <text:span text:style-name="Source_20_Text">null</text:span> is returned.</text:p>
        </text:list-item>
        <text:list-item>
          <text:p text:style-name="P26"><text:span text:style-name="Source_20_Text">setNonStandardProperty(String name, String value)</text:span> method sets the property specified by the first parameter to a value contained in the second parameter.</text:p>
        </text:list-item>
        <text:list-item>
          <text:p text:style-name="P49"><text:soft-page-break/><text:span text:style-name="Source_20_Text">setNonStandardProperty(String nameValuePair)</text:span> method provides a possibility to set a DPB parameter using following syntax:</text:p>
        </text:list-item>
      </text:list>
      <text:p text:style-name="Preformatted_20_Text">dataSource.setNonStandardProperty("isc_dpb_sql_dialect=3");</text:p>
      <text:p text:style-name="Text_20_body">The parameter syntax of the last method is not very common in Java code, it would be much more natural to use two-parameter setter. However, it has a specialized use, because there's no possibility to use two-parameter setter method in configuration files. Usually, when setting a configuration parameter of a data source, web-containers use the Java reflection API and consider only those setters that take one parameter. For instance, in the Tomcat server the configuration parameter would look like this:</text:p>
      <text:p text:style-name="Preformatted_20_Text"><text:s text:c="2"/>&lt;parameter&gt;<text:line-break/> <text:s text:c="3"/>&lt;name&gt;<text:span text:style-name="T4">nonStandardProperty</text:span>&lt;/name&gt;<text:line-break/> <text:s text:c="3"/>&lt;value&gt;<text:span text:style-name="T4">sql_dialect=3</text:span>&lt;/value&gt;<text:line-break/> <text:s/>&lt;/parameter&gt;</text:p>
      <text:p text:style-name="Text_20_body">Syntax of the parameter is </text:p>
      <text:p text:style-name="Preformatted_20_Text">&lt;name&gt;[&lt;whitespace&gt;][{=|:|&lt;whitespace&gt;}[&lt;whitespace&gt;]&lt;value&gt;]</text:p>
      <text:p text:style-name="Text_20_body">where <text:span text:style-name="Source_20_Text">&lt;name&gt;</text:span> is the name of the DPB parameter, and <text:span text:style-name="Source_20_Text">&lt;value&gt;</text:span> is its value. The two are separated <text:s/>by any combination of <text:span text:style-name="T5">whitespace and either whitespace or “=” (equal sign) or “:” (colon) characters</text:span>. Considering the aliases described in <text:bookmark-ref text:reference-format="text" text:ref-name="__RefHeading__8392_2139204403">Extended connection properties</text:bookmark-ref> For example following values are equivalent:</text:p>
      <text:p text:style-name="Preformatted_20_Text"><text:s text:c="2"/>isc_dpb_sql_dialect <text:s text:c="2"/>3</text:p>
      <text:p text:style-name="Preformatted_20_Text"><text:s text:c="2"/>isc_dpb_sql_dialect : 3</text:p>
      <text:p text:style-name="Preformatted_20_Text"><text:s text:c="2"/>sql_dialect <text:s text:c="8"/>: 3</text:p>
      <text:p text:style-name="Preformatted_20_Text"><text:s text:c="2"/>sql_dialect=3</text:p>
      <text:list xml:id="list212016506144995" text:continue-list="list212016481142973" text:style-name="Numbering_20_2">
        <text:list-item>
          <text:list>
            <text:list-item>
              <text:h text:style-name="P28" text:outline-level="2"><text:bookmark-start text:name="__RefHeading__9862_2139204403"/>Character Encodings<text:bookmark-end text:name="__RefHeading__9862_2139204403"/></text:h>
            </text:list-item>
          </text:list>
        </text:list-item>
      </text:list>
      <text:p text:style-name="Text_20_body">Character encodings and their correct use with Firebird RDBMS from Java is an important topic, that initially seems to be complex, but in fact can be formulated by just a few rules. This appendix provides information on this topic.</text:p>
      <text:h text:style-name="Heading_20_3" text:outline-level="3"><text:bookmark-start text:name="__RefHeading__9864_2139204403"/>Encodings Types<text:bookmark-end text:name="__RefHeading__9864_2139204403"/></text:h>
      <text:p text:style-name="Text_20_body">Firebird uses character encodings in two different areas:</text:p>
      <text:list xml:id="list180567156917685213" text:style-name="L56">
        <text:list-item>
          <text:p text:style-name="P40">The database encoding defines a character set in which all CHAR, VARCHAR and BLOB SUB_TYPE 1 fields are physically stored on the disk. There is default database encoding that is specified during database creation. It is also possible to specify character sets on per column basis.</text:p>
        </text:list-item>
        <text:list-item>
          <text:p text:style-name="P40">The client connection encoding defines a character set in which client will send and expects to receive character data. This encoding might or might not match the database default encoding.</text:p>
        </text:list-item>
      </text:list>
      <text:p text:style-name="Text_20_body">The Firebird RDBMS performs translation between character sets of the client connection and the character set of the content. The list of allowed character sets as well as the allowed translations between them are specified in the <text:span text:style-name="Source_20_Text">fbintl</text:span> shared library<text:note text:id="ftn14" text:note-class="footnote"><text:note-citation>14</text:note-citation><text:note-body><text:p text:style-name="Footnote">On Windows this library is represented by <text:span text:style-name="Source_20_Text"><text:span text:style-name="T11">fbintl.dll</text:span></text:span>, on Linux – <text:span text:style-name="Source_20_Text"><text:span text:style-name="T11">libfbintl.so</text:span></text:span>.</text:p></text:note-body></text:note> located in the <text:span text:style-name="Source_20_Text">intl/</text:span> directory of the Firebird installation. There is also a special character set NONE that tells RDBMS not to interpret the contents of the character field.</text:p>
      <text:p text:style-name="Standard"><text:soft-page-break/>Firebird uses following algorithm when performing translations:</text:p>
      <text:list xml:id="list1900468188295515918" text:style-name="L57">
        <text:list-item>
          <text:p text:style-name="P41">If source and target character sets match, send the content unchanged.</text:p>
        </text:list-item>
        <text:list-item>
          <text:p text:style-name="P41">If the target character set is “NONE”, send source content unchanged.</text:p>
        </text:list-item>
        <text:list-item>
          <text:p text:style-name="P41">If the source character set is “NONE”, send source content unchanged.</text:p>
        </text:list-item>
        <text:list-item>
          <text:p text:style-name="P41">If there is a direct translation rule between source and target character sets, use that rule.</text:p>
        </text:list-item>
        <text:list-item>
          <text:p text:style-name="P41">If there is no direct translation rule, check if there is rule to translate the source character set into the UTF8 character set and a rule to translate from UTF8 into the target character set. If yes, use these two rules for translation.</text:p>
        </text:list-item>
        <text:list-item>
          <text:p text:style-name="P41">If no suitable translation rule can be found, throw an exception.</text:p>
        </text:list-item>
      </text:list>
      <text:h text:style-name="Heading_20_3" text:outline-level="3"><text:bookmark-start text:name="__RefHeading__9866_2139204403"/>Encodings in Java<text:bookmark-end text:name="__RefHeading__9866_2139204403"/></text:h>
      <text:p text:style-name="Text_20_body">Java programming language is based on the Unicode character set and uses the UTF-16 encoding, in which each character is represented by one or two 16-bit units. The Firebird, on the other side, is not based on Unicode and allows different character sets to be assigned to different database objects. Additionally, Firebird requires a connection character set to be specified in connection options, which forces Firebird to convert data from the character set of the database object into the character set of the client application. </text:p>
      <text:p text:style-name="Text_20_body">There are two boundary cases that we will consider here, one when Firebird database was created with default<text:note text:id="ftn15" text:note-class="footnote"><text:note-citation>15</text:note-citation><text:note-body><text:p text:style-name="Footnote">The default character set simplifies the explanation, since we do not have to consider the cases when different columns with different character sets are used within the same connection. The statements made here, obviously, can be applied to those cases as well.</text:p></text:note-body></text:note> character set UTF8, another when Firebird database was created without specifying the character set (i.e. character set NONE). </text:p>
      <text:p text:style-name="Text_20_body">The UTF8 in Firebird 2.0 is a Unicode character set that uses UTF-8 encoding and occupies from one to four 8-bit units. Firebird supported Unicode character set for a long time, however its implementation was deficient – it did not support proper uppercasing and correct sorting. These issues were addressed in the Firebird 2.0 release and at the moment nothing prevents developers from using Unicode in the database and on the client side, which greatly simplifies the internationalization and localization of the applications. Jaybird JDBC driver properly supports Firebird 2.0 since version 2.1.0<text:note text:id="ftn16" text:note-class="footnote"><text:note-citation>16</text:note-citation><text:note-body><text:p text:style-name="Footnote">Jaybird provided character set conversion from the very beginning, however Jaybird versions prior to 2.1.0 know nothing about improved Unicode support in Firebird 2.0 because Jaybird 2.0.0 was released almost a year before Firebird 2.0 was released.</text:p></text:note-body></text:note>.</text:p>
      <text:p text:style-name="Heading_20_4">The UTF8 character set</text:p>
      <text:p text:style-name="Text_20_body">Software developer must ensure two things to enable use of Unicode characters in the database and the application:</text:p>
      <text:list xml:id="list8988665997045272680" text:style-name="L58">
        <text:list-item>
          <text:p text:style-name="P42">the database objects must be defined with the UTF8 character set; this can be done by either creating database with default UTF8 character set or by adding <text:span text:style-name="Source_20_Text">CHARACTER SET UTF8</text:span> clause to the column or domain definitions.</text:p>
        </text:list-item>
        <text:list-item>
          <text:p text:style-name="P42"><text:soft-page-break/>the <text:span text:style-name="Source_20_Text">encoding</text:span> connection property in the JDBC driver has to be set to UTF8; this can be done several ways: the he easiest one is to add the appropriate parameter to the JDBC URL (<text:sequence-ref text:reference-format="category-and-value" text:ref-name="refIllustration52">Illustration D.1</text:sequence-ref>). Another possibility is to use appropriate method of the <text:span text:style-name="Source_20_Text">DriverManager</text:span> class (<text:sequence-ref text:reference-format="category-and-value" text:ref-name="refIllustration53">Illustration D.2</text:sequence-ref>). The applications that use <text:span text:style-name="Source_20_Text">DataSource</text:span> interface to obtain the database connections also have access to the <text:span text:style-name="Source_20_Text">encoding</text:span> property<text:note text:id="ftn17" text:note-class="footnote"><text:note-citation>17</text:note-citation><text:note-body><text:p text:style-name="Footnote">See <text:a xlink:type="simple" xlink:href="http://jaybirdwiki.firebirdsql.org/" text:style-name="Internet_20_link" text:visited-style-name="Visited_20_Internet_20_Link">http://jaybirdwiki.firebirdsql.org/</text:a>... for configuration examples of the most popular application servers.</text:p></text:note-body></text:note>.</text:p>
        </text:list-item>
      </text:list>
      <text:p text:style-name="Text_20_body"><draw:frame draw:style-name="fr12" draw:name="Frame13" text:anchor-type="as-char" svg:width="13.501cm" draw:z-index="88"><draw:text-box fo:min-height="0.499cm"><text:p text:style-name="Preformatted_20_Text"><text:span text:style-name="Source_20_Text">Class.forName("org.firebirdsql.jdbc.FBDriver");</text:span></text:p><text:p text:style-name="Preformatted_20_Text"><text:span text:style-name="Source_20_Text">Connection connection = DriverManager.getConnection(<text:line-break/> <text:s/>"jdbc:firebirdsql:localhost/3050:employee</text:span><text:span text:style-name="Source_20_Text"><text:span text:style-name="T7">?</text:span></text:span><text:span text:style-name="Strong_20_Emphasis"><text:span text:style-name="T7">encoding=UTF8</text:span></text:span><text:span text:style-name="Source_20_Text">",<text:line-break/> <text:s/>"SYSDBA", "masterkey");</text:span></text:p><text:p text:style-name="Illustration">Illustration <text:sequence text:ref-name="refIllustration52" text:name="Illustration" text:formula="ooow:Illustration+1" style:num-format="1">D.1</text:sequence>.: Specifying the connection encoding in JDBC URL.</text:p></draw:text-box></draw:frame></text:p>
      <text:p text:style-name="Text_20_body"><draw:frame draw:style-name="fr12" draw:name="Frame54" text:anchor-type="as-char" svg:width="13.501cm" draw:z-index="89"><draw:text-box fo:min-height="0.55cm"><text:p text:style-name="Preformatted_20_Text">Class.forName("org.firebirdsql.jdbc.FBDriver");</text:p><text:p text:style-name="Preformatted_20_Text">Properties props = new Properties();</text:p><text:p text:style-name="Preformatted_20_Text">props.setProperty("user", "SYSDBA"); <text:line-break/>props.setProperty("password", "masterkey"); <text:line-break/>props.setProperty("encoding", "UTF8");</text:p><text:p text:style-name="Preformatted_20_Text">Connection connection = DriverManager.getConnection(<text:line-break/> <text:s text:c="3"/>"jdbc:firebirdsql:localhost/3050:employee", props);</text:p><text:p text:style-name="Illustration">Illustration <text:sequence text:ref-name="refIllustration53" text:name="Illustration" text:formula="ooow:Illustration+1" style:num-format="1">D.2</text:sequence>.: Specifying connection encoding in the connection properties.</text:p></draw:text-box></draw:frame></text:p>
      <text:p text:style-name="Text_20_body">There are few limitations related to using the UTF8 character set:</text:p>
      <text:list xml:id="list1794978135364262440" text:style-name="L59">
        <text:list-item>
          <text:p text:style-name="P43">it is not possible to create Unicode columns longer than 8191 Unicode characters; this limitation is caused by the fact that the longest possible VARCHAR column can occupy 32765 bytes (32767 for CHAR columns) and single UTF8 character can occupy maximum four bytes.</text:p>
        </text:list-item>
        <text:list-item>
          <text:p text:style-name="P43">it is not possible to index Unicode columns longer than 1023 characters; this limitation is caused by the fact that the longest index key cannot be longer than a quarter of the database page, which in Firebird 2.0 can be maximum 16k and the before mentioned fact that each UTF8 character can occupy up to four bytes.</text:p>
        </text:list-item>
      </text:list>
      <text:p text:style-name="Text_20_body">Also it should be mentioned, that using Unicode character set might cause noticeable performance degradation when database is used over the wide-area networks. This mainly applies to the cases when Cyrillic characters are stored in the database, since each character would occupy two bytes of the network packet, which in turn might cause additional roudtrips to the server to fetch data.</text:p>
      <text:p text:style-name="Heading_20_4">The NONE character set</text:p>
      <text:p text:style-name="Text_20_body">Java introduces additional complexity when the NONE character set is used. The reason for this is that Java internally stores all strings in Unicode format, and the application must define the character encoding for the byte contents to the JVM. When the NONE character set is used, the driver does not know how to interpret the received data. The only choice that is left to the driver is to construct a string <text:soft-page-break/>using the default character set of the JVM, which usually matches the regional settings of the operating system and can be accessed from within the JVM through the <text:span text:style-name="Source_20_Text">file.encoding</text:span> system property. </text:p>
      <text:p text:style-name="Text_20_body">It is clear that the conversion using default character set that happens inside the JVM can lead to errors when the same content is accessed from two or more different Java Virtual Machines that have different configuration. One application running on the computer with, for example, Russian regional settings saves the Russian text (the default character set of the JVM is Cp1251) and another application running on computer with German regional settings (default character set is Cp1252) will read in such case some special or accented characters. However, when all client applications run same OS with the same regional settings in most cases will not have any severe consequences (except probably wrong sorting order or uppercasing on the server side).</text:p>
      <text:p text:style-name="Text_20_body">On Linux and other Unix platforms it might have more severe consequences as it is very common that regional settings are not configured and that the default “C” locale is used and the non-ASCII characters will be replaced with question marks (“?”).</text:p>
      <text:p text:style-name="Text_20_body">Therefore, application should use NONE character encoding as an encoding for a database and a connection only when at least one of the following is met:</text:p>
      <text:list xml:id="list913798410579099759" text:style-name="L60">
        <text:list-item>
          <text:p text:style-name="P44">Database will contain only ASCII characters</text:p>
        </text:list-item>
        <text:list-item>
          <text:p text:style-name="P44">It is guaranteed that all Java Virtual Machines accessing the database will have the same default encoding that can correctly handle all characters stored in the database.</text:p>
        </text:list-item>
      </text:list>
      <text:p text:style-name="Text_20_body">As a partial workaround one can specify the encoding that should be used to interpret bytes coming from the server in the <text:span text:style-name="Source_20_Text">charSet</text:span> connection property. The following rules are used when interpreting the <text:span text:style-name="Source_20_Text">encoding</text:span> and <text:span text:style-name="Source_20_Text">charSet</text:span> properties:</text:p>
      <text:list xml:id="list5150198571023740597" text:style-name="L61">
        <text:list-item>
          <text:p text:style-name="P45">When only <text:span text:style-name="Source_20_Text">encoding</text:span> property specified, driver uses the default mapping between server and Java encodings. When <text:span text:style-name="Source_20_Text">encoding</text:span> property is not set or set to NONE and <text:span text:style-name="Source_20_Text">charSet</text:span> property is not set, the default JVM encoding is used to interpret bytes coming from the server.</text:p>
        </text:list-item>
        <text:list-item>
          <text:p text:style-name="P45">When only <text:span text:style-name="Source_20_Text">charSet</text:span> property is specified, driver uses the reverse mapping to specify the connection encoding for the server and interprets byte stream according to the value of the property.</text:p>
        </text:list-item>
        <text:list-item>
          <text:p text:style-name="P45">When both <text:span text:style-name="Source_20_Text">encoding</text:span> and <text:span text:style-name="Source_20_Text">charSet</text:span> property are specified, driver sets the connection encoding according to the value of the <text:span text:style-name="Source_20_Text">encoding</text:span> property, but interprets the byte stream according to the <text:span text:style-name="Source_20_Text">charSet</text:span> property.</text:p>
        </text:list-item>
      </text:list>
      <text:p text:style-name="Text_20_body">The last case is most powerful, but also is the most dangerous in use. When used properly, it can solve the problems with the legacy databases; when used incorrectly, one can easily trash the content of the database.</text:p>
      <text:h text:style-name="Heading_20_3" text:outline-level="3"><text:bookmark-start text:name="__RefHeading__9478_2139204403"/>Available Encodings<text:bookmark-end text:name="__RefHeading__9478_2139204403"/></text:h>
      <text:p text:style-name="Text_20_body">The below table lists the available character encodings in the default Firebird distribution and their mapping to the Java ones:</text:p>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22">Firebird encoding</text:p>
            </table:table-cell>
            <table:table-cell table:style-name="Table12.A1" office:value-type="string">
              <text:p text:style-name="P22">Java encoding</text:p>
            </table:table-cell>
            <table:table-cell table:style-name="Table12.A1" office:value-type="string">
              <text:p text:style-name="Table_20_Heading">Size in bytes</text:p>
            </table:table-cell>
            <table:table-cell table:style-name="Table12.A1" office:value-type="string">
              <text:p text:style-name="Table_20_Heading">Comments</text:p>
            </table:table-cell>
          </table:table-row>
        </table:table-header-rows>
        <table:table-row>
          <table:table-cell table:style-name="Table12.A2" office:value-type="string">
            <text:p text:style-name="P10">NONE</text:p>
          </table:table-cell>
          <table:table-cell table:style-name="Table12.A2" office:value-type="string">
            <text:p text:style-name="P10">-</text:p>
          </table:table-cell>
          <table:table-cell table:style-name="Table12.C2" office:value-type="float" office:value="1">
            <text:p text:style-name="P10">1</text:p>
          </table:table-cell>
          <table:table-cell table:style-name="Table12.A2" office:value-type="string">
            <text:p text:style-name="Table_20_Contents">Raw bytes, no interpretation of the content is possible.</text:p>
          </table:table-cell>
        </table:table-row>
        <table:table-row>
          <table:table-cell table:style-name="Table12.A2" office:value-type="string">
            <text:p text:style-name="P10">ASCII</text:p>
          </table:table-cell>
          <table:table-cell table:style-name="Table12.A2" office:value-type="string">
            <text:p text:style-name="P10">ASCII</text:p>
          </table:table-cell>
          <table:table-cell table:style-name="Table12.C2" office:value-type="float" office:value="1">
            <text:p text:style-name="P10">1</text:p>
          </table:table-cell>
          <table:table-cell table:style-name="Table12.A2" office:value-type="string">
            <text:p text:style-name="Table_20_Contents">-</text:p>
          </table:table-cell>
        </table:table-row>
        <table:table-row>
          <table:table-cell table:style-name="Table12.A2" office:value-type="string">
            <text:p text:style-name="P10">BIG_5</text:p>
          </table:table-cell>
          <table:table-cell table:style-name="Table12.A2" office:value-type="string">
            <text:p text:style-name="P10">Big5</text:p>
          </table:table-cell>
          <table:table-cell table:style-name="Table12.C2" office:value-type="float" office:value="2">
            <text:p text:style-name="P10">2</text:p>
          </table:table-cell>
          <table:table-cell table:style-name="Table12.A2" office:value-type="string">
            <text:p text:style-name="Table_20_Contents">Traditional Chinese</text:p>
          </table:table-cell>
        </table:table-row>
        <table:table-row>
          <table:table-cell table:style-name="Table12.A2" office:value-type="string">
            <text:p text:style-name="P10">DOS437</text:p>
          </table:table-cell>
          <table:table-cell table:style-name="Table12.A2" office:value-type="string">
            <text:p text:style-name="P10">Cp437</text:p>
          </table:table-cell>
          <table:table-cell table:style-name="Table12.C2" office:value-type="float" office:value="1">
            <text:p text:style-name="P10">1</text:p>
          </table:table-cell>
          <table:table-cell table:style-name="Table12.A2" office:value-type="string">
            <text:p text:style-name="Table_20_Contents">MS-DOS: United States, Australia, New Zealand, South Africa</text:p>
          </table:table-cell>
        </table:table-row>
        <table:table-row>
          <table:table-cell table:style-name="Table12.A2" office:value-type="string">
            <text:p text:style-name="P10">DOS737</text:p>
          </table:table-cell>
          <table:table-cell table:style-name="Table12.A2" office:value-type="string">
            <text:p text:style-name="P10">Cp737</text:p>
          </table:table-cell>
          <table:table-cell table:style-name="Table12.C2" office:value-type="float" office:value="1">
            <text:p text:style-name="P10">1</text:p>
          </table:table-cell>
          <table:table-cell table:style-name="Table12.A2" office:value-type="string">
            <text:p text:style-name="Table_20_Contents">MS-DOS: Greek</text:p>
          </table:table-cell>
        </table:table-row>
        <table:table-row>
          <table:table-cell table:style-name="Table12.A2" office:value-type="string">
            <text:p text:style-name="P10">DOS775</text:p>
          </table:table-cell>
          <table:table-cell table:style-name="Table12.A2" office:value-type="string">
            <text:p text:style-name="P10">Cp775</text:p>
          </table:table-cell>
          <table:table-cell table:style-name="Table12.C2" office:value-type="float" office:value="1">
            <text:p text:style-name="P10">1</text:p>
          </table:table-cell>
          <table:table-cell table:style-name="Table12.A2" office:value-type="string">
            <text:p text:style-name="Table_20_Contents">MS-DOS: Baltic</text:p>
          </table:table-cell>
        </table:table-row>
        <table:table-row>
          <table:table-cell table:style-name="Table12.A2" office:value-type="string">
            <text:p text:style-name="P10">DOS850</text:p>
          </table:table-cell>
          <table:table-cell table:style-name="Table12.A2" office:value-type="string">
            <text:p text:style-name="P10">Cp850</text:p>
          </table:table-cell>
          <table:table-cell table:style-name="Table12.C2" office:value-type="float" office:value="1">
            <text:p text:style-name="P10">1</text:p>
          </table:table-cell>
          <table:table-cell table:style-name="Table12.A2" office:value-type="string">
            <text:p text:style-name="Table_20_Contents">MS-DOS: Latin-1</text:p>
          </table:table-cell>
        </table:table-row>
        <table:table-row>
          <table:table-cell table:style-name="Table12.A2" office:value-type="string">
            <text:p text:style-name="P10">DOS852</text:p>
          </table:table-cell>
          <table:table-cell table:style-name="Table12.A2" office:value-type="string">
            <text:p text:style-name="P10">Cp852</text:p>
          </table:table-cell>
          <table:table-cell table:style-name="Table12.C2" office:value-type="float" office:value="1">
            <text:p text:style-name="P10">1</text:p>
          </table:table-cell>
          <table:table-cell table:style-name="Table12.A2" office:value-type="string">
            <text:p text:style-name="Table_20_Contents">MS-DOS: Latin-2</text:p>
          </table:table-cell>
        </table:table-row>
        <table:table-row>
          <table:table-cell table:style-name="Table12.A2" office:value-type="string">
            <text:p text:style-name="P10">DOS857</text:p>
          </table:table-cell>
          <table:table-cell table:style-name="Table12.A2" office:value-type="string">
            <text:p text:style-name="P10">Cp857</text:p>
          </table:table-cell>
          <table:table-cell table:style-name="Table12.C2" office:value-type="float" office:value="1">
            <text:p text:style-name="P10">1</text:p>
          </table:table-cell>
          <table:table-cell table:style-name="Table12.A2" office:value-type="string">
            <text:p text:style-name="Table_20_Contents">IBM: Turkish</text:p>
          </table:table-cell>
        </table:table-row>
        <table:table-row>
          <table:table-cell table:style-name="Table12.A2" office:value-type="string">
            <text:p text:style-name="P10">DOS858</text:p>
          </table:table-cell>
          <table:table-cell table:style-name="Table12.A2" office:value-type="string">
            <text:p text:style-name="P10">Cp858</text:p>
          </table:table-cell>
          <table:table-cell table:style-name="Table12.C2" office:value-type="float" office:value="1">
            <text:p text:style-name="P10">1</text:p>
          </table:table-cell>
          <table:table-cell table:style-name="Table12.A2" office:value-type="string">
            <text:p text:style-name="Table_20_Contents">IBM: Latin-1 + Euro</text:p>
          </table:table-cell>
        </table:table-row>
        <table:table-row>
          <table:table-cell table:style-name="Table12.A2" office:value-type="string">
            <text:p text:style-name="P10">DOS860</text:p>
          </table:table-cell>
          <table:table-cell table:style-name="Table12.A2" office:value-type="string">
            <text:p text:style-name="P10">Cp860</text:p>
          </table:table-cell>
          <table:table-cell table:style-name="Table12.C2" office:value-type="float" office:value="1">
            <text:p text:style-name="P10">1</text:p>
          </table:table-cell>
          <table:table-cell table:style-name="Table12.A2" office:value-type="string">
            <text:p text:style-name="Table_20_Contents">MS-DOS: Portuguese</text:p>
          </table:table-cell>
        </table:table-row>
        <table:table-row>
          <table:table-cell table:style-name="Table12.A2" office:value-type="string">
            <text:p text:style-name="P10">DOS861</text:p>
          </table:table-cell>
          <table:table-cell table:style-name="Table12.A2" office:value-type="string">
            <text:p text:style-name="P10">Cp861</text:p>
          </table:table-cell>
          <table:table-cell table:style-name="Table12.C2" office:value-type="float" office:value="1">
            <text:p text:style-name="P10">1</text:p>
          </table:table-cell>
          <table:table-cell table:style-name="Table12.A2" office:value-type="string">
            <text:p text:style-name="Table_20_Contents">MS-DOS: Icelandic</text:p>
          </table:table-cell>
        </table:table-row>
        <table:table-row>
          <table:table-cell table:style-name="Table12.A2" office:value-type="string">
            <text:p text:style-name="P10">DOS862</text:p>
          </table:table-cell>
          <table:table-cell table:style-name="Table12.A2" office:value-type="string">
            <text:p text:style-name="P10">Cp862</text:p>
          </table:table-cell>
          <table:table-cell table:style-name="Table12.C2" office:value-type="float" office:value="1">
            <text:p text:style-name="P10">1</text:p>
          </table:table-cell>
          <table:table-cell table:style-name="Table12.A2" office:value-type="string">
            <text:p text:style-name="Table_20_Contents">IBM: Hebrew</text:p>
          </table:table-cell>
        </table:table-row>
        <table:table-row>
          <table:table-cell table:style-name="Table12.A2" office:value-type="string">
            <text:p text:style-name="P10">DOS863</text:p>
          </table:table-cell>
          <table:table-cell table:style-name="Table12.A2" office:value-type="string">
            <text:p text:style-name="P10">Cp863</text:p>
          </table:table-cell>
          <table:table-cell table:style-name="Table12.C2" office:value-type="float" office:value="1">
            <text:p text:style-name="P10">1</text:p>
          </table:table-cell>
          <table:table-cell table:style-name="Table12.A2" office:value-type="string">
            <text:p text:style-name="Table_20_Contents">MS-DOS: Canadian French</text:p>
          </table:table-cell>
        </table:table-row>
        <table:table-row>
          <table:table-cell table:style-name="Table12.A2" office:value-type="string">
            <text:p text:style-name="P10">DOS864</text:p>
          </table:table-cell>
          <table:table-cell table:style-name="Table12.A2" office:value-type="string">
            <text:p text:style-name="P10">Cp864</text:p>
          </table:table-cell>
          <table:table-cell table:style-name="Table12.C2" office:value-type="float" office:value="1">
            <text:p text:style-name="P10">1</text:p>
          </table:table-cell>
          <table:table-cell table:style-name="Table12.A2" office:value-type="string">
            <text:p text:style-name="Table_20_Contents">IBM: Arabic</text:p>
          </table:table-cell>
        </table:table-row>
        <table:table-row>
          <table:table-cell table:style-name="Table12.A2" office:value-type="string">
            <text:p text:style-name="P10">DOS865</text:p>
          </table:table-cell>
          <table:table-cell table:style-name="Table12.A2" office:value-type="string">
            <text:p text:style-name="P10">Cp865</text:p>
          </table:table-cell>
          <table:table-cell table:style-name="Table12.C2" office:value-type="float" office:value="1">
            <text:p text:style-name="P10">1</text:p>
          </table:table-cell>
          <table:table-cell table:style-name="Table12.A2" office:value-type="string">
            <text:p text:style-name="Table_20_Contents">MS-DOS: Nordic</text:p>
          </table:table-cell>
        </table:table-row>
        <table:table-row>
          <table:table-cell table:style-name="Table12.A2" office:value-type="string">
            <text:p text:style-name="P10">DOS866</text:p>
          </table:table-cell>
          <table:table-cell table:style-name="Table12.A2" office:value-type="string">
            <text:p text:style-name="P10">Cp866</text:p>
          </table:table-cell>
          <table:table-cell table:style-name="Table12.C2" office:value-type="float" office:value="1">
            <text:p text:style-name="P10">1</text:p>
          </table:table-cell>
          <table:table-cell table:style-name="Table12.A2" office:value-type="string">
            <text:p text:style-name="Table_20_Contents">IBM: Cyrillic</text:p>
          </table:table-cell>
        </table:table-row>
        <table:table-row>
          <table:table-cell table:style-name="Table12.A2" office:value-type="string">
            <text:p text:style-name="P10">DOS869</text:p>
          </table:table-cell>
          <table:table-cell table:style-name="Table12.A2" office:value-type="string">
            <text:p text:style-name="P10">Cp869</text:p>
          </table:table-cell>
          <table:table-cell table:style-name="Table12.C2" office:value-type="float" office:value="1">
            <text:p text:style-name="P10">1</text:p>
          </table:table-cell>
          <table:table-cell table:style-name="Table12.A2" office:value-type="string">
            <text:p text:style-name="Table_20_Contents">IBM: Modern Greek</text:p>
          </table:table-cell>
        </table:table-row>
        <table:table-row>
          <table:table-cell table:style-name="Table12.A2" office:value-type="string">
            <text:p text:style-name="P10">EUCJ_0208</text:p>
          </table:table-cell>
          <table:table-cell table:style-name="Table12.A2" office:value-type="string">
            <text:p text:style-name="P10">EUC_JP</text:p>
          </table:table-cell>
          <table:table-cell table:style-name="Table12.C2" office:value-type="float" office:value="2">
            <text:p text:style-name="P10">2</text:p>
          </table:table-cell>
          <table:table-cell table:style-name="Table12.A2" office:value-type="string">
            <text:p text:style-name="Table_20_Contents">JIS X 0201, 0208, 0212, EUC encoding, Japanese</text:p>
          </table:table-cell>
        </table:table-row>
        <table:table-row>
          <table:table-cell table:style-name="Table12.A2" office:value-type="string">
            <text:p text:style-name="P10">GB_2312</text:p>
          </table:table-cell>
          <table:table-cell table:style-name="Table12.A2" office:value-type="string">
            <text:p text:style-name="P10">EUC_CN</text:p>
          </table:table-cell>
          <table:table-cell table:style-name="Table12.C2" office:value-type="float" office:value="2">
            <text:p text:style-name="P10">2</text:p>
          </table:table-cell>
          <table:table-cell table:style-name="Table12.A2" office:value-type="string">
            <text:p text:style-name="Table_20_Contents">GB2312, EUC encoding, Simplified Chinese</text:p>
          </table:table-cell>
        </table:table-row>
        <table:table-row>
          <table:table-cell table:style-name="Table12.A2" office:value-type="string">
            <text:p text:style-name="P10">ISO8859_1</text:p>
          </table:table-cell>
          <table:table-cell table:style-name="Table12.A2" office:value-type="string">
            <text:p text:style-name="P10">ISO-8859-1</text:p>
          </table:table-cell>
          <table:table-cell table:style-name="Table12.C2" office:value-type="float" office:value="1">
            <text:p text:style-name="P10">1</text:p>
          </table:table-cell>
          <table:table-cell table:style-name="Table12.A2" office:value-type="string">
            <text:p text:style-name="Table_20_Contents">ISO 8859-1, Latin alphabet No. 1</text:p>
          </table:table-cell>
        </table:table-row>
        <table:table-row>
          <table:table-cell table:style-name="Table12.A2" office:value-type="string">
            <text:p text:style-name="P10">ISO8859_2</text:p>
          </table:table-cell>
          <table:table-cell table:style-name="Table12.A2" office:value-type="string">
            <text:p text:style-name="P10">ISO-8859-2</text:p>
          </table:table-cell>
          <table:table-cell table:style-name="Table12.C2" office:value-type="float" office:value="1">
            <text:p text:style-name="P10">1</text:p>
          </table:table-cell>
          <table:table-cell table:style-name="Table12.A2" office:value-type="string">
            <text:p text:style-name="Table_20_Contents">ISO 8859-2</text:p>
          </table:table-cell>
        </table:table-row>
        <table:table-row>
          <table:table-cell table:style-name="Table12.A2" office:value-type="string">
            <text:p text:style-name="P10">ISO8859_3</text:p>
          </table:table-cell>
          <table:table-cell table:style-name="Table12.A2" office:value-type="string">
            <text:p text:style-name="P10">ISO-8859-3</text:p>
          </table:table-cell>
          <table:table-cell table:style-name="Table12.C2" office:value-type="float" office:value="1">
            <text:p text:style-name="P10">1</text:p>
          </table:table-cell>
          <table:table-cell table:style-name="Table12.A2" office:value-type="string">
            <text:p text:style-name="Table_20_Contents">ISO 8859-3</text:p>
          </table:table-cell>
        </table:table-row>
        <table:table-row>
          <table:table-cell table:style-name="Table12.A2" office:value-type="string">
            <text:p text:style-name="P10">ISO8859_4</text:p>
          </table:table-cell>
          <table:table-cell table:style-name="Table12.A2" office:value-type="string">
            <text:p text:style-name="P10">ISO-8859-4</text:p>
          </table:table-cell>
          <table:table-cell table:style-name="Table12.C2" office:value-type="float" office:value="1">
            <text:p text:style-name="P10">1</text:p>
          </table:table-cell>
          <table:table-cell table:style-name="Table12.A2" office:value-type="string">
            <text:p text:style-name="Table_20_Contents">ISO 8859-4</text:p>
          </table:table-cell>
        </table:table-row>
        <table:table-row>
          <table:table-cell table:style-name="Table12.A2" office:value-type="string">
            <text:p text:style-name="P10">ISO8859_5</text:p>
          </table:table-cell>
          <table:table-cell table:style-name="Table12.A2" office:value-type="string">
            <text:p text:style-name="P10">ISO-8859-5</text:p>
          </table:table-cell>
          <table:table-cell table:style-name="Table12.C2" office:value-type="float" office:value="1">
            <text:p text:style-name="P10">1</text:p>
          </table:table-cell>
          <table:table-cell table:style-name="Table12.A2" office:value-type="string">
            <text:p text:style-name="Table_20_Contents">ISO 8859-5</text:p>
          </table:table-cell>
        </table:table-row>
        <table:table-row>
          <table:table-cell table:style-name="Table12.A2" office:value-type="string">
            <text:p text:style-name="P10">ISO8859_6</text:p>
          </table:table-cell>
          <table:table-cell table:style-name="Table12.A2" office:value-type="string">
            <text:p text:style-name="P10">ISO-8859-6</text:p>
          </table:table-cell>
          <table:table-cell table:style-name="Table12.C2" office:value-type="float" office:value="1">
            <text:p text:style-name="P10">1</text:p>
          </table:table-cell>
          <table:table-cell table:style-name="Table12.A2" office:value-type="string">
            <text:p text:style-name="Table_20_Contents">ISO 8859-6</text:p>
          </table:table-cell>
        </table:table-row>
        <table:table-row>
          <table:table-cell table:style-name="Table12.A2" office:value-type="string">
            <text:p text:style-name="P10">ISO8859_7</text:p>
          </table:table-cell>
          <table:table-cell table:style-name="Table12.A2" office:value-type="string">
            <text:p text:style-name="P10">ISO-8859-7</text:p>
          </table:table-cell>
          <table:table-cell table:style-name="Table12.C2" office:value-type="float" office:value="1">
            <text:p text:style-name="P10">1</text:p>
          </table:table-cell>
          <table:table-cell table:style-name="Table12.A2" office:value-type="string">
            <text:p text:style-name="Table_20_Contents">ISO 8859-7</text:p>
          </table:table-cell>
        </table:table-row>
        <table:table-row>
          <table:table-cell table:style-name="Table12.A2" office:value-type="string">
            <text:p text:style-name="P10">ISO8859_8</text:p>
          </table:table-cell>
          <table:table-cell table:style-name="Table12.A2" office:value-type="string">
            <text:p text:style-name="P10">ISO-8859-8</text:p>
          </table:table-cell>
          <table:table-cell table:style-name="Table12.C2" office:value-type="float" office:value="1">
            <text:p text:style-name="P10">1</text:p>
          </table:table-cell>
          <table:table-cell table:style-name="Table12.A2" office:value-type="string">
            <text:p text:style-name="Table_20_Contents">ISO 8859-8</text:p>
          </table:table-cell>
        </table:table-row>
        <table:table-row>
          <table:table-cell table:style-name="Table12.A2" office:value-type="string">
            <text:p text:style-name="P10">ISO8859_9</text:p>
          </table:table-cell>
          <table:table-cell table:style-name="Table12.A2" office:value-type="string">
            <text:p text:style-name="P10">ISO-8859-9</text:p>
          </table:table-cell>
          <table:table-cell table:style-name="Table12.C2" office:value-type="float" office:value="1">
            <text:p text:style-name="P10">1</text:p>
          </table:table-cell>
          <table:table-cell table:style-name="Table12.A2" office:value-type="string">
            <text:p text:style-name="Table_20_Contents">ISO 8859-9</text:p>
          </table:table-cell>
        </table:table-row>
        <table:table-row>
          <table:table-cell table:style-name="Table12.A2" office:value-type="string">
            <text:p text:style-name="P10">ISO8859_13</text:p>
          </table:table-cell>
          <table:table-cell table:style-name="Table12.A2" office:value-type="string">
            <text:p text:style-name="P10">ISO-8859-13</text:p>
          </table:table-cell>
          <table:table-cell table:style-name="Table12.C2" office:value-type="float" office:value="1">
            <text:p text:style-name="P10">1</text:p>
          </table:table-cell>
          <table:table-cell table:style-name="Table12.A2" office:value-type="string">
            <text:p text:style-name="Table_20_Contents">ISO 8859-13</text:p>
          </table:table-cell>
        </table:table-row>
        <table:table-row>
          <table:table-cell table:style-name="Table12.A2" office:value-type="string">
            <text:p text:style-name="P10">KSC_5601</text:p>
          </table:table-cell>
          <table:table-cell table:style-name="Table12.A2" office:value-type="string">
            <text:p text:style-name="P10">MS949</text:p>
          </table:table-cell>
          <table:table-cell table:style-name="Table12.C2" office:value-type="float" office:value="2">
            <text:p text:style-name="P10">2</text:p>
          </table:table-cell>
          <table:table-cell table:style-name="Table12.A2" office:value-type="string">
            <text:p text:style-name="Table_20_Contents">Windows Korean</text:p>
          </table:table-cell>
        </table:table-row>
        <table:table-row>
          <table:table-cell table:style-name="Table12.A2" office:value-type="string">
            <text:p text:style-name="P10">UNICODE_FSS</text:p>
          </table:table-cell>
          <table:table-cell table:style-name="Table12.A2" office:value-type="string">
            <text:p text:style-name="P10">UTF-8</text:p>
          </table:table-cell>
          <table:table-cell table:style-name="Table12.C2" office:value-type="float" office:value="3">
            <text:p text:style-name="P10">3</text:p>
          </table:table-cell>
          <table:table-cell table:style-name="Table12.A2" office:value-type="string">
            <text:p text:style-name="Table_20_Contents">8-bit Unicode Transformation Format. Deprecated in FB 2.0.</text:p>
          </table:table-cell>
        </table:table-row>
        <table:table-row>
          <table:table-cell table:style-name="Table12.A2" office:value-type="string">
            <text:p text:style-name="P10">WIN1250</text:p>
          </table:table-cell>
          <table:table-cell table:style-name="Table12.A2" office:value-type="string">
            <text:p text:style-name="P10">Cp1250</text:p>
          </table:table-cell>
          <table:table-cell table:style-name="Table12.C2" office:value-type="float" office:value="1">
            <text:p text:style-name="P10">1</text:p>
          </table:table-cell>
          <table:table-cell table:style-name="Table12.A2" office:value-type="string">
            <text:p text:style-name="Table_20_Contents">Windows Eastern European</text:p>
          </table:table-cell>
        </table:table-row>
        <table:table-row>
          <table:table-cell table:style-name="Table12.A2" office:value-type="string">
            <text:p text:style-name="P10">WIN1251</text:p>
          </table:table-cell>
          <table:table-cell table:style-name="Table12.A2" office:value-type="string">
            <text:p text:style-name="P10">Cp1251</text:p>
          </table:table-cell>
          <table:table-cell table:style-name="Table12.C2" office:value-type="float" office:value="1">
            <text:p text:style-name="P10">1</text:p>
          </table:table-cell>
          <table:table-cell table:style-name="Table12.A2" office:value-type="string">
            <text:p text:style-name="Table_20_Contents">Windows Cyrillic</text:p>
          </table:table-cell>
        </table:table-row>
        <table:table-row>
          <table:table-cell table:style-name="Table12.A2" office:value-type="string">
            <text:p text:style-name="P10">WIN1252</text:p>
          </table:table-cell>
          <table:table-cell table:style-name="Table12.A2" office:value-type="string">
            <text:p text:style-name="P10">Cp1252</text:p>
          </table:table-cell>
          <table:table-cell table:style-name="Table12.C2" office:value-type="float" office:value="1">
            <text:p text:style-name="P10">1</text:p>
          </table:table-cell>
          <table:table-cell table:style-name="Table12.A2" office:value-type="string">
            <text:p text:style-name="Table_20_Contents">Windows Latin-1</text:p>
          </table:table-cell>
        </table:table-row>
        <text:soft-page-break/>
        <table:table-row>
          <table:table-cell table:style-name="Table12.A2" office:value-type="string">
            <text:p text:style-name="P10">WIN1253</text:p>
          </table:table-cell>
          <table:table-cell table:style-name="Table12.A2" office:value-type="string">
            <text:p text:style-name="P10">Cp1253</text:p>
          </table:table-cell>
          <table:table-cell table:style-name="Table12.C2" office:value-type="float" office:value="1">
            <text:p text:style-name="P10">1</text:p>
          </table:table-cell>
          <table:table-cell table:style-name="Table12.A2" office:value-type="string">
            <text:p text:style-name="Table_20_Contents">Windows Greek </text:p>
          </table:table-cell>
        </table:table-row>
        <table:table-row>
          <table:table-cell table:style-name="Table12.A2" office:value-type="string">
            <text:p text:style-name="P10">WIN1254</text:p>
          </table:table-cell>
          <table:table-cell table:style-name="Table12.A2" office:value-type="string">
            <text:p text:style-name="P10">Cp1254</text:p>
          </table:table-cell>
          <table:table-cell table:style-name="Table12.C2" office:value-type="float" office:value="1">
            <text:p text:style-name="P10">1</text:p>
          </table:table-cell>
          <table:table-cell table:style-name="Table12.A2" office:value-type="string">
            <text:p text:style-name="Table_20_Contents">Windows Turkish</text:p>
          </table:table-cell>
        </table:table-row>
        <table:table-row>
          <table:table-cell table:style-name="Table12.A2" office:value-type="string">
            <text:p text:style-name="P10">WIN1255</text:p>
          </table:table-cell>
          <table:table-cell table:style-name="Table12.A2" office:value-type="string">
            <text:p text:style-name="P10">Cp1255</text:p>
          </table:table-cell>
          <table:table-cell table:style-name="Table12.C2" office:value-type="float" office:value="1">
            <text:p text:style-name="P10">1</text:p>
          </table:table-cell>
          <table:table-cell table:style-name="Table12.A2" office:value-type="string">
            <text:p text:style-name="Table_20_Contents">-</text:p>
          </table:table-cell>
        </table:table-row>
        <table:table-row>
          <table:table-cell table:style-name="Table12.A2" office:value-type="string">
            <text:p text:style-name="P10">WIN1256</text:p>
          </table:table-cell>
          <table:table-cell table:style-name="Table12.A2" office:value-type="string">
            <text:p text:style-name="P10">Cp1256</text:p>
          </table:table-cell>
          <table:table-cell table:style-name="Table12.C2" office:value-type="float" office:value="1">
            <text:p text:style-name="P10">1</text:p>
          </table:table-cell>
          <table:table-cell table:style-name="Table12.A2" office:value-type="string">
            <text:p text:style-name="Table_20_Contents">-</text:p>
          </table:table-cell>
        </table:table-row>
        <table:table-row>
          <table:table-cell table:style-name="Table12.A2" office:value-type="string">
            <text:p text:style-name="P10">WIN1257</text:p>
          </table:table-cell>
          <table:table-cell table:style-name="Table12.A2" office:value-type="string">
            <text:p text:style-name="P10">Cp1257</text:p>
          </table:table-cell>
          <table:table-cell table:style-name="Table12.C2" office:value-type="float" office:value="1">
            <text:p text:style-name="P10">1</text:p>
          </table:table-cell>
          <table:table-cell table:style-name="Table12.A2" office:value-type="string">
            <text:p text:style-name="Table_20_Contents">-</text:p>
          </table:table-cell>
        </table:table-row>
        <table:table-row>
          <table:table-cell table:style-name="Table12.A2" office:value-type="string">
            <text:p text:style-name="P10">UTF8</text:p>
          </table:table-cell>
          <table:table-cell table:style-name="Table12.A2" office:value-type="string">
            <text:p text:style-name="P10">UTF-8</text:p>
          </table:table-cell>
          <table:table-cell table:style-name="Table12.A2" office:value-type="string">
            <text:p text:style-name="P10">4</text:p>
          </table:table-cell>
          <table:table-cell table:style-name="Table12.A2" office:value-type="string">
            <text:p text:style-name="Table_20_Contents">8-bit Unicode Transformation Format. Recommended since Firebird 2.0.</text:p>
          </table:table-cell>
        </table:table-row>
      </table:table>
      <text:p text:style-name="Text_20_body"/>
      <text:list xml:id="list212016564171168" text:continue-list="list212016506144995" text:style-name="Numbering_20_2">
        <text:list-item>
          <text:list>
            <text:list-item>
              <text:h text:style-name="P28" text:outline-level="2"><text:bookmark-start text:name="__RefHeading__8936_2139204403"/>Supported JDBC Scalar Functions<text:bookmark-end text:name="__RefHeading__8936_2139204403"/></text:h>
            </text:list-item>
          </text:list>
        </text:list-item>
      </text:list>
      <text:p text:style-name="Text_20_body">The JDBC API supports the escaped syntax for numeric, string, time, date, system and conversion functions. Jaybird will try to provide an equivalent of the JDBC function using the built-in capabilities of the Firebird database. When no equivalent is available, Jaybird will pass the function call “as is” to the database assuming that it contains all necessary UDF declarations .</text:p>
      <text:p text:style-name="Text_20_body">Not all functions described in the JDBC specification have corresponding built-in functions in Firebird, but are available in the standard UDF library <text:span text:style-name="Source_20_Text">ib_udf</text:span><text:note text:id="ftn18" text:note-class="footnote"><text:note-citation>18</text:note-citation><text:note-body><text:p text:style-name="Footnote">On Windows platform it is represented by the <text:span text:style-name="Source_20_Text"><text:span text:style-name="T11">ib_udf.dll</text:span></text:span>, on Linux it is represented by the <text:span text:style-name="Source_20_Text"><text:span text:style-name="T11">libib_udf.so</text:span></text:span>.</text:p></text:note-body></text:note> shipped with Firebird. Jaybird provides a connection parameter <text:span text:style-name="Source_20_Text">use_standard_udf</text:span> telling the driver to assume that functions from that UDF are available in the database. In this case Jaybird will convert all JDBC function calls into the corresponding calls of the UDF functions.</text:p>
      <text:p text:style-name="Text_20_body">Below you will find the list of JDBC functions and whether they have a corresponding equivalent in the “built-in” and in the “UDF” modes.</text:p>
      <text:h text:style-name="P25" text:outline-level="3"><text:bookmark-start text:name="__RefHeading__9868_2139204403"/>Numeric Functions<text:bookmark-end text:name="__RefHeading__9868_2139204403"/></text:h>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JDBC</text:p>
            </table:table-cell>
            <table:table-cell table:number-columns-spanned="2">
              <table:table table:is-sub-table="true">
                <table:table-column table:style-name="Table13.B"/>
                <table:table-column table:style-name="Table13.C"/>
                <table:table-row>
                  <table:table-cell table:style-name="Table13.A1" table:number-columns-spanned="2" office:value-type="string">
                    <text:p text:style-name="Table_20_Heading">Jaybird</text:p>
                  </table:table-cell>
                  <table:covered-table-cell/>
                </table:table-row>
                <table:table-row>
                  <table:table-cell table:style-name="Table13.B1.1.2" office:value-type="string">
                    <text:p text:style-name="Table_20_Heading">built-in</text:p>
                  </table:table-cell>
                  <table:table-cell table:style-name="Table13.B1.1.2" office:value-type="string">
                    <text:p text:style-name="Table_20_Heading">UDF mode</text:p>
                  </table:table-cell>
                </table:table-row>
              </table:table>
            </table:table-cell>
            <table:covered-table-cell/>
            <table:table-cell table:style-name="Table13.D1" office:value-type="string">
              <text:p text:style-name="Table_20_Heading">Description</text:p>
            </table:table-cell>
          </table:table-row>
        </table:table-header-rows>
        <table:table-row>
          <table:table-cell table:style-name="Table13.B1.1.2" office:value-type="string">
            <text:p text:style-name="P8"><text:span text:style-name="Source_20_Text">ABS(number)</text:span></text:p>
          </table:table-cell>
          <table:table-cell table:style-name="Table13.B1.1.2" office:value-type="string">
            <text:p text:style-name="P12">m</text:p>
          </table:table-cell>
          <table:table-cell table:style-name="Table13.B1.1.2" office:value-type="string">
            <text:p text:style-name="P12">l</text:p>
          </table:table-cell>
          <table:table-cell table:style-name="Table13.D2" office:value-type="string">
            <text:p text:style-name="Table_20_Contents">Absolute value of <text:span text:style-name="Source_20_Text">number</text:span>.</text:p>
          </table:table-cell>
        </table:table-row>
        <table:table-row>
          <table:table-cell table:style-name="Table13.B1.1.2" office:value-type="string">
            <text:p text:style-name="P8"><text:span text:style-name="Source_20_Text">ACOS(float)</text:span></text:p>
          </table:table-cell>
          <table:table-cell table:style-name="Table13.B1.1.2" office:value-type="string">
            <text:p text:style-name="P12">m</text:p>
          </table:table-cell>
          <table:table-cell table:style-name="Table13.B1.1.2" office:value-type="string">
            <text:p text:style-name="P12">l</text:p>
          </table:table-cell>
          <table:table-cell table:style-name="Table13.D2" office:value-type="string">
            <text:p text:style-name="Table_20_Contents">Arccosine, in radians, of <text:span text:style-name="Source_20_Text">float</text:span>.</text:p>
          </table:table-cell>
        </table:table-row>
        <table:table-row>
          <table:table-cell table:style-name="Table13.B1.1.2" office:value-type="string">
            <text:p text:style-name="P8"><text:span text:style-name="Source_20_Text">ASIN(float)</text:span></text:p>
          </table:table-cell>
          <table:table-cell table:style-name="Table13.B1.1.2" office:value-type="string">
            <text:p text:style-name="P12">m</text:p>
          </table:table-cell>
          <table:table-cell table:style-name="Table13.B1.1.2" office:value-type="string">
            <text:p text:style-name="P12">l</text:p>
          </table:table-cell>
          <table:table-cell table:style-name="Table13.D2" office:value-type="string">
            <text:p text:style-name="Table_20_Contents">Arcsine, in radians, of <text:span text:style-name="Source_20_Text">float</text:span>.</text:p>
          </table:table-cell>
        </table:table-row>
        <table:table-row>
          <table:table-cell table:style-name="Table13.B1.1.2" office:value-type="string">
            <text:p text:style-name="P8"><text:span text:style-name="Source_20_Text">ATAN(float)</text:span></text:p>
          </table:table-cell>
          <table:table-cell table:style-name="Table13.B1.1.2" office:value-type="string">
            <text:p text:style-name="P12">m</text:p>
          </table:table-cell>
          <table:table-cell table:style-name="Table13.B1.1.2" office:value-type="string">
            <text:p text:style-name="P12">l</text:p>
          </table:table-cell>
          <table:table-cell table:style-name="Table13.D2" office:value-type="string">
            <text:p text:style-name="Table_20_Contents">Arctangent, in radians, of <text:span text:style-name="Source_20_Text">float</text:span>.</text:p>
          </table:table-cell>
        </table:table-row>
        <table:table-row>
          <table:table-cell table:style-name="Table13.B1.1.2" office:value-type="string">
            <text:p text:style-name="P8"><text:span text:style-name="Source_20_Text">ATAN2(float1, float2)</text:span></text:p>
          </table:table-cell>
          <table:table-cell table:style-name="Table13.B1.1.2" office:value-type="string">
            <text:p text:style-name="P12">m</text:p>
          </table:table-cell>
          <table:table-cell table:style-name="Table13.B1.1.2" office:value-type="string">
            <text:p text:style-name="P12">l</text:p>
          </table:table-cell>
          <table:table-cell table:style-name="Table13.D2" office:value-type="string">
            <text:p text:style-name="Table_20_Contents">Arctangent, in radians, of <text:span text:style-name="Source_20_Text">float2</text:span> / <text:span text:style-name="Source_20_Text">float1</text:span>.</text:p>
          </table:table-cell>
        </table:table-row>
        <table:table-row>
          <table:table-cell table:style-name="Table13.B1.1.2" office:value-type="string">
            <text:p text:style-name="P8"><text:span text:style-name="Source_20_Text">CEILING(number)</text:span></text:p>
          </table:table-cell>
          <table:table-cell table:style-name="Table13.B1.1.2" office:value-type="string">
            <text:p text:style-name="P12">m</text:p>
          </table:table-cell>
          <table:table-cell table:style-name="Table13.B1.1.2" office:value-type="string">
            <text:p text:style-name="P12">l</text:p>
          </table:table-cell>
          <table:table-cell table:style-name="Table13.D2" office:value-type="string">
            <text:p text:style-name="Table_20_Contents">Smallest integer &gt;= <text:span text:style-name="Source_20_Text">number</text:span>.</text:p>
          </table:table-cell>
        </table:table-row>
        <table:table-row>
          <table:table-cell table:style-name="Table13.B1.1.2" office:value-type="string">
            <text:p text:style-name="P8"><text:span text:style-name="Source_20_Text">COS(float)</text:span></text:p>
          </table:table-cell>
          <table:table-cell table:style-name="Table13.B1.1.2" office:value-type="string">
            <text:p text:style-name="P12">m</text:p>
          </table:table-cell>
          <table:table-cell table:style-name="Table13.B1.1.2" office:value-type="string">
            <text:p text:style-name="P12">l</text:p>
          </table:table-cell>
          <table:table-cell table:style-name="Table13.D2" office:value-type="string">
            <text:p text:style-name="Table_20_Contents">Cosine of <text:span text:style-name="Source_20_Text">float</text:span> radians.</text:p>
          </table:table-cell>
        </table:table-row>
        <table:table-row>
          <table:table-cell table:style-name="Table13.B1.1.2" office:value-type="string">
            <text:p text:style-name="P8"><text:span text:style-name="Source_20_Text">COT(float)</text:span></text:p>
          </table:table-cell>
          <table:table-cell table:style-name="Table13.B1.1.2" office:value-type="string">
            <text:p text:style-name="P12">m</text:p>
          </table:table-cell>
          <table:table-cell table:style-name="Table13.B1.1.2" office:value-type="string">
            <text:p text:style-name="P12">l</text:p>
          </table:table-cell>
          <table:table-cell table:style-name="Table13.D2" office:value-type="string">
            <text:p text:style-name="Table_20_Contents">Cotangent of <text:span text:style-name="Source_20_Text">float</text:span> radians.</text:p>
          </table:table-cell>
        </table:table-row>
        <table:table-row>
          <table:table-cell table:style-name="Table13.B1.1.2" office:value-type="string">
            <text:p text:style-name="P8"><text:span text:style-name="Source_20_Text">DEGREES(number)</text:span></text:p>
          </table:table-cell>
          <table:table-cell table:style-name="Table13.B1.1.2" office:value-type="string">
            <text:p text:style-name="P12">m</text:p>
          </table:table-cell>
          <table:table-cell table:style-name="Table13.B1.1.2" office:value-type="string">
            <text:p text:style-name="P12">m</text:p>
          </table:table-cell>
          <table:table-cell table:style-name="Table13.D2" office:value-type="string">
            <text:p text:style-name="Table_20_Contents">Degrees in <text:span text:style-name="Source_20_Text">number</text:span> radians.</text:p>
          </table:table-cell>
        </table:table-row>
        <table:table-row>
          <table:table-cell table:style-name="Table13.B1.1.2" office:value-type="string">
            <text:p text:style-name="P8"><text:span text:style-name="Source_20_Text">EXP(float)</text:span></text:p>
          </table:table-cell>
          <table:table-cell table:style-name="Table13.B1.1.2" office:value-type="string">
            <text:p text:style-name="P12">m</text:p>
          </table:table-cell>
          <table:table-cell table:style-name="Table13.B1.1.2" office:value-type="string">
            <text:p text:style-name="P12">m</text:p>
          </table:table-cell>
          <table:table-cell table:style-name="Table13.D2" office:value-type="string">
            <text:p text:style-name="Table_20_Contents">Exponential function of <text:span text:style-name="Source_20_Text">float</text:span>.</text:p>
          </table:table-cell>
        </table:table-row>
        <table:table-row>
          <table:table-cell table:style-name="Table13.B1.1.2" office:value-type="string">
            <text:p text:style-name="P8"><text:span text:style-name="Source_20_Text">FLOOR(number)</text:span></text:p>
          </table:table-cell>
          <table:table-cell table:style-name="Table13.B1.1.2" office:value-type="string">
            <text:p text:style-name="P12">m</text:p>
          </table:table-cell>
          <table:table-cell table:style-name="Table13.B1.1.2" office:value-type="string">
            <text:p text:style-name="P12">l</text:p>
          </table:table-cell>
          <table:table-cell table:style-name="Table13.D2" office:value-type="string">
            <text:p text:style-name="Table_20_Contents">Largest integer &lt;= <text:span text:style-name="Source_20_Text">number</text:span>.</text:p>
          </table:table-cell>
        </table:table-row>
        <table:table-row>
          <table:table-cell table:style-name="Table13.B1.1.2" office:value-type="string">
            <text:p text:style-name="P8"><text:span text:style-name="Source_20_Text">LOG(float)</text:span></text:p>
          </table:table-cell>
          <table:table-cell table:style-name="Table13.B1.1.2" office:value-type="string">
            <text:p text:style-name="P12">m</text:p>
          </table:table-cell>
          <table:table-cell table:style-name="Table13.B1.1.2" office:value-type="string">
            <text:p text:style-name="P12">l</text:p>
          </table:table-cell>
          <table:table-cell table:style-name="Table13.D2" office:value-type="string">
            <text:p text:style-name="Table_20_Contents">Base e logarithm of <text:span text:style-name="Source_20_Text">float</text:span>. </text:p>
          </table:table-cell>
        </table:table-row>
        <table:table-row>
          <table:table-cell table:style-name="Table13.B1.1.2" office:value-type="string">
            <text:p text:style-name="P8"><text:span text:style-name="Source_20_Text">LOG10(float)</text:span></text:p>
          </table:table-cell>
          <table:table-cell table:style-name="Table13.B1.1.2" office:value-type="string">
            <text:p text:style-name="P12">m</text:p>
          </table:table-cell>
          <table:table-cell table:style-name="Table13.B1.1.2" office:value-type="string">
            <text:p text:style-name="P12">l</text:p>
          </table:table-cell>
          <table:table-cell table:style-name="Table13.D2" office:value-type="string">
            <text:p text:style-name="Table_20_Contents">Base 10 logarithm of <text:span text:style-name="Source_20_Text">float</text:span>.</text:p>
          </table:table-cell>
        </table:table-row>
        <table:table-row>
          <table:table-cell table:style-name="Table13.B1.1.2" office:value-type="string">
            <text:p text:style-name="P8"><text:span text:style-name="Source_20_Text">MOD(integer1, integer2) </text:span></text:p>
          </table:table-cell>
          <table:table-cell table:style-name="Table13.B1.1.2" office:value-type="string">
            <text:p text:style-name="P12">m</text:p>
          </table:table-cell>
          <table:table-cell table:style-name="Table13.B1.1.2" office:value-type="string">
            <text:p text:style-name="P12">l</text:p>
          </table:table-cell>
          <table:table-cell table:style-name="Table13.D2" office:value-type="string">
            <text:p text:style-name="Table_20_Contents">Remainder for <text:span text:style-name="Source_20_Text">integer1</text:span> / <text:span text:style-name="Source_20_Text">integer2</text:span>.</text:p>
          </table:table-cell>
        </table:table-row>
        <table:table-row>
          <table:table-cell table:style-name="Table13.B1.1.2" office:value-type="string">
            <text:p text:style-name="P8"><text:span text:style-name="Source_20_Text">PI()</text:span></text:p>
          </table:table-cell>
          <table:table-cell table:style-name="Table13.B1.1.2" office:value-type="string">
            <text:p text:style-name="P12">m</text:p>
          </table:table-cell>
          <table:table-cell table:style-name="Table13.B1.1.2" office:value-type="string">
            <text:p text:style-name="P12">l</text:p>
          </table:table-cell>
          <table:table-cell table:style-name="Table13.D2" office:value-type="string">
            <text:p text:style-name="Table_20_Contents">The constant pi.</text:p>
          </table:table-cell>
        </table:table-row>
        <table:table-row>
          <table:table-cell table:style-name="Table13.B1.1.2" office:value-type="string">
            <text:p text:style-name="P8"><text:span text:style-name="Source_20_Text">POWER(number, power)</text:span></text:p>
          </table:table-cell>
          <table:table-cell table:style-name="Table13.B1.1.2" office:value-type="string">
            <text:p text:style-name="P12">m</text:p>
          </table:table-cell>
          <table:table-cell table:style-name="Table13.B1.1.2" office:value-type="string">
            <text:p text:style-name="P12">m</text:p>
          </table:table-cell>
          <table:table-cell table:style-name="Table13.D2" office:value-type="string">
            <text:p text:style-name="Table_20_Contents"><text:span text:style-name="Source_20_Text">number</text:span> raised to (integer) <text:span text:style-name="Source_20_Text">power</text:span>.</text:p>
          </table:table-cell>
        </table:table-row>
        <table:table-row>
          <table:table-cell table:style-name="Table13.B1.1.2" office:value-type="string">
            <text:p text:style-name="P8"><text:span text:style-name="Source_20_Text">RADIANS(number)</text:span></text:p>
          </table:table-cell>
          <table:table-cell table:style-name="Table13.B1.1.2" office:value-type="string">
            <text:p text:style-name="P12">m</text:p>
          </table:table-cell>
          <table:table-cell table:style-name="Table13.B1.1.2" office:value-type="string">
            <text:p text:style-name="P12">m</text:p>
          </table:table-cell>
          <table:table-cell table:style-name="Table13.D2" office:value-type="string">
            <text:p text:style-name="Table_20_Contents">Radians in <text:span text:style-name="Source_20_Text">number</text:span> degrees.</text:p>
          </table:table-cell>
        </table:table-row>
        <table:table-row>
          <table:table-cell table:style-name="Table13.B1.1.2" office:value-type="string">
            <text:p text:style-name="P8"><text:span text:style-name="Source_20_Text">RAND(integer)</text:span></text:p>
          </table:table-cell>
          <table:table-cell table:style-name="Table13.B1.1.2" office:value-type="string">
            <text:p text:style-name="P12">m</text:p>
          </table:table-cell>
          <table:table-cell table:style-name="Table13.B1.1.2" office:value-type="string">
            <text:p text:style-name="P10">RAND() <text:note text:id="ftn19" text:note-class="footnote"><text:note-citation>19</text:note-citation><text:note-body><text:p text:style-name="Footnote">Standard UDF library provides RAND() function taking no parameters. The random number generator is seeded by the current time. There is no function where the seed can be specified.</text:p></text:note-body></text:note></text:p>
          </table:table-cell>
          <table:table-cell table:style-name="Table13.D2" office:value-type="string">
            <text:p text:style-name="Table_20_Contents">Random floating point for seed <text:span text:style-name="Source_20_Text">integer</text:span>.</text:p>
          </table:table-cell>
        </table:table-row>
        <table:table-row>
          <table:table-cell table:style-name="Table13.B1.1.2" office:value-type="string">
            <text:p text:style-name="P8"><text:span text:style-name="Source_20_Text">ROUND(number, places)</text:span></text:p>
          </table:table-cell>
          <table:table-cell table:style-name="Table13.B1.1.2" office:value-type="string">
            <text:p text:style-name="P12">m</text:p>
          </table:table-cell>
          <table:table-cell table:style-name="Table13.B1.1.2" office:value-type="string">
            <text:p text:style-name="P12">m</text:p>
          </table:table-cell>
          <table:table-cell table:style-name="Table13.D2" office:value-type="string">
            <text:p text:style-name="Table_20_Contents"><text:span text:style-name="Source_20_Text">number</text:span> rounded to <text:span text:style-name="Source_20_Text">places</text:span> places.</text:p>
          </table:table-cell>
        </table:table-row>
        <table:table-row>
          <table:table-cell table:style-name="Table13.B1.1.2" office:value-type="string">
            <text:p text:style-name="P8"><text:span text:style-name="Source_20_Text">SIGN(number)</text:span></text:p>
          </table:table-cell>
          <table:table-cell table:style-name="Table13.B1.1.2" office:value-type="string">
            <text:p text:style-name="P12">m</text:p>
          </table:table-cell>
          <table:table-cell table:style-name="Table13.B1.1.2" office:value-type="string">
            <text:p text:style-name="P12">m</text:p>
          </table:table-cell>
          <table:table-cell table:style-name="Table13.D2" office:value-type="string">
            <text:p text:style-name="Table_20_Contents">-1 to indicate <text:span text:style-name="Source_20_Text">number</text:span> is &lt; 0;</text:p>
            <text:p text:style-name="Table_20_Contents">0 to indicate <text:span text:style-name="Source_20_Text">number</text:span> is = 0;</text:p>
            <text:p text:style-name="Table_20_Contents">1 to indicate <text:span text:style-name="Source_20_Text">number</text:span> is &gt; 0.</text:p>
          </table:table-cell>
        </table:table-row>
        <table:table-row>
          <table:table-cell table:style-name="Table13.B1.1.2" office:value-type="string">
            <text:p text:style-name="P8"><text:span text:style-name="Source_20_Text">SIN(float)</text:span></text:p>
          </table:table-cell>
          <table:table-cell table:style-name="Table13.B1.1.2" office:value-type="string">
            <text:p text:style-name="P12">m</text:p>
          </table:table-cell>
          <table:table-cell table:style-name="Table13.B1.1.2" office:value-type="string">
            <text:p text:style-name="P12">l</text:p>
          </table:table-cell>
          <table:table-cell table:style-name="Table13.D2" office:value-type="string">
            <text:p text:style-name="Table_20_Contents">Sine of <text:span text:style-name="Source_20_Text">float</text:span> radians.</text:p>
          </table:table-cell>
        </table:table-row>
        <table:table-row>
          <table:table-cell table:style-name="Table13.B1.1.2" office:value-type="string">
            <text:p text:style-name="P8"><text:span text:style-name="Source_20_Text">SQRT(float)</text:span></text:p>
          </table:table-cell>
          <table:table-cell table:style-name="Table13.B1.1.2" office:value-type="string">
            <text:p text:style-name="P12">m</text:p>
          </table:table-cell>
          <table:table-cell table:style-name="Table13.B1.1.2" office:value-type="string">
            <text:p text:style-name="P12">l</text:p>
          </table:table-cell>
          <table:table-cell table:style-name="Table13.D2" office:value-type="string">
            <text:p text:style-name="Table_20_Contents">Square root of <text:span text:style-name="Source_20_Text">float</text:span>.</text:p>
          </table:table-cell>
        </table:table-row>
        <table:table-row>
          <table:table-cell table:style-name="Table13.B1.1.2" office:value-type="string">
            <text:p text:style-name="P8"><text:span text:style-name="Source_20_Text">TAN(float)</text:span></text:p>
          </table:table-cell>
          <table:table-cell table:style-name="Table13.B1.1.2" office:value-type="string">
            <text:p text:style-name="P12">m</text:p>
          </table:table-cell>
          <table:table-cell table:style-name="Table13.B1.1.2" office:value-type="string">
            <text:p text:style-name="P12">l</text:p>
          </table:table-cell>
          <table:table-cell table:style-name="Table13.D2" office:value-type="string">
            <text:p text:style-name="Table_20_Contents">Square root of <text:span text:style-name="Source_20_Text">float</text:span>.</text:p>
          </table:table-cell>
        </table:table-row>
        <table:table-row>
          <table:table-cell table:style-name="Table13.B1.1.2" office:value-type="string">
            <text:p text:style-name="P8"><text:span text:style-name="Source_20_Text">TRUNCATE(number, </text:span><text:soft-page-break/><text:span text:style-name="Source_20_Text">places)</text:span></text:p>
          </table:table-cell>
          <table:table-cell table:style-name="Table13.B1.1.2" office:value-type="string">
            <text:p text:style-name="P12">m</text:p>
          </table:table-cell>
          <table:table-cell table:style-name="Table13.B1.1.2" office:value-type="string">
            <text:p text:style-name="P12">m</text:p>
          </table:table-cell>
          <table:table-cell table:style-name="Table13.D2" office:value-type="string">
            <text:p text:style-name="Table_20_Contents"><text:span text:style-name="Source_20_Text">number</text:span> truncated to <text:span text:style-name="Source_20_Text">places</text:span> <text:soft-page-break/>places.</text:p>
          </table:table-cell>
        </table:table-row>
      </table:table>
      <text:p text:style-name="Legend"><text:span text:style-name="T13">Legend: </text:span><text:span text:style-name="T14">m</text:span> – not available in this mode; <text:span text:style-name="T14">l</text:span> – available in this mode.</text:p>
      <text:h text:style-name="Heading_20_3" text:outline-level="3"><text:bookmark-start text:name="__RefHeading__9870_2139204403"/>String Functions<text:bookmark-end text:name="__RefHeading__9870_2139204403"/></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JDBC</text:p>
            </table:table-cell>
            <table:table-cell table:number-columns-spanned="2">
              <table:table table:is-sub-table="true">
                <table:table-column table:style-name="Table14.B"/>
                <table:table-column table:style-name="Table14.C"/>
                <table:table-row>
                  <table:table-cell table:style-name="Table14.A1" table:number-columns-spanned="2" office:value-type="string">
                    <text:p text:style-name="Table_20_Heading">Jaybird</text:p>
                  </table:table-cell>
                  <table:covered-table-cell/>
                </table:table-row>
                <table:table-row>
                  <table:table-cell table:style-name="Table14.B1.1.2" office:value-type="string">
                    <text:p text:style-name="Table_20_Heading">built-in</text:p>
                  </table:table-cell>
                  <table:table-cell table:style-name="Table14.B1.1.2" office:value-type="string">
                    <text:p text:style-name="Table_20_Heading">UDF mode</text:p>
                  </table:table-cell>
                </table:table-row>
              </table:table>
            </table:table-cell>
            <table:covered-table-cell/>
            <table:table-cell table:style-name="Table14.D1" office:value-type="string">
              <text:p text:style-name="Table_20_Heading">Description</text:p>
            </table:table-cell>
          </table:table-row>
        </table:table-header-rows>
        <table:table-row>
          <table:table-cell table:style-name="Table14.B1.1.2" office:value-type="string">
            <text:p text:style-name="P10"><text:span text:style-name="Source_20_Text">ASCII(string)</text:span></text:p>
          </table:table-cell>
          <table:table-cell table:style-name="Table14.B1.1.2" office:value-type="string">
            <text:p text:style-name="P12">m</text:p>
          </table:table-cell>
          <table:table-cell table:style-name="Table14.B1.1.2" office:value-type="string">
            <text:p text:style-name="P12">l</text:p>
          </table:table-cell>
          <table:table-cell table:style-name="Table14.D2" office:value-type="string">
            <text:p text:style-name="Table_20_Contents">Integer representing the ASCII code value of the leftmost character in <text:span text:style-name="Source_20_Text">string</text:span>.</text:p>
          </table:table-cell>
        </table:table-row>
        <table:table-row>
          <table:table-cell table:style-name="Table14.B1.1.2" office:value-type="string">
            <text:p text:style-name="P10"><text:span text:style-name="Source_20_Text">CHAR(code)</text:span></text:p>
          </table:table-cell>
          <table:table-cell table:style-name="Table14.B1.1.2" office:value-type="string">
            <text:p text:style-name="P12">m</text:p>
          </table:table-cell>
          <table:table-cell table:style-name="Table14.B1.1.2" office:value-type="string">
            <text:p text:style-name="P12">l</text:p>
          </table:table-cell>
          <table:table-cell table:style-name="Table14.D2" office:value-type="string">
            <text:p text:style-name="Table_20_Contents">Character with ASCII code value <text:span text:style-name="Source_20_Text">code</text:span>, where code is between 0 and 255.</text:p>
          </table:table-cell>
        </table:table-row>
        <table:table-row>
          <table:table-cell table:style-name="Table14.B1.1.2" office:value-type="string">
            <text:p text:style-name="P10"><text:span text:style-name="Source_20_Text">CONCAT(strin1g, string2)</text:span></text:p>
          </table:table-cell>
          <table:table-cell table:style-name="Table14.B1.1.2" office:value-type="string">
            <text:p text:style-name="P12">l</text:p>
          </table:table-cell>
          <table:table-cell table:style-name="Table14.B1.1.2" office:value-type="string">
            <text:p text:style-name="P12">l</text:p>
          </table:table-cell>
          <table:table-cell table:style-name="Table14.D2" office:value-type="string">
            <text:p text:style-name="Table_20_Contents">Character string formed by appending <text:span text:style-name="Source_20_Text">string2</text:span> to <text:span text:style-name="Source_20_Text">string1</text:span>; if a string is null, the result is DBMS-dependent.</text:p>
          </table:table-cell>
        </table:table-row>
        <table:table-row>
          <table:table-cell table:style-name="Table14.B1.1.2" office:value-type="string">
            <text:p text:style-name="P10"><text:span text:style-name="Source_20_Text">DIFFERENCE(string1, string2)</text:span></text:p>
          </table:table-cell>
          <table:table-cell table:style-name="Table14.B1.1.2" office:value-type="string">
            <text:p text:style-name="P12">m</text:p>
          </table:table-cell>
          <table:table-cell table:style-name="Table14.B1.1.2" office:value-type="string">
            <text:p text:style-name="P12">m</text:p>
          </table:table-cell>
          <table:table-cell table:style-name="Table14.D2" office:value-type="string">
            <text:p text:style-name="Table_20_Contents">Integer indicating the difference between the values returned by the function SOUNDEX for <text:span text:style-name="Source_20_Text">string1</text:span> and <text:span text:style-name="Source_20_Text">string2</text:span>.</text:p>
          </table:table-cell>
        </table:table-row>
        <table:table-row>
          <table:table-cell table:style-name="Table14.B1.1.2" office:value-type="string">
            <text:p text:style-name="P10"><text:span text:style-name="Source_20_Text">INSERT(string1, start, length, string2)</text:span></text:p>
          </table:table-cell>
          <table:table-cell table:style-name="Table14.B1.1.2" office:value-type="string">
            <text:p text:style-name="P12">m</text:p>
          </table:table-cell>
          <table:table-cell table:style-name="Table14.B1.1.2" office:value-type="string">
            <text:p text:style-name="P12">m</text:p>
          </table:table-cell>
          <table:table-cell table:style-name="Table14.D2" office:value-type="string">
            <text:p text:style-name="Table_20_Contents">A character string formed by deleting length characters from <text:span text:style-name="Source_20_Text">string1</text:span> beginning at <text:span text:style-name="Source_20_Text">start</text:span>, and inserting string2 into string1 at start.</text:p>
          </table:table-cell>
        </table:table-row>
        <table:table-row>
          <table:table-cell table:style-name="Table14.B1.1.2" office:value-type="string">
            <text:p text:style-name="P10"><text:span text:style-name="Source_20_Text">LCASE(string)</text:span></text:p>
          </table:table-cell>
          <table:table-cell table:style-name="Table14.B1.1.2" office:value-type="string">
            <text:p text:style-name="P12">m</text:p>
          </table:table-cell>
          <table:table-cell table:style-name="Table14.B1.1.2" office:value-type="string">
            <text:p text:style-name="P12">l</text:p>
          </table:table-cell>
          <table:table-cell table:style-name="Table14.D2" office:value-type="string">
            <text:p text:style-name="Table_20_Contents">Converts all uppercase characters in <text:span text:style-name="Source_20_Text">string</text:span> to lowercase.</text:p>
          </table:table-cell>
        </table:table-row>
        <table:table-row>
          <table:table-cell table:style-name="Table14.B1.1.2" office:value-type="string">
            <text:p text:style-name="P10"><text:span text:style-name="Source_20_Text">LEFT(string, count)</text:span></text:p>
          </table:table-cell>
          <table:table-cell table:style-name="Table14.B1.1.2" office:value-type="string">
            <text:p text:style-name="P12">l</text:p>
          </table:table-cell>
          <table:table-cell table:style-name="Table14.B1.1.2" office:value-type="string">
            <text:p text:style-name="P12">l</text:p>
          </table:table-cell>
          <table:table-cell table:style-name="Table14.D2" office:value-type="string">
            <text:p text:style-name="Table_20_Contents">The <text:span text:style-name="Source_20_Text">count</text:span> leftmost characters from <text:span text:style-name="Source_20_Text">string</text:span>.</text:p>
          </table:table-cell>
        </table:table-row>
        <table:table-row>
          <table:table-cell table:style-name="Table14.B1.1.2" office:value-type="string">
            <text:p text:style-name="P10"><text:span text:style-name="Source_20_Text">LENGTH(string)</text:span></text:p>
          </table:table-cell>
          <table:table-cell table:style-name="Table14.B1.1.2" office:value-type="string">
            <text:p text:style-name="P12">m</text:p>
          </table:table-cell>
          <table:table-cell table:style-name="Table14.B1.1.2" office:value-type="string">
            <text:p text:style-name="P10"><text:span text:style-name="T14">l</text:span> <text:note text:id="ftn20" text:note-class="footnote"><text:note-citation>20</text:note-citation><text:note-body><text:p text:style-name="Footnote">The trailing <text:s/>blanks are also counted.</text:p></text:note-body></text:note></text:p>
          </table:table-cell>
          <table:table-cell table:style-name="Table14.D2" office:value-type="string">
            <text:p text:style-name="Table_20_Contents">Number of characters in <text:span text:style-name="Source_20_Text">string</text:span>, excluding trailing blanks.</text:p>
          </table:table-cell>
        </table:table-row>
        <table:table-row>
          <table:table-cell table:style-name="Table14.B1.1.2" office:value-type="string">
            <text:p text:style-name="P10"><text:span text:style-name="Source_20_Text">LOCATE(string1, string2[, start])</text:span></text:p>
          </table:table-cell>
          <table:table-cell table:style-name="Table14.B1.1.2" office:value-type="string">
            <text:p text:style-name="P12">m</text:p>
          </table:table-cell>
          <table:table-cell table:style-name="Table14.B1.1.2" office:value-type="string">
            <text:p text:style-name="P12">m</text:p>
          </table:table-cell>
          <table:table-cell table:style-name="Table14.D2" office:value-type="string">
            <text:p text:style-name="Table_20_Contents">Position in <text:span text:style-name="Source_20_Text">string2</text:span> of the first occurrence of <text:span text:style-name="Source_20_Text">string1</text:span>, searching from the beginning of <text:span text:style-name="Source_20_Text">string2</text:span>; if start is specified, the search begins from position <text:span text:style-name="Source_20_Text">start</text:span>. 0 is returned if <text:span text:style-name="Source_20_Text">string2</text:span> does not contain <text:span text:style-name="Source_20_Text">string1</text:span>. Position 1 is the first character in <text:span text:style-name="Source_20_Text">string2</text:span>.</text:p>
          </table:table-cell>
        </table:table-row>
        <table:table-row>
          <table:table-cell table:style-name="Table14.B1.1.2" office:value-type="string">
            <text:p text:style-name="P10"><text:span text:style-name="Source_20_Text">LTRIM(string)</text:span></text:p>
          </table:table-cell>
          <table:table-cell table:style-name="Table14.B1.1.2" office:value-type="string">
            <text:p text:style-name="P12">m</text:p>
          </table:table-cell>
          <table:table-cell table:style-name="Table14.B1.1.2" office:value-type="string">
            <text:p text:style-name="P12">l</text:p>
          </table:table-cell>
          <table:table-cell table:style-name="Table14.D2" office:value-type="string">
            <text:p text:style-name="Table_20_Contents">Characters of <text:span text:style-name="Source_20_Text">string</text:span> with leading blank spaces removed.</text:p>
          </table:table-cell>
        </table:table-row>
      </table:table>
      <text:p text:style-name="Legend"><text:span text:style-name="T13">Legend: </text:span><text:span text:style-name="T14">m</text:span> – not available in this mode; <text:span text:style-name="T14">l</text:span> – available in this mode.</text:p>
      <text:h text:style-name="Heading_20_3" text:outline-level="3"><text:bookmark-start text:name="__RefHeading__9872_2139204403"/><text:soft-page-break/>String Functions (continued)<text:bookmark-end text:name="__RefHeading__9872_2139204403"/></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Table_20_Heading">JDBC</text:p>
            </table:table-cell>
            <table:table-cell table:number-columns-spanned="2">
              <table:table table:is-sub-table="true">
                <table:table-column table:style-name="Table18.B"/>
                <table:table-column table:style-name="Table18.C"/>
                <table:table-row>
                  <table:table-cell table:style-name="Table18.A1" table:number-columns-spanned="2" office:value-type="string">
                    <text:p text:style-name="Table_20_Heading">Jaybird</text:p>
                  </table:table-cell>
                  <table:covered-table-cell/>
                </table:table-row>
                <table:table-row>
                  <table:table-cell table:style-name="Table18.B1.1.2" office:value-type="string">
                    <text:p text:style-name="Table_20_Heading">built-in</text:p>
                  </table:table-cell>
                  <table:table-cell table:style-name="Table18.B1.1.2" office:value-type="string">
                    <text:p text:style-name="Table_20_Heading">UDF mode</text:p>
                  </table:table-cell>
                </table:table-row>
              </table:table>
            </table:table-cell>
            <table:covered-table-cell/>
            <table:table-cell table:style-name="Table18.D1" office:value-type="string">
              <text:p text:style-name="Table_20_Heading">Description</text:p>
            </table:table-cell>
          </table:table-row>
        </table:table-header-rows>
        <table:table-row>
          <table:table-cell table:style-name="Table18.B1.1.2" office:value-type="string">
            <text:p text:style-name="P10"><text:span text:style-name="Source_20_Text">REPEAT(string, count)</text:span></text:p>
          </table:table-cell>
          <table:table-cell table:style-name="Table18.B1.1.2" office:value-type="string">
            <text:p text:style-name="P12">m</text:p>
          </table:table-cell>
          <table:table-cell table:style-name="Table18.B1.1.2" office:value-type="string">
            <text:p text:style-name="P12">m</text:p>
          </table:table-cell>
          <table:table-cell table:style-name="Table18.D2" office:value-type="string">
            <text:p text:style-name="Table_20_Contents">A character string formed by repeating <text:span text:style-name="Source_20_Text">string</text:span> <text:span text:style-name="Source_20_Text">count</text:span> times.</text:p>
          </table:table-cell>
        </table:table-row>
        <table:table-row>
          <table:table-cell table:style-name="Table18.B1.1.2" office:value-type="string">
            <text:p text:style-name="P10"><text:span text:style-name="Source_20_Text">REPLACE(string1, string2, string3)</text:span></text:p>
          </table:table-cell>
          <table:table-cell table:style-name="Table18.B1.1.2" office:value-type="string">
            <text:p text:style-name="P12">m</text:p>
          </table:table-cell>
          <table:table-cell table:style-name="Table18.B1.1.2" office:value-type="string">
            <text:p text:style-name="P12">m</text:p>
          </table:table-cell>
          <table:table-cell table:style-name="Table18.D2" office:value-type="string">
            <text:p text:style-name="Table_20_Contents">Replaces all occurrences of <text:span text:style-name="Source_20_Text">string2</text:span> in <text:span text:style-name="Source_20_Text">string1</text:span> with <text:span text:style-name="Source_20_Text">string3</text:span>.</text:p>
          </table:table-cell>
        </table:table-row>
        <table:table-row>
          <table:table-cell table:style-name="Table18.B1.1.2" office:value-type="string">
            <text:p text:style-name="P10"><text:span text:style-name="Source_20_Text">RIGHT(string, count)</text:span></text:p>
          </table:table-cell>
          <table:table-cell table:style-name="Table18.B1.1.2" office:value-type="string">
            <text:p text:style-name="P12">m</text:p>
          </table:table-cell>
          <table:table-cell table:style-name="Table18.B1.1.2" office:value-type="string">
            <text:p text:style-name="P12">m</text:p>
          </table:table-cell>
          <table:table-cell table:style-name="Table18.D2" office:value-type="string">
            <text:p text:style-name="Table_20_Contents">The <text:span text:style-name="Source_20_Text">count</text:span> rightmost characters in <text:span text:style-name="Source_20_Text">string</text:span>.</text:p>
          </table:table-cell>
        </table:table-row>
        <table:table-row>
          <table:table-cell table:style-name="Table18.B1.1.2" office:value-type="string">
            <text:p text:style-name="P10"><text:span text:style-name="Source_20_Text">RTRIM(string)</text:span></text:p>
          </table:table-cell>
          <table:table-cell table:style-name="Table18.B1.1.2" office:value-type="string">
            <text:p text:style-name="P12">m</text:p>
          </table:table-cell>
          <table:table-cell table:style-name="Table18.B1.1.2" office:value-type="string">
            <text:p text:style-name="P12">l</text:p>
          </table:table-cell>
          <table:table-cell table:style-name="Table18.D2" office:value-type="string">
            <text:p text:style-name="Table_20_Contents">The characters of <text:span text:style-name="Source_20_Text">string</text:span> with no trailing blanks.</text:p>
          </table:table-cell>
        </table:table-row>
        <table:table-row>
          <table:table-cell table:style-name="Table18.B1.1.2" office:value-type="string">
            <text:p text:style-name="P10"><text:span text:style-name="Source_20_Text">SOUNDEX(string)</text:span></text:p>
          </table:table-cell>
          <table:table-cell table:style-name="Table18.B1.1.2" office:value-type="string">
            <text:p text:style-name="P12">m</text:p>
          </table:table-cell>
          <table:table-cell table:style-name="Table18.B1.1.2" office:value-type="string">
            <text:p text:style-name="P12">m</text:p>
          </table:table-cell>
          <table:table-cell table:style-name="Table18.D2" office:value-type="string">
            <text:p text:style-name="Table_20_Contents">A character string, which is data source-dependent, representing the sound of the words in <text:span text:style-name="Source_20_Text">string</text:span>; this could be a four-digit SOUNDEX code, a phonetic representation of each word, etc.</text:p>
          </table:table-cell>
        </table:table-row>
        <table:table-row>
          <table:table-cell table:style-name="Table18.B1.1.2" office:value-type="string">
            <text:p text:style-name="P10"><text:span text:style-name="Source_20_Text">SPACE(count)</text:span></text:p>
          </table:table-cell>
          <table:table-cell table:style-name="Table18.B1.1.2" office:value-type="string">
            <text:p text:style-name="P12">m</text:p>
          </table:table-cell>
          <table:table-cell table:style-name="Table18.B1.1.2" office:value-type="string">
            <text:p text:style-name="P12">m</text:p>
          </table:table-cell>
          <table:table-cell table:style-name="Table18.D2" office:value-type="string">
            <text:p text:style-name="Table_20_Contents">A character string consisting of <text:span text:style-name="Source_20_Text">count</text:span> spaces.</text:p>
          </table:table-cell>
        </table:table-row>
        <table:table-row>
          <table:table-cell table:style-name="Table18.B1.1.2" office:value-type="string">
            <text:p text:style-name="P10"><text:span text:style-name="Source_20_Text">SUBSTRING(string, start, length)</text:span></text:p>
          </table:table-cell>
          <table:table-cell table:style-name="Table18.B1.1.2" office:value-type="string">
            <text:p text:style-name="P12">l</text:p>
          </table:table-cell>
          <table:table-cell table:style-name="Table18.B1.1.2" office:value-type="string">
            <text:p text:style-name="P12">l</text:p>
          </table:table-cell>
          <table:table-cell table:style-name="Table18.D2" office:value-type="string">
            <text:p text:style-name="Table_20_Contents">A character string formed by extracting <text:span text:style-name="Source_20_Text">length</text:span> characters from <text:span text:style-name="Source_20_Text">string</text:span> beginning at <text:span text:style-name="Source_20_Text">start</text:span>.</text:p>
          </table:table-cell>
        </table:table-row>
        <table:table-row>
          <table:table-cell table:style-name="Table18.B1.1.2" office:value-type="string">
            <text:p text:style-name="P10"><text:span text:style-name="Source_20_Text">UCASE(string)</text:span></text:p>
          </table:table-cell>
          <table:table-cell table:style-name="Table18.B1.1.2" office:value-type="string">
            <text:p text:style-name="P12">l</text:p>
          </table:table-cell>
          <table:table-cell table:style-name="Table18.B1.1.2" office:value-type="string">
            <text:p text:style-name="P12">l</text:p>
          </table:table-cell>
          <table:table-cell table:style-name="Table18.D2" office:value-type="string">
            <text:p text:style-name="Table_20_Contents">Converts all lowercase characters in <text:span text:style-name="Source_20_Text">string</text:span> to uppercase.</text:p>
          </table:table-cell>
        </table:table-row>
      </table:table>
      <text:p text:style-name="Legend"><text:span text:style-name="T13">Legend: </text:span><text:span text:style-name="T14">m</text:span> – not available in this mode; <text:span text:style-name="T14">l</text:span> – available in this mode.</text:p>
      <text:h text:style-name="P25" text:outline-level="3"><text:bookmark-start text:name="__RefHeading__9874_2139204403"/>Time and Date Functions<text:bookmark-end text:name="__RefHeading__9874_2139204403"/></text:h>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JDBC</text:p>
            </table:table-cell>
            <table:table-cell table:number-columns-spanned="2">
              <table:table table:is-sub-table="true">
                <table:table-column table:style-name="Table15.B"/>
                <table:table-column table:style-name="Table15.C"/>
                <table:table-row>
                  <table:table-cell table:style-name="Table15.A1" table:number-columns-spanned="2" office:value-type="string">
                    <text:p text:style-name="Table_20_Heading">Jaybird</text:p>
                  </table:table-cell>
                  <table:covered-table-cell/>
                </table:table-row>
                <table:table-row>
                  <table:table-cell table:style-name="Table15.B1.1.2" office:value-type="string">
                    <text:p text:style-name="Table_20_Heading">built-in</text:p>
                  </table:table-cell>
                  <table:table-cell table:style-name="Table15.B1.1.2" office:value-type="string">
                    <text:p text:style-name="Table_20_Heading">UDF mode</text:p>
                  </table:table-cell>
                </table:table-row>
              </table:table>
            </table:table-cell>
            <table:covered-table-cell/>
            <table:table-cell table:style-name="Table15.D1" office:value-type="string">
              <text:p text:style-name="Table_20_Heading">Description</text:p>
            </table:table-cell>
          </table:table-row>
        </table:table-header-rows>
        <table:table-row>
          <table:table-cell table:style-name="Table15.B1.1.2" office:value-type="string">
            <text:p text:style-name="P10"><text:span text:style-name="Source_20_Text">CURDATE()</text:span></text:p>
          </table:table-cell>
          <table:table-cell table:style-name="Table15.B1.1.2" office:value-type="string">
            <text:p text:style-name="P12">l</text:p>
          </table:table-cell>
          <table:table-cell table:style-name="Table15.B1.1.2" office:value-type="string">
            <text:p text:style-name="P12">l</text:p>
          </table:table-cell>
          <table:table-cell table:style-name="Table15.D2" office:value-type="string">
            <text:p text:style-name="Table_20_Contents">The current date as a date value.</text:p>
          </table:table-cell>
        </table:table-row>
        <table:table-row>
          <table:table-cell table:style-name="Table15.B1.1.2" office:value-type="string">
            <text:p text:style-name="P10"><text:span text:style-name="Source_20_Text">CURTIME()</text:span></text:p>
          </table:table-cell>
          <table:table-cell table:style-name="Table15.B1.1.2" office:value-type="string">
            <text:p text:style-name="P12">l</text:p>
          </table:table-cell>
          <table:table-cell table:style-name="Table15.B1.1.2" office:value-type="string">
            <text:p text:style-name="P12">l</text:p>
          </table:table-cell>
          <table:table-cell table:style-name="Table15.D2" office:value-type="string">
            <text:p text:style-name="Table_20_Contents">The current local time as a time value.</text:p>
          </table:table-cell>
        </table:table-row>
        <table:table-row>
          <table:table-cell table:style-name="Table15.B1.1.2" office:value-type="string">
            <text:p text:style-name="P10"><text:span text:style-name="Source_20_Text">DAYNAME(date)</text:span></text:p>
          </table:table-cell>
          <table:table-cell table:style-name="Table15.B1.1.2" office:value-type="string">
            <text:p text:style-name="P12">m</text:p>
          </table:table-cell>
          <table:table-cell table:style-name="Table15.B1.1.2" office:value-type="string">
            <text:p text:style-name="P12">m</text:p>
          </table:table-cell>
          <table:table-cell table:style-name="Table15.D2" office:value-type="string">
            <text:p text:style-name="Table_20_Contents">A character string representing the day component of <text:span text:style-name="Source_20_Text">date</text:span>; the name for the day is specific to the data source.</text:p>
          </table:table-cell>
        </table:table-row>
        <table:table-row>
          <table:table-cell table:style-name="Table15.B1.1.2" office:value-type="string">
            <text:p text:style-name="P10"><text:span text:style-name="Source_20_Text">DAYOFMONTH(date)</text:span></text:p>
          </table:table-cell>
          <table:table-cell table:style-name="Table15.B1.1.2" office:value-type="string">
            <text:p text:style-name="P12">l</text:p>
          </table:table-cell>
          <table:table-cell table:style-name="Table15.B1.1.2" office:value-type="string">
            <text:p text:style-name="P12">l</text:p>
          </table:table-cell>
          <table:table-cell table:style-name="Table15.D2" office:value-type="string">
            <text:p text:style-name="Table_20_Contents">An integer from 1 to 31 representing the day of the month in <text:span text:style-name="Source_20_Text">date</text:span>.</text:p>
          </table:table-cell>
        </table:table-row>
        <table:table-row>
          <table:table-cell table:style-name="Table15.B1.1.2" office:value-type="string">
            <text:p text:style-name="P10"><text:span text:style-name="Source_20_Text">DAYOFWEEK(date)</text:span></text:p>
          </table:table-cell>
          <table:table-cell table:style-name="Table15.B1.1.2" office:value-type="string">
            <text:p text:style-name="P12">m</text:p>
          </table:table-cell>
          <table:table-cell table:style-name="Table15.B1.1.2" office:value-type="string">
            <text:p text:style-name="P12">m</text:p>
          </table:table-cell>
          <table:table-cell table:style-name="Table15.D2" office:value-type="string">
            <text:p text:style-name="Table_20_Contents">An integer from 1 to 7 representing the day of the week in <text:span text:style-name="Source_20_Text">date</text:span>; 1 represents Sunday.</text:p>
          </table:table-cell>
        </table:table-row>
        <table:table-row>
          <table:table-cell table:style-name="Table15.B1.1.2" office:value-type="string">
            <text:p text:style-name="P10"><text:span text:style-name="Source_20_Text">DAYOFYEAR(date)</text:span></text:p>
          </table:table-cell>
          <table:table-cell table:style-name="Table15.B1.1.2" office:value-type="string">
            <text:p text:style-name="P12">m</text:p>
          </table:table-cell>
          <table:table-cell table:style-name="Table15.B1.1.2" office:value-type="string">
            <text:p text:style-name="P12">m</text:p>
          </table:table-cell>
          <table:table-cell table:style-name="Table15.D2" office:value-type="string">
            <text:p text:style-name="Table_20_Contents">An integer from 1 to 366 representing the day of the year in <text:span text:style-name="Source_20_Text">date</text:span>.</text:p>
          </table:table-cell>
        </table:table-row>
        <table:table-row>
          <table:table-cell table:style-name="Table15.B1.1.2" office:value-type="string">
            <text:p text:style-name="P10"><text:span text:style-name="Source_20_Text">HOUR(time)</text:span></text:p>
          </table:table-cell>
          <table:table-cell table:style-name="Table15.B1.1.2" office:value-type="string">
            <text:p text:style-name="P12">l</text:p>
          </table:table-cell>
          <table:table-cell table:style-name="Table15.B1.1.2" office:value-type="string">
            <text:p text:style-name="P12">l</text:p>
          </table:table-cell>
          <table:table-cell table:style-name="Table15.D2" office:value-type="string">
            <text:p text:style-name="Table_20_Contents">An integer from 0 to 23 representing the hour component of <text:span text:style-name="Source_20_Text">time</text:span>.</text:p>
          </table:table-cell>
        </table:table-row>
        <table:table-row>
          <table:table-cell table:style-name="Table15.B1.1.2" office:value-type="string">
            <text:p text:style-name="P10"><text:span text:style-name="Source_20_Text">MINUTE(time)</text:span></text:p>
          </table:table-cell>
          <table:table-cell table:style-name="Table15.B1.1.2" office:value-type="string">
            <text:p text:style-name="P12">l</text:p>
          </table:table-cell>
          <table:table-cell table:style-name="Table15.B1.1.2" office:value-type="string">
            <text:p text:style-name="P12">l</text:p>
          </table:table-cell>
          <table:table-cell table:style-name="Table15.D2" office:value-type="string">
            <text:p text:style-name="Table_20_Contents">An integer from 0 to 59 representing the minute component of <text:span text:style-name="Source_20_Text">time</text:span>.</text:p>
          </table:table-cell>
        </table:table-row>
        <table:table-row>
          <table:table-cell table:style-name="Table15.B1.1.2" office:value-type="string">
            <text:p text:style-name="P10"><text:span text:style-name="Source_20_Text">MONTH(date)</text:span></text:p>
          </table:table-cell>
          <table:table-cell table:style-name="Table15.B1.1.2" office:value-type="string">
            <text:p text:style-name="P12">l</text:p>
          </table:table-cell>
          <table:table-cell table:style-name="Table15.B1.1.2" office:value-type="string">
            <text:p text:style-name="P12">l</text:p>
          </table:table-cell>
          <table:table-cell table:style-name="Table15.D2" office:value-type="string">
            <text:p text:style-name="Table_20_Contents">An integer from 1 to 12 representing the month component of <text:span text:style-name="Source_20_Text">date</text:span>.</text:p>
          </table:table-cell>
        </table:table-row>
        <table:table-row>
          <table:table-cell table:style-name="Table15.B1.1.2" office:value-type="string">
            <text:p text:style-name="P10"><text:span text:style-name="Source_20_Text">MONTHNAME(date)</text:span></text:p>
          </table:table-cell>
          <table:table-cell table:style-name="Table15.B1.1.2" office:value-type="string">
            <text:p text:style-name="P12">m</text:p>
          </table:table-cell>
          <table:table-cell table:style-name="Table15.B1.1.2" office:value-type="string">
            <text:p text:style-name="P12">m</text:p>
          </table:table-cell>
          <table:table-cell table:style-name="Table15.D2" office:value-type="string">
            <text:p text:style-name="Table_20_Contents">A character string representing the month component of <text:span text:style-name="Source_20_Text">date</text:span>; the name for the month is specific to the data source.</text:p>
          </table:table-cell>
        </table:table-row>
        <table:table-row>
          <table:table-cell table:style-name="Table15.B1.1.2" office:value-type="string">
            <text:p text:style-name="P10"><text:span text:style-name="Source_20_Text">NOW()</text:span></text:p>
          </table:table-cell>
          <table:table-cell table:style-name="Table15.B1.1.2" office:value-type="string">
            <text:p text:style-name="P12">l</text:p>
          </table:table-cell>
          <table:table-cell table:style-name="Table15.B1.1.2" office:value-type="string">
            <text:p text:style-name="P12">l</text:p>
          </table:table-cell>
          <table:table-cell table:style-name="Table15.D2" office:value-type="string">
            <text:p text:style-name="Table_20_Contents">A timestamp value representing the current date and time.</text:p>
          </table:table-cell>
        </table:table-row>
        <table:table-row>
          <table:table-cell table:style-name="Table15.B1.1.2" office:value-type="string">
            <text:p text:style-name="P10"><text:span text:style-name="Source_20_Text">QUARTER(date)</text:span></text:p>
          </table:table-cell>
          <table:table-cell table:style-name="Table15.B1.1.2" office:value-type="string">
            <text:p text:style-name="P12">m</text:p>
          </table:table-cell>
          <table:table-cell table:style-name="Table15.B1.1.2" office:value-type="string">
            <text:p text:style-name="P12">m</text:p>
          </table:table-cell>
          <table:table-cell table:style-name="Table15.D2" office:value-type="string">
            <text:p text:style-name="Table_20_Contents">An integer from 1 to 4 representing the quarter in <text:span text:style-name="Source_20_Text">date</text:span>; 1 represents January 1 through March 31.</text:p>
          </table:table-cell>
        </table:table-row>
      </table:table>
      <text:p text:style-name="Legend"><text:span text:style-name="T13">Legend: </text:span><text:span text:style-name="T14">m</text:span> – not available in this mode; <text:span text:style-name="T14">l</text:span> – available in this mode.</text:p>
      <text:h text:style-name="Heading_20_3" text:outline-level="3"><text:bookmark-start text:name="__RefHeading__9876_2139204403"/>Time and Date Functions (continued)<text:bookmark-end text:name="__RefHeading__9876_2139204403"/></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JDBC</text:p>
            </table:table-cell>
            <table:table-cell table:number-columns-spanned="2">
              <table:table table:is-sub-table="true">
                <table:table-column table:style-name="Table19.B"/>
                <table:table-column table:style-name="Table19.C"/>
                <table:table-row>
                  <table:table-cell table:style-name="Table19.A1" table:number-columns-spanned="2" office:value-type="string">
                    <text:p text:style-name="Table_20_Heading">Jaybird</text:p>
                  </table:table-cell>
                  <table:covered-table-cell/>
                </table:table-row>
                <table:table-row>
                  <table:table-cell table:style-name="Table19.B1.1.2" office:value-type="string">
                    <text:p text:style-name="Table_20_Heading">built-in</text:p>
                  </table:table-cell>
                  <table:table-cell table:style-name="Table19.B1.1.2" office:value-type="string">
                    <text:p text:style-name="Table_20_Heading">UDF mode</text:p>
                  </table:table-cell>
                </table:table-row>
              </table:table>
            </table:table-cell>
            <table:covered-table-cell/>
            <table:table-cell table:style-name="Table19.D1" office:value-type="string">
              <text:p text:style-name="Table_20_Heading">Description</text:p>
            </table:table-cell>
          </table:table-row>
        </table:table-header-rows>
        <table:table-row>
          <table:table-cell table:style-name="Table19.B1.1.2" office:value-type="string">
            <text:p text:style-name="P10"><text:span text:style-name="Source_20_Text">SECOND(time)</text:span></text:p>
          </table:table-cell>
          <table:table-cell table:style-name="Table19.B1.1.2" office:value-type="string">
            <text:p text:style-name="P12">l</text:p>
          </table:table-cell>
          <table:table-cell table:style-name="Table19.B1.1.2" office:value-type="string">
            <text:p text:style-name="P12">l</text:p>
          </table:table-cell>
          <table:table-cell table:style-name="Table19.D2" office:value-type="string">
            <text:p text:style-name="Table_20_Contents">An integer from 0 to 59 representing the second component of <text:span text:style-name="Source_20_Text">time</text:span>.</text:p>
          </table:table-cell>
        </table:table-row>
        <table:table-row>
          <table:table-cell table:style-name="Table19.B1.1.2" office:value-type="string">
            <text:p text:style-name="P10"><text:span text:style-name="Source_20_Text">TIMESTAMPADD(interval, count, </text:span><text:soft-page-break/><text:span text:style-name="Source_20_Text">timestamp)</text:span></text:p>
          </table:table-cell>
          <table:table-cell table:style-name="Table19.B1.1.2" office:value-type="string">
            <text:p text:style-name="P12">m</text:p>
          </table:table-cell>
          <table:table-cell table:style-name="Table19.B1.1.2" office:value-type="string">
            <text:p text:style-name="P12">m</text:p>
          </table:table-cell>
          <table:table-cell table:style-name="Table19.D2" office:value-type="string">
            <text:p text:style-name="Table_20_Contents">A <text:span text:style-name="Source_20_Text">timestamp</text:span> calculated by adding <text:span text:style-name="Source_20_Text">count</text:span> number of interval(s) to <text:soft-page-break/><text:span text:style-name="Source_20_Text">timestamp</text:span>.</text:p>
          </table:table-cell>
        </table:table-row>
        <table:table-row>
          <table:table-cell table:style-name="Table19.B1.1.2" office:value-type="string">
            <text:p text:style-name="P10"><text:span text:style-name="Source_20_Text">TIMESTAMPDIFF(interval, timestamp1, timestamp2)</text:span></text:p>
          </table:table-cell>
          <table:table-cell table:style-name="Table19.B1.1.2" office:value-type="string">
            <text:p text:style-name="P12">m</text:p>
          </table:table-cell>
          <table:table-cell table:style-name="Table19.B1.1.2" office:value-type="string">
            <text:p text:style-name="P12">m</text:p>
          </table:table-cell>
          <table:table-cell table:style-name="Table19.D2" office:value-type="string">
            <text:p text:style-name="Table_20_Contents">An integer representing the number of <text:span text:style-name="Source_20_Text">interval</text:span> by which <text:span text:style-name="Source_20_Text">timestamp2</text:span> is greater than <text:span text:style-name="Source_20_Text">timestamp1</text:span>.</text:p>
          </table:table-cell>
        </table:table-row>
        <table:table-row>
          <table:table-cell table:style-name="Table19.B1.1.2" office:value-type="string">
            <text:p text:style-name="P10"><text:span text:style-name="Source_20_Text">WEEK(date)</text:span></text:p>
          </table:table-cell>
          <table:table-cell table:style-name="Table19.B1.1.2" office:value-type="string">
            <text:p text:style-name="P12">l</text:p>
          </table:table-cell>
          <table:table-cell table:style-name="Table19.B1.1.2" office:value-type="string">
            <text:p text:style-name="P12">l</text:p>
          </table:table-cell>
          <table:table-cell table:style-name="Table19.D2" office:value-type="string">
            <text:p text:style-name="Table_20_Contents">An integer from 1 to 53 representing the week of the year in date.</text:p>
          </table:table-cell>
        </table:table-row>
        <table:table-row>
          <table:table-cell table:style-name="Table19.B1.1.2" office:value-type="string">
            <text:p text:style-name="P10"><text:span text:style-name="Source_20_Text">YEAR(date)</text:span></text:p>
          </table:table-cell>
          <table:table-cell table:style-name="Table19.B1.1.2" office:value-type="string">
            <text:p text:style-name="P12">l</text:p>
          </table:table-cell>
          <table:table-cell table:style-name="Table19.B1.1.2" office:value-type="string">
            <text:p text:style-name="P12">l</text:p>
          </table:table-cell>
          <table:table-cell table:style-name="Table19.D2" office:value-type="string">
            <text:p text:style-name="Table_20_Contents">An integer representing the year component of <text:span text:style-name="Source_20_Text">date</text:span>.</text:p>
          </table:table-cell>
        </table:table-row>
      </table:table>
      <text:p text:style-name="Legend"><text:span text:style-name="T13">Legend: </text:span><text:span text:style-name="T14">m</text:span> – not available in this mode; <text:span text:style-name="T14">l</text:span> – available in this mode.</text:p>
      <text:h text:style-name="Heading_20_3" text:outline-level="3"><text:bookmark-start text:name="__RefHeading__9878_2139204403"/>System Functions<text:bookmark-end text:name="__RefHeading__9878_2139204403"/></text:h>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JDBC</text:p>
            </table:table-cell>
            <table:table-cell table:number-columns-spanned="2">
              <table:table table:is-sub-table="true">
                <table:table-column table:style-name="Table16.B"/>
                <table:table-column table:style-name="Table16.C"/>
                <table:table-row>
                  <table:table-cell table:style-name="Table16.A1" table:number-columns-spanned="2" office:value-type="string">
                    <text:p text:style-name="Table_20_Heading">Jaybird</text:p>
                  </table:table-cell>
                  <table:covered-table-cell/>
                </table:table-row>
                <table:table-row>
                  <table:table-cell table:style-name="Table16.B1.1.2" office:value-type="string">
                    <text:p text:style-name="Table_20_Heading">built-in</text:p>
                  </table:table-cell>
                  <table:table-cell table:style-name="Table16.B1.1.2" office:value-type="string">
                    <text:p text:style-name="Table_20_Heading">UDF mode</text:p>
                  </table:table-cell>
                </table:table-row>
              </table:table>
            </table:table-cell>
            <table:covered-table-cell/>
            <table:table-cell table:style-name="Table16.D1" office:value-type="string">
              <text:p text:style-name="Table_20_Heading">Description</text:p>
            </table:table-cell>
          </table:table-row>
        </table:table-header-rows>
        <table:table-row>
          <table:table-cell table:style-name="Table16.B1.1.2" office:value-type="string">
            <text:p text:style-name="P10"><text:span text:style-name="Source_20_Text">DATABASE()</text:span></text:p>
          </table:table-cell>
          <table:table-cell table:style-name="Table16.B1.1.2" office:value-type="string">
            <text:p text:style-name="P12">m</text:p>
          </table:table-cell>
          <table:table-cell table:style-name="Table16.B1.1.2" office:value-type="string">
            <text:p text:style-name="P12">m</text:p>
          </table:table-cell>
          <table:table-cell table:style-name="Table16.D2" office:value-type="string">
            <text:p text:style-name="Table_20_Contents">Name of the database.</text:p>
          </table:table-cell>
        </table:table-row>
        <table:table-row>
          <table:table-cell table:style-name="Table16.B1.1.2" office:value-type="string">
            <text:p text:style-name="P10"><text:span text:style-name="Source_20_Text">IFNULL(expression, value)</text:span></text:p>
          </table:table-cell>
          <table:table-cell table:style-name="Table16.B1.1.2" office:value-type="string">
            <text:p text:style-name="P12">l</text:p>
          </table:table-cell>
          <table:table-cell table:style-name="Table16.B1.1.2" office:value-type="string">
            <text:p text:style-name="P12">l</text:p>
          </table:table-cell>
          <table:table-cell table:style-name="Table16.D2" office:value-type="string">
            <text:p text:style-name="Table_20_Contents"><text:span text:style-name="Source_20_Text">value</text:span> if <text:span text:style-name="Source_20_Text">expression</text:span> is <text:span text:style-name="Source_20_Text">null</text:span>; <text:span text:style-name="Source_20_Text">expression</text:span> if <text:span text:style-name="Source_20_Text">expression</text:span> is not <text:span text:style-name="Source_20_Text">null</text:span>.</text:p>
          </table:table-cell>
        </table:table-row>
        <table:table-row>
          <table:table-cell table:style-name="Table16.B1.1.2" office:value-type="string">
            <text:p text:style-name="P10"><text:span text:style-name="Source_20_Text">USER()</text:span></text:p>
          </table:table-cell>
          <table:table-cell table:style-name="Table16.B1.1.2" office:value-type="string">
            <text:p text:style-name="P12">m</text:p>
          </table:table-cell>
          <table:table-cell table:style-name="Table16.B1.1.2" office:value-type="string">
            <text:p text:style-name="P12">m</text:p>
          </table:table-cell>
          <table:table-cell table:style-name="Table16.D2" office:value-type="string">
            <text:p text:style-name="Table_20_Contents">User name in the DBMS.</text:p>
          </table:table-cell>
        </table:table-row>
      </table:table>
      <text:p text:style-name="Legend"><text:span text:style-name="T13">Legend: </text:span><text:span text:style-name="T14">m</text:span> – not available in this mode; <text:span text:style-name="T14">l</text:span> – available in this mode.</text:p>
      <text:h text:style-name="Heading_20_3" text:outline-level="3"><text:bookmark-start text:name="__RefHeading__9880_2139204403"/>Conversion Functions<text:bookmark-end text:name="__RefHeading__9880_2139204403"/></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JDBC</text:p>
            </table:table-cell>
            <table:table-cell table:number-columns-spanned="2">
              <table:table table:is-sub-table="true">
                <table:table-column table:style-name="Table17.B"/>
                <table:table-column table:style-name="Table17.C"/>
                <table:table-row>
                  <table:table-cell table:style-name="Table17.A1" table:number-columns-spanned="2" office:value-type="string">
                    <text:p text:style-name="Table_20_Heading">Jaybird</text:p>
                  </table:table-cell>
                  <table:covered-table-cell/>
                </table:table-row>
                <table:table-row>
                  <table:table-cell table:style-name="Table17.B1.1.2" office:value-type="string">
                    <text:p text:style-name="Table_20_Heading">built-in</text:p>
                  </table:table-cell>
                  <table:table-cell table:style-name="Table17.B1.1.2" office:value-type="string">
                    <text:p text:style-name="Table_20_Heading">UDF mode</text:p>
                  </table:table-cell>
                </table:table-row>
              </table:table>
            </table:table-cell>
            <table:covered-table-cell/>
            <table:table-cell table:style-name="Table17.D1" office:value-type="string">
              <text:p text:style-name="Table_20_Heading">Description</text:p>
            </table:table-cell>
          </table:table-row>
        </table:table-header-rows>
        <table:table-row>
          <table:table-cell table:style-name="Table17.B1.1.2" office:value-type="string">
            <text:p text:style-name="P10"><text:span text:style-name="Source_20_Text">CONVERT(value, SQL type)</text:span></text:p>
          </table:table-cell>
          <table:table-cell table:style-name="Table17.B1.1.2" office:value-type="string">
            <text:p text:style-name="P12">l</text:p>
          </table:table-cell>
          <table:table-cell table:style-name="Table17.B1.1.2" office:value-type="string">
            <text:p text:style-name="P12">l</text:p>
          </table:table-cell>
          <table:table-cell table:style-name="Table17.D2" office:value-type="string">
            <text:p text:style-name="Text_20_body"><text:span text:style-name="Source_20_Text">value</text:span> converted to <text:span text:style-name="Source_20_Text">SQL type</text:span> where <text:span text:style-name="Source_20_Text">SQL type</text:span> may be one of the following SQL types:</text:p>
            <text:list xml:id="list6113560333855306673" text:style-name="L62">
              <text:list-item>
                <text:p text:style-name="P27">BIGINT</text:p>
              </text:list-item>
              <text:list-item>
                <text:p text:style-name="P27">CHAR</text:p>
              </text:list-item>
              <text:list-item>
                <text:p text:style-name="P27">DATE</text:p>
              </text:list-item>
              <text:list-item>
                <text:p text:style-name="P27">DECIMAL</text:p>
              </text:list-item>
              <text:list-item>
                <text:p text:style-name="P27">DOUBLE PRECISION</text:p>
              </text:list-item>
              <text:list-item>
                <text:p text:style-name="P27">FLOAT</text:p>
              </text:list-item>
              <text:list-item>
                <text:p text:style-name="P27">INTEGER</text:p>
              </text:list-item>
              <text:list-item>
                <text:p text:style-name="P27">REAL</text:p>
              </text:list-item>
              <text:list-item>
                <text:p text:style-name="P27">SMALLINT</text:p>
              </text:list-item>
              <text:list-item>
                <text:p text:style-name="P27">TIME</text:p>
              </text:list-item>
              <text:list-item>
                <text:p text:style-name="P27">TIMESTAMP</text:p>
              </text:list-item>
              <text:list-item>
                <text:p text:style-name="P27">VARCHAR</text:p>
              </text:list-item>
            </text:list>
          </table:table-cell>
        </table:table-row>
      </table:table>
      <text:p text:style-name="Legend"><text:span text:style-name="T13">Legend: </text:span><text:span text:style-name="T14">m</text:span> – not available in this mode; <text:span text:style-name="T14">l</text:span> – available in this m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tarSymbol1"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Albany" svg:font-family="Albany"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Comic Sans MS" svg:font-family="'Comic Sans MS'" style:font-family-generic="script" style:font-pitch="variable"/>
    <style:font-face style:name="Times New Roman3" svg:font-family="'Times New Roman'" style:font-family-generic="script"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Impact" svg:font-family="Impact" style:font-adornments="Regular"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fo:orphans="2" fo:widows="2"/>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2cm" fo:margin-right="0cm" fo:text-indent="-2cm" style:auto-text-indent="false" fo:padding="0.049cm" fo:border-left="none" fo:border-right="none" fo:border-top="0.06pt solid #000000" fo:border-bottom="0.06pt solid #000000">
        <style:tab-stops/>
      </style:paragraph-properties>
      <style:text-properties fo:font-style="itali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Regular"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ackground-color="transparent">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Chapter">
      <style:paragraph-properties fo:margin-left="-0.801cm" fo:margin-right="0cm" fo:margin-top="0.42cm" fo:margin-bottom="0.21cm" loext:contextual-spacing="false" fo:text-align="start" style:justify-single-word="false" fo:text-indent="0cm" style:auto-text-indent="false" style:page-number="auto" fo:break-before="page" text:number-lines="false" text:line-number="0">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text-indent="0cm" style:auto-text-indent="false" fo:padding="0.049cm" fo:border-left="none" fo:border-right="none" fo:border-top="none" fo:border-bottom="0.06pt solid #000000">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75%" fo:font-style="italic" fo:font-weight="normal" style:font-size-asian="85%" style:font-weight-asian="bold" style:font-size-complex="85%" style:font-weight-complex="bold"/>
    </style:style>
    <style:style style:name="List" style:family="paragraph" style:parent-style-name="Text_20_body" style:class="list">
      <style:text-properties style:font-name-complex="Tahoma1" style:font-family-complex="Tahoma"/>
    </style:style>
    <style:style style:name="List_20_1" style:display-name="List 1" style:family="paragraph" style:parent-style-name="List" style:class="list">
      <style:paragraph-properties fo:margin-left="0.499cm" fo:margin-right="0cm" fo:margin-top="0cm" fo:margin-bottom="0.21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5.999cm" style:type="center"/>
          <style:tab-stop style:position="12cm" style:type="right"/>
        </style:tab-stops>
      </style:paragraph-properties>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style:font-name="Arial" fo:font-family="Arial" style:font-style-name="Regular" style:font-family-generic="swiss" style:font-pitch="variable" fo:font-size="10pt"/>
    </style:style>
    <style:style style:name="Table_20_Contents" style:display-name="Table Contents" style:family="paragraph" style:parent-style-name="Text_20_body" style:class="extra" style:master-page-name="">
      <style:paragraph-properties fo:margin-top="0cm" fo:margin-bottom="0.109cm" loext:contextual-spacing="false" style:page-number="auto" text:number-lines="false" text:line-number="0"/>
      <style:text-properties style:font-name="Arial"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margin-top="0cm" fo:margin-bottom="0.109cm" loext:contextual-spacing="false"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cm" fo:margin-bottom="0cm" loext:contextual-spacing="false" fo:text-align="end" style:justify-single-word="false" fo:padding="0.049cm" fo:border-left="none" fo:border-right="0.06pt solid #000000" fo:border-top="0.06pt solid #000000" fo:border-bottom="none" text:number-lines="false" text:line-number="0" style:vertical-align="bottom"/>
      <style:text-properties fo:color="#ff0000" style:font-name="Times New Roman" fo:font-family="'Times New Roman'" style:font-family-generic="roman" style:font-pitch="variable" fo:font-size="20pt" fo:font-style="normal" fo:font-weight="bold" style:font-size-asian="10pt" style:font-style-asian="italic" style:font-name-complex="Tahoma1" style:font-family-complex="Tahoma" style:font-size-complex="10pt" style:font-style-complex="italic"/>
    </style:style>
    <style:style style:name="Illustration" style:family="paragraph" style:parent-style-name="Caption" style:class="extra">
      <style:paragraph-properties fo:margin-top="0.4cm" fo:margin-bottom="0.199cm" loext:contextual-spacing="false" fo:text-align="center" style:justify-single-word="false" fo:background-color="#e6e6e6" fo:padding="0cm" fo:border="none" style:shadow="none">
        <style:background-image/>
      </style:paragraph-properties>
      <style:text-properties style:use-window-font-color="true" style:font-name="Times New Roman1" fo:font-family="'Times New Roman'" style:font-style-name="Kursiv" style:font-family-generic="roman" style:font-pitch="variable" fo:font-size="10pt" fo:font-style="italic" fo:font-weight="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master-page-name="Table_20_of_20_Contents">
      <style:paragraph-properties fo:margin-left="0cm" fo:margin-right="0cm" fo:text-indent="0cm" style:auto-text-indent="false" style:page-number="auto" fo:break-before="auto" fo:break-after="auto" text:number-lines="false" text:line-number="0"/>
      <style:text-properties fo:color="#ffffff"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1.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9.506cm" style:type="right" style:leader-style="dotted" style:leader-text="."/>
        </style:tab-stops>
      </style:paragraph-properties>
    </style:style>
    <style:style style:name="Title" style:family="paragraph" style:parent-style-name="Heading" style:next-style-name="Subtitle" style:class="chapter">
      <style:paragraph-properties fo:text-align="end"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0.499cm" fo:margin-right="0.499cm" fo:margin-top="0cm" fo:margin-bottom="0.21cm" loext:contextual-spacing="false" fo:keep-together="always" fo:text-indent="0cm" style:auto-text-indent="false" fo:background-color="transparent" fo:keep-with-next="always">
        <style:background-image/>
      </style:paragraph-properties>
      <style:text-properties style:font-name="Courier New" fo:font-family="'Courier New'" style:font-style-name="Regular"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Disclaimer" style:family="paragraph" style:parent-style-name="Text_20_body">
      <style:text-properties fo:font-size="10pt"/>
    </style:style>
    <style:style style:name="Book_20_Title" style:display-name="Book Title" style:family="paragraph">
      <style:paragraph-properties fo:text-align="end" style:justify-single-word="false"/>
      <style:text-properties style:font-name="Arial1" fo:font-family="Arial" style:font-style-name="Bold" style:font-family-generic="swiss" style:font-pitch="variable" fo:font-size="26pt" fo:font-weight="bold"/>
    </style:style>
    <style:style style:name="Chapter" style:family="paragraph" style:master-page-name="">
      <style:paragraph-properties fo:text-align="end" style:justify-single-word="false" style:page-number="auto" style:vertical-align="middle"/>
      <style:text-properties style:font-name="Impact" fo:font-family="Impact" style:font-style-name="Regular" style:font-family-generic="swiss" style:font-pitch="variable" fo:font-size="20pt"/>
    </style:style>
    <style:style style:name="Book_20_Subtitle" style:display-name="Book Subtitle" style:family="paragraph" style:parent-style-name="Book_20_Title" style:next-style-name="Text_20_body">
      <style:text-properties fo:font-size="16pt"/>
    </style:style>
    <style:style style:name="Legend" style:family="paragraph" style:parent-style-name="Text_20_body" style:next-style-name="Text_20_body">
      <style:paragraph-properties fo:margin-top="0.199cm" fo:margin-bottom="0.109cm" loext:contextual-spacing="false"/>
      <style:text-properties fo:font-size="10pt"/>
    </style:style>
    <style:style style:name="Code" style:family="paragraph" style:parent-style-name="Caption"/>
    <style:style style:name="Code_20_snippet" style:display-name="Code snippet" style:family="paragraph" style:parent-style-name="Caption" style:class="extra">
      <style:paragraph-properties style:shadow="none"/>
    </style:style>
    <style:style style:name="Note" style:family="paragraph" style:parent-style-name="Text_20_body" style:class="text" style:master-page-name="">
      <style:paragraph-properties style:page-number="auto" fo:background-color="transparent" fo:padding-left="0.951cm" fo:padding-right="0.049cm" fo:padding-top="0.25cm" fo:padding-bottom="0.25cm" fo:border-left="0.06pt solid #ffffff" fo:border-right="0.06pt solid #ffffff" fo:border-top="0.06pt solid #666666" fo:border-bottom="0.06pt solid #666666" style:shadow="none">
        <style:tab-stops/>
        <style:background-image/>
      </style:paragraph-properties>
      <style:text-properties fo:font-style="italic"/>
    </style:style>
    <style:style style:name="Appendix" style:family="paragraph" style:parent-style-name="Heading_20_2" style:next-style-name="Text_20_body" style:default-outline-level="" style:list-style-name="Numbering_20_2" style:class="text"/>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font-variant="normal" fo:text-transform="none" fo:color="#000080" fo:language="en" fo:country="US"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use-window-font-color="true" style:font-name="Courier New" fo:font-family="'Courier New'" style:font-style-name="Regular"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style:style style:name="Definition" style:family="text"/>
    <style:style style:name="Hidden" style:family="text">
      <style:text-properties fo:color="#ffff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style:style style:name="Graphics" style:family="graphic">
      <style:graphic-properties text:anchor-type="paragraph" svg:x="0cm" svg:y="0cm" fo:margin-top="0cm" fo:margin-bottom="0.4cm" style:wrap="none" style:vertical-pos="top" style:vertical-rel="paragraph-content" style:horizontal-pos="center" style:horizontal-rel="paragraph" fo:background-color="transparent" style:background-transparency="100%">
        <style:background-image/>
        <style:columns fo:column-count="1" fo:column-gap="0cm"/>
      </style:graphic-properties>
    </style:style>
    <text:outline-style style:name="Outline">
      <text:outline-level-style text:level="1" style:num-format="">
        <style:list-level-properties/>
      </text:outline-level-style>
      <text:outline-level-style text:level="2" text:style-name="Hidden" style:num-suffix=". " style:num-format="1">
        <style:list-level-properties text:min-label-width="0.15cm" text:min-label-distance="0.15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Appendix " style:num-suffix=". " style:num-format="A">
        <style:list-level-properties text:min-label-width="0.499cm"/>
      </text:list-level-style-number>
      <text:list-level-style-number text:level="2" text:style-name="Numbering_20_Symbols" style:num-prefix="Appendix " style:num-suffix=". " style:num-format="A">
        <style:list-level-properties text:space-before="0.499cm" text:min-label-width="0.499cm"/>
      </text:list-level-style-number>
      <text:list-level-style-number text:level="3" text:style-name="Numbering_20_Symbols" style:num-prefix="Appendix " style:num-suffix=". " style:num-format="A">
        <style:list-level-properties text:space-before="0.998cm" text:min-label-width="1cm"/>
      </text:list-level-style-number>
      <text:list-level-style-number text:level="4" text:style-name="Numbering_20_Symbols" style:num-prefix="Appendix " style:num-suffix=". " style:num-format="A">
        <style:list-level-properties text:space-before="1.998cm" text:min-label-width="1.251cm"/>
      </text:list-level-style-number>
      <text:list-level-style-number text:level="5" text:style-name="Numbering_20_Symbols" style:num-prefix="Appendix " style:num-suffix=". " style:num-format="A">
        <style:list-level-properties text:space-before="3.249cm" text:min-label-width="1.499cm"/>
      </text:list-level-style-number>
      <text:list-level-style-number text:level="6" text:style-name="Numbering_20_Symbols" style:num-prefix="Appendix " style:num-suffix=". " style:num-format="A">
        <style:list-level-properties text:space-before="4.748cm" text:min-label-width="1.801cm"/>
      </text:list-level-style-number>
      <text:list-level-style-number text:level="7" text:style-name="Numbering_20_Symbols" style:num-prefix="Appendix " style:num-suffix=". " style:num-format="A">
        <style:list-level-properties text:space-before="6.549cm" text:min-label-width="2.3cm"/>
      </text:list-level-style-number>
      <text:list-level-style-number text:level="8" text:style-name="Numbering_20_Symbols" style:num-prefix="Appendix " style:num-suffix=". " style:num-format="A">
        <style:list-level-properties text:space-before="8.849cm" text:min-label-width="2.6cm"/>
      </text:list-level-style-number>
      <text:list-level-style-number text:level="9" text:style-name="Numbering_20_Symbols" style:num-prefix="Appendix " style:num-suffix=". " style:num-format="A">
        <style:list-level-properties text:space-before="11.449cm" text:min-label-width="2.801cm"/>
      </text:list-level-style-number>
      <text:list-level-style-number text:level="10" text:style-name="Numbering_20_Symbols" style:num-prefix="Appendix " style:num-suffix=". " style:num-format="A">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Chapter" style:master-page-name="">
      <style:paragraph-properties fo:text-align="start" style:justify-single-word="false" style:page-number="auto" style:vertical-align="bottom">
        <style:tab-stops>
          <style:tab-stop style:position="7.752cm" style:type="center"/>
          <style:tab-stop style:position="13.653cm" style:type="right"/>
        </style:tab-stops>
      </style:paragraph-properties>
    </style:style>
    <style:style style:name="MP3" style:family="paragraph" style:parent-style-name="Chapter" style:master-page-name="">
      <style:paragraph-properties style:page-number="auto" fo:background-color="transparent" style:vertical-align="bottom">
        <style:background-image/>
      </style:paragraph-properties>
    </style:style>
    <style:page-layout style:name="Mpm1">
      <style:page-layout-properties fo:page-width="20.999cm" fo:page-height="29.699cm" style:num-format="1" style:print-orientation="portrait" fo:margin-top="2cm" fo:margin-bottom="2cm" fo:margin-left="5.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usage="right">
      <style:page-layout-properties fo:page-width="21.001cm" fo:page-height="29.7cm" style:num-format="1" style:print-orientation="portrait" fo:margin-top="12cm" fo:margin-bottom="2cm" fo:margin-left="5.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7.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7.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12cm" fo:margin-bottom="2cm" fo:margin-left="5.001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2.499cm" fo:margin-left="0cm" fo:margin-right="0cm" fo:margin-bottom="0.499cm" fo:background-color="transparent" style:dynamic-spacing="false">
          <style:background-image/>
        </style:header-footer-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12cm" fo:margin-bottom="2cm" fo:margin-left="5.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3.5cm" fo:margin-left="0cm" fo:margin-right="0cm" fo:margin-bottom="0.499cm" style:dynamic-spacing="false"/>
      </style:header-style>
      <style:footer-style/>
    </style:page-layout>
    <style:page-layout style:name="Mpm10">
      <style:page-layout-properties fo:page-width="21.001cm" fo:page-height="29.7cm" style:num-format="1" style:print-orientation="portrait" fo:margin-top="2cm" fo:margin-bottom="2cm" fo:margin-left="5.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Chapter <text:chapter text:display="number" text:outline-level="2">8. </text:chapter> <text:chapter text:display="name" text:outline-level="2">Working with Events</text:chapter><text:tab/><text:page-number text:select-page="current">88</text:page-number></text:p>
      </style:footer>
    </style:master-page>
    <style:master-page style:name="First_20_Page" style:display-name="First Page" style:page-layout-name="Mpm2" style:next-style-name="Second_20_Page"/>
    <style:master-page style:name="Left_20_Page" style:display-name="Left Page" style:page-layout-name="Mpm3"/>
    <style:master-page style:name="Right_20_Page" style:display-name="Right Page" style:page-layout-name="Mpm4"/>
    <style:master-page style:name="HTML" style:page-layout-name="Mpm5"/>
    <style:master-page style:name="Endnote" style:page-layout-name="Mpm6"/>
    <style:master-page style:name="Chapter" style:page-layout-name="Mpm7" style:next-style-name="Standard">
      <style:header>
        <text:p text:style-name="MP2"><text:tab/><text:tab/>Chapter <text:chapter text:display="number" text:outline-level="2">8. </text:chapter></text:p>
      </style:header>
    </style:master-page>
    <style:master-page style:name="Second_20_Page" style:display-name="Second Page" style:page-layout-name="Mpm8" style:next-style-name="Chapter"/>
    <style:master-page style:name="Appendix" style:page-layout-name="Mpm9" style:next-style-name="Appendix_20_body">
      <style:header>
        <text:p text:style-name="Chapter"/>
      </style:header>
    </style:master-page>
    <style:master-page style:name="Appendix_20_body" style:display-name="Appendix body" style:page-layout-name="Mpm10">
      <style:footer>
        <text:p text:style-name="MP1"><text:chapter text:display="name" text:outline-level="2">Supported JDBC Scalar Functions</text:chapter><text:tab/><text:page-number text:select-page="current">108</text:page-number></text:p>
      </style:footer>
    </style:master-page>
    <style:master-page style:name="Table_20_of_20_Contents" style:display-name="Table of Contents" style:page-layout-name="Mpm9" style:next-style-name="Appendix_20_body">
      <style:header>
        <text:p text:style-name="MP3">Table Of Contents <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creation-date>2004-06-17T09:59:35</meta:creation-date>
    <dc:date>2014-12-18T21:20:15.739000000</dc:date>
    <meta:print-date>2004-11-22T22:34:21</meta:print-date>
    <dc:language>en-US</dc:language>
    <meta:editing-cycles>769</meta:editing-cycles>
    <meta:editing-duration>P17DT16H54M7S</meta:editing-duration>
    <meta:document-statistic meta:table-count="38" meta:image-count="1" meta:object-count="0" meta:page-count="108" meta:paragraph-count="2280" meta:word-count="28108" meta:character-count="193037" meta:non-whitespace-character-count="164739"/>
    <meta:user-defined meta:name="Info 2"/>
    <meta:user-defined meta:name="Info 3"/>
    <meta:user-defined meta:name="Info 4"/>
    <meta:user-defined meta:name="Target page size">18,75 x 22,45 cm</meta:user-defined>
  </office:meta>
</office:document-meta>
</file>